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"/>
    <style:style style:name="ce3" style:family="table-cell" style:parent-style-name="Default" style:data-style-name="N1"/>
    <style:style style:name="ce4" style:family="table-cell" style:parent-style-name="Default">
      <style:table-cell-properties fo:background-color="#fff200"/>
    </style:style>
    <style:style style:name="ce5" style:family="table-cell" style:parent-style-name="Default" style:data-style-name="N4"/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 office:value-type="string" calcext:value-type="string">
            <text:p>Population projections - local authority based by single year of age (Office for National Statistics, 2016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REA_NAM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_GROUP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0" calcext:value-type="float">
            <text:p>0</text:p>
          </table:table-cell>
          <table:table-cell office:value-type="float" office:value="6593" calcext:value-type="float">
            <text:p>6593</text:p>
          </table:table-cell>
          <table:table-cell office:value-type="float" office:value="6626.585" calcext:value-type="float">
            <text:p>6626.585</text:p>
          </table:table-cell>
          <table:table-cell office:value-type="float" office:value="6748.25" calcext:value-type="float">
            <text:p>6748.25</text:p>
          </table:table-cell>
          <table:table-cell office:value-type="float" office:value="6793.943" calcext:value-type="float">
            <text:p>6793.943</text:p>
          </table:table-cell>
          <table:table-cell office:value-type="float" office:value="6849.464" calcext:value-type="float">
            <text:p>6849.464</text:p>
          </table:table-cell>
          <table:table-cell office:value-type="float" office:value="6885.39" calcext:value-type="float">
            <text:p>6885.39</text:p>
          </table:table-cell>
          <table:table-cell office:value-type="float" office:value="6947.189" calcext:value-type="float">
            <text:p>6947.189</text:p>
          </table:table-cell>
          <table:table-cell office:value-type="float" office:value="6969.33" calcext:value-type="float">
            <text:p>6969.33</text:p>
          </table:table-cell>
          <table:table-cell office:value-type="float" office:value="6990.857" calcext:value-type="float">
            <text:p>6990.857</text:p>
          </table:table-cell>
          <table:table-cell office:value-type="float" office:value="7006.536" calcext:value-type="float">
            <text:p>7006.536</text:p>
          </table:table-cell>
          <table:table-cell office:value-type="float" office:value="7017.189" calcext:value-type="float">
            <text:p>7017.189</text:p>
          </table:table-cell>
          <table:table-cell office:value-type="float" office:value="7017.749" calcext:value-type="float">
            <text:p>7017.749</text:p>
          </table:table-cell>
          <table:table-cell office:value-type="float" office:value="7004.608" calcext:value-type="float">
            <text:p>7004.608</text:p>
          </table:table-cell>
          <table:table-cell office:value-type="float" office:value="6992.626" calcext:value-type="float">
            <text:p>6992.626</text:p>
          </table:table-cell>
          <table:table-cell office:value-type="float" office:value="6983.353" calcext:value-type="float">
            <text:p>6983.353</text:p>
          </table:table-cell>
          <table:table-cell office:value-type="float" office:value="6976.752" calcext:value-type="float">
            <text:p>6976.752</text:p>
          </table:table-cell>
          <table:table-cell office:value-type="float" office:value="6975.395" calcext:value-type="float">
            <text:p>6975.395</text:p>
          </table:table-cell>
          <table:table-cell office:value-type="float" office:value="6982.001" calcext:value-type="float">
            <text:p>6982.001</text:p>
          </table:table-cell>
          <table:table-cell office:value-type="float" office:value="6999.775" calcext:value-type="float">
            <text:p>6999.775</text:p>
          </table:table-cell>
          <table:table-cell office:value-type="float" office:value="7027.567" calcext:value-type="float">
            <text:p>7027.567</text:p>
          </table:table-cell>
          <table:table-cell office:value-type="float" office:value="7064.377" calcext:value-type="float">
            <text:p>7064.377</text:p>
          </table:table-cell>
          <table:table-cell office:value-type="float" office:value="7107.465" calcext:value-type="float">
            <text:p>7107.465</text:p>
          </table:table-cell>
          <table:table-cell office:value-type="float" office:value="7160.504" calcext:value-type="float">
            <text:p>7160.504</text:p>
          </table:table-cell>
          <table:table-cell office:value-type="float" office:value="7218.324" calcext:value-type="float">
            <text:p>7218.324</text:p>
          </table:table-cell>
          <table:table-cell office:value-type="float" office:value="7282.496" calcext:value-type="float">
            <text:p>7282.496</text:p>
          </table:table-cell>
          <table:table-cell office:value-type="float" office:value="7339.85" calcext:value-type="float">
            <text:p>7339.85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1" calcext:value-type="float">
            <text:p>1</text:p>
          </table:table-cell>
          <table:table-cell office:value-type="float" office:value="6534" calcext:value-type="float">
            <text:p>6534</text:p>
          </table:table-cell>
          <table:table-cell office:value-type="float" office:value="6586.61" calcext:value-type="float">
            <text:p>6586.61</text:p>
          </table:table-cell>
          <table:table-cell office:value-type="float" office:value="6610.316" calcext:value-type="float">
            <text:p>6610.316</text:p>
          </table:table-cell>
          <table:table-cell office:value-type="float" office:value="6728.116" calcext:value-type="float">
            <text:p>6728.116</text:p>
          </table:table-cell>
          <table:table-cell office:value-type="float" office:value="6769.714" calcext:value-type="float">
            <text:p>6769.714</text:p>
          </table:table-cell>
          <table:table-cell office:value-type="float" office:value="6820.257" calcext:value-type="float">
            <text:p>6820.257</text:p>
          </table:table-cell>
          <table:table-cell office:value-type="float" office:value="6853.415" calcext:value-type="float">
            <text:p>6853.415</text:p>
          </table:table-cell>
          <table:table-cell office:value-type="float" office:value="6910.425" calcext:value-type="float">
            <text:p>6910.425</text:p>
          </table:table-cell>
          <table:table-cell office:value-type="float" office:value="6931.308" calcext:value-type="float">
            <text:p>6931.308</text:p>
          </table:table-cell>
          <table:table-cell office:value-type="float" office:value="6951.58" calcext:value-type="float">
            <text:p>6951.58</text:p>
          </table:table-cell>
          <table:table-cell office:value-type="float" office:value="6966.144" calcext:value-type="float">
            <text:p>6966.144</text:p>
          </table:table-cell>
          <table:table-cell office:value-type="float" office:value="6975.833" calcext:value-type="float">
            <text:p>6975.833</text:p>
          </table:table-cell>
          <table:table-cell office:value-type="float" office:value="6975.627" calcext:value-type="float">
            <text:p>6975.627</text:p>
          </table:table-cell>
          <table:table-cell office:value-type="float" office:value="6962.227" calcext:value-type="float">
            <text:p>6962.227</text:p>
          </table:table-cell>
          <table:table-cell office:value-type="float" office:value="6950.101" calcext:value-type="float">
            <text:p>6950.101</text:p>
          </table:table-cell>
          <table:table-cell office:value-type="float" office:value="6940.815" calcext:value-type="float">
            <text:p>6940.815</text:p>
          </table:table-cell>
          <table:table-cell office:value-type="float" office:value="6934.354" calcext:value-type="float">
            <text:p>6934.354</text:p>
          </table:table-cell>
          <table:table-cell office:value-type="float" office:value="6933.173" calcext:value-type="float">
            <text:p>6933.173</text:p>
          </table:table-cell>
          <table:table-cell office:value-type="float" office:value="6939.877" calcext:value-type="float">
            <text:p>6939.877</text:p>
          </table:table-cell>
          <table:table-cell office:value-type="float" office:value="6957.551" calcext:value-type="float">
            <text:p>6957.551</text:p>
          </table:table-cell>
          <table:table-cell office:value-type="float" office:value="6985.132" calcext:value-type="float">
            <text:p>6985.132</text:p>
          </table:table-cell>
          <table:table-cell office:value-type="float" office:value="7021.584" calcext:value-type="float">
            <text:p>7021.584</text:p>
          </table:table-cell>
          <table:table-cell office:value-type="float" office:value="7064.297" calcext:value-type="float">
            <text:p>7064.297</text:p>
          </table:table-cell>
          <table:table-cell office:value-type="float" office:value="7116.819" calcext:value-type="float">
            <text:p>7116.819</text:p>
          </table:table-cell>
          <table:table-cell office:value-type="float" office:value="7174.055" calcext:value-type="float">
            <text:p>7174.055</text:p>
          </table:table-cell>
          <table:table-cell office:value-type="float" office:value="7237.567" calcext:value-type="float">
            <text:p>7237.567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2" calcext:value-type="float">
            <text:p>2</text:p>
          </table:table-cell>
          <table:table-cell office:value-type="float" office:value="6543" calcext:value-type="float">
            <text:p>6543</text:p>
          </table:table-cell>
          <table:table-cell office:value-type="float" office:value="6565.915" calcext:value-type="float">
            <text:p>6565.915</text:p>
          </table:table-cell>
          <table:table-cell office:value-type="float" office:value="6616.258" calcext:value-type="float">
            <text:p>6616.258</text:p>
          </table:table-cell>
          <table:table-cell office:value-type="float" office:value="6631.34" calcext:value-type="float">
            <text:p>6631.34</text:p>
          </table:table-cell>
          <table:table-cell office:value-type="float" office:value="6745.395" calcext:value-type="float">
            <text:p>6745.395</text:p>
          </table:table-cell>
          <table:table-cell office:value-type="float" office:value="6782.546" calcext:value-type="float">
            <text:p>6782.546</text:p>
          </table:table-cell>
          <table:table-cell office:value-type="float" office:value="6829.32" calcext:value-type="float">
            <text:p>6829.32</text:p>
          </table:table-cell>
          <table:table-cell office:value-type="float" office:value="6858.956" calcext:value-type="float">
            <text:p>6858.956</text:p>
          </table:table-cell>
          <table:table-cell office:value-type="float" office:value="6913.547" calcext:value-type="float">
            <text:p>6913.547</text:p>
          </table:table-cell>
          <table:table-cell office:value-type="float" office:value="6933.422" calcext:value-type="float">
            <text:p>6933.422</text:p>
          </table:table-cell>
          <table:table-cell office:value-type="float" office:value="6952.704" calcext:value-type="float">
            <text:p>6952.704</text:p>
          </table:table-cell>
          <table:table-cell office:value-type="float" office:value="6966.288" calcext:value-type="float">
            <text:p>6966.288</text:p>
          </table:table-cell>
          <table:table-cell office:value-type="float" office:value="6975.123" calcext:value-type="float">
            <text:p>6975.123</text:p>
          </table:table-cell>
          <table:table-cell office:value-type="float" office:value="6974.322" calcext:value-type="float">
            <text:p>6974.322</text:p>
          </table:table-cell>
          <table:table-cell office:value-type="float" office:value="6960.642" calcext:value-type="float">
            <text:p>6960.642</text:p>
          </table:table-cell>
          <table:table-cell office:value-type="float" office:value="6948.347" calcext:value-type="float">
            <text:p>6948.347</text:p>
          </table:table-cell>
          <table:table-cell office:value-type="float" office:value="6939.015" calcext:value-type="float">
            <text:p>6939.015</text:p>
          </table:table-cell>
          <table:table-cell office:value-type="float" office:value="6932.586" calcext:value-type="float">
            <text:p>6932.586</text:p>
          </table:table-cell>
          <table:table-cell office:value-type="float" office:value="6931.536" calcext:value-type="float">
            <text:p>6931.536</text:p>
          </table:table-cell>
          <table:table-cell office:value-type="float" office:value="6938.301" calcext:value-type="float">
            <text:p>6938.301</text:p>
          </table:table-cell>
          <table:table-cell office:value-type="float" office:value="6955.888" calcext:value-type="float">
            <text:p>6955.888</text:p>
          </table:table-cell>
          <table:table-cell office:value-type="float" office:value="6983.289" calcext:value-type="float">
            <text:p>6983.289</text:p>
          </table:table-cell>
          <table:table-cell office:value-type="float" office:value="7019.459" calcext:value-type="float">
            <text:p>7019.459</text:p>
          </table:table-cell>
          <table:table-cell office:value-type="float" office:value="7061.928" calcext:value-type="float">
            <text:p>7061.928</text:p>
          </table:table-cell>
          <table:table-cell office:value-type="float" office:value="7114.005" calcext:value-type="float">
            <text:p>7114.005</text:p>
          </table:table-cell>
          <table:table-cell office:value-type="float" office:value="7170.821" calcext:value-type="float">
            <text:p>7170.821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3" calcext:value-type="float">
            <text:p>3</text:p>
          </table:table-cell>
          <table:table-cell office:value-type="float" office:value="6751" calcext:value-type="float">
            <text:p>6751</text:p>
          </table:table-cell>
          <table:table-cell office:value-type="float" office:value="6556.359" calcext:value-type="float">
            <text:p>6556.359</text:p>
          </table:table-cell>
          <table:table-cell office:value-type="float" office:value="6576.316" calcext:value-type="float">
            <text:p>6576.316</text:p>
          </table:table-cell>
          <table:table-cell office:value-type="float" office:value="6623.969" calcext:value-type="float">
            <text:p>6623.969</text:p>
          </table:table-cell>
          <table:table-cell office:value-type="float" office:value="6631.092" calcext:value-type="float">
            <text:p>6631.092</text:p>
          </table:table-cell>
          <table:table-cell office:value-type="float" office:value="6738.21" calcext:value-type="float">
            <text:p>6738.21</text:p>
          </table:table-cell>
          <table:table-cell office:value-type="float" office:value="6772.113" calcext:value-type="float">
            <text:p>6772.113</text:p>
          </table:table-cell>
          <table:table-cell office:value-type="float" office:value="6814.99" calcext:value-type="float">
            <text:p>6814.99</text:p>
          </table:table-cell>
          <table:table-cell office:value-type="float" office:value="6843.188" calcext:value-type="float">
            <text:p>6843.188</text:p>
          </table:table-cell>
          <table:table-cell office:value-type="float" office:value="6895.5" calcext:value-type="float">
            <text:p>6895.5</text:p>
          </table:table-cell>
          <table:table-cell office:value-type="float" office:value="6914.411" calcext:value-type="float">
            <text:p>6914.411</text:p>
          </table:table-cell>
          <table:table-cell office:value-type="float" office:value="6932.736" calcext:value-type="float">
            <text:p>6932.736</text:p>
          </table:table-cell>
          <table:table-cell office:value-type="float" office:value="6945.434" calcext:value-type="float">
            <text:p>6945.434</text:p>
          </table:table-cell>
          <table:table-cell office:value-type="float" office:value="6953.488" calcext:value-type="float">
            <text:p>6953.488</text:p>
          </table:table-cell>
          <table:table-cell office:value-type="float" office:value="6952.166" calcext:value-type="float">
            <text:p>6952.166</text:p>
          </table:table-cell>
          <table:table-cell office:value-type="float" office:value="6938.316" calcext:value-type="float">
            <text:p>6938.316</text:p>
          </table:table-cell>
          <table:table-cell office:value-type="float" office:value="6925.898" calcext:value-type="float">
            <text:p>6925.898</text:p>
          </table:table-cell>
          <table:table-cell office:value-type="float" office:value="6916.578" calcext:value-type="float">
            <text:p>6916.578</text:p>
          </table:table-cell>
          <table:table-cell office:value-type="float" office:value="6910.232" calcext:value-type="float">
            <text:p>6910.232</text:p>
          </table:table-cell>
          <table:table-cell office:value-type="float" office:value="6909.29" calcext:value-type="float">
            <text:p>6909.29</text:p>
          </table:table-cell>
          <table:table-cell office:value-type="float" office:value="6916.127" calcext:value-type="float">
            <text:p>6916.127</text:p>
          </table:table-cell>
          <table:table-cell office:value-type="float" office:value="6933.624" calcext:value-type="float">
            <text:p>6933.624</text:p>
          </table:table-cell>
          <table:table-cell office:value-type="float" office:value="6960.801" calcext:value-type="float">
            <text:p>6960.801</text:p>
          </table:table-cell>
          <table:table-cell office:value-type="float" office:value="6996.677" calcext:value-type="float">
            <text:p>6996.677</text:p>
          </table:table-cell>
          <table:table-cell office:value-type="float" office:value="7038.784" calcext:value-type="float">
            <text:p>7038.784</text:p>
          </table:table-cell>
          <table:table-cell office:value-type="float" office:value="7090.387" calcext:value-type="float">
            <text:p>7090.387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4" calcext:value-type="float">
            <text:p>4</text:p>
          </table:table-cell>
          <table:table-cell office:value-type="float" office:value="7015" calcext:value-type="float">
            <text:p>7015</text:p>
          </table:table-cell>
          <table:table-cell office:value-type="float" office:value="6774.757" calcext:value-type="float">
            <text:p>6774.757</text:p>
          </table:table-cell>
          <table:table-cell office:value-type="float" office:value="6581.293" calcext:value-type="float">
            <text:p>6581.293</text:p>
          </table:table-cell>
          <table:table-cell office:value-type="float" office:value="6598.161" calcext:value-type="float">
            <text:p>6598.161</text:p>
          </table:table-cell>
          <table:table-cell office:value-type="float" office:value="6643.571" calcext:value-type="float">
            <text:p>6643.571</text:p>
          </table:table-cell>
          <table:table-cell office:value-type="float" office:value="6642.481" calcext:value-type="float">
            <text:p>6642.481</text:p>
          </table:table-cell>
          <table:table-cell office:value-type="float" office:value="6746.877" calcext:value-type="float">
            <text:p>6746.877</text:p>
          </table:table-cell>
          <table:table-cell office:value-type="float" office:value="6777.926" calcext:value-type="float">
            <text:p>6777.926</text:p>
          </table:table-cell>
          <table:table-cell office:value-type="float" office:value="6819.193" calcext:value-type="float">
            <text:p>6819.193</text:p>
          </table:table-cell>
          <table:table-cell office:value-type="float" office:value="6846.153" calcext:value-type="float">
            <text:p>6846.153</text:p>
          </table:table-cell>
          <table:table-cell office:value-type="float" office:value="6896.536" calcext:value-type="float">
            <text:p>6896.536</text:p>
          </table:table-cell>
          <table:table-cell office:value-type="float" office:value="6914.681" calcext:value-type="float">
            <text:p>6914.681</text:p>
          </table:table-cell>
          <table:table-cell office:value-type="float" office:value="6932.137" calcext:value-type="float">
            <text:p>6932.137</text:p>
          </table:table-cell>
          <table:table-cell office:value-type="float" office:value="6944.077" calcext:value-type="float">
            <text:p>6944.077</text:p>
          </table:table-cell>
          <table:table-cell office:value-type="float" office:value="6951.488" calcext:value-type="float">
            <text:p>6951.488</text:p>
          </table:table-cell>
          <table:table-cell office:value-type="float" office:value="6949.683" calcext:value-type="float">
            <text:p>6949.683</text:p>
          </table:table-cell>
          <table:table-cell office:value-type="float" office:value="6935.616" calcext:value-type="float">
            <text:p>6935.616</text:p>
          </table:table-cell>
          <table:table-cell office:value-type="float" office:value="6923.086" calcext:value-type="float">
            <text:p>6923.086</text:p>
          </table:table-cell>
          <table:table-cell office:value-type="float" office:value="6913.71" calcext:value-type="float">
            <text:p>6913.71</text:p>
          </table:table-cell>
          <table:table-cell office:value-type="float" office:value="6907.391" calcext:value-type="float">
            <text:p>6907.391</text:p>
          </table:table-cell>
          <table:table-cell office:value-type="float" office:value="6906.564" calcext:value-type="float">
            <text:p>6906.564</text:p>
          </table:table-cell>
          <table:table-cell office:value-type="float" office:value="6913.44" calcext:value-type="float">
            <text:p>6913.44</text:p>
          </table:table-cell>
          <table:table-cell office:value-type="float" office:value="6930.846" calcext:value-type="float">
            <text:p>6930.846</text:p>
          </table:table-cell>
          <table:table-cell office:value-type="float" office:value="6957.882" calcext:value-type="float">
            <text:p>6957.882</text:p>
          </table:table-cell>
          <table:table-cell office:value-type="float" office:value="6993.544" calcext:value-type="float">
            <text:p>6993.544</text:p>
          </table:table-cell>
          <table:table-cell office:value-type="float" office:value="7035.392" calcext:value-type="float">
            <text:p>7035.392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5" calcext:value-type="float">
            <text:p>5</text:p>
          </table:table-cell>
          <table:table-cell office:value-type="float" office:value="6692" calcext:value-type="float">
            <text:p>6692</text:p>
          </table:table-cell>
          <table:table-cell office:value-type="float" office:value="7023.356" calcext:value-type="float">
            <text:p>7023.356</text:p>
          </table:table-cell>
          <table:table-cell office:value-type="float" office:value="6783.936" calcext:value-type="float">
            <text:p>6783.936</text:p>
          </table:table-cell>
          <table:table-cell office:value-type="float" office:value="6591.474" calcext:value-type="float">
            <text:p>6591.474</text:p>
          </table:table-cell>
          <table:table-cell office:value-type="float" office:value="6605.7" calcext:value-type="float">
            <text:p>6605.7</text:p>
          </table:table-cell>
          <table:table-cell office:value-type="float" office:value="6645.146" calcext:value-type="float">
            <text:p>6645.146</text:p>
          </table:table-cell>
          <table:table-cell office:value-type="float" office:value="6639.071" calcext:value-type="float">
            <text:p>6639.071</text:p>
          </table:table-cell>
          <table:table-cell office:value-type="float" office:value="6740.933" calcext:value-type="float">
            <text:p>6740.933</text:p>
          </table:table-cell>
          <table:table-cell office:value-type="float" office:value="6771.006" calcext:value-type="float">
            <text:p>6771.006</text:p>
          </table:table-cell>
          <table:table-cell office:value-type="float" office:value="6810.962" calcext:value-type="float">
            <text:p>6810.962</text:p>
          </table:table-cell>
          <table:table-cell office:value-type="float" office:value="6836.986" calcext:value-type="float">
            <text:p>6836.986</text:p>
          </table:table-cell>
          <table:table-cell office:value-type="float" office:value="6885.864" calcext:value-type="float">
            <text:p>6885.864</text:p>
          </table:table-cell>
          <table:table-cell office:value-type="float" office:value="6903.378" calcext:value-type="float">
            <text:p>6903.378</text:p>
          </table:table-cell>
          <table:table-cell office:value-type="float" office:value="6920.179" calcext:value-type="float">
            <text:p>6920.179</text:p>
          </table:table-cell>
          <table:table-cell office:value-type="float" office:value="6931.536" calcext:value-type="float">
            <text:p>6931.536</text:p>
          </table:table-cell>
          <table:table-cell office:value-type="float" office:value="6938.452" calcext:value-type="float">
            <text:p>6938.452</text:p>
          </table:table-cell>
          <table:table-cell office:value-type="float" office:value="6936.282" calcext:value-type="float">
            <text:p>6936.282</text:p>
          </table:table-cell>
          <table:table-cell office:value-type="float" office:value="6922.087" calcext:value-type="float">
            <text:p>6922.087</text:p>
          </table:table-cell>
          <table:table-cell office:value-type="float" office:value="6909.486" calcext:value-type="float">
            <text:p>6909.486</text:p>
          </table:table-cell>
          <table:table-cell office:value-type="float" office:value="6900.089" calcext:value-type="float">
            <text:p>6900.089</text:p>
          </table:table-cell>
          <table:table-cell office:value-type="float" office:value="6893.816" calcext:value-type="float">
            <text:p>6893.816</text:p>
          </table:table-cell>
          <table:table-cell office:value-type="float" office:value="6893.076" calcext:value-type="float">
            <text:p>6893.076</text:p>
          </table:table-cell>
          <table:table-cell office:value-type="float" office:value="6899.965" calcext:value-type="float">
            <text:p>6899.965</text:p>
          </table:table-cell>
          <table:table-cell office:value-type="float" office:value="6917.293" calcext:value-type="float">
            <text:p>6917.293</text:p>
          </table:table-cell>
          <table:table-cell office:value-type="float" office:value="6944.178" calcext:value-type="float">
            <text:p>6944.178</text:p>
          </table:table-cell>
          <table:table-cell office:value-type="float" office:value="6979.608" calcext:value-type="float">
            <text:p>6979.608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6" calcext:value-type="float">
            <text:p>6</text:p>
          </table:table-cell>
          <table:table-cell office:value-type="float" office:value="6950" calcext:value-type="float">
            <text:p>6950</text:p>
          </table:table-cell>
          <table:table-cell office:value-type="float" office:value="6709.448" calcext:value-type="float">
            <text:p>6709.448</text:p>
          </table:table-cell>
          <table:table-cell office:value-type="float" office:value="7036.426" calcext:value-type="float">
            <text:p>7036.426</text:p>
          </table:table-cell>
          <table:table-cell office:value-type="float" office:value="6797.527" calcext:value-type="float">
            <text:p>6797.527</text:p>
          </table:table-cell>
          <table:table-cell office:value-type="float" office:value="6605.69" calcext:value-type="float">
            <text:p>6605.69</text:p>
          </table:table-cell>
          <table:table-cell office:value-type="float" office:value="6615.059" calcext:value-type="float">
            <text:p>6615.059</text:p>
          </table:table-cell>
          <table:table-cell office:value-type="float" office:value="6653.37" calcext:value-type="float">
            <text:p>6653.37</text:p>
          </table:table-cell>
          <table:table-cell office:value-type="float" office:value="6642.623" calcext:value-type="float">
            <text:p>6642.623</text:p>
          </table:table-cell>
          <table:table-cell office:value-type="float" office:value="6743.822" calcext:value-type="float">
            <text:p>6743.822</text:p>
          </table:table-cell>
          <table:table-cell office:value-type="float" office:value="6772.994" calcext:value-type="float">
            <text:p>6772.994</text:p>
          </table:table-cell>
          <table:table-cell office:value-type="float" office:value="6811.861" calcext:value-type="float">
            <text:p>6811.861</text:p>
          </table:table-cell>
          <table:table-cell office:value-type="float" office:value="6837.053" calcext:value-type="float">
            <text:p>6837.053</text:p>
          </table:table-cell>
          <table:table-cell office:value-type="float" office:value="6884.637" calcext:value-type="float">
            <text:p>6884.637</text:p>
          </table:table-cell>
          <table:table-cell office:value-type="float" office:value="6901.614" calcext:value-type="float">
            <text:p>6901.614</text:p>
          </table:table-cell>
          <table:table-cell office:value-type="float" office:value="6917.853" calcext:value-type="float">
            <text:p>6917.853</text:p>
          </table:table-cell>
          <table:table-cell office:value-type="float" office:value="6928.702" calcext:value-type="float">
            <text:p>6928.702</text:p>
          </table:table-cell>
          <table:table-cell office:value-type="float" office:value="6935.219" calcext:value-type="float">
            <text:p>6935.219</text:p>
          </table:table-cell>
          <table:table-cell office:value-type="float" office:value="6932.745" calcext:value-type="float">
            <text:p>6932.745</text:p>
          </table:table-cell>
          <table:table-cell office:value-type="float" office:value="6918.409" calcext:value-type="float">
            <text:p>6918.409</text:p>
          </table:table-cell>
          <table:table-cell office:value-type="float" office:value="6905.777" calcext:value-type="float">
            <text:p>6905.777</text:p>
          </table:table-cell>
          <table:table-cell office:value-type="float" office:value="6896.382" calcext:value-type="float">
            <text:p>6896.382</text:p>
          </table:table-cell>
          <table:table-cell office:value-type="float" office:value="6890.173" calcext:value-type="float">
            <text:p>6890.173</text:p>
          </table:table-cell>
          <table:table-cell office:value-type="float" office:value="6889.508" calcext:value-type="float">
            <text:p>6889.508</text:p>
          </table:table-cell>
          <table:table-cell office:value-type="float" office:value="6896.422" calcext:value-type="float">
            <text:p>6896.422</text:p>
          </table:table-cell>
          <table:table-cell office:value-type="float" office:value="6913.722" calcext:value-type="float">
            <text:p>6913.722</text:p>
          </table:table-cell>
          <table:table-cell office:value-type="float" office:value="6940.487" calcext:value-type="float">
            <text:p>6940.487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7" calcext:value-type="float">
            <text:p>7</text:p>
          </table:table-cell>
          <table:table-cell office:value-type="float" office:value="6908" calcext:value-type="float">
            <text:p>6908</text:p>
          </table:table-cell>
          <table:table-cell office:value-type="float" office:value="6960.689" calcext:value-type="float">
            <text:p>6960.689</text:p>
          </table:table-cell>
          <table:table-cell office:value-type="float" office:value="6725.755" calcext:value-type="float">
            <text:p>6725.755</text:p>
          </table:table-cell>
          <table:table-cell office:value-type="float" office:value="7049" calcext:value-type="float">
            <text:p>7049</text:p>
          </table:table-cell>
          <table:table-cell office:value-type="float" office:value="6810.264" calcext:value-type="float">
            <text:p>6810.264</text:p>
          </table:table-cell>
          <table:table-cell office:value-type="float" office:value="6617.792" calcext:value-type="float">
            <text:p>6617.792</text:p>
          </table:table-cell>
          <table:table-cell office:value-type="float" office:value="6625.325" calcext:value-type="float">
            <text:p>6625.325</text:p>
          </table:table-cell>
          <table:table-cell office:value-type="float" office:value="6662.254" calcext:value-type="float">
            <text:p>6662.254</text:p>
          </table:table-cell>
          <table:table-cell office:value-type="float" office:value="6648.461" calcext:value-type="float">
            <text:p>6648.461</text:p>
          </table:table-cell>
          <table:table-cell office:value-type="float" office:value="6749.043" calcext:value-type="float">
            <text:p>6749.043</text:p>
          </table:table-cell>
          <table:table-cell office:value-type="float" office:value="6777.443" calcext:value-type="float">
            <text:p>6777.443</text:p>
          </table:table-cell>
          <table:table-cell office:value-type="float" office:value="6815.295" calcext:value-type="float">
            <text:p>6815.295</text:p>
          </table:table-cell>
          <table:table-cell office:value-type="float" office:value="6839.76" calcext:value-type="float">
            <text:p>6839.76</text:p>
          </table:table-cell>
          <table:table-cell office:value-type="float" office:value="6886.2" calcext:value-type="float">
            <text:p>6886.2</text:p>
          </table:table-cell>
          <table:table-cell office:value-type="float" office:value="6902.665" calcext:value-type="float">
            <text:p>6902.665</text:p>
          </table:table-cell>
          <table:table-cell office:value-type="float" office:value="6918.393" calcext:value-type="float">
            <text:p>6918.393</text:p>
          </table:table-cell>
          <table:table-cell office:value-type="float" office:value="6928.825" calcext:value-type="float">
            <text:p>6928.825</text:p>
          </table:table-cell>
          <table:table-cell office:value-type="float" office:value="6934.915" calcext:value-type="float">
            <text:p>6934.915</text:p>
          </table:table-cell>
          <table:table-cell office:value-type="float" office:value="6932.147" calcext:value-type="float">
            <text:p>6932.147</text:p>
          </table:table-cell>
          <table:table-cell office:value-type="float" office:value="6917.728" calcext:value-type="float">
            <text:p>6917.728</text:p>
          </table:table-cell>
          <table:table-cell office:value-type="float" office:value="6905.014" calcext:value-type="float">
            <text:p>6905.014</text:p>
          </table:table-cell>
          <table:table-cell office:value-type="float" office:value="6895.6" calcext:value-type="float">
            <text:p>6895.6</text:p>
          </table:table-cell>
          <table:table-cell office:value-type="float" office:value="6889.444" calcext:value-type="float">
            <text:p>6889.444</text:p>
          </table:table-cell>
          <table:table-cell office:value-type="float" office:value="6888.832" calcext:value-type="float">
            <text:p>6888.832</text:p>
          </table:table-cell>
          <table:table-cell office:value-type="float" office:value="6895.799" calcext:value-type="float">
            <text:p>6895.799</text:p>
          </table:table-cell>
          <table:table-cell office:value-type="float" office:value="6913.064" calcext:value-type="float">
            <text:p>6913.06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8" calcext:value-type="float">
            <text:p>8</text:p>
          </table:table-cell>
          <table:table-cell office:value-type="float" office:value="6831" calcext:value-type="float">
            <text:p>6831</text:p>
          </table:table-cell>
          <table:table-cell office:value-type="float" office:value="6923.071" calcext:value-type="float">
            <text:p>6923.071</text:p>
          </table:table-cell>
          <table:table-cell office:value-type="float" office:value="6975.271" calcext:value-type="float">
            <text:p>6975.271</text:p>
          </table:table-cell>
          <table:table-cell office:value-type="float" office:value="6745.887" calcext:value-type="float">
            <text:p>6745.887</text:p>
          </table:table-cell>
          <table:table-cell office:value-type="float" office:value="7065.51" calcext:value-type="float">
            <text:p>7065.51</text:p>
          </table:table-cell>
          <table:table-cell office:value-type="float" office:value="6825.194" calcext:value-type="float">
            <text:p>6825.194</text:p>
          </table:table-cell>
          <table:table-cell office:value-type="float" office:value="6633.254" calcext:value-type="float">
            <text:p>6633.254</text:p>
          </table:table-cell>
          <table:table-cell office:value-type="float" office:value="6638.817" calcext:value-type="float">
            <text:p>6638.817</text:p>
          </table:table-cell>
          <table:table-cell office:value-type="float" office:value="6675.628" calcext:value-type="float">
            <text:p>6675.628</text:p>
          </table:table-cell>
          <table:table-cell office:value-type="float" office:value="6658.85" calcext:value-type="float">
            <text:p>6658.85</text:p>
          </table:table-cell>
          <table:table-cell office:value-type="float" office:value="6758.835" calcext:value-type="float">
            <text:p>6758.835</text:p>
          </table:table-cell>
          <table:table-cell office:value-type="float" office:value="6786.523" calcext:value-type="float">
            <text:p>6786.523</text:p>
          </table:table-cell>
          <table:table-cell office:value-type="float" office:value="6823.475" calcext:value-type="float">
            <text:p>6823.475</text:p>
          </table:table-cell>
          <table:table-cell office:value-type="float" office:value="6847.214" calcext:value-type="float">
            <text:p>6847.214</text:p>
          </table:table-cell>
          <table:table-cell office:value-type="float" office:value="6892.561" calcext:value-type="float">
            <text:p>6892.561</text:p>
          </table:table-cell>
          <table:table-cell office:value-type="float" office:value="6908.561" calcext:value-type="float">
            <text:p>6908.561</text:p>
          </table:table-cell>
          <table:table-cell office:value-type="float" office:value="6923.808" calcext:value-type="float">
            <text:p>6923.808</text:p>
          </table:table-cell>
          <table:table-cell office:value-type="float" office:value="6933.824" calcext:value-type="float">
            <text:p>6933.824</text:p>
          </table:table-cell>
          <table:table-cell office:value-type="float" office:value="6939.529" calcext:value-type="float">
            <text:p>6939.529</text:p>
          </table:table-cell>
          <table:table-cell office:value-type="float" office:value="6936.465" calcext:value-type="float">
            <text:p>6936.465</text:p>
          </table:table-cell>
          <table:table-cell office:value-type="float" office:value="6921.927" calcext:value-type="float">
            <text:p>6921.927</text:p>
          </table:table-cell>
          <table:table-cell office:value-type="float" office:value="6909.128" calcext:value-type="float">
            <text:p>6909.128</text:p>
          </table:table-cell>
          <table:table-cell office:value-type="float" office:value="6899.706" calcext:value-type="float">
            <text:p>6899.706</text:p>
          </table:table-cell>
          <table:table-cell office:value-type="float" office:value="6893.596" calcext:value-type="float">
            <text:p>6893.596</text:p>
          </table:table-cell>
          <table:table-cell office:value-type="float" office:value="6893.021" calcext:value-type="float">
            <text:p>6893.021</text:p>
          </table:table-cell>
          <table:table-cell office:value-type="float" office:value="6900.021" calcext:value-type="float">
            <text:p>6900.021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9" calcext:value-type="float">
            <text:p>9</text:p>
          </table:table-cell>
          <table:table-cell office:value-type="float" office:value="6680" calcext:value-type="float">
            <text:p>6680</text:p>
          </table:table-cell>
          <table:table-cell office:value-type="float" office:value="6850.522" calcext:value-type="float">
            <text:p>6850.522</text:p>
          </table:table-cell>
          <table:table-cell office:value-type="float" office:value="6939.278" calcext:value-type="float">
            <text:p>6939.278</text:p>
          </table:table-cell>
          <table:table-cell office:value-type="float" office:value="6991.058" calcext:value-type="float">
            <text:p>6991.058</text:p>
          </table:table-cell>
          <table:table-cell office:value-type="float" office:value="6766.82" calcext:value-type="float">
            <text:p>6766.82</text:p>
          </table:table-cell>
          <table:table-cell office:value-type="float" office:value="7081.291" calcext:value-type="float">
            <text:p>7081.291</text:p>
          </table:table-cell>
          <table:table-cell office:value-type="float" office:value="6841.057" calcext:value-type="float">
            <text:p>6841.057</text:p>
          </table:table-cell>
          <table:table-cell office:value-type="float" office:value="6649.554" calcext:value-type="float">
            <text:p>6649.554</text:p>
          </table:table-cell>
          <table:table-cell office:value-type="float" office:value="6654.043" calcext:value-type="float">
            <text:p>6654.043</text:p>
          </table:table-cell>
          <table:table-cell office:value-type="float" office:value="6690.91" calcext:value-type="float">
            <text:p>6690.91</text:p>
          </table:table-cell>
          <table:table-cell office:value-type="float" office:value="6671.3" calcext:value-type="float">
            <text:p>6671.3</text:p>
          </table:table-cell>
          <table:table-cell office:value-type="float" office:value="6770.66" calcext:value-type="float">
            <text:p>6770.66</text:p>
          </table:table-cell>
          <table:table-cell office:value-type="float" office:value="6797.738" calcext:value-type="float">
            <text:p>6797.738</text:p>
          </table:table-cell>
          <table:table-cell office:value-type="float" office:value="6833.804" calcext:value-type="float">
            <text:p>6833.804</text:p>
          </table:table-cell>
          <table:table-cell office:value-type="float" office:value="6856.933" calcext:value-type="float">
            <text:p>6856.933</text:p>
          </table:table-cell>
          <table:table-cell office:value-type="float" office:value="6901.245" calcext:value-type="float">
            <text:p>6901.245</text:p>
          </table:table-cell>
          <table:table-cell office:value-type="float" office:value="6916.816" calcext:value-type="float">
            <text:p>6916.816</text:p>
          </table:table-cell>
          <table:table-cell office:value-type="float" office:value="6931.609" calcext:value-type="float">
            <text:p>6931.609</text:p>
          </table:table-cell>
          <table:table-cell office:value-type="float" office:value="6941.221" calcext:value-type="float">
            <text:p>6941.221</text:p>
          </table:table-cell>
          <table:table-cell office:value-type="float" office:value="6946.552" calcext:value-type="float">
            <text:p>6946.552</text:p>
          </table:table-cell>
          <table:table-cell office:value-type="float" office:value="6943.206" calcext:value-type="float">
            <text:p>6943.206</text:p>
          </table:table-cell>
          <table:table-cell office:value-type="float" office:value="6928.535" calcext:value-type="float">
            <text:p>6928.535</text:p>
          </table:table-cell>
          <table:table-cell office:value-type="float" office:value="6915.637" calcext:value-type="float">
            <text:p>6915.637</text:p>
          </table:table-cell>
          <table:table-cell office:value-type="float" office:value="6906.162" calcext:value-type="float">
            <text:p>6906.162</text:p>
          </table:table-cell>
          <table:table-cell office:value-type="float" office:value="6900.077" calcext:value-type="float">
            <text:p>6900.077</text:p>
          </table:table-cell>
          <table:table-cell office:value-type="float" office:value="6899.524" calcext:value-type="float">
            <text:p>6899.52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10" calcext:value-type="float">
            <text:p>10</text:p>
          </table:table-cell>
          <table:table-cell office:value-type="float" office:value="6564" calcext:value-type="float">
            <text:p>6564</text:p>
          </table:table-cell>
          <table:table-cell office:value-type="float" office:value="6679.71" calcext:value-type="float">
            <text:p>6679.71</text:p>
          </table:table-cell>
          <table:table-cell office:value-type="float" office:value="6849.982" calcext:value-type="float">
            <text:p>6849.982</text:p>
          </table:table-cell>
          <table:table-cell office:value-type="float" office:value="6935.968" calcext:value-type="float">
            <text:p>6935.968</text:p>
          </table:table-cell>
          <table:table-cell office:value-type="float" office:value="6986.988" calcext:value-type="float">
            <text:p>6986.988</text:p>
          </table:table-cell>
          <table:table-cell office:value-type="float" office:value="6764.391" calcext:value-type="float">
            <text:p>6764.391</text:p>
          </table:table-cell>
          <table:table-cell office:value-type="float" office:value="7075.547" calcext:value-type="float">
            <text:p>7075.547</text:p>
          </table:table-cell>
          <table:table-cell office:value-type="float" office:value="6835.908" calcext:value-type="float">
            <text:p>6835.908</text:p>
          </table:table-cell>
          <table:table-cell office:value-type="float" office:value="6646.188" calcext:value-type="float">
            <text:p>6646.188</text:p>
          </table:table-cell>
          <table:table-cell office:value-type="float" office:value="6649.965" calcext:value-type="float">
            <text:p>6649.965</text:p>
          </table:table-cell>
          <table:table-cell office:value-type="float" office:value="6686.624" calcext:value-type="float">
            <text:p>6686.624</text:p>
          </table:table-cell>
          <table:table-cell office:value-type="float" office:value="6664.757" calcext:value-type="float">
            <text:p>6664.757</text:p>
          </table:table-cell>
          <table:table-cell office:value-type="float" office:value="6763.488" calcext:value-type="float">
            <text:p>6763.488</text:p>
          </table:table-cell>
          <table:table-cell office:value-type="float" office:value="6789.992" calcext:value-type="float">
            <text:p>6789.992</text:p>
          </table:table-cell>
          <table:table-cell office:value-type="float" office:value="6825.316" calcext:value-type="float">
            <text:p>6825.316</text:p>
          </table:table-cell>
          <table:table-cell office:value-type="float" office:value="6847.851" calcext:value-type="float">
            <text:p>6847.851</text:p>
          </table:table-cell>
          <table:table-cell office:value-type="float" office:value="6891.232" calcext:value-type="float">
            <text:p>6891.232</text:p>
          </table:table-cell>
          <table:table-cell office:value-type="float" office:value="6906.435" calcext:value-type="float">
            <text:p>6906.435</text:p>
          </table:table-cell>
          <table:table-cell office:value-type="float" office:value="6920.838" calcext:value-type="float">
            <text:p>6920.838</text:p>
          </table:table-cell>
          <table:table-cell office:value-type="float" office:value="6930.101" calcext:value-type="float">
            <text:p>6930.101</text:p>
          </table:table-cell>
          <table:table-cell office:value-type="float" office:value="6935.126" calcext:value-type="float">
            <text:p>6935.126</text:p>
          </table:table-cell>
          <table:table-cell office:value-type="float" office:value="6931.586" calcext:value-type="float">
            <text:p>6931.586</text:p>
          </table:table-cell>
          <table:table-cell office:value-type="float" office:value="6916.858" calcext:value-type="float">
            <text:p>6916.858</text:p>
          </table:table-cell>
          <table:table-cell office:value-type="float" office:value="6903.946" calcext:value-type="float">
            <text:p>6903.946</text:p>
          </table:table-cell>
          <table:table-cell office:value-type="float" office:value="6894.464" calcext:value-type="float">
            <text:p>6894.464</text:p>
          </table:table-cell>
          <table:table-cell office:value-type="float" office:value="6888.427" calcext:value-type="float">
            <text:p>6888.427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11" calcext:value-type="float">
            <text:p>11</text:p>
          </table:table-cell>
          <table:table-cell office:value-type="float" office:value="6314" calcext:value-type="float">
            <text:p>6314</text:p>
          </table:table-cell>
          <table:table-cell office:value-type="float" office:value="6563.308" calcext:value-type="float">
            <text:p>6563.308</text:p>
          </table:table-cell>
          <table:table-cell office:value-type="float" office:value="6677.377" calcext:value-type="float">
            <text:p>6677.377</text:p>
          </table:table-cell>
          <table:table-cell office:value-type="float" office:value="6847.532" calcext:value-type="float">
            <text:p>6847.532</text:p>
          </table:table-cell>
          <table:table-cell office:value-type="float" office:value="6930.767" calcext:value-type="float">
            <text:p>6930.767</text:p>
          </table:table-cell>
          <table:table-cell office:value-type="float" office:value="6978.858" calcext:value-type="float">
            <text:p>6978.858</text:p>
          </table:table-cell>
          <table:table-cell office:value-type="float" office:value="6760.764" calcext:value-type="float">
            <text:p>6760.764</text:p>
          </table:table-cell>
          <table:table-cell office:value-type="float" office:value="7068.231" calcext:value-type="float">
            <text:p>7068.231</text:p>
          </table:table-cell>
          <table:table-cell office:value-type="float" office:value="6830.328" calcext:value-type="float">
            <text:p>6830.328</text:p>
          </table:table-cell>
          <table:table-cell office:value-type="float" office:value="6642.331" calcext:value-type="float">
            <text:p>6642.331</text:p>
          </table:table-cell>
          <table:table-cell office:value-type="float" office:value="6645.67" calcext:value-type="float">
            <text:p>6645.67</text:p>
          </table:table-cell>
          <table:table-cell office:value-type="float" office:value="6681.847" calcext:value-type="float">
            <text:p>6681.847</text:p>
          </table:table-cell>
          <table:table-cell office:value-type="float" office:value="6657.847" calcext:value-type="float">
            <text:p>6657.847</text:p>
          </table:table-cell>
          <table:table-cell office:value-type="float" office:value="6755.844" calcext:value-type="float">
            <text:p>6755.844</text:p>
          </table:table-cell>
          <table:table-cell office:value-type="float" office:value="6781.796" calcext:value-type="float">
            <text:p>6781.796</text:p>
          </table:table-cell>
          <table:table-cell office:value-type="float" office:value="6816.318" calcext:value-type="float">
            <text:p>6816.318</text:p>
          </table:table-cell>
          <table:table-cell office:value-type="float" office:value="6838.296" calcext:value-type="float">
            <text:p>6838.296</text:p>
          </table:table-cell>
          <table:table-cell office:value-type="float" office:value="6880.753" calcext:value-type="float">
            <text:p>6880.753</text:p>
          </table:table-cell>
          <table:table-cell office:value-type="float" office:value="6895.576" calcext:value-type="float">
            <text:p>6895.576</text:p>
          </table:table-cell>
          <table:table-cell office:value-type="float" office:value="6909.597" calcext:value-type="float">
            <text:p>6909.597</text:p>
          </table:table-cell>
          <table:table-cell office:value-type="float" office:value="6918.5" calcext:value-type="float">
            <text:p>6918.5</text:p>
          </table:table-cell>
          <table:table-cell office:value-type="float" office:value="6923.201" calcext:value-type="float">
            <text:p>6923.201</text:p>
          </table:table-cell>
          <table:table-cell office:value-type="float" office:value="6919.488" calcext:value-type="float">
            <text:p>6919.488</text:p>
          </table:table-cell>
          <table:table-cell office:value-type="float" office:value="6904.695" calcext:value-type="float">
            <text:p>6904.695</text:p>
          </table:table-cell>
          <table:table-cell office:value-type="float" office:value="6891.757" calcext:value-type="float">
            <text:p>6891.757</text:p>
          </table:table-cell>
          <table:table-cell office:value-type="float" office:value="6882.293" calcext:value-type="float">
            <text:p>6882.293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12" calcext:value-type="float">
            <text:p>12</text:p>
          </table:table-cell>
          <table:table-cell office:value-type="float" office:value="6196" calcext:value-type="float">
            <text:p>6196</text:p>
          </table:table-cell>
          <table:table-cell office:value-type="float" office:value="6321.117" calcext:value-type="float">
            <text:p>6321.117</text:p>
          </table:table-cell>
          <table:table-cell office:value-type="float" office:value="6568.605" calcext:value-type="float">
            <text:p>6568.605</text:p>
          </table:table-cell>
          <table:table-cell office:value-type="float" office:value="6681.098" calcext:value-type="float">
            <text:p>6681.098</text:p>
          </table:table-cell>
          <table:table-cell office:value-type="float" office:value="6850.529" calcext:value-type="float">
            <text:p>6850.529</text:p>
          </table:table-cell>
          <table:table-cell office:value-type="float" office:value="6929.743" calcext:value-type="float">
            <text:p>6929.743</text:p>
          </table:table-cell>
          <table:table-cell office:value-type="float" office:value="6976.927" calcext:value-type="float">
            <text:p>6976.927</text:p>
          </table:table-cell>
          <table:table-cell office:value-type="float" office:value="6762.706" calcext:value-type="float">
            <text:p>6762.706</text:p>
          </table:table-cell>
          <table:table-cell office:value-type="float" office:value="7067.571" calcext:value-type="float">
            <text:p>7067.571</text:p>
          </table:table-cell>
          <table:table-cell office:value-type="float" office:value="6831.259" calcext:value-type="float">
            <text:p>6831.259</text:p>
          </table:table-cell>
          <table:table-cell office:value-type="float" office:value="6644.913" calcext:value-type="float">
            <text:p>6644.913</text:p>
          </table:table-cell>
          <table:table-cell office:value-type="float" office:value="6647.642" calcext:value-type="float">
            <text:p>6647.642</text:p>
          </table:table-cell>
          <table:table-cell office:value-type="float" office:value="6683.505" calcext:value-type="float">
            <text:p>6683.505</text:p>
          </table:table-cell>
          <table:table-cell office:value-type="float" office:value="6657.538" calcext:value-type="float">
            <text:p>6657.538</text:p>
          </table:table-cell>
          <table:table-cell office:value-type="float" office:value="6754.846" calcext:value-type="float">
            <text:p>6754.846</text:p>
          </table:table-cell>
          <table:table-cell office:value-type="float" office:value="6780.25" calcext:value-type="float">
            <text:p>6780.25</text:p>
          </table:table-cell>
          <table:table-cell office:value-type="float" office:value="6814.036" calcext:value-type="float">
            <text:p>6814.036</text:p>
          </table:table-cell>
          <table:table-cell office:value-type="float" office:value="6835.472" calcext:value-type="float">
            <text:p>6835.472</text:p>
          </table:table-cell>
          <table:table-cell office:value-type="float" office:value="6877.035" calcext:value-type="float">
            <text:p>6877.035</text:p>
          </table:table-cell>
          <table:table-cell office:value-type="float" office:value="6891.489" calcext:value-type="float">
            <text:p>6891.489</text:p>
          </table:table-cell>
          <table:table-cell office:value-type="float" office:value="6905.159" calcext:value-type="float">
            <text:p>6905.159</text:p>
          </table:table-cell>
          <table:table-cell office:value-type="float" office:value="6913.73" calcext:value-type="float">
            <text:p>6913.73</text:p>
          </table:table-cell>
          <table:table-cell office:value-type="float" office:value="6918.13" calcext:value-type="float">
            <text:p>6918.13</text:p>
          </table:table-cell>
          <table:table-cell office:value-type="float" office:value="6914.226" calcext:value-type="float">
            <text:p>6914.226</text:p>
          </table:table-cell>
          <table:table-cell office:value-type="float" office:value="6899.384" calcext:value-type="float">
            <text:p>6899.384</text:p>
          </table:table-cell>
          <table:table-cell office:value-type="float" office:value="6886.425" calcext:value-type="float">
            <text:p>6886.425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13" calcext:value-type="float">
            <text:p>13</text:p>
          </table:table-cell>
          <table:table-cell office:value-type="float" office:value="5791" calcext:value-type="float">
            <text:p>5791</text:p>
          </table:table-cell>
          <table:table-cell office:value-type="float" office:value="6204.738" calcext:value-type="float">
            <text:p>6204.738</text:p>
          </table:table-cell>
          <table:table-cell office:value-type="float" office:value="6328.596" calcext:value-type="float">
            <text:p>6328.596</text:p>
          </table:table-cell>
          <table:table-cell office:value-type="float" office:value="6574.578" calcext:value-type="float">
            <text:p>6574.578</text:p>
          </table:table-cell>
          <table:table-cell office:value-type="float" office:value="6685.166" calcext:value-type="float">
            <text:p>6685.166</text:p>
          </table:table-cell>
          <table:table-cell office:value-type="float" office:value="6851.654" calcext:value-type="float">
            <text:p>6851.654</text:p>
          </table:table-cell>
          <table:table-cell office:value-type="float" office:value="6928.327" calcext:value-type="float">
            <text:p>6928.327</text:p>
          </table:table-cell>
          <table:table-cell office:value-type="float" office:value="6974.563" calcext:value-type="float">
            <text:p>6974.563</text:p>
          </table:table-cell>
          <table:table-cell office:value-type="float" office:value="6764.872" calcext:value-type="float">
            <text:p>6764.872</text:p>
          </table:table-cell>
          <table:table-cell office:value-type="float" office:value="7067.323" calcext:value-type="float">
            <text:p>7067.323</text:p>
          </table:table-cell>
          <table:table-cell office:value-type="float" office:value="6832.426" calcext:value-type="float">
            <text:p>6832.426</text:p>
          </table:table-cell>
          <table:table-cell office:value-type="float" office:value="6647.555" calcext:value-type="float">
            <text:p>6647.555</text:p>
          </table:table-cell>
          <table:table-cell office:value-type="float" office:value="6649.911" calcext:value-type="float">
            <text:p>6649.911</text:p>
          </table:table-cell>
          <table:table-cell office:value-type="float" office:value="6685.39" calcext:value-type="float">
            <text:p>6685.39</text:p>
          </table:table-cell>
          <table:table-cell office:value-type="float" office:value="6657.665" calcext:value-type="float">
            <text:p>6657.665</text:p>
          </table:table-cell>
          <table:table-cell office:value-type="float" office:value="6754.409" calcext:value-type="float">
            <text:p>6754.409</text:p>
          </table:table-cell>
          <table:table-cell office:value-type="float" office:value="6779.299" calcext:value-type="float">
            <text:p>6779.299</text:p>
          </table:table-cell>
          <table:table-cell office:value-type="float" office:value="6812.415" calcext:value-type="float">
            <text:p>6812.415</text:p>
          </table:table-cell>
          <table:table-cell office:value-type="float" office:value="6833.371" calcext:value-type="float">
            <text:p>6833.371</text:p>
          </table:table-cell>
          <table:table-cell office:value-type="float" office:value="6874.149" calcext:value-type="float">
            <text:p>6874.149</text:p>
          </table:table-cell>
          <table:table-cell office:value-type="float" office:value="6888.279" calcext:value-type="float">
            <text:p>6888.279</text:p>
          </table:table-cell>
          <table:table-cell office:value-type="float" office:value="6901.637" calcext:value-type="float">
            <text:p>6901.637</text:p>
          </table:table-cell>
          <table:table-cell office:value-type="float" office:value="6909.896" calcext:value-type="float">
            <text:p>6909.896</text:p>
          </table:table-cell>
          <table:table-cell office:value-type="float" office:value="6914.041" calcext:value-type="float">
            <text:p>6914.041</text:p>
          </table:table-cell>
          <table:table-cell office:value-type="float" office:value="6909.969" calcext:value-type="float">
            <text:p>6909.969</text:p>
          </table:table-cell>
          <table:table-cell office:value-type="float" office:value="6895.1" calcext:value-type="float">
            <text:p>6895.1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14" calcext:value-type="float">
            <text:p>14</text:p>
          </table:table-cell>
          <table:table-cell office:value-type="float" office:value="5790" calcext:value-type="float">
            <text:p>5790</text:p>
          </table:table-cell>
          <table:table-cell office:value-type="float" office:value="5810.637" calcext:value-type="float">
            <text:p>5810.637</text:p>
          </table:table-cell>
          <table:table-cell office:value-type="float" office:value="6219.187" calcext:value-type="float">
            <text:p>6219.187</text:p>
          </table:table-cell>
          <table:table-cell office:value-type="float" office:value="6342.371" calcext:value-type="float">
            <text:p>6342.371</text:p>
          </table:table-cell>
          <table:table-cell office:value-type="float" office:value="6587.091" calcext:value-type="float">
            <text:p>6587.091</text:p>
          </table:table-cell>
          <table:table-cell office:value-type="float" office:value="6694.744" calcext:value-type="float">
            <text:p>6694.744</text:p>
          </table:table-cell>
          <table:table-cell office:value-type="float" office:value="6861.167" calcext:value-type="float">
            <text:p>6861.167</text:p>
          </table:table-cell>
          <table:table-cell office:value-type="float" office:value="6935.256" calcext:value-type="float">
            <text:p>6935.256</text:p>
          </table:table-cell>
          <table:table-cell office:value-type="float" office:value="6981.787" calcext:value-type="float">
            <text:p>6981.787</text:p>
          </table:table-cell>
          <table:table-cell office:value-type="float" office:value="6776.702" calcext:value-type="float">
            <text:p>6776.702</text:p>
          </table:table-cell>
          <table:table-cell office:value-type="float" office:value="7076.965" calcext:value-type="float">
            <text:p>7076.965</text:p>
          </table:table-cell>
          <table:table-cell office:value-type="float" office:value="6843.233" calcext:value-type="float">
            <text:p>6843.233</text:p>
          </table:table-cell>
          <table:table-cell office:value-type="float" office:value="6659.65" calcext:value-type="float">
            <text:p>6659.65</text:p>
          </table:table-cell>
          <table:table-cell office:value-type="float" office:value="6661.555" calcext:value-type="float">
            <text:p>6661.555</text:p>
          </table:table-cell>
          <table:table-cell office:value-type="float" office:value="6696.643" calcext:value-type="float">
            <text:p>6696.643</text:p>
          </table:table-cell>
          <table:table-cell office:value-type="float" office:value="6666.973" calcext:value-type="float">
            <text:p>6666.973</text:p>
          </table:table-cell>
          <table:table-cell office:value-type="float" office:value="6763.143" calcext:value-type="float">
            <text:p>6763.143</text:p>
          </table:table-cell>
          <table:table-cell office:value-type="float" office:value="6787.603" calcext:value-type="float">
            <text:p>6787.603</text:p>
          </table:table-cell>
          <table:table-cell office:value-type="float" office:value="6820.082" calcext:value-type="float">
            <text:p>6820.082</text:p>
          </table:table-cell>
          <table:table-cell office:value-type="float" office:value="6840.542" calcext:value-type="float">
            <text:p>6840.542</text:p>
          </table:table-cell>
          <table:table-cell office:value-type="float" office:value="6880.555" calcext:value-type="float">
            <text:p>6880.555</text:p>
          </table:table-cell>
          <table:table-cell office:value-type="float" office:value="6894.358" calcext:value-type="float">
            <text:p>6894.358</text:p>
          </table:table-cell>
          <table:table-cell office:value-type="float" office:value="6907.424" calcext:value-type="float">
            <text:p>6907.424</text:p>
          </table:table-cell>
          <table:table-cell office:value-type="float" office:value="6915.358" calcext:value-type="float">
            <text:p>6915.358</text:p>
          </table:table-cell>
          <table:table-cell office:value-type="float" office:value="6919.251" calcext:value-type="float">
            <text:p>6919.251</text:p>
          </table:table-cell>
          <table:table-cell office:value-type="float" office:value="6914.976" calcext:value-type="float">
            <text:p>6914.976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15" calcext:value-type="float">
            <text:p>15</text:p>
          </table:table-cell>
          <table:table-cell office:value-type="float" office:value="5888" calcext:value-type="float">
            <text:p>5888</text:p>
          </table:table-cell>
          <table:table-cell office:value-type="float" office:value="5816.793" calcext:value-type="float">
            <text:p>5816.793</text:p>
          </table:table-cell>
          <table:table-cell office:value-type="float" office:value="5837.437" calcext:value-type="float">
            <text:p>5837.437</text:p>
          </table:table-cell>
          <table:table-cell office:value-type="float" office:value="6241.5" calcext:value-type="float">
            <text:p>6241.5</text:p>
          </table:table-cell>
          <table:table-cell office:value-type="float" office:value="6363.615" calcext:value-type="float">
            <text:p>6363.615</text:p>
          </table:table-cell>
          <table:table-cell office:value-type="float" office:value="6603.381" calcext:value-type="float">
            <text:p>6603.381</text:p>
          </table:table-cell>
          <table:table-cell office:value-type="float" office:value="6709.222" calcext:value-type="float">
            <text:p>6709.222</text:p>
          </table:table-cell>
          <table:table-cell office:value-type="float" office:value="6875.781" calcext:value-type="float">
            <text:p>6875.781</text:p>
          </table:table-cell>
          <table:table-cell office:value-type="float" office:value="6948.488" calcext:value-type="float">
            <text:p>6948.488</text:p>
          </table:table-cell>
          <table:table-cell office:value-type="float" office:value="6995.367" calcext:value-type="float">
            <text:p>6995.367</text:p>
          </table:table-cell>
          <table:table-cell office:value-type="float" office:value="6794.337" calcext:value-type="float">
            <text:p>6794.337</text:p>
          </table:table-cell>
          <table:table-cell office:value-type="float" office:value="7092.952" calcext:value-type="float">
            <text:p>7092.952</text:p>
          </table:table-cell>
          <table:table-cell office:value-type="float" office:value="6860.003" calcext:value-type="float">
            <text:p>6860.003</text:p>
          </table:table-cell>
          <table:table-cell office:value-type="float" office:value="6677.49" calcext:value-type="float">
            <text:p>6677.49</text:p>
          </table:table-cell>
          <table:table-cell office:value-type="float" office:value="6679.034" calcext:value-type="float">
            <text:p>6679.034</text:p>
          </table:table-cell>
          <table:table-cell office:value-type="float" office:value="6713.948" calcext:value-type="float">
            <text:p>6713.948</text:p>
          </table:table-cell>
          <table:table-cell office:value-type="float" office:value="6682.182" calcext:value-type="float">
            <text:p>6682.182</text:p>
          </table:table-cell>
          <table:table-cell office:value-type="float" office:value="6777.977" calcext:value-type="float">
            <text:p>6777.977</text:p>
          </table:table-cell>
          <table:table-cell office:value-type="float" office:value="6802.026" calcext:value-type="float">
            <text:p>6802.026</text:p>
          </table:table-cell>
          <table:table-cell office:value-type="float" office:value="6833.93" calcext:value-type="float">
            <text:p>6833.93</text:p>
          </table:table-cell>
          <table:table-cell office:value-type="float" office:value="6853.955" calcext:value-type="float">
            <text:p>6853.955</text:p>
          </table:table-cell>
          <table:table-cell office:value-type="float" office:value="6893.221" calcext:value-type="float">
            <text:p>6893.221</text:p>
          </table:table-cell>
          <table:table-cell office:value-type="float" office:value="6906.751" calcext:value-type="float">
            <text:p>6906.751</text:p>
          </table:table-cell>
          <table:table-cell office:value-type="float" office:value="6919.497" calcext:value-type="float">
            <text:p>6919.497</text:p>
          </table:table-cell>
          <table:table-cell office:value-type="float" office:value="6927.145" calcext:value-type="float">
            <text:p>6927.145</text:p>
          </table:table-cell>
          <table:table-cell office:value-type="float" office:value="6930.816" calcext:value-type="float">
            <text:p>6930.816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16" calcext:value-type="float">
            <text:p>16</text:p>
          </table:table-cell>
          <table:table-cell office:value-type="float" office:value="6088" calcext:value-type="float">
            <text:p>6088</text:p>
          </table:table-cell>
          <table:table-cell office:value-type="float" office:value="5912.196" calcext:value-type="float">
            <text:p>5912.196</text:p>
          </table:table-cell>
          <table:table-cell office:value-type="float" office:value="5839.764" calcext:value-type="float">
            <text:p>5839.764</text:p>
          </table:table-cell>
          <table:table-cell office:value-type="float" office:value="5860.213" calcext:value-type="float">
            <text:p>5860.213</text:p>
          </table:table-cell>
          <table:table-cell office:value-type="float" office:value="6259.53" calcext:value-type="float">
            <text:p>6259.53</text:p>
          </table:table-cell>
          <table:table-cell office:value-type="float" office:value="6380.363" calcext:value-type="float">
            <text:p>6380.363</text:p>
          </table:table-cell>
          <table:table-cell office:value-type="float" office:value="6619.232" calcext:value-type="float">
            <text:p>6619.232</text:p>
          </table:table-cell>
          <table:table-cell office:value-type="float" office:value="6723.151" calcext:value-type="float">
            <text:p>6723.151</text:p>
          </table:table-cell>
          <table:table-cell office:value-type="float" office:value="6890.853" calcext:value-type="float">
            <text:p>6890.853</text:p>
          </table:table-cell>
          <table:table-cell office:value-type="float" office:value="6962.203" calcext:value-type="float">
            <text:p>6962.203</text:p>
          </table:table-cell>
          <table:table-cell office:value-type="float" office:value="7009.462" calcext:value-type="float">
            <text:p>7009.462</text:p>
          </table:table-cell>
          <table:table-cell office:value-type="float" office:value="6812.4" calcext:value-type="float">
            <text:p>6812.4</text:p>
          </table:table-cell>
          <table:table-cell office:value-type="float" office:value="7109.397" calcext:value-type="float">
            <text:p>7109.397</text:p>
          </table:table-cell>
          <table:table-cell office:value-type="float" office:value="6877.177" calcext:value-type="float">
            <text:p>6877.177</text:p>
          </table:table-cell>
          <table:table-cell office:value-type="float" office:value="6695.893" calcext:value-type="float">
            <text:p>6695.893</text:p>
          </table:table-cell>
          <table:table-cell office:value-type="float" office:value="6696.854" calcext:value-type="float">
            <text:p>6696.854</text:p>
          </table:table-cell>
          <table:table-cell office:value-type="float" office:value="6731.66" calcext:value-type="float">
            <text:p>6731.66</text:p>
          </table:table-cell>
          <table:table-cell office:value-type="float" office:value="6697.898" calcext:value-type="float">
            <text:p>6697.898</text:p>
          </table:table-cell>
          <table:table-cell office:value-type="float" office:value="6793.293" calcext:value-type="float">
            <text:p>6793.293</text:p>
          </table:table-cell>
          <table:table-cell office:value-type="float" office:value="6816.946" calcext:value-type="float">
            <text:p>6816.946</text:p>
          </table:table-cell>
          <table:table-cell office:value-type="float" office:value="6848.28" calcext:value-type="float">
            <text:p>6848.28</text:p>
          </table:table-cell>
          <table:table-cell office:value-type="float" office:value="6867.847" calcext:value-type="float">
            <text:p>6867.847</text:p>
          </table:table-cell>
          <table:table-cell office:value-type="float" office:value="6906.415" calcext:value-type="float">
            <text:p>6906.415</text:p>
          </table:table-cell>
          <table:table-cell office:value-type="float" office:value="6919.664" calcext:value-type="float">
            <text:p>6919.664</text:p>
          </table:table-cell>
          <table:table-cell office:value-type="float" office:value="6932.111" calcext:value-type="float">
            <text:p>6932.111</text:p>
          </table:table-cell>
          <table:table-cell office:value-type="float" office:value="6939.48" calcext:value-type="float">
            <text:p>6939.48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17" calcext:value-type="float">
            <text:p>17</text:p>
          </table:table-cell>
          <table:table-cell office:value-type="float" office:value="6167" calcext:value-type="float">
            <text:p>6167</text:p>
          </table:table-cell>
          <table:table-cell office:value-type="float" office:value="6161.12" calcext:value-type="float">
            <text:p>6161.12</text:p>
          </table:table-cell>
          <table:table-cell office:value-type="float" office:value="5982.885" calcext:value-type="float">
            <text:p>5982.885</text:p>
          </table:table-cell>
          <table:table-cell office:value-type="float" office:value="5906.568" calcext:value-type="float">
            <text:p>5906.568</text:p>
          </table:table-cell>
          <table:table-cell office:value-type="float" office:value="5927.504" calcext:value-type="float">
            <text:p>5927.504</text:p>
          </table:table-cell>
          <table:table-cell office:value-type="float" office:value="6319.61" calcext:value-type="float">
            <text:p>6319.61</text:p>
          </table:table-cell>
          <table:table-cell office:value-type="float" office:value="6439.512" calcext:value-type="float">
            <text:p>6439.512</text:p>
          </table:table-cell>
          <table:table-cell office:value-type="float" office:value="6678.519" calcext:value-type="float">
            <text:p>6678.519</text:p>
          </table:table-cell>
          <table:table-cell office:value-type="float" office:value="6782.876" calcext:value-type="float">
            <text:p>6782.876</text:p>
          </table:table-cell>
          <table:table-cell office:value-type="float" office:value="6953.255" calcext:value-type="float">
            <text:p>6953.255</text:p>
          </table:table-cell>
          <table:table-cell office:value-type="float" office:value="7023.217" calcext:value-type="float">
            <text:p>7023.217</text:p>
          </table:table-cell>
          <table:table-cell office:value-type="float" office:value="7070.779" calcext:value-type="float">
            <text:p>7070.779</text:p>
          </table:table-cell>
          <table:table-cell office:value-type="float" office:value="6881.713" calcext:value-type="float">
            <text:p>6881.713</text:p>
          </table:table-cell>
          <table:table-cell office:value-type="float" office:value="7177.044" calcext:value-type="float">
            <text:p>7177.044</text:p>
          </table:table-cell>
          <table:table-cell office:value-type="float" office:value="6944.367" calcext:value-type="float">
            <text:p>6944.367</text:p>
          </table:table-cell>
          <table:table-cell office:value-type="float" office:value="6762.934" calcext:value-type="float">
            <text:p>6762.934</text:p>
          </table:table-cell>
          <table:table-cell office:value-type="float" office:value="6762.734" calcext:value-type="float">
            <text:p>6762.734</text:p>
          </table:table-cell>
          <table:table-cell office:value-type="float" office:value="6797.826" calcext:value-type="float">
            <text:p>6797.826</text:p>
          </table:table-cell>
          <table:table-cell office:value-type="float" office:value="6760.092" calcext:value-type="float">
            <text:p>6760.092</text:p>
          </table:table-cell>
          <table:table-cell office:value-type="float" office:value="6855.314" calcext:value-type="float">
            <text:p>6855.314</text:p>
          </table:table-cell>
          <table:table-cell office:value-type="float" office:value="6878.312" calcext:value-type="float">
            <text:p>6878.312</text:p>
          </table:table-cell>
          <table:table-cell office:value-type="float" office:value="6908.759" calcext:value-type="float">
            <text:p>6908.759</text:p>
          </table:table-cell>
          <table:table-cell office:value-type="float" office:value="6927.597" calcext:value-type="float">
            <text:p>6927.597</text:p>
          </table:table-cell>
          <table:table-cell office:value-type="float" office:value="6965.078" calcext:value-type="float">
            <text:p>6965.078</text:p>
          </table:table-cell>
          <table:table-cell office:value-type="float" office:value="6977.843" calcext:value-type="float">
            <text:p>6977.843</text:p>
          </table:table-cell>
          <table:table-cell office:value-type="float" office:value="6989.811" calcext:value-type="float">
            <text:p>6989.811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18" calcext:value-type="float">
            <text:p>18</text:p>
          </table:table-cell>
          <table:table-cell office:value-type="float" office:value="7354" calcext:value-type="float">
            <text:p>7354</text:p>
          </table:table-cell>
          <table:table-cell office:value-type="float" office:value="7209.111" calcext:value-type="float">
            <text:p>7209.111</text:p>
          </table:table-cell>
          <table:table-cell office:value-type="float" office:value="7164.409" calcext:value-type="float">
            <text:p>7164.409</text:p>
          </table:table-cell>
          <table:table-cell office:value-type="float" office:value="6960.269" calcext:value-type="float">
            <text:p>6960.269</text:p>
          </table:table-cell>
          <table:table-cell office:value-type="float" office:value="6859.614" calcext:value-type="float">
            <text:p>6859.614</text:p>
          </table:table-cell>
          <table:table-cell office:value-type="float" office:value="6890.728" calcext:value-type="float">
            <text:p>6890.728</text:p>
          </table:table-cell>
          <table:table-cell office:value-type="float" office:value="7300.616" calcext:value-type="float">
            <text:p>7300.616</text:p>
          </table:table-cell>
          <table:table-cell office:value-type="float" office:value="7433.609" calcext:value-type="float">
            <text:p>7433.609</text:p>
          </table:table-cell>
          <table:table-cell office:value-type="float" office:value="7711.837" calcext:value-type="float">
            <text:p>7711.837</text:p>
          </table:table-cell>
          <table:table-cell office:value-type="float" office:value="7834.228" calcext:value-type="float">
            <text:p>7834.228</text:p>
          </table:table-cell>
          <table:table-cell office:value-type="float" office:value="8042.101" calcext:value-type="float">
            <text:p>8042.101</text:p>
          </table:table-cell>
          <table:table-cell office:value-type="float" office:value="8104.065" calcext:value-type="float">
            <text:p>8104.065</text:p>
          </table:table-cell>
          <table:table-cell office:value-type="float" office:value="8167.483" calcext:value-type="float">
            <text:p>8167.483</text:p>
          </table:table-cell>
          <table:table-cell office:value-type="float" office:value="8011.782" calcext:value-type="float">
            <text:p>8011.782</text:p>
          </table:table-cell>
          <table:table-cell office:value-type="float" office:value="8321.056" calcext:value-type="float">
            <text:p>8321.056</text:p>
          </table:table-cell>
          <table:table-cell office:value-type="float" office:value="8063.156" calcext:value-type="float">
            <text:p>8063.156</text:p>
          </table:table-cell>
          <table:table-cell office:value-type="float" office:value="7868.303" calcext:value-type="float">
            <text:p>7868.303</text:p>
          </table:table-cell>
          <table:table-cell office:value-type="float" office:value="7861.599" calcext:value-type="float">
            <text:p>7861.599</text:p>
          </table:table-cell>
          <table:table-cell office:value-type="float" office:value="7900.277" calcext:value-type="float">
            <text:p>7900.277</text:p>
          </table:table-cell>
          <table:table-cell office:value-type="float" office:value="7829.987" calcext:value-type="float">
            <text:p>7829.987</text:p>
          </table:table-cell>
          <table:table-cell office:value-type="float" office:value="7934.912" calcext:value-type="float">
            <text:p>7934.912</text:p>
          </table:table-cell>
          <table:table-cell office:value-type="float" office:value="7956.376" calcext:value-type="float">
            <text:p>7956.376</text:p>
          </table:table-cell>
          <table:table-cell office:value-type="float" office:value="7983.805" calcext:value-type="float">
            <text:p>7983.805</text:p>
          </table:table-cell>
          <table:table-cell office:value-type="float" office:value="7999.491" calcext:value-type="float">
            <text:p>7999.491</text:p>
          </table:table-cell>
          <table:table-cell office:value-type="float" office:value="8033.351" calcext:value-type="float">
            <text:p>8033.351</text:p>
          </table:table-cell>
          <table:table-cell office:value-type="float" office:value="8044.334" calcext:value-type="float">
            <text:p>8044.33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19" calcext:value-type="float">
            <text:p>19</text:p>
          </table:table-cell>
          <table:table-cell office:value-type="float" office:value="12592" calcext:value-type="float">
            <text:p>12592</text:p>
          </table:table-cell>
          <table:table-cell office:value-type="float" office:value="13154.139" calcext:value-type="float">
            <text:p>13154.139</text:p>
          </table:table-cell>
          <table:table-cell office:value-type="float" office:value="12964.482" calcext:value-type="float">
            <text:p>12964.482</text:p>
          </table:table-cell>
          <table:table-cell office:value-type="float" office:value="12734.789" calcext:value-type="float">
            <text:p>12734.789</text:p>
          </table:table-cell>
          <table:table-cell office:value-type="float" office:value="12386.814" calcext:value-type="float">
            <text:p>12386.814</text:p>
          </table:table-cell>
          <table:table-cell office:value-type="float" office:value="12162.504" calcext:value-type="float">
            <text:p>12162.504</text:p>
          </table:table-cell>
          <table:table-cell office:value-type="float" office:value="12279.854" calcext:value-type="float">
            <text:p>12279.854</text:p>
          </table:table-cell>
          <table:table-cell office:value-type="float" office:value="12850.178" calcext:value-type="float">
            <text:p>12850.178</text:p>
          </table:table-cell>
          <table:table-cell office:value-type="float" office:value="13070.851" calcext:value-type="float">
            <text:p>13070.851</text:p>
          </table:table-cell>
          <table:table-cell office:value-type="float" office:value="13587.73" calcext:value-type="float">
            <text:p>13587.73</text:p>
          </table:table-cell>
          <table:table-cell office:value-type="float" office:value="13828.48" calcext:value-type="float">
            <text:p>13828.48</text:p>
          </table:table-cell>
          <table:table-cell office:value-type="float" office:value="14247.887" calcext:value-type="float">
            <text:p>14247.887</text:p>
          </table:table-cell>
          <table:table-cell office:value-type="float" office:value="14268.038" calcext:value-type="float">
            <text:p>14268.038</text:p>
          </table:table-cell>
          <table:table-cell office:value-type="float" office:value="14434.093" calcext:value-type="float">
            <text:p>14434.093</text:p>
          </table:table-cell>
          <table:table-cell office:value-type="float" office:value="14429.449" calcext:value-type="float">
            <text:p>14429.449</text:p>
          </table:table-cell>
          <table:table-cell office:value-type="float" office:value="14846.594" calcext:value-type="float">
            <text:p>14846.594</text:p>
          </table:table-cell>
          <table:table-cell office:value-type="float" office:value="14421.564" calcext:value-type="float">
            <text:p>14421.564</text:p>
          </table:table-cell>
          <table:table-cell office:value-type="float" office:value="14138.57" calcext:value-type="float">
            <text:p>14138.57</text:p>
          </table:table-cell>
          <table:table-cell office:value-type="float" office:value="14094.269" calcext:value-type="float">
            <text:p>14094.269</text:p>
          </table:table-cell>
          <table:table-cell office:value-type="float" office:value="14165.166" calcext:value-type="float">
            <text:p>14165.166</text:p>
          </table:table-cell>
          <table:table-cell office:value-type="float" office:value="13910.164" calcext:value-type="float">
            <text:p>13910.164</text:p>
          </table:table-cell>
          <table:table-cell office:value-type="float" office:value="14078.11" calcext:value-type="float">
            <text:p>14078.11</text:p>
          </table:table-cell>
          <table:table-cell office:value-type="float" office:value="14093.987" calcext:value-type="float">
            <text:p>14093.987</text:p>
          </table:table-cell>
          <table:table-cell office:value-type="float" office:value="14108.981" calcext:value-type="float">
            <text:p>14108.981</text:p>
          </table:table-cell>
          <table:table-cell office:value-type="float" office:value="14109.679" calcext:value-type="float">
            <text:p>14109.679</text:p>
          </table:table-cell>
          <table:table-cell office:value-type="float" office:value="14127.824" calcext:value-type="float">
            <text:p>14127.82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20" calcext:value-type="float">
            <text:p>20</text:p>
          </table:table-cell>
          <table:table-cell office:value-type="float" office:value="13596" calcext:value-type="float">
            <text:p>13596</text:p>
          </table:table-cell>
          <table:table-cell office:value-type="float" office:value="14155.896" calcext:value-type="float">
            <text:p>14155.896</text:p>
          </table:table-cell>
          <table:table-cell office:value-type="float" office:value="14503.147" calcext:value-type="float">
            <text:p>14503.147</text:p>
          </table:table-cell>
          <table:table-cell office:value-type="float" office:value="14306.134" calcext:value-type="float">
            <text:p>14306.134</text:p>
          </table:table-cell>
          <table:table-cell office:value-type="float" office:value="14016.963" calcext:value-type="float">
            <text:p>14016.963</text:p>
          </table:table-cell>
          <table:table-cell office:value-type="float" office:value="13631.321" calcext:value-type="float">
            <text:p>13631.321</text:p>
          </table:table-cell>
          <table:table-cell office:value-type="float" office:value="13375.527" calcext:value-type="float">
            <text:p>13375.527</text:p>
          </table:table-cell>
          <table:table-cell office:value-type="float" office:value="13510.118" calcext:value-type="float">
            <text:p>13510.118</text:p>
          </table:table-cell>
          <table:table-cell office:value-type="float" office:value="14095.796" calcext:value-type="float">
            <text:p>14095.796</text:p>
          </table:table-cell>
          <table:table-cell office:value-type="float" office:value="14335.579" calcext:value-type="float">
            <text:p>14335.579</text:p>
          </table:table-cell>
          <table:table-cell office:value-type="float" office:value="14903.907" calcext:value-type="float">
            <text:p>14903.907</text:p>
          </table:table-cell>
          <table:table-cell office:value-type="float" office:value="15168.33" calcext:value-type="float">
            <text:p>15168.33</text:p>
          </table:table-cell>
          <table:table-cell office:value-type="float" office:value="15634.175" calcext:value-type="float">
            <text:p>15634.175</text:p>
          </table:table-cell>
          <table:table-cell office:value-type="float" office:value="15637.904" calcext:value-type="float">
            <text:p>15637.904</text:p>
          </table:table-cell>
          <table:table-cell office:value-type="float" office:value="15827.174" calcext:value-type="float">
            <text:p>15827.174</text:p>
          </table:table-cell>
          <table:table-cell office:value-type="float" office:value="15875.67" calcext:value-type="float">
            <text:p>15875.67</text:p>
          </table:table-cell>
          <table:table-cell office:value-type="float" office:value="16305.752" calcext:value-type="float">
            <text:p>16305.752</text:p>
          </table:table-cell>
          <table:table-cell office:value-type="float" office:value="15853.427" calcext:value-type="float">
            <text:p>15853.427</text:p>
          </table:table-cell>
          <table:table-cell office:value-type="float" office:value="15554.561" calcext:value-type="float">
            <text:p>15554.561</text:p>
          </table:table-cell>
          <table:table-cell office:value-type="float" office:value="15504.396" calcext:value-type="float">
            <text:p>15504.396</text:p>
          </table:table-cell>
          <table:table-cell office:value-type="float" office:value="15577.028" calcext:value-type="float">
            <text:p>15577.028</text:p>
          </table:table-cell>
          <table:table-cell office:value-type="float" office:value="15278.376" calcext:value-type="float">
            <text:p>15278.376</text:p>
          </table:table-cell>
          <table:table-cell office:value-type="float" office:value="15456.834" calcext:value-type="float">
            <text:p>15456.834</text:p>
          </table:table-cell>
          <table:table-cell office:value-type="float" office:value="15468.146" calcext:value-type="float">
            <text:p>15468.146</text:p>
          </table:table-cell>
          <table:table-cell office:value-type="float" office:value="15477.213" calcext:value-type="float">
            <text:p>15477.213</text:p>
          </table:table-cell>
          <table:table-cell office:value-type="float" office:value="15472.192" calcext:value-type="float">
            <text:p>15472.192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21" calcext:value-type="float">
            <text:p>21</text:p>
          </table:table-cell>
          <table:table-cell office:value-type="float" office:value="12809" calcext:value-type="float">
            <text:p>12809</text:p>
          </table:table-cell>
          <table:table-cell office:value-type="float" office:value="13040.715" calcext:value-type="float">
            <text:p>13040.715</text:p>
          </table:table-cell>
          <table:table-cell office:value-type="float" office:value="13498.423" calcext:value-type="float">
            <text:p>13498.423</text:p>
          </table:table-cell>
          <table:table-cell office:value-type="float" office:value="13739.791" calcext:value-type="float">
            <text:p>13739.791</text:p>
          </table:table-cell>
          <table:table-cell office:value-type="float" office:value="13555.761" calcext:value-type="float">
            <text:p>13555.761</text:p>
          </table:table-cell>
          <table:table-cell office:value-type="float" office:value="13263.02" calcext:value-type="float">
            <text:p>13263.02</text:p>
          </table:table-cell>
          <table:table-cell office:value-type="float" office:value="12894.945" calcext:value-type="float">
            <text:p>12894.945</text:p>
          </table:table-cell>
          <table:table-cell office:value-type="float" office:value="12648.434" calcext:value-type="float">
            <text:p>12648.434</text:p>
          </table:table-cell>
          <table:table-cell office:value-type="float" office:value="12780.828" calcext:value-type="float">
            <text:p>12780.828</text:p>
          </table:table-cell>
          <table:table-cell office:value-type="float" office:value="13311.217" calcext:value-type="float">
            <text:p>13311.217</text:p>
          </table:table-cell>
          <table:table-cell office:value-type="float" office:value="13537.546" calcext:value-type="float">
            <text:p>13537.546</text:p>
          </table:table-cell>
          <table:table-cell office:value-type="float" office:value="14069.329" calcext:value-type="float">
            <text:p>14069.329</text:p>
          </table:table-cell>
          <table:table-cell office:value-type="float" office:value="14314.687" calcext:value-type="float">
            <text:p>14314.687</text:p>
          </table:table-cell>
          <table:table-cell office:value-type="float" office:value="14752.576" calcext:value-type="float">
            <text:p>14752.576</text:p>
          </table:table-cell>
          <table:table-cell office:value-type="float" office:value="14748.719" calcext:value-type="float">
            <text:p>14748.719</text:p>
          </table:table-cell>
          <table:table-cell office:value-type="float" office:value="14928.884" calcext:value-type="float">
            <text:p>14928.884</text:p>
          </table:table-cell>
          <table:table-cell office:value-type="float" office:value="14992.872" calcext:value-type="float">
            <text:p>14992.872</text:p>
          </table:table-cell>
          <table:table-cell office:value-type="float" office:value="15385.216" calcext:value-type="float">
            <text:p>15385.216</text:p>
          </table:table-cell>
          <table:table-cell office:value-type="float" office:value="14969.295" calcext:value-type="float">
            <text:p>14969.295</text:p>
          </table:table-cell>
          <table:table-cell office:value-type="float" office:value="14694.588" calcext:value-type="float">
            <text:p>14694.588</text:p>
          </table:table-cell>
          <table:table-cell office:value-type="float" office:value="14649.971" calcext:value-type="float">
            <text:p>14649.971</text:p>
          </table:table-cell>
          <table:table-cell office:value-type="float" office:value="14713.205" calcext:value-type="float">
            <text:p>14713.205</text:p>
          </table:table-cell>
          <table:table-cell office:value-type="float" office:value="14427.487" calcext:value-type="float">
            <text:p>14427.487</text:p>
          </table:table-cell>
          <table:table-cell office:value-type="float" office:value="14592.663" calcext:value-type="float">
            <text:p>14592.663</text:p>
          </table:table-cell>
          <table:table-cell office:value-type="float" office:value="14600.607" calcext:value-type="float">
            <text:p>14600.607</text:p>
          </table:table-cell>
          <table:table-cell office:value-type="float" office:value="14606.139" calcext:value-type="float">
            <text:p>14606.139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22" calcext:value-type="float">
            <text:p>22</text:p>
          </table:table-cell>
          <table:table-cell office:value-type="float" office:value="12402" calcext:value-type="float">
            <text:p>12402</text:p>
          </table:table-cell>
          <table:table-cell office:value-type="float" office:value="11638.392" calcext:value-type="float">
            <text:p>11638.392</text:p>
          </table:table-cell>
          <table:table-cell office:value-type="float" office:value="11823.228" calcext:value-type="float">
            <text:p>11823.228</text:p>
          </table:table-cell>
          <table:table-cell office:value-type="float" office:value="12172.884" calcext:value-type="float">
            <text:p>12172.884</text:p>
          </table:table-cell>
          <table:table-cell office:value-type="float" office:value="12312.209" calcext:value-type="float">
            <text:p>12312.209</text:p>
          </table:table-cell>
          <table:table-cell office:value-type="float" office:value="12148.666" calcext:value-type="float">
            <text:p>12148.666</text:p>
          </table:table-cell>
          <table:table-cell office:value-type="float" office:value="11872.276" calcext:value-type="float">
            <text:p>11872.276</text:p>
          </table:table-cell>
          <table:table-cell office:value-type="float" office:value="11539.992" calcext:value-type="float">
            <text:p>11539.992</text:p>
          </table:table-cell>
          <table:table-cell office:value-type="float" office:value="11324.866" calcext:value-type="float">
            <text:p>11324.866</text:p>
          </table:table-cell>
          <table:table-cell office:value-type="float" office:value="11450.065" calcext:value-type="float">
            <text:p>11450.065</text:p>
          </table:table-cell>
          <table:table-cell office:value-type="float" office:value="11901.184" calcext:value-type="float">
            <text:p>11901.184</text:p>
          </table:table-cell>
          <table:table-cell office:value-type="float" office:value="12103.172" calcext:value-type="float">
            <text:p>12103.172</text:p>
          </table:table-cell>
          <table:table-cell office:value-type="float" office:value="12574.216" calcext:value-type="float">
            <text:p>12574.216</text:p>
          </table:table-cell>
          <table:table-cell office:value-type="float" office:value="12789.283" calcext:value-type="float">
            <text:p>12789.283</text:p>
          </table:table-cell>
          <table:table-cell office:value-type="float" office:value="13177.03" calcext:value-type="float">
            <text:p>13177.03</text:p>
          </table:table-cell>
          <table:table-cell office:value-type="float" office:value="13166.629" calcext:value-type="float">
            <text:p>13166.629</text:p>
          </table:table-cell>
          <table:table-cell office:value-type="float" office:value="13329.165" calcext:value-type="float">
            <text:p>13329.165</text:p>
          </table:table-cell>
          <table:table-cell office:value-type="float" office:value="13405.252" calcext:value-type="float">
            <text:p>13405.252</text:p>
          </table:table-cell>
          <table:table-cell office:value-type="float" office:value="13741.006" calcext:value-type="float">
            <text:p>13741.006</text:p>
          </table:table-cell>
          <table:table-cell office:value-type="float" office:value="13379.985" calcext:value-type="float">
            <text:p>13379.985</text:p>
          </table:table-cell>
          <table:table-cell office:value-type="float" office:value="13142.6" calcext:value-type="float">
            <text:p>13142.6</text:p>
          </table:table-cell>
          <table:table-cell office:value-type="float" office:value="13105.664" calcext:value-type="float">
            <text:p>13105.664</text:p>
          </table:table-cell>
          <table:table-cell office:value-type="float" office:value="13156.103" calcext:value-type="float">
            <text:p>13156.103</text:p>
          </table:table-cell>
          <table:table-cell office:value-type="float" office:value="12898.356" calcext:value-type="float">
            <text:p>12898.356</text:p>
          </table:table-cell>
          <table:table-cell office:value-type="float" office:value="13042.994" calcext:value-type="float">
            <text:p>13042.994</text:p>
          </table:table-cell>
          <table:table-cell office:value-type="float" office:value="13047.13" calcext:value-type="float">
            <text:p>13047.13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23" calcext:value-type="float">
            <text:p>23</text:p>
          </table:table-cell>
          <table:table-cell office:value-type="float" office:value="12084" calcext:value-type="float">
            <text:p>12084</text:p>
          </table:table-cell>
          <table:table-cell office:value-type="float" office:value="11296.587" calcext:value-type="float">
            <text:p>11296.587</text:p>
          </table:table-cell>
          <table:table-cell office:value-type="float" office:value="10633.664" calcext:value-type="float">
            <text:p>10633.664</text:p>
          </table:table-cell>
          <table:table-cell office:value-type="float" office:value="10778.589" calcext:value-type="float">
            <text:p>10778.589</text:p>
          </table:table-cell>
          <table:table-cell office:value-type="float" office:value="11047.648" calcext:value-type="float">
            <text:p>11047.648</text:p>
          </table:table-cell>
          <table:table-cell office:value-type="float" office:value="11120.75" calcext:value-type="float">
            <text:p>11120.75</text:p>
          </table:table-cell>
          <table:table-cell office:value-type="float" office:value="10972.998" calcext:value-type="float">
            <text:p>10972.998</text:p>
          </table:table-cell>
          <table:table-cell office:value-type="float" office:value="10708.712" calcext:value-type="float">
            <text:p>10708.712</text:p>
          </table:table-cell>
          <table:table-cell office:value-type="float" office:value="10418.959" calcext:value-type="float">
            <text:p>10418.959</text:p>
          </table:table-cell>
          <table:table-cell office:value-type="float" office:value="10228.358" calcext:value-type="float">
            <text:p>10228.358</text:p>
          </table:table-cell>
          <table:table-cell office:value-type="float" office:value="10345.894" calcext:value-type="float">
            <text:p>10345.894</text:p>
          </table:table-cell>
          <table:table-cell office:value-type="float" office:value="10735.411" calcext:value-type="float">
            <text:p>10735.411</text:p>
          </table:table-cell>
          <table:table-cell office:value-type="float" office:value="10916.222" calcext:value-type="float">
            <text:p>10916.222</text:p>
          </table:table-cell>
          <table:table-cell office:value-type="float" office:value="11335.723" calcext:value-type="float">
            <text:p>11335.723</text:p>
          </table:table-cell>
          <table:table-cell office:value-type="float" office:value="11526.227" calcext:value-type="float">
            <text:p>11526.227</text:p>
          </table:table-cell>
          <table:table-cell office:value-type="float" office:value="11872.76" calcext:value-type="float">
            <text:p>11872.76</text:p>
          </table:table-cell>
          <table:table-cell office:value-type="float" office:value="11858.469" calcext:value-type="float">
            <text:p>11858.469</text:p>
          </table:table-cell>
          <table:table-cell office:value-type="float" office:value="12006.151" calcext:value-type="float">
            <text:p>12006.151</text:p>
          </table:table-cell>
          <table:table-cell office:value-type="float" office:value="12087.039" calcext:value-type="float">
            <text:p>12087.039</text:p>
          </table:table-cell>
          <table:table-cell office:value-type="float" office:value="12379.344" calcext:value-type="float">
            <text:p>12379.344</text:p>
          </table:table-cell>
          <table:table-cell office:value-type="float" office:value="12061.744" calcext:value-type="float">
            <text:p>12061.744</text:p>
          </table:table-cell>
          <table:table-cell office:value-type="float" office:value="11854.401" calcext:value-type="float">
            <text:p>11854.401</text:p>
          </table:table-cell>
          <table:table-cell office:value-type="float" office:value="11821.791" calcext:value-type="float">
            <text:p>11821.791</text:p>
          </table:table-cell>
          <table:table-cell office:value-type="float" office:value="11864.128" calcext:value-type="float">
            <text:p>11864.128</text:p>
          </table:table-cell>
          <table:table-cell office:value-type="float" office:value="11631.214" calcext:value-type="float">
            <text:p>11631.214</text:p>
          </table:table-cell>
          <table:table-cell office:value-type="float" office:value="11759.477" calcext:value-type="float">
            <text:p>11759.477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24" calcext:value-type="float">
            <text:p>24</text:p>
          </table:table-cell>
          <table:table-cell office:value-type="float" office:value="12035" calcext:value-type="float">
            <text:p>12035</text:p>
          </table:table-cell>
          <table:table-cell office:value-type="float" office:value="11223.774" calcext:value-type="float">
            <text:p>11223.774</text:p>
          </table:table-cell>
          <table:table-cell office:value-type="float" office:value="10541.317" calcext:value-type="float">
            <text:p>10541.317</text:p>
          </table:table-cell>
          <table:table-cell office:value-type="float" office:value="9942.118" calcext:value-type="float">
            <text:p>9942.118</text:p>
          </table:table-cell>
          <table:table-cell office:value-type="float" office:value="10060.732" calcext:value-type="float">
            <text:p>10060.732</text:p>
          </table:table-cell>
          <table:table-cell office:value-type="float" office:value="10282.998" calcext:value-type="float">
            <text:p>10282.998</text:p>
          </table:table-cell>
          <table:table-cell office:value-type="float" office:value="10319.671" calcext:value-type="float">
            <text:p>10319.671</text:p>
          </table:table-cell>
          <table:table-cell office:value-type="float" office:value="10179.666" calcext:value-type="float">
            <text:p>10179.666</text:p>
          </table:table-cell>
          <table:table-cell office:value-type="float" office:value="9932.375" calcext:value-type="float">
            <text:p>9932.375</text:p>
          </table:table-cell>
          <table:table-cell office:value-type="float" office:value="9668.99" calcext:value-type="float">
            <text:p>9668.99</text:p>
          </table:table-cell>
          <table:table-cell office:value-type="float" office:value="9493.133" calcext:value-type="float">
            <text:p>9493.133</text:p>
          </table:table-cell>
          <table:table-cell office:value-type="float" office:value="9605.971" calcext:value-type="float">
            <text:p>9605.971</text:p>
          </table:table-cell>
          <table:table-cell office:value-type="float" office:value="9957.817" calcext:value-type="float">
            <text:p>9957.817</text:p>
          </table:table-cell>
          <table:table-cell office:value-type="float" office:value="10125.304" calcext:value-type="float">
            <text:p>10125.304</text:p>
          </table:table-cell>
          <table:table-cell office:value-type="float" office:value="10513.197" calcext:value-type="float">
            <text:p>10513.197</text:p>
          </table:table-cell>
          <table:table-cell office:value-type="float" office:value="10688.621" calcext:value-type="float">
            <text:p>10688.621</text:p>
          </table:table-cell>
          <table:table-cell office:value-type="float" office:value="11009.823" calcext:value-type="float">
            <text:p>11009.823</text:p>
          </table:table-cell>
          <table:table-cell office:value-type="float" office:value="10993.496" calcext:value-type="float">
            <text:p>10993.496</text:p>
          </table:table-cell>
          <table:table-cell office:value-type="float" office:value="11131.048" calcext:value-type="float">
            <text:p>11131.048</text:p>
          </table:table-cell>
          <table:table-cell office:value-type="float" office:value="11215.015" calcext:value-type="float">
            <text:p>11215.015</text:p>
          </table:table-cell>
          <table:table-cell office:value-type="float" office:value="11480.893" calcext:value-type="float">
            <text:p>11480.893</text:p>
          </table:table-cell>
          <table:table-cell office:value-type="float" office:value="11189.634" calcext:value-type="float">
            <text:p>11189.634</text:p>
          </table:table-cell>
          <table:table-cell office:value-type="float" office:value="11000.345" calcext:value-type="float">
            <text:p>11000.345</text:p>
          </table:table-cell>
          <table:table-cell office:value-type="float" office:value="10969.684" calcext:value-type="float">
            <text:p>10969.684</text:p>
          </table:table-cell>
          <table:table-cell office:value-type="float" office:value="11007.863" calcext:value-type="float">
            <text:p>11007.863</text:p>
          </table:table-cell>
          <table:table-cell office:value-type="float" office:value="10790.06" calcext:value-type="float">
            <text:p>10790.06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25" calcext:value-type="float">
            <text:p>25</text:p>
          </table:table-cell>
          <table:table-cell office:value-type="float" office:value="10592" calcext:value-type="float">
            <text:p>10592</text:p>
          </table:table-cell>
          <table:table-cell office:value-type="float" office:value="11398.654" calcext:value-type="float">
            <text:p>11398.654</text:p>
          </table:table-cell>
          <table:table-cell office:value-type="float" office:value="10657.943" calcext:value-type="float">
            <text:p>10657.943</text:p>
          </table:table-cell>
          <table:table-cell office:value-type="float" office:value="10040.362" calcext:value-type="float">
            <text:p>10040.362</text:p>
          </table:table-cell>
          <table:table-cell office:value-type="float" office:value="9478.1" calcext:value-type="float">
            <text:p>9478.1</text:p>
          </table:table-cell>
          <table:table-cell office:value-type="float" office:value="9578.982" calcext:value-type="float">
            <text:p>9578.982</text:p>
          </table:table-cell>
          <table:table-cell office:value-type="float" office:value="9771.146" calcext:value-type="float">
            <text:p>9771.146</text:p>
          </table:table-cell>
          <table:table-cell office:value-type="float" office:value="9782.623" calcext:value-type="float">
            <text:p>9782.623</text:p>
          </table:table-cell>
          <table:table-cell office:value-type="float" office:value="9653.728" calcext:value-type="float">
            <text:p>9653.728</text:p>
          </table:table-cell>
          <table:table-cell office:value-type="float" office:value="9415.992" calcext:value-type="float">
            <text:p>9415.992</text:p>
          </table:table-cell>
          <table:table-cell office:value-type="float" office:value="9169.421" calcext:value-type="float">
            <text:p>9169.421</text:p>
          </table:table-cell>
          <table:table-cell office:value-type="float" office:value="9002.95" calcext:value-type="float">
            <text:p>9002.95</text:p>
          </table:table-cell>
          <table:table-cell office:value-type="float" office:value="9112.814" calcext:value-type="float">
            <text:p>9112.814</text:p>
          </table:table-cell>
          <table:table-cell office:value-type="float" office:value="9441.459" calcext:value-type="float">
            <text:p>9441.459</text:p>
          </table:table-cell>
          <table:table-cell office:value-type="float" office:value="9600.672" calcext:value-type="float">
            <text:p>9600.672</text:p>
          </table:table-cell>
          <table:table-cell office:value-type="float" office:value="9968.519" calcext:value-type="float">
            <text:p>9968.519</text:p>
          </table:table-cell>
          <table:table-cell office:value-type="float" office:value="10133.921" calcext:value-type="float">
            <text:p>10133.921</text:p>
          </table:table-cell>
          <table:table-cell office:value-type="float" office:value="10439.931" calcext:value-type="float">
            <text:p>10439.931</text:p>
          </table:table-cell>
          <table:table-cell office:value-type="float" office:value="10421.902" calcext:value-type="float">
            <text:p>10421.902</text:p>
          </table:table-cell>
          <table:table-cell office:value-type="float" office:value="10552.955" calcext:value-type="float">
            <text:p>10552.955</text:p>
          </table:table-cell>
          <table:table-cell office:value-type="float" office:value="10638.914" calcext:value-type="float">
            <text:p>10638.914</text:p>
          </table:table-cell>
          <table:table-cell office:value-type="float" office:value="10887.799" calcext:value-type="float">
            <text:p>10887.799</text:p>
          </table:table-cell>
          <table:table-cell office:value-type="float" office:value="10613.07" calcext:value-type="float">
            <text:p>10613.07</text:p>
          </table:table-cell>
          <table:table-cell office:value-type="float" office:value="10435.299" calcext:value-type="float">
            <text:p>10435.299</text:p>
          </table:table-cell>
          <table:table-cell office:value-type="float" office:value="10405.655" calcext:value-type="float">
            <text:p>10405.655</text:p>
          </table:table-cell>
          <table:table-cell office:value-type="float" office:value="10441.271" calcext:value-type="float">
            <text:p>10441.271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26" calcext:value-type="float">
            <text:p>26</text:p>
          </table:table-cell>
          <table:table-cell office:value-type="float" office:value="9963" calcext:value-type="float">
            <text:p>9963</text:p>
          </table:table-cell>
          <table:table-cell office:value-type="float" office:value="10246.021" calcext:value-type="float">
            <text:p>10246.021</text:p>
          </table:table-cell>
          <table:table-cell office:value-type="float" office:value="10961.281" calcext:value-type="float">
            <text:p>10961.281</text:p>
          </table:table-cell>
          <table:table-cell office:value-type="float" office:value="10273.057" calcext:value-type="float">
            <text:p>10273.057</text:p>
          </table:table-cell>
          <table:table-cell office:value-type="float" office:value="9702.616" calcext:value-type="float">
            <text:p>9702.616</text:p>
          </table:table-cell>
          <table:table-cell office:value-type="float" office:value="9167.565" calcext:value-type="float">
            <text:p>9167.565</text:p>
          </table:table-cell>
          <table:table-cell office:value-type="float" office:value="9255.524" calcext:value-type="float">
            <text:p>9255.524</text:p>
          </table:table-cell>
          <table:table-cell office:value-type="float" office:value="9423.236" calcext:value-type="float">
            <text:p>9423.236</text:p>
          </table:table-cell>
          <table:table-cell office:value-type="float" office:value="9419.967" calcext:value-type="float">
            <text:p>9419.967</text:p>
          </table:table-cell>
          <table:table-cell office:value-type="float" office:value="9298.436" calcext:value-type="float">
            <text:p>9298.436</text:p>
          </table:table-cell>
          <table:table-cell office:value-type="float" office:value="9066.76" calcext:value-type="float">
            <text:p>9066.76</text:p>
          </table:table-cell>
          <table:table-cell office:value-type="float" office:value="8832.158" calcext:value-type="float">
            <text:p>8832.158</text:p>
          </table:table-cell>
          <table:table-cell office:value-type="float" office:value="8672" calcext:value-type="float">
            <text:p>8672</text:p>
          </table:table-cell>
          <table:table-cell office:value-type="float" office:value="8779.841" calcext:value-type="float">
            <text:p>8779.841</text:p>
          </table:table-cell>
          <table:table-cell office:value-type="float" office:value="9091.831" calcext:value-type="float">
            <text:p>9091.831</text:p>
          </table:table-cell>
          <table:table-cell office:value-type="float" office:value="9245.284" calcext:value-type="float">
            <text:p>9245.284</text:p>
          </table:table-cell>
          <table:table-cell office:value-type="float" office:value="9599.278" calcext:value-type="float">
            <text:p>9599.278</text:p>
          </table:table-cell>
          <table:table-cell office:value-type="float" office:value="9757.924" calcext:value-type="float">
            <text:p>9757.924</text:p>
          </table:table-cell>
          <table:table-cell office:value-type="float" office:value="10053.709" calcext:value-type="float">
            <text:p>10053.709</text:p>
          </table:table-cell>
          <table:table-cell office:value-type="float" office:value="10034.537" calcext:value-type="float">
            <text:p>10034.537</text:p>
          </table:table-cell>
          <table:table-cell office:value-type="float" office:value="10161.034" calcext:value-type="float">
            <text:p>10161.034</text:p>
          </table:table-cell>
          <table:table-cell office:value-type="float" office:value="10249.148" calcext:value-type="float">
            <text:p>10249.148</text:p>
          </table:table-cell>
          <table:table-cell office:value-type="float" office:value="10486.219" calcext:value-type="float">
            <text:p>10486.219</text:p>
          </table:table-cell>
          <table:table-cell office:value-type="float" office:value="10223.099" calcext:value-type="float">
            <text:p>10223.099</text:p>
          </table:table-cell>
          <table:table-cell office:value-type="float" office:value="10053.335" calcext:value-type="float">
            <text:p>10053.335</text:p>
          </table:table-cell>
          <table:table-cell office:value-type="float" office:value="10023.847" calcext:value-type="float">
            <text:p>10023.847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27" calcext:value-type="float">
            <text:p>27</text:p>
          </table:table-cell>
          <table:table-cell office:value-type="float" office:value="8686" calcext:value-type="float">
            <text:p>8686</text:p>
          </table:table-cell>
          <table:table-cell office:value-type="float" office:value="9742.106" calcext:value-type="float">
            <text:p>9742.106</text:p>
          </table:table-cell>
          <table:table-cell office:value-type="float" office:value="10015.988" calcext:value-type="float">
            <text:p>10015.988</text:p>
          </table:table-cell>
          <table:table-cell office:value-type="float" office:value="10657.368" calcext:value-type="float">
            <text:p>10657.368</text:p>
          </table:table-cell>
          <table:table-cell office:value-type="float" office:value="10006.952" calcext:value-type="float">
            <text:p>10006.952</text:p>
          </table:table-cell>
          <table:table-cell office:value-type="float" office:value="9472.566" calcext:value-type="float">
            <text:p>9472.566</text:p>
          </table:table-cell>
          <table:table-cell office:value-type="float" office:value="8959.354" calcext:value-type="float">
            <text:p>8959.354</text:p>
          </table:table-cell>
          <table:table-cell office:value-type="float" office:value="9035.922" calcext:value-type="float">
            <text:p>9035.922</text:p>
          </table:table-cell>
          <table:table-cell office:value-type="float" office:value="9189.049" calcext:value-type="float">
            <text:p>9189.049</text:p>
          </table:table-cell>
          <table:table-cell office:value-type="float" office:value="9172.737" calcext:value-type="float">
            <text:p>9172.737</text:p>
          </table:table-cell>
          <table:table-cell office:value-type="float" office:value="9056.804" calcext:value-type="float">
            <text:p>9056.804</text:p>
          </table:table-cell>
          <table:table-cell office:value-type="float" office:value="8828.743" calcext:value-type="float">
            <text:p>8828.743</text:p>
          </table:table-cell>
          <table:table-cell office:value-type="float" office:value="8602.49" calcext:value-type="float">
            <text:p>8602.49</text:p>
          </table:table-cell>
          <table:table-cell office:value-type="float" office:value="8446.731" calcext:value-type="float">
            <text:p>8446.731</text:p>
          </table:table-cell>
          <table:table-cell office:value-type="float" office:value="8553.715" calcext:value-type="float">
            <text:p>8553.715</text:p>
          </table:table-cell>
          <table:table-cell office:value-type="float" office:value="8853.747" calcext:value-type="float">
            <text:p>8853.747</text:p>
          </table:table-cell>
          <table:table-cell office:value-type="float" office:value="9003.398" calcext:value-type="float">
            <text:p>9003.398</text:p>
          </table:table-cell>
          <table:table-cell office:value-type="float" office:value="9348.262" calcext:value-type="float">
            <text:p>9348.262</text:p>
          </table:table-cell>
          <table:table-cell office:value-type="float" office:value="9502.389" calcext:value-type="float">
            <text:p>9502.389</text:p>
          </table:table-cell>
          <table:table-cell office:value-type="float" office:value="9791.56" calcext:value-type="float">
            <text:p>9791.56</text:p>
          </table:table-cell>
          <table:table-cell office:value-type="float" office:value="9771.213" calcext:value-type="float">
            <text:p>9771.213</text:p>
          </table:table-cell>
          <table:table-cell office:value-type="float" office:value="9894.769" calcext:value-type="float">
            <text:p>9894.769</text:p>
          </table:table-cell>
          <table:table-cell office:value-type="float" office:value="9985.365" calcext:value-type="float">
            <text:p>9985.365</text:p>
          </table:table-cell>
          <table:table-cell office:value-type="float" office:value="10214.177" calcext:value-type="float">
            <text:p>10214.177</text:p>
          </table:table-cell>
          <table:table-cell office:value-type="float" office:value="9959.071" calcext:value-type="float">
            <text:p>9959.071</text:p>
          </table:table-cell>
          <table:table-cell office:value-type="float" office:value="9794.87" calcext:value-type="float">
            <text:p>9794.87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28" calcext:value-type="float">
            <text:p>28</text:p>
          </table:table-cell>
          <table:table-cell office:value-type="float" office:value="8729" calcext:value-type="float">
            <text:p>8729</text:p>
          </table:table-cell>
          <table:table-cell office:value-type="float" office:value="8570.68" calcext:value-type="float">
            <text:p>8570.68</text:p>
          </table:table-cell>
          <table:table-cell office:value-type="float" office:value="9556.941" calcext:value-type="float">
            <text:p>9556.941</text:p>
          </table:table-cell>
          <table:table-cell office:value-type="float" office:value="9822.897" calcext:value-type="float">
            <text:p>9822.897</text:p>
          </table:table-cell>
          <table:table-cell office:value-type="float" office:value="10398.799" calcext:value-type="float">
            <text:p>10398.799</text:p>
          </table:table-cell>
          <table:table-cell office:value-type="float" office:value="9781.175" calcext:value-type="float">
            <text:p>9781.175</text:p>
          </table:table-cell>
          <table:table-cell office:value-type="float" office:value="9281.266" calcext:value-type="float">
            <text:p>9281.266</text:p>
          </table:table-cell>
          <table:table-cell office:value-type="float" office:value="8786.096" calcext:value-type="float">
            <text:p>8786.096</text:p>
          </table:table-cell>
          <table:table-cell office:value-type="float" office:value="8858.257" calcext:value-type="float">
            <text:p>8858.257</text:p>
          </table:table-cell>
          <table:table-cell office:value-type="float" office:value="8998.442" calcext:value-type="float">
            <text:p>8998.442</text:p>
          </table:table-cell>
          <table:table-cell office:value-type="float" office:value="8970.174" calcext:value-type="float">
            <text:p>8970.174</text:p>
          </table:table-cell>
          <table:table-cell office:value-type="float" office:value="8859.172" calcext:value-type="float">
            <text:p>8859.172</text:p>
          </table:table-cell>
          <table:table-cell office:value-type="float" office:value="8633.876" calcext:value-type="float">
            <text:p>8633.876</text:p>
          </table:table-cell>
          <table:table-cell office:value-type="float" office:value="8414.221" calcext:value-type="float">
            <text:p>8414.221</text:p>
          </table:table-cell>
          <table:table-cell office:value-type="float" office:value="8262.052" calcext:value-type="float">
            <text:p>8262.052</text:p>
          </table:table-cell>
          <table:table-cell office:value-type="float" office:value="8368.607" calcext:value-type="float">
            <text:p>8368.607</text:p>
          </table:table-cell>
          <table:table-cell office:value-type="float" office:value="8658.657" calcext:value-type="float">
            <text:p>8658.657</text:p>
          </table:table-cell>
          <table:table-cell office:value-type="float" office:value="8805.283" calcext:value-type="float">
            <text:p>8805.283</text:p>
          </table:table-cell>
          <table:table-cell office:value-type="float" office:value="9143.033" calcext:value-type="float">
            <text:p>9143.033</text:p>
          </table:table-cell>
          <table:table-cell office:value-type="float" office:value="9293.445" calcext:value-type="float">
            <text:p>9293.445</text:p>
          </table:table-cell>
          <table:table-cell office:value-type="float" office:value="9577.379" calcext:value-type="float">
            <text:p>9577.379</text:p>
          </table:table-cell>
          <table:table-cell office:value-type="float" office:value="9556.025" calcext:value-type="float">
            <text:p>9556.025</text:p>
          </table:table-cell>
          <table:table-cell office:value-type="float" office:value="9677.198" calcext:value-type="float">
            <text:p>9677.198</text:p>
          </table:table-cell>
          <table:table-cell office:value-type="float" office:value="9770.166" calcext:value-type="float">
            <text:p>9770.166</text:p>
          </table:table-cell>
          <table:table-cell office:value-type="float" office:value="9992.198" calcext:value-type="float">
            <text:p>9992.198</text:p>
          </table:table-cell>
          <table:table-cell office:value-type="float" office:value="9743.76" calcext:value-type="float">
            <text:p>9743.76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29" calcext:value-type="float">
            <text:p>29</text:p>
          </table:table-cell>
          <table:table-cell office:value-type="float" office:value="7881" calcext:value-type="float">
            <text:p>7881</text:p>
          </table:table-cell>
          <table:table-cell office:value-type="float" office:value="8638.64" calcext:value-type="float">
            <text:p>8638.64</text:p>
          </table:table-cell>
          <table:table-cell office:value-type="float" office:value="8483.871" calcext:value-type="float">
            <text:p>8483.871</text:p>
          </table:table-cell>
          <table:table-cell office:value-type="float" office:value="9412.979" calcext:value-type="float">
            <text:p>9412.979</text:p>
          </table:table-cell>
          <table:table-cell office:value-type="float" office:value="9671.812" calcext:value-type="float">
            <text:p>9671.812</text:p>
          </table:table-cell>
          <table:table-cell office:value-type="float" office:value="10191.011" calcext:value-type="float">
            <text:p>10191.011</text:p>
          </table:table-cell>
          <table:table-cell office:value-type="float" office:value="9602.374" calcext:value-type="float">
            <text:p>9602.374</text:p>
          </table:table-cell>
          <table:table-cell office:value-type="float" office:value="9129.177" calcext:value-type="float">
            <text:p>9129.177</text:p>
          </table:table-cell>
          <table:table-cell office:value-type="float" office:value="8652.002" calcext:value-type="float">
            <text:p>8652.002</text:p>
          </table:table-cell>
          <table:table-cell office:value-type="float" office:value="8720.24" calcext:value-type="float">
            <text:p>8720.24</text:p>
          </table:table-cell>
          <table:table-cell office:value-type="float" office:value="8849.596" calcext:value-type="float">
            <text:p>8849.596</text:p>
          </table:table-cell>
          <table:table-cell office:value-type="float" office:value="8811.366" calcext:value-type="float">
            <text:p>8811.366</text:p>
          </table:table-cell>
          <table:table-cell office:value-type="float" office:value="8703.653" calcext:value-type="float">
            <text:p>8703.653</text:p>
          </table:table-cell>
          <table:table-cell office:value-type="float" office:value="8479.933" calcext:value-type="float">
            <text:p>8479.933</text:p>
          </table:table-cell>
          <table:table-cell office:value-type="float" office:value="8265.426" calcext:value-type="float">
            <text:p>8265.426</text:p>
          </table:table-cell>
          <table:table-cell office:value-type="float" office:value="8115.603" calcext:value-type="float">
            <text:p>8115.603</text:p>
          </table:table-cell>
          <table:table-cell office:value-type="float" office:value="8222.01" calcext:value-type="float">
            <text:p>8222.01</text:p>
          </table:table-cell>
          <table:table-cell office:value-type="float" office:value="8504.572" calcext:value-type="float">
            <text:p>8504.572</text:p>
          </table:table-cell>
          <table:table-cell office:value-type="float" office:value="8649.35" calcext:value-type="float">
            <text:p>8649.35</text:p>
          </table:table-cell>
          <table:table-cell office:value-type="float" office:value="8982.033" calcext:value-type="float">
            <text:p>8982.033</text:p>
          </table:table-cell>
          <table:table-cell office:value-type="float" office:value="9130.037" calcext:value-type="float">
            <text:p>9130.037</text:p>
          </table:table-cell>
          <table:table-cell office:value-type="float" office:value="9410.476" calcext:value-type="float">
            <text:p>9410.476</text:p>
          </table:table-cell>
          <table:table-cell office:value-type="float" office:value="9388.394" calcext:value-type="float">
            <text:p>9388.394</text:p>
          </table:table-cell>
          <table:table-cell office:value-type="float" office:value="9508.167" calcext:value-type="float">
            <text:p>9508.167</text:p>
          </table:table-cell>
          <table:table-cell office:value-type="float" office:value="9603.434" calcext:value-type="float">
            <text:p>9603.434</text:p>
          </table:table-cell>
          <table:table-cell office:value-type="float" office:value="9820.677" calcext:value-type="float">
            <text:p>9820.677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30" calcext:value-type="float">
            <text:p>30</text:p>
          </table:table-cell>
          <table:table-cell office:value-type="float" office:value="7840" calcext:value-type="float">
            <text:p>7840</text:p>
          </table:table-cell>
          <table:table-cell office:value-type="float" office:value="7763.822" calcext:value-type="float">
            <text:p>7763.822</text:p>
          </table:table-cell>
          <table:table-cell office:value-type="float" office:value="8481.751" calcext:value-type="float">
            <text:p>8481.751</text:p>
          </table:table-cell>
          <table:table-cell office:value-type="float" office:value="8330.796" calcext:value-type="float">
            <text:p>8330.796</text:p>
          </table:table-cell>
          <table:table-cell office:value-type="float" office:value="9208.347" calcext:value-type="float">
            <text:p>9208.347</text:p>
          </table:table-cell>
          <table:table-cell office:value-type="float" office:value="9459.125" calcext:value-type="float">
            <text:p>9459.125</text:p>
          </table:table-cell>
          <table:table-cell office:value-type="float" office:value="9935.629" calcext:value-type="float">
            <text:p>9935.629</text:p>
          </table:table-cell>
          <table:table-cell office:value-type="float" office:value="9373.804" calcext:value-type="float">
            <text:p>9373.804</text:p>
          </table:table-cell>
          <table:table-cell office:value-type="float" office:value="8927.412" calcext:value-type="float">
            <text:p>8927.412</text:p>
          </table:table-cell>
          <table:table-cell office:value-type="float" office:value="8468.64" calcext:value-type="float">
            <text:p>8468.64</text:p>
          </table:table-cell>
          <table:table-cell office:value-type="float" office:value="8533.139" calcext:value-type="float">
            <text:p>8533.139</text:p>
          </table:table-cell>
          <table:table-cell office:value-type="float" office:value="8653.329" calcext:value-type="float">
            <text:p>8653.329</text:p>
          </table:table-cell>
          <table:table-cell office:value-type="float" office:value="8608.584" calcext:value-type="float">
            <text:p>8608.584</text:p>
          </table:table-cell>
          <table:table-cell office:value-type="float" office:value="8504.382" calcext:value-type="float">
            <text:p>8504.382</text:p>
          </table:table-cell>
          <table:table-cell office:value-type="float" office:value="8284.127" calcext:value-type="float">
            <text:p>8284.127</text:p>
          </table:table-cell>
          <table:table-cell office:value-type="float" office:value="8075.316" calcext:value-type="float">
            <text:p>8075.316</text:p>
          </table:table-cell>
          <table:table-cell office:value-type="float" office:value="7929.023" calcext:value-type="float">
            <text:p>7929.023</text:p>
          </table:table-cell>
          <table:table-cell office:value-type="float" office:value="8033.972" calcext:value-type="float">
            <text:p>8033.972</text:p>
          </table:table-cell>
          <table:table-cell office:value-type="float" office:value="8308.021" calcext:value-type="float">
            <text:p>8308.021</text:p>
          </table:table-cell>
          <table:table-cell office:value-type="float" office:value="8449.577" calcext:value-type="float">
            <text:p>8449.577</text:p>
          </table:table-cell>
          <table:table-cell office:value-type="float" office:value="8775.134" calcext:value-type="float">
            <text:p>8775.134</text:p>
          </table:table-cell>
          <table:table-cell office:value-type="float" office:value="8919.924" calcext:value-type="float">
            <text:p>8919.924</text:p>
          </table:table-cell>
          <table:table-cell office:value-type="float" office:value="9194.64" calcext:value-type="float">
            <text:p>9194.64</text:p>
          </table:table-cell>
          <table:table-cell office:value-type="float" office:value="9172.482" calcext:value-type="float">
            <text:p>9172.482</text:p>
          </table:table-cell>
          <table:table-cell office:value-type="float" office:value="9289.814" calcext:value-type="float">
            <text:p>9289.814</text:p>
          </table:table-cell>
          <table:table-cell office:value-type="float" office:value="9385.675" calcext:value-type="float">
            <text:p>9385.675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31" calcext:value-type="float">
            <text:p>31</text:p>
          </table:table-cell>
          <table:table-cell office:value-type="float" office:value="7697" calcext:value-type="float">
            <text:p>7697</text:p>
          </table:table-cell>
          <table:table-cell office:value-type="float" office:value="7725.54" calcext:value-type="float">
            <text:p>7725.54</text:p>
          </table:table-cell>
          <table:table-cell office:value-type="float" office:value="7651.966" calcext:value-type="float">
            <text:p>7651.966</text:p>
          </table:table-cell>
          <table:table-cell office:value-type="float" office:value="8334.386" calcext:value-type="float">
            <text:p>8334.386</text:p>
          </table:table-cell>
          <table:table-cell office:value-type="float" office:value="8184.862" calcext:value-type="float">
            <text:p>8184.862</text:p>
          </table:table-cell>
          <table:table-cell office:value-type="float" office:value="9014.823" calcext:value-type="float">
            <text:p>9014.823</text:p>
          </table:table-cell>
          <table:table-cell office:value-type="float" office:value="9259.769" calcext:value-type="float">
            <text:p>9259.769</text:p>
          </table:table-cell>
          <table:table-cell office:value-type="float" office:value="9697.225" calcext:value-type="float">
            <text:p>9697.225</text:p>
          </table:table-cell>
          <table:table-cell office:value-type="float" office:value="9162.389" calcext:value-type="float">
            <text:p>9162.389</text:p>
          </table:table-cell>
          <table:table-cell office:value-type="float" office:value="8739.574" calcext:value-type="float">
            <text:p>8739.574</text:p>
          </table:table-cell>
          <table:table-cell office:value-type="float" office:value="8297.133" calcext:value-type="float">
            <text:p>8297.133</text:p>
          </table:table-cell>
          <table:table-cell office:value-type="float" office:value="8358.019" calcext:value-type="float">
            <text:p>8358.019</text:p>
          </table:table-cell>
          <table:table-cell office:value-type="float" office:value="8470.028" calcext:value-type="float">
            <text:p>8470.028</text:p>
          </table:table-cell>
          <table:table-cell office:value-type="float" office:value="8419.561" calcext:value-type="float">
            <text:p>8419.561</text:p>
          </table:table-cell>
          <table:table-cell office:value-type="float" office:value="8318.335" calcext:value-type="float">
            <text:p>8318.335</text:p>
          </table:table-cell>
          <table:table-cell office:value-type="float" office:value="8101.158" calcext:value-type="float">
            <text:p>8101.158</text:p>
          </table:table-cell>
          <table:table-cell office:value-type="float" office:value="7897.384" calcext:value-type="float">
            <text:p>7897.384</text:p>
          </table:table-cell>
          <table:table-cell office:value-type="float" office:value="7754.022" calcext:value-type="float">
            <text:p>7754.022</text:p>
          </table:table-cell>
          <table:table-cell office:value-type="float" office:value="7857.81" calcext:value-type="float">
            <text:p>7857.81</text:p>
          </table:table-cell>
          <table:table-cell office:value-type="float" office:value="8124.302" calcext:value-type="float">
            <text:p>8124.302</text:p>
          </table:table-cell>
          <table:table-cell office:value-type="float" office:value="8263.23" calcext:value-type="float">
            <text:p>8263.23</text:p>
          </table:table-cell>
          <table:table-cell office:value-type="float" office:value="8582.489" calcext:value-type="float">
            <text:p>8582.489</text:p>
          </table:table-cell>
          <table:table-cell office:value-type="float" office:value="8724.602" calcext:value-type="float">
            <text:p>8724.602</text:p>
          </table:table-cell>
          <table:table-cell office:value-type="float" office:value="8994.447" calcext:value-type="float">
            <text:p>8994.447</text:p>
          </table:table-cell>
          <table:table-cell office:value-type="float" office:value="8972.404" calcext:value-type="float">
            <text:p>8972.404</text:p>
          </table:table-cell>
          <table:table-cell office:value-type="float" office:value="9087.667" calcext:value-type="float">
            <text:p>9087.667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32" calcext:value-type="float">
            <text:p>32</text:p>
          </table:table-cell>
          <table:table-cell office:value-type="float" office:value="7190" calcext:value-type="float">
            <text:p>7190</text:p>
          </table:table-cell>
          <table:table-cell office:value-type="float" office:value="7618.963" calcext:value-type="float">
            <text:p>7618.963</text:p>
          </table:table-cell>
          <table:table-cell office:value-type="float" office:value="7640.89" calcext:value-type="float">
            <text:p>7640.89</text:p>
          </table:table-cell>
          <table:table-cell office:value-type="float" office:value="7568.383" calcext:value-type="float">
            <text:p>7568.383</text:p>
          </table:table-cell>
          <table:table-cell office:value-type="float" office:value="8219.535" calcext:value-type="float">
            <text:p>8219.535</text:p>
          </table:table-cell>
          <table:table-cell office:value-type="float" office:value="8070.399" calcext:value-type="float">
            <text:p>8070.399</text:p>
          </table:table-cell>
          <table:table-cell office:value-type="float" office:value="8862.379" calcext:value-type="float">
            <text:p>8862.379</text:p>
          </table:table-cell>
          <table:table-cell office:value-type="float" office:value="9101.363" calcext:value-type="float">
            <text:p>9101.363</text:p>
          </table:table-cell>
          <table:table-cell office:value-type="float" office:value="9507.889" calcext:value-type="float">
            <text:p>9507.889</text:p>
          </table:table-cell>
          <table:table-cell office:value-type="float" office:value="8995.243" calcext:value-type="float">
            <text:p>8995.243</text:p>
          </table:table-cell>
          <table:table-cell office:value-type="float" office:value="8592.697" calcext:value-type="float">
            <text:p>8592.697</text:p>
          </table:table-cell>
          <table:table-cell office:value-type="float" office:value="8163.581" calcext:value-type="float">
            <text:p>8163.581</text:p>
          </table:table-cell>
          <table:table-cell office:value-type="float" office:value="8221.942" calcext:value-type="float">
            <text:p>8221.942</text:p>
          </table:table-cell>
          <table:table-cell office:value-type="float" office:value="8326.926" calcext:value-type="float">
            <text:p>8326.926</text:p>
          </table:table-cell>
          <table:table-cell office:value-type="float" office:value="8271.242" calcext:value-type="float">
            <text:p>8271.242</text:p>
          </table:table-cell>
          <table:table-cell office:value-type="float" office:value="8172.73" calcext:value-type="float">
            <text:p>8172.73</text:p>
          </table:table-cell>
          <table:table-cell office:value-type="float" office:value="7957.957" calcext:value-type="float">
            <text:p>7957.957</text:p>
          </table:table-cell>
          <table:table-cell office:value-type="float" office:value="7758.479" calcext:value-type="float">
            <text:p>7758.479</text:p>
          </table:table-cell>
          <table:table-cell office:value-type="float" office:value="7617.55" calcext:value-type="float">
            <text:p>7617.55</text:p>
          </table:table-cell>
          <table:table-cell office:value-type="float" office:value="7720.775" calcext:value-type="float">
            <text:p>7720.775</text:p>
          </table:table-cell>
          <table:table-cell office:value-type="float" office:value="7981.315" calcext:value-type="float">
            <text:p>7981.315</text:p>
          </table:table-cell>
          <table:table-cell office:value-type="float" office:value="8117.977" calcext:value-type="float">
            <text:p>8117.977</text:p>
          </table:table-cell>
          <table:table-cell office:value-type="float" office:value="8432.392" calcext:value-type="float">
            <text:p>8432.392</text:p>
          </table:table-cell>
          <table:table-cell office:value-type="float" office:value="8572.31" calcext:value-type="float">
            <text:p>8572.31</text:p>
          </table:table-cell>
          <table:table-cell office:value-type="float" office:value="8838.244" calcext:value-type="float">
            <text:p>8838.244</text:p>
          </table:table-cell>
          <table:table-cell office:value-type="float" office:value="8815.849" calcext:value-type="float">
            <text:p>8815.849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33" calcext:value-type="float">
            <text:p>33</text:p>
          </table:table-cell>
          <table:table-cell office:value-type="float" office:value="7017" calcext:value-type="float">
            <text:p>7017</text:p>
          </table:table-cell>
          <table:table-cell office:value-type="float" office:value="7163.319" calcext:value-type="float">
            <text:p>7163.319</text:p>
          </table:table-cell>
          <table:table-cell office:value-type="float" office:value="7578.794" calcext:value-type="float">
            <text:p>7578.794</text:p>
          </table:table-cell>
          <table:table-cell office:value-type="float" office:value="7594.713" calcext:value-type="float">
            <text:p>7594.713</text:p>
          </table:table-cell>
          <table:table-cell office:value-type="float" office:value="7524.22" calcext:value-type="float">
            <text:p>7524.22</text:p>
          </table:table-cell>
          <table:table-cell office:value-type="float" office:value="8148.442" calcext:value-type="float">
            <text:p>8148.442</text:p>
          </table:table-cell>
          <table:table-cell office:value-type="float" office:value="8000.02" calcext:value-type="float">
            <text:p>8000.02</text:p>
          </table:table-cell>
          <table:table-cell office:value-type="float" office:value="8760.437" calcext:value-type="float">
            <text:p>8760.437</text:p>
          </table:table-cell>
          <table:table-cell office:value-type="float" office:value="8997.556" calcext:value-type="float">
            <text:p>8997.556</text:p>
          </table:table-cell>
          <table:table-cell office:value-type="float" office:value="9378.394" calcext:value-type="float">
            <text:p>9378.394</text:p>
          </table:table-cell>
          <table:table-cell office:value-type="float" office:value="8883.811" calcext:value-type="float">
            <text:p>8883.811</text:p>
          </table:table-cell>
          <table:table-cell office:value-type="float" office:value="8497.307" calcext:value-type="float">
            <text:p>8497.307</text:p>
          </table:table-cell>
          <table:table-cell office:value-type="float" office:value="8078.657" calcext:value-type="float">
            <text:p>8078.657</text:p>
          </table:table-cell>
          <table:table-cell office:value-type="float" office:value="8134.543" calcext:value-type="float">
            <text:p>8134.543</text:p>
          </table:table-cell>
          <table:table-cell office:value-type="float" office:value="8233.665" calcext:value-type="float">
            <text:p>8233.665</text:p>
          </table:table-cell>
          <table:table-cell office:value-type="float" office:value="8173.303" calcext:value-type="float">
            <text:p>8173.303</text:p>
          </table:table-cell>
          <table:table-cell office:value-type="float" office:value="8076.62" calcext:value-type="float">
            <text:p>8076.62</text:p>
          </table:table-cell>
          <table:table-cell office:value-type="float" office:value="7863.175" calcext:value-type="float">
            <text:p>7863.175</text:p>
          </table:table-cell>
          <table:table-cell office:value-type="float" office:value="7666.737" calcext:value-type="float">
            <text:p>7666.737</text:p>
          </table:table-cell>
          <table:table-cell office:value-type="float" office:value="7527.185" calcext:value-type="float">
            <text:p>7527.185</text:p>
          </table:table-cell>
          <table:table-cell office:value-type="float" office:value="7630.18" calcext:value-type="float">
            <text:p>7630.18</text:p>
          </table:table-cell>
          <table:table-cell office:value-type="float" office:value="7886.387" calcext:value-type="float">
            <text:p>7886.387</text:p>
          </table:table-cell>
          <table:table-cell office:value-type="float" office:value="8021.611" calcext:value-type="float">
            <text:p>8021.611</text:p>
          </table:table-cell>
          <table:table-cell office:value-type="float" office:value="8332.889" calcext:value-type="float">
            <text:p>8332.889</text:p>
          </table:table-cell>
          <table:table-cell office:value-type="float" office:value="8471.583" calcext:value-type="float">
            <text:p>8471.583</text:p>
          </table:table-cell>
          <table:table-cell office:value-type="float" office:value="8735.124" calcext:value-type="float">
            <text:p>8735.12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34" calcext:value-type="float">
            <text:p>34</text:p>
          </table:table-cell>
          <table:table-cell office:value-type="float" office:value="7079" calcext:value-type="float">
            <text:p>7079</text:p>
          </table:table-cell>
          <table:table-cell office:value-type="float" office:value="6975.863" calcext:value-type="float">
            <text:p>6975.863</text:p>
          </table:table-cell>
          <table:table-cell office:value-type="float" office:value="7112.635" calcext:value-type="float">
            <text:p>7112.635</text:p>
          </table:table-cell>
          <table:table-cell office:value-type="float" office:value="7515.285" calcext:value-type="float">
            <text:p>7515.285</text:p>
          </table:table-cell>
          <table:table-cell office:value-type="float" office:value="7525.874" calcext:value-type="float">
            <text:p>7525.874</text:p>
          </table:table-cell>
          <table:table-cell office:value-type="float" office:value="7453.395" calcext:value-type="float">
            <text:p>7453.395</text:p>
          </table:table-cell>
          <table:table-cell office:value-type="float" office:value="8054.843" calcext:value-type="float">
            <text:p>8054.843</text:p>
          </table:table-cell>
          <table:table-cell office:value-type="float" office:value="7907.558" calcext:value-type="float">
            <text:p>7907.558</text:p>
          </table:table-cell>
          <table:table-cell office:value-type="float" office:value="8639.163" calcext:value-type="float">
            <text:p>8639.163</text:p>
          </table:table-cell>
          <table:table-cell office:value-type="float" office:value="8874.018" calcext:value-type="float">
            <text:p>8874.018</text:p>
          </table:table-cell>
          <table:table-cell office:value-type="float" office:value="9230.127" calcext:value-type="float">
            <text:p>9230.127</text:p>
          </table:table-cell>
          <table:table-cell office:value-type="float" office:value="8753.211" calcext:value-type="float">
            <text:p>8753.211</text:p>
          </table:table-cell>
          <table:table-cell office:value-type="float" office:value="8382.695" calcext:value-type="float">
            <text:p>8382.695</text:p>
          </table:table-cell>
          <table:table-cell office:value-type="float" office:value="7974.777" calcext:value-type="float">
            <text:p>7974.777</text:p>
          </table:table-cell>
          <table:table-cell office:value-type="float" office:value="8028.733" calcext:value-type="float">
            <text:p>8028.733</text:p>
          </table:table-cell>
          <table:table-cell office:value-type="float" office:value="8122.141" calcext:value-type="float">
            <text:p>8122.141</text:p>
          </table:table-cell>
          <table:table-cell office:value-type="float" office:value="8057.451" calcext:value-type="float">
            <text:p>8057.451</text:p>
          </table:table-cell>
          <table:table-cell office:value-type="float" office:value="7962.902" calcext:value-type="float">
            <text:p>7962.902</text:p>
          </table:table-cell>
          <table:table-cell office:value-type="float" office:value="7751.323" calcext:value-type="float">
            <text:p>7751.323</text:p>
          </table:table-cell>
          <table:table-cell office:value-type="float" office:value="7558.076" calcext:value-type="float">
            <text:p>7558.076</text:p>
          </table:table-cell>
          <table:table-cell office:value-type="float" office:value="7420.377" calcext:value-type="float">
            <text:p>7420.377</text:p>
          </table:table-cell>
          <table:table-cell office:value-type="float" office:value="7523.031" calcext:value-type="float">
            <text:p>7523.031</text:p>
          </table:table-cell>
          <table:table-cell office:value-type="float" office:value="7774.613" calcext:value-type="float">
            <text:p>7774.613</text:p>
          </table:table-cell>
          <table:table-cell office:value-type="float" office:value="7908.169" calcext:value-type="float">
            <text:p>7908.169</text:p>
          </table:table-cell>
          <table:table-cell office:value-type="float" office:value="8215.815" calcext:value-type="float">
            <text:p>8215.815</text:p>
          </table:table-cell>
          <table:table-cell office:value-type="float" office:value="8352.946" calcext:value-type="float">
            <text:p>8352.946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35" calcext:value-type="float">
            <text:p>35</text:p>
          </table:table-cell>
          <table:table-cell office:value-type="float" office:value="7136" calcext:value-type="float">
            <text:p>7136</text:p>
          </table:table-cell>
          <table:table-cell office:value-type="float" office:value="7000.139" calcext:value-type="float">
            <text:p>7000.139</text:p>
          </table:table-cell>
          <table:table-cell office:value-type="float" office:value="6901.087" calcext:value-type="float">
            <text:p>6901.087</text:p>
          </table:table-cell>
          <table:table-cell office:value-type="float" office:value="7030.706" calcext:value-type="float">
            <text:p>7030.706</text:p>
          </table:table-cell>
          <table:table-cell office:value-type="float" office:value="7420.604" calcext:value-type="float">
            <text:p>7420.604</text:p>
          </table:table-cell>
          <table:table-cell office:value-type="float" office:value="7425.638" calcext:value-type="float">
            <text:p>7425.638</text:p>
          </table:table-cell>
          <table:table-cell office:value-type="float" office:value="7355.41" calcext:value-type="float">
            <text:p>7355.41</text:p>
          </table:table-cell>
          <table:table-cell office:value-type="float" office:value="7935.691" calcext:value-type="float">
            <text:p>7935.691</text:p>
          </table:table-cell>
          <table:table-cell office:value-type="float" office:value="7790.998" calcext:value-type="float">
            <text:p>7790.998</text:p>
          </table:table-cell>
          <table:table-cell office:value-type="float" office:value="8497.14" calcext:value-type="float">
            <text:p>8497.14</text:p>
          </table:table-cell>
          <table:table-cell office:value-type="float" office:value="8728.869" calcext:value-type="float">
            <text:p>8728.869</text:p>
          </table:table-cell>
          <table:table-cell office:value-type="float" office:value="9064.597" calcext:value-type="float">
            <text:p>9064.597</text:p>
          </table:table-cell>
          <table:table-cell office:value-type="float" office:value="8603.136" calcext:value-type="float">
            <text:p>8603.136</text:p>
          </table:table-cell>
          <table:table-cell office:value-type="float" office:value="8246.509" calcext:value-type="float">
            <text:p>8246.509</text:p>
          </table:table-cell>
          <table:table-cell office:value-type="float" office:value="7848.447" calcext:value-type="float">
            <text:p>7848.447</text:p>
          </table:table-cell>
          <table:table-cell office:value-type="float" office:value="7900.553" calcext:value-type="float">
            <text:p>7900.553</text:p>
          </table:table-cell>
          <table:table-cell office:value-type="float" office:value="7989.399" calcext:value-type="float">
            <text:p>7989.399</text:p>
          </table:table-cell>
          <table:table-cell office:value-type="float" office:value="7921.86" calcext:value-type="float">
            <text:p>7921.86</text:p>
          </table:table-cell>
          <table:table-cell office:value-type="float" office:value="7829.569" calcext:value-type="float">
            <text:p>7829.569</text:p>
          </table:table-cell>
          <table:table-cell office:value-type="float" office:value="7620.533" calcext:value-type="float">
            <text:p>7620.533</text:p>
          </table:table-cell>
          <table:table-cell office:value-type="float" office:value="7430.88" calcext:value-type="float">
            <text:p>7430.88</text:p>
          </table:table-cell>
          <table:table-cell office:value-type="float" office:value="7295.198" calcext:value-type="float">
            <text:p>7295.198</text:p>
          </table:table-cell>
          <table:table-cell office:value-type="float" office:value="7397.351" calcext:value-type="float">
            <text:p>7397.351</text:p>
          </table:table-cell>
          <table:table-cell office:value-type="float" office:value="7644.387" calcext:value-type="float">
            <text:p>7644.387</text:p>
          </table:table-cell>
          <table:table-cell office:value-type="float" office:value="7775.846" calcext:value-type="float">
            <text:p>7775.846</text:p>
          </table:table-cell>
          <table:table-cell office:value-type="float" office:value="8079.355" calcext:value-type="float">
            <text:p>8079.355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36" calcext:value-type="float">
            <text:p>36</text:p>
          </table:table-cell>
          <table:table-cell office:value-type="float" office:value="7419" calcext:value-type="float">
            <text:p>7419</text:p>
          </table:table-cell>
          <table:table-cell office:value-type="float" office:value="7090.866" calcext:value-type="float">
            <text:p>7090.866</text:p>
          </table:table-cell>
          <table:table-cell office:value-type="float" office:value="6958.524" calcext:value-type="float">
            <text:p>6958.524</text:p>
          </table:table-cell>
          <table:table-cell office:value-type="float" office:value="6863.528" calcext:value-type="float">
            <text:p>6863.528</text:p>
          </table:table-cell>
          <table:table-cell office:value-type="float" office:value="6986.151" calcext:value-type="float">
            <text:p>6986.151</text:p>
          </table:table-cell>
          <table:table-cell office:value-type="float" office:value="7364.934" calcext:value-type="float">
            <text:p>7364.934</text:p>
          </table:table-cell>
          <table:table-cell office:value-type="float" office:value="7366.664" calcext:value-type="float">
            <text:p>7366.664</text:p>
          </table:table-cell>
          <table:table-cell office:value-type="float" office:value="7297.717" calcext:value-type="float">
            <text:p>7297.717</text:p>
          </table:table-cell>
          <table:table-cell office:value-type="float" office:value="7862.201" calcext:value-type="float">
            <text:p>7862.201</text:p>
          </table:table-cell>
          <table:table-cell office:value-type="float" office:value="7720.011" calcext:value-type="float">
            <text:p>7720.011</text:p>
          </table:table-cell>
          <table:table-cell office:value-type="float" office:value="8405.455" calcext:value-type="float">
            <text:p>8405.455</text:p>
          </table:table-cell>
          <table:table-cell office:value-type="float" office:value="8635.243" calcext:value-type="float">
            <text:p>8635.243</text:p>
          </table:table-cell>
          <table:table-cell office:value-type="float" office:value="8953.346" calcext:value-type="float">
            <text:p>8953.346</text:p>
          </table:table-cell>
          <table:table-cell office:value-type="float" office:value="8504.372" calcext:value-type="float">
            <text:p>8504.372</text:p>
          </table:table-cell>
          <table:table-cell office:value-type="float" office:value="8159.538" calcext:value-type="float">
            <text:p>8159.538</text:p>
          </table:table-cell>
          <table:table-cell office:value-type="float" office:value="7769.052" calcext:value-type="float">
            <text:p>7769.052</text:p>
          </table:table-cell>
          <table:table-cell office:value-type="float" office:value="7819.654" calcext:value-type="float">
            <text:p>7819.654</text:p>
          </table:table-cell>
          <table:table-cell office:value-type="float" office:value="7904.537" calcext:value-type="float">
            <text:p>7904.537</text:p>
          </table:table-cell>
          <table:table-cell office:value-type="float" office:value="7833.978" calcext:value-type="float">
            <text:p>7833.978</text:p>
          </table:table-cell>
          <table:table-cell office:value-type="float" office:value="7743.17" calcext:value-type="float">
            <text:p>7743.17</text:p>
          </table:table-cell>
          <table:table-cell office:value-type="float" office:value="7535.479" calcext:value-type="float">
            <text:p>7535.479</text:p>
          </table:table-cell>
          <table:table-cell office:value-type="float" office:value="7348.217" calcext:value-type="float">
            <text:p>7348.217</text:p>
          </table:table-cell>
          <table:table-cell office:value-type="float" office:value="7213.841" calcext:value-type="float">
            <text:p>7213.841</text:p>
          </table:table-cell>
          <table:table-cell office:value-type="float" office:value="7315.719" calcext:value-type="float">
            <text:p>7315.719</text:p>
          </table:table-cell>
          <table:table-cell office:value-type="float" office:value="7559.492" calcext:value-type="float">
            <text:p>7559.492</text:p>
          </table:table-cell>
          <table:table-cell office:value-type="float" office:value="7689.754" calcext:value-type="float">
            <text:p>7689.75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37" calcext:value-type="float">
            <text:p>37</text:p>
          </table:table-cell>
          <table:table-cell office:value-type="float" office:value="7157" calcext:value-type="float">
            <text:p>7157</text:p>
          </table:table-cell>
          <table:table-cell office:value-type="float" office:value="7377.531" calcext:value-type="float">
            <text:p>7377.531</text:p>
          </table:table-cell>
          <table:table-cell office:value-type="float" office:value="7061.642" calcext:value-type="float">
            <text:p>7061.642</text:p>
          </table:table-cell>
          <table:table-cell office:value-type="float" office:value="6932.487" calcext:value-type="float">
            <text:p>6932.487</text:p>
          </table:table-cell>
          <table:table-cell office:value-type="float" office:value="6839.542" calcext:value-type="float">
            <text:p>6839.542</text:p>
          </table:table-cell>
          <table:table-cell office:value-type="float" office:value="6955.968" calcext:value-type="float">
            <text:p>6955.968</text:p>
          </table:table-cell>
          <table:table-cell office:value-type="float" office:value="7326.881" calcext:value-type="float">
            <text:p>7326.881</text:p>
          </table:table-cell>
          <table:table-cell office:value-type="float" office:value="7325.33" calcext:value-type="float">
            <text:p>7325.33</text:p>
          </table:table-cell>
          <table:table-cell office:value-type="float" office:value="7258.756" calcext:value-type="float">
            <text:p>7258.756</text:p>
          </table:table-cell>
          <table:table-cell office:value-type="float" office:value="7809.632" calcext:value-type="float">
            <text:p>7809.632</text:p>
          </table:table-cell>
          <table:table-cell office:value-type="float" office:value="7669.466" calcext:value-type="float">
            <text:p>7669.466</text:p>
          </table:table-cell>
          <table:table-cell office:value-type="float" office:value="8336.962" calcext:value-type="float">
            <text:p>8336.962</text:p>
          </table:table-cell>
          <table:table-cell office:value-type="float" office:value="8565.182" calcext:value-type="float">
            <text:p>8565.182</text:p>
          </table:table-cell>
          <table:table-cell office:value-type="float" office:value="8868.102" calcext:value-type="float">
            <text:p>8868.102</text:p>
          </table:table-cell>
          <table:table-cell office:value-type="float" office:value="8429.885" calcext:value-type="float">
            <text:p>8429.885</text:p>
          </table:table-cell>
          <table:table-cell office:value-type="float" office:value="8095.011" calcext:value-type="float">
            <text:p>8095.011</text:p>
          </table:table-cell>
          <table:table-cell office:value-type="float" office:value="7711.061" calcext:value-type="float">
            <text:p>7711.061</text:p>
          </table:table-cell>
          <table:table-cell office:value-type="float" office:value="7760.213" calcext:value-type="float">
            <text:p>7760.213</text:p>
          </table:table-cell>
          <table:table-cell office:value-type="float" office:value="7841.635" calcext:value-type="float">
            <text:p>7841.635</text:p>
          </table:table-cell>
          <table:table-cell office:value-type="float" office:value="7768.548" calcext:value-type="float">
            <text:p>7768.548</text:p>
          </table:table-cell>
          <table:table-cell office:value-type="float" office:value="7679.036" calcext:value-type="float">
            <text:p>7679.036</text:p>
          </table:table-cell>
          <table:table-cell office:value-type="float" office:value="7472.47" calcext:value-type="float">
            <text:p>7472.47</text:p>
          </table:table-cell>
          <table:table-cell office:value-type="float" office:value="7287.181" calcext:value-type="float">
            <text:p>7287.181</text:p>
          </table:table-cell>
          <table:table-cell office:value-type="float" office:value="7153.861" calcext:value-type="float">
            <text:p>7153.861</text:p>
          </table:table-cell>
          <table:table-cell office:value-type="float" office:value="7255.501" calcext:value-type="float">
            <text:p>7255.501</text:p>
          </table:table-cell>
          <table:table-cell office:value-type="float" office:value="7496.504" calcext:value-type="float">
            <text:p>7496.50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38" calcext:value-type="float">
            <text:p>38</text:p>
          </table:table-cell>
          <table:table-cell office:value-type="float" office:value="6457" calcext:value-type="float">
            <text:p>6457</text:p>
          </table:table-cell>
          <table:table-cell office:value-type="float" office:value="7106.226" calcext:value-type="float">
            <text:p>7106.226</text:p>
          </table:table-cell>
          <table:table-cell office:value-type="float" office:value="7328.784" calcext:value-type="float">
            <text:p>7328.784</text:p>
          </table:table-cell>
          <table:table-cell office:value-type="float" office:value="7023.565" calcext:value-type="float">
            <text:p>7023.565</text:p>
          </table:table-cell>
          <table:table-cell office:value-type="float" office:value="6897.347" calcext:value-type="float">
            <text:p>6897.347</text:p>
          </table:table-cell>
          <table:table-cell office:value-type="float" office:value="6806.324" calcext:value-type="float">
            <text:p>6806.324</text:p>
          </table:table-cell>
          <table:table-cell office:value-type="float" office:value="6917.741" calcext:value-type="float">
            <text:p>6917.741</text:p>
          </table:table-cell>
          <table:table-cell office:value-type="float" office:value="7280.647" calcext:value-type="float">
            <text:p>7280.647</text:p>
          </table:table-cell>
          <table:table-cell office:value-type="float" office:value="7277.491" calcext:value-type="float">
            <text:p>7277.491</text:p>
          </table:table-cell>
          <table:table-cell office:value-type="float" office:value="7213.167" calcext:value-type="float">
            <text:p>7213.167</text:p>
          </table:table-cell>
          <table:table-cell office:value-type="float" office:value="7751.254" calcext:value-type="float">
            <text:p>7751.254</text:p>
          </table:table-cell>
          <table:table-cell office:value-type="float" office:value="7613.075" calcext:value-type="float">
            <text:p>7613.075</text:p>
          </table:table-cell>
          <table:table-cell office:value-type="float" office:value="8263.745" calcext:value-type="float">
            <text:p>8263.745</text:p>
          </table:table-cell>
          <table:table-cell office:value-type="float" office:value="8490.206" calcext:value-type="float">
            <text:p>8490.206</text:p>
          </table:table-cell>
          <table:table-cell office:value-type="float" office:value="8779.513" calcext:value-type="float">
            <text:p>8779.513</text:p>
          </table:table-cell>
          <table:table-cell office:value-type="float" office:value="8351.496" calcext:value-type="float">
            <text:p>8351.496</text:p>
          </table:table-cell>
          <table:table-cell office:value-type="float" office:value="8025.785" calcext:value-type="float">
            <text:p>8025.785</text:p>
          </table:table-cell>
          <table:table-cell office:value-type="float" office:value="7648.05" calcext:value-type="float">
            <text:p>7648.05</text:p>
          </table:table-cell>
          <table:table-cell office:value-type="float" office:value="7696.023" calcext:value-type="float">
            <text:p>7696.023</text:p>
          </table:table-cell>
          <table:table-cell office:value-type="float" office:value="7774.179" calcext:value-type="float">
            <text:p>7774.179</text:p>
          </table:table-cell>
          <table:table-cell office:value-type="float" office:value="7699.005" calcext:value-type="float">
            <text:p>7699.005</text:p>
          </table:table-cell>
          <table:table-cell office:value-type="float" office:value="7610.651" calcext:value-type="float">
            <text:p>7610.651</text:p>
          </table:table-cell>
          <table:table-cell office:value-type="float" office:value="7405.325" calcext:value-type="float">
            <text:p>7405.325</text:p>
          </table:table-cell>
          <table:table-cell office:value-type="float" office:value="7222.072" calcext:value-type="float">
            <text:p>7222.072</text:p>
          </table:table-cell>
          <table:table-cell office:value-type="float" office:value="7089.9" calcext:value-type="float">
            <text:p>7089.9</text:p>
          </table:table-cell>
          <table:table-cell office:value-type="float" office:value="7191.143" calcext:value-type="float">
            <text:p>7191.143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39" calcext:value-type="float">
            <text:p>39</text:p>
          </table:table-cell>
          <table:table-cell office:value-type="float" office:value="6390" calcext:value-type="float">
            <text:p>6390</text:p>
          </table:table-cell>
          <table:table-cell office:value-type="float" office:value="6429.555" calcext:value-type="float">
            <text:p>6429.555</text:p>
          </table:table-cell>
          <table:table-cell office:value-type="float" office:value="7070.834" calcext:value-type="float">
            <text:p>7070.834</text:p>
          </table:table-cell>
          <table:table-cell office:value-type="float" office:value="7295.497" calcext:value-type="float">
            <text:p>7295.497</text:p>
          </table:table-cell>
          <table:table-cell office:value-type="float" office:value="6999.399" calcext:value-type="float">
            <text:p>6999.399</text:p>
          </table:table-cell>
          <table:table-cell office:value-type="float" office:value="6874.69" calcext:value-type="float">
            <text:p>6874.69</text:p>
          </table:table-cell>
          <table:table-cell office:value-type="float" office:value="6785.408" calcext:value-type="float">
            <text:p>6785.408</text:p>
          </table:table-cell>
          <table:table-cell office:value-type="float" office:value="6892.599" calcext:value-type="float">
            <text:p>6892.599</text:p>
          </table:table-cell>
          <table:table-cell office:value-type="float" office:value="7249.892" calcext:value-type="float">
            <text:p>7249.892</text:p>
          </table:table-cell>
          <table:table-cell office:value-type="float" office:value="7244.995" calcext:value-type="float">
            <text:p>7244.995</text:p>
          </table:table-cell>
          <table:table-cell office:value-type="float" office:value="7182.994" calcext:value-type="float">
            <text:p>7182.994</text:p>
          </table:table-cell>
          <table:table-cell office:value-type="float" office:value="7710.198" calcext:value-type="float">
            <text:p>7710.198</text:p>
          </table:table-cell>
          <table:table-cell office:value-type="float" office:value="7572.999" calcext:value-type="float">
            <text:p>7572.999</text:p>
          </table:table-cell>
          <table:table-cell office:value-type="float" office:value="8209.533" calcext:value-type="float">
            <text:p>8209.533</text:p>
          </table:table-cell>
          <table:table-cell office:value-type="float" office:value="8434.718" calcext:value-type="float">
            <text:p>8434.718</text:p>
          </table:table-cell>
          <table:table-cell office:value-type="float" office:value="8712.473" calcext:value-type="float">
            <text:p>8712.473</text:p>
          </table:table-cell>
          <table:table-cell office:value-type="float" office:value="8292.656" calcext:value-type="float">
            <text:p>8292.656</text:p>
          </table:table-cell>
          <table:table-cell office:value-type="float" office:value="7974.479" calcext:value-type="float">
            <text:p>7974.479</text:p>
          </table:table-cell>
          <table:table-cell office:value-type="float" office:value="7601.875" calcext:value-type="float">
            <text:p>7601.875</text:p>
          </table:table-cell>
          <table:table-cell office:value-type="float" office:value="7648.562" calcext:value-type="float">
            <text:p>7648.562</text:p>
          </table:table-cell>
          <table:table-cell office:value-type="float" office:value="7724.272" calcext:value-type="float">
            <text:p>7724.272</text:p>
          </table:table-cell>
          <table:table-cell office:value-type="float" office:value="7647.063" calcext:value-type="float">
            <text:p>7647.063</text:p>
          </table:table-cell>
          <table:table-cell office:value-type="float" office:value="7559.568" calcext:value-type="float">
            <text:p>7559.568</text:p>
          </table:table-cell>
          <table:table-cell office:value-type="float" office:value="7355.075" calcext:value-type="float">
            <text:p>7355.075</text:p>
          </table:table-cell>
          <table:table-cell office:value-type="float" office:value="7173.538" calcext:value-type="float">
            <text:p>7173.538</text:p>
          </table:table-cell>
          <table:table-cell office:value-type="float" office:value="7042.17" calcext:value-type="float">
            <text:p>7042.17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40" calcext:value-type="float">
            <text:p>40</text:p>
          </table:table-cell>
          <table:table-cell office:value-type="float" office:value="6285" calcext:value-type="float">
            <text:p>6285</text:p>
          </table:table-cell>
          <table:table-cell office:value-type="float" office:value="6330.54" calcext:value-type="float">
            <text:p>6330.54</text:p>
          </table:table-cell>
          <table:table-cell office:value-type="float" office:value="6370.332" calcext:value-type="float">
            <text:p>6370.332</text:p>
          </table:table-cell>
          <table:table-cell office:value-type="float" office:value="7002.903" calcext:value-type="float">
            <text:p>7002.903</text:p>
          </table:table-cell>
          <table:table-cell office:value-type="float" office:value="7227.607" calcext:value-type="float">
            <text:p>7227.607</text:p>
          </table:table-cell>
          <table:table-cell office:value-type="float" office:value="6939.251" calcext:value-type="float">
            <text:p>6939.251</text:p>
          </table:table-cell>
          <table:table-cell office:value-type="float" office:value="6817.626" calcext:value-type="float">
            <text:p>6817.626</text:p>
          </table:table-cell>
          <table:table-cell office:value-type="float" office:value="6730.436" calcext:value-type="float">
            <text:p>6730.436</text:p>
          </table:table-cell>
          <table:table-cell office:value-type="float" office:value="6834.614" calcext:value-type="float">
            <text:p>6834.614</text:p>
          </table:table-cell>
          <table:table-cell office:value-type="float" office:value="7186.268" calcext:value-type="float">
            <text:p>7186.268</text:p>
          </table:table-cell>
          <table:table-cell office:value-type="float" office:value="7179.969" calcext:value-type="float">
            <text:p>7179.969</text:p>
          </table:table-cell>
          <table:table-cell office:value-type="float" office:value="7120.114" calcext:value-type="float">
            <text:p>7120.114</text:p>
          </table:table-cell>
          <table:table-cell office:value-type="float" office:value="7636.749" calcext:value-type="float">
            <text:p>7636.749</text:p>
          </table:table-cell>
          <table:table-cell office:value-type="float" office:value="7500.714" calcext:value-type="float">
            <text:p>7500.714</text:p>
          </table:table-cell>
          <table:table-cell office:value-type="float" office:value="8123.392" calcext:value-type="float">
            <text:p>8123.392</text:p>
          </table:table-cell>
          <table:table-cell office:value-type="float" office:value="8346.69" calcext:value-type="float">
            <text:p>8346.69</text:p>
          </table:table-cell>
          <table:table-cell office:value-type="float" office:value="8614.184" calcext:value-type="float">
            <text:p>8614.184</text:p>
          </table:table-cell>
          <table:table-cell office:value-type="float" office:value="8202.718" calcext:value-type="float">
            <text:p>8202.718</text:p>
          </table:table-cell>
          <table:table-cell office:value-type="float" office:value="7892.056" calcext:value-type="float">
            <text:p>7892.056</text:p>
          </table:table-cell>
          <table:table-cell office:value-type="float" office:value="7525.001" calcext:value-type="float">
            <text:p>7525.001</text:p>
          </table:table-cell>
          <table:table-cell office:value-type="float" office:value="7570.536" calcext:value-type="float">
            <text:p>7570.536</text:p>
          </table:table-cell>
          <table:table-cell office:value-type="float" office:value="7643.817" calcext:value-type="float">
            <text:p>7643.817</text:p>
          </table:table-cell>
          <table:table-cell office:value-type="float" office:value="7565.298" calcext:value-type="float">
            <text:p>7565.298</text:p>
          </table:table-cell>
          <table:table-cell office:value-type="float" office:value="7478.919" calcext:value-type="float">
            <text:p>7478.919</text:p>
          </table:table-cell>
          <table:table-cell office:value-type="float" office:value="7275.889" calcext:value-type="float">
            <text:p>7275.889</text:p>
          </table:table-cell>
          <table:table-cell office:value-type="float" office:value="7096.347" calcext:value-type="float">
            <text:p>7096.347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41" calcext:value-type="float">
            <text:p>41</text:p>
          </table:table-cell>
          <table:table-cell office:value-type="float" office:value="6446" calcext:value-type="float">
            <text:p>6446</text:p>
          </table:table-cell>
          <table:table-cell office:value-type="float" office:value="6236.453" calcext:value-type="float">
            <text:p>6236.453</text:p>
          </table:table-cell>
          <table:table-cell office:value-type="float" office:value="6275.814" calcext:value-type="float">
            <text:p>6275.814</text:p>
          </table:table-cell>
          <table:table-cell office:value-type="float" office:value="6315.959" calcext:value-type="float">
            <text:p>6315.959</text:p>
          </table:table-cell>
          <table:table-cell office:value-type="float" office:value="6940.793" calcext:value-type="float">
            <text:p>6940.793</text:p>
          </table:table-cell>
          <table:table-cell office:value-type="float" office:value="7165.156" calcext:value-type="float">
            <text:p>7165.156</text:p>
          </table:table-cell>
          <table:table-cell office:value-type="float" office:value="6884.979" calcext:value-type="float">
            <text:p>6884.979</text:p>
          </table:table-cell>
          <table:table-cell office:value-type="float" office:value="6766.245" calcext:value-type="float">
            <text:p>6766.245</text:p>
          </table:table-cell>
          <table:table-cell office:value-type="float" office:value="6681.759" calcext:value-type="float">
            <text:p>6681.759</text:p>
          </table:table-cell>
          <table:table-cell office:value-type="float" office:value="6783.192" calcext:value-type="float">
            <text:p>6783.192</text:p>
          </table:table-cell>
          <table:table-cell office:value-type="float" office:value="7129.544" calcext:value-type="float">
            <text:p>7129.544</text:p>
          </table:table-cell>
          <table:table-cell office:value-type="float" office:value="7121.948" calcext:value-type="float">
            <text:p>7121.948</text:p>
          </table:table-cell>
          <table:table-cell office:value-type="float" office:value="7064.29" calcext:value-type="float">
            <text:p>7064.29</text:p>
          </table:table-cell>
          <table:table-cell office:value-type="float" office:value="7571.218" calcext:value-type="float">
            <text:p>7571.218</text:p>
          </table:table-cell>
          <table:table-cell office:value-type="float" office:value="7436.117" calcext:value-type="float">
            <text:p>7436.117</text:p>
          </table:table-cell>
          <table:table-cell office:value-type="float" office:value="8046.109" calcext:value-type="float">
            <text:p>8046.109</text:p>
          </table:table-cell>
          <table:table-cell office:value-type="float" office:value="8267.635" calcext:value-type="float">
            <text:p>8267.635</text:p>
          </table:table-cell>
          <table:table-cell office:value-type="float" office:value="8525.986" calcext:value-type="float">
            <text:p>8525.986</text:p>
          </table:table-cell>
          <table:table-cell office:value-type="float" office:value="8122.203" calcext:value-type="float">
            <text:p>8122.203</text:p>
          </table:table-cell>
          <table:table-cell office:value-type="float" office:value="7818.134" calcext:value-type="float">
            <text:p>7818.134</text:p>
          </table:table-cell>
          <table:table-cell office:value-type="float" office:value="7456.191" calcext:value-type="float">
            <text:p>7456.191</text:p>
          </table:table-cell>
          <table:table-cell office:value-type="float" office:value="7500.52" calcext:value-type="float">
            <text:p>7500.52</text:p>
          </table:table-cell>
          <table:table-cell office:value-type="float" office:value="7571.661" calcext:value-type="float">
            <text:p>7571.661</text:p>
          </table:table-cell>
          <table:table-cell office:value-type="float" office:value="7491.994" calcext:value-type="float">
            <text:p>7491.994</text:p>
          </table:table-cell>
          <table:table-cell office:value-type="float" office:value="7406.474" calcext:value-type="float">
            <text:p>7406.474</text:p>
          </table:table-cell>
          <table:table-cell office:value-type="float" office:value="7204.763" calcext:value-type="float">
            <text:p>7204.763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42" calcext:value-type="float">
            <text:p>42</text:p>
          </table:table-cell>
          <table:table-cell office:value-type="float" office:value="6576" calcext:value-type="float">
            <text:p>6576</text:p>
          </table:table-cell>
          <table:table-cell office:value-type="float" office:value="6409.986" calcext:value-type="float">
            <text:p>6409.986</text:p>
          </table:table-cell>
          <table:table-cell office:value-type="float" office:value="6204.241" calcext:value-type="float">
            <text:p>6204.241</text:p>
          </table:table-cell>
          <table:table-cell office:value-type="float" office:value="6237.616" calcext:value-type="float">
            <text:p>6237.616</text:p>
          </table:table-cell>
          <table:table-cell office:value-type="float" office:value="6277.254" calcext:value-type="float">
            <text:p>6277.254</text:p>
          </table:table-cell>
          <table:table-cell office:value-type="float" office:value="6895.28" calcext:value-type="float">
            <text:p>6895.28</text:p>
          </table:table-cell>
          <table:table-cell office:value-type="float" office:value="7119.896" calcext:value-type="float">
            <text:p>7119.896</text:p>
          </table:table-cell>
          <table:table-cell office:value-type="float" office:value="6846.462" calcext:value-type="float">
            <text:p>6846.462</text:p>
          </table:table-cell>
          <table:table-cell office:value-type="float" office:value="6731.02" calcext:value-type="float">
            <text:p>6731.02</text:p>
          </table:table-cell>
          <table:table-cell office:value-type="float" office:value="6648.929" calcext:value-type="float">
            <text:p>6648.929</text:p>
          </table:table-cell>
          <table:table-cell office:value-type="float" office:value="6747.995" calcext:value-type="float">
            <text:p>6747.995</text:p>
          </table:table-cell>
          <table:table-cell office:value-type="float" office:value="7089.561" calcext:value-type="float">
            <text:p>7089.561</text:p>
          </table:table-cell>
          <table:table-cell office:value-type="float" office:value="7080.872" calcext:value-type="float">
            <text:p>7080.872</text:p>
          </table:table-cell>
          <table:table-cell office:value-type="float" office:value="7025.153" calcext:value-type="float">
            <text:p>7025.153</text:p>
          </table:table-cell>
          <table:table-cell office:value-type="float" office:value="7523.36" calcext:value-type="float">
            <text:p>7523.36</text:p>
          </table:table-cell>
          <table:table-cell office:value-type="float" office:value="7389.161" calcext:value-type="float">
            <text:p>7389.161</text:p>
          </table:table-cell>
          <table:table-cell office:value-type="float" office:value="7987.641" calcext:value-type="float">
            <text:p>7987.641</text:p>
          </table:table-cell>
          <table:table-cell office:value-type="float" office:value="8207.611" calcext:value-type="float">
            <text:p>8207.611</text:p>
          </table:table-cell>
          <table:table-cell office:value-type="float" office:value="8457.676" calcext:value-type="float">
            <text:p>8457.676</text:p>
          </table:table-cell>
          <table:table-cell office:value-type="float" office:value="8060.765" calcext:value-type="float">
            <text:p>8060.765</text:p>
          </table:table-cell>
          <table:table-cell office:value-type="float" office:value="7762.624" calcext:value-type="float">
            <text:p>7762.624</text:p>
          </table:table-cell>
          <table:table-cell office:value-type="float" office:value="7405.285" calcext:value-type="float">
            <text:p>7405.285</text:p>
          </table:table-cell>
          <table:table-cell office:value-type="float" office:value="7448.627" calcext:value-type="float">
            <text:p>7448.627</text:p>
          </table:table-cell>
          <table:table-cell office:value-type="float" office:value="7517.912" calcext:value-type="float">
            <text:p>7517.912</text:p>
          </table:table-cell>
          <table:table-cell office:value-type="float" office:value="7437.125" calcext:value-type="float">
            <text:p>7437.125</text:p>
          </table:table-cell>
          <table:table-cell office:value-type="float" office:value="7352.421" calcext:value-type="float">
            <text:p>7352.421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43" calcext:value-type="float">
            <text:p>43</text:p>
          </table:table-cell>
          <table:table-cell office:value-type="float" office:value="6853" calcext:value-type="float">
            <text:p>6853</text:p>
          </table:table-cell>
          <table:table-cell office:value-type="float" office:value="6534.983" calcext:value-type="float">
            <text:p>6534.983</text:p>
          </table:table-cell>
          <table:table-cell office:value-type="float" office:value="6368.412" calcext:value-type="float">
            <text:p>6368.412</text:p>
          </table:table-cell>
          <table:table-cell office:value-type="float" office:value="6166.495" calcext:value-type="float">
            <text:p>6166.495</text:p>
          </table:table-cell>
          <table:table-cell office:value-type="float" office:value="6194.141" calcext:value-type="float">
            <text:p>6194.141</text:p>
          </table:table-cell>
          <table:table-cell office:value-type="float" office:value="6233.275" calcext:value-type="float">
            <text:p>6233.275</text:p>
          </table:table-cell>
          <table:table-cell office:value-type="float" office:value="6844.828" calcext:value-type="float">
            <text:p>6844.828</text:p>
          </table:table-cell>
          <table:table-cell office:value-type="float" office:value="7069.684" calcext:value-type="float">
            <text:p>7069.684</text:p>
          </table:table-cell>
          <table:table-cell office:value-type="float" office:value="6803.527" calcext:value-type="float">
            <text:p>6803.527</text:p>
          </table:table-cell>
          <table:table-cell office:value-type="float" office:value="6691.03" calcext:value-type="float">
            <text:p>6691.03</text:p>
          </table:table-cell>
          <table:table-cell office:value-type="float" office:value="6611.229" calcext:value-type="float">
            <text:p>6611.229</text:p>
          </table:table-cell>
          <table:table-cell office:value-type="float" office:value="6707.932" calcext:value-type="float">
            <text:p>6707.932</text:p>
          </table:table-cell>
          <table:table-cell office:value-type="float" office:value="7045.205" calcext:value-type="float">
            <text:p>7045.205</text:p>
          </table:table-cell>
          <table:table-cell office:value-type="float" office:value="7035.454" calcext:value-type="float">
            <text:p>7035.454</text:p>
          </table:table-cell>
          <table:table-cell office:value-type="float" office:value="6981.543" calcext:value-type="float">
            <text:p>6981.543</text:p>
          </table:table-cell>
          <table:table-cell office:value-type="float" office:value="7471.595" calcext:value-type="float">
            <text:p>7471.595</text:p>
          </table:table-cell>
          <table:table-cell office:value-type="float" office:value="7338.307" calcext:value-type="float">
            <text:p>7338.307</text:p>
          </table:table-cell>
          <table:table-cell office:value-type="float" office:value="7926.027" calcext:value-type="float">
            <text:p>7926.027</text:p>
          </table:table-cell>
          <table:table-cell office:value-type="float" office:value="8144.509" calcext:value-type="float">
            <text:p>8144.509</text:p>
          </table:table-cell>
          <table:table-cell office:value-type="float" office:value="8386.763" calcext:value-type="float">
            <text:p>8386.763</text:p>
          </table:table-cell>
          <table:table-cell office:value-type="float" office:value="7996.467" calcext:value-type="float">
            <text:p>7996.467</text:p>
          </table:table-cell>
          <table:table-cell office:value-type="float" office:value="7704.085" calcext:value-type="float">
            <text:p>7704.085</text:p>
          </table:table-cell>
          <table:table-cell office:value-type="float" office:value="7351.182" calcext:value-type="float">
            <text:p>7351.182</text:p>
          </table:table-cell>
          <table:table-cell office:value-type="float" office:value="7393.632" calcext:value-type="float">
            <text:p>7393.632</text:p>
          </table:table-cell>
          <table:table-cell office:value-type="float" office:value="7461.104" calcext:value-type="float">
            <text:p>7461.104</text:p>
          </table:table-cell>
          <table:table-cell office:value-type="float" office:value="7379.282" calcext:value-type="float">
            <text:p>7379.282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44" calcext:value-type="float">
            <text:p>44</text:p>
          </table:table-cell>
          <table:table-cell office:value-type="float" office:value="7331" calcext:value-type="float">
            <text:p>7331</text:p>
          </table:table-cell>
          <table:table-cell office:value-type="float" office:value="6823.21" calcext:value-type="float">
            <text:p>6823.21</text:p>
          </table:table-cell>
          <table:table-cell office:value-type="float" office:value="6504.032" calcext:value-type="float">
            <text:p>6504.032</text:p>
          </table:table-cell>
          <table:table-cell office:value-type="float" office:value="6336.495" calcext:value-type="float">
            <text:p>6336.495</text:p>
          </table:table-cell>
          <table:table-cell office:value-type="float" office:value="6137.429" calcext:value-type="float">
            <text:p>6137.429</text:p>
          </table:table-cell>
          <table:table-cell office:value-type="float" office:value="6159.499" calcext:value-type="float">
            <text:p>6159.499</text:p>
          </table:table-cell>
          <table:table-cell office:value-type="float" office:value="6198.535" calcext:value-type="float">
            <text:p>6198.535</text:p>
          </table:table-cell>
          <table:table-cell office:value-type="float" office:value="6804.316" calcext:value-type="float">
            <text:p>6804.316</text:p>
          </table:table-cell>
          <table:table-cell office:value-type="float" office:value="7030.232" calcext:value-type="float">
            <text:p>7030.232</text:p>
          </table:table-cell>
          <table:table-cell office:value-type="float" office:value="6770.715" calcext:value-type="float">
            <text:p>6770.715</text:p>
          </table:table-cell>
          <table:table-cell office:value-type="float" office:value="6660.896" calcext:value-type="float">
            <text:p>6660.896</text:p>
          </table:table-cell>
          <table:table-cell office:value-type="float" office:value="6582.988" calcext:value-type="float">
            <text:p>6582.988</text:p>
          </table:table-cell>
          <table:table-cell office:value-type="float" office:value="6677.819" calcext:value-type="float">
            <text:p>6677.819</text:p>
          </table:table-cell>
          <table:table-cell office:value-type="float" office:value="7011.143" calcext:value-type="float">
            <text:p>7011.143</text:p>
          </table:table-cell>
          <table:table-cell office:value-type="float" office:value="7000.555" calcext:value-type="float">
            <text:p>7000.555</text:p>
          </table:table-cell>
          <table:table-cell office:value-type="float" office:value="6948.397" calcext:value-type="float">
            <text:p>6948.397</text:p>
          </table:table-cell>
          <table:table-cell office:value-type="float" office:value="7431.21" calcext:value-type="float">
            <text:p>7431.21</text:p>
          </table:table-cell>
          <table:table-cell office:value-type="float" office:value="7298.479" calcext:value-type="float">
            <text:p>7298.479</text:p>
          </table:table-cell>
          <table:table-cell office:value-type="float" office:value="7876.772" calcext:value-type="float">
            <text:p>7876.772</text:p>
          </table:table-cell>
          <table:table-cell office:value-type="float" office:value="8094.065" calcext:value-type="float">
            <text:p>8094.065</text:p>
          </table:table-cell>
          <table:table-cell office:value-type="float" office:value="8329.523" calcext:value-type="float">
            <text:p>8329.523</text:p>
          </table:table-cell>
          <table:table-cell office:value-type="float" office:value="7944.801" calcext:value-type="float">
            <text:p>7944.801</text:p>
          </table:table-cell>
          <table:table-cell office:value-type="float" office:value="7657.395" calcext:value-type="float">
            <text:p>7657.395</text:p>
          </table:table-cell>
          <table:table-cell office:value-type="float" office:value="7308.287" calcext:value-type="float">
            <text:p>7308.287</text:p>
          </table:table-cell>
          <table:table-cell office:value-type="float" office:value="7349.865" calcext:value-type="float">
            <text:p>7349.865</text:p>
          </table:table-cell>
          <table:table-cell office:value-type="float" office:value="7415.828" calcext:value-type="float">
            <text:p>7415.828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45" calcext:value-type="float">
            <text:p>45</text:p>
          </table:table-cell>
          <table:table-cell office:value-type="float" office:value="7639" calcext:value-type="float">
            <text:p>7639</text:p>
          </table:table-cell>
          <table:table-cell office:value-type="float" office:value="7300.083" calcext:value-type="float">
            <text:p>7300.083</text:p>
          </table:table-cell>
          <table:table-cell office:value-type="float" office:value="6797.846" calcext:value-type="float">
            <text:p>6797.846</text:p>
          </table:table-cell>
          <table:table-cell office:value-type="float" office:value="6477.971" calcext:value-type="float">
            <text:p>6477.971</text:p>
          </table:table-cell>
          <table:table-cell office:value-type="float" office:value="6310.01" calcext:value-type="float">
            <text:p>6310.01</text:p>
          </table:table-cell>
          <table:table-cell office:value-type="float" office:value="6111.581" calcext:value-type="float">
            <text:p>6111.581</text:p>
          </table:table-cell>
          <table:table-cell office:value-type="float" office:value="6129.858" calcext:value-type="float">
            <text:p>6129.858</text:p>
          </table:table-cell>
          <table:table-cell office:value-type="float" office:value="6168.825" calcext:value-type="float">
            <text:p>6168.825</text:p>
          </table:table-cell>
          <table:table-cell office:value-type="float" office:value="6769.507" calcext:value-type="float">
            <text:p>6769.507</text:p>
          </table:table-cell>
          <table:table-cell office:value-type="float" office:value="6996.287" calcext:value-type="float">
            <text:p>6996.287</text:p>
          </table:table-cell>
          <table:table-cell office:value-type="float" office:value="6742.379" calcext:value-type="float">
            <text:p>6742.379</text:p>
          </table:table-cell>
          <table:table-cell office:value-type="float" office:value="6635.007" calcext:value-type="float">
            <text:p>6635.007</text:p>
          </table:table-cell>
          <table:table-cell office:value-type="float" office:value="6558.704" calcext:value-type="float">
            <text:p>6558.704</text:p>
          </table:table-cell>
          <table:table-cell office:value-type="float" office:value="6651.815" calcext:value-type="float">
            <text:p>6651.815</text:p>
          </table:table-cell>
          <table:table-cell office:value-type="float" office:value="6981.72" calcext:value-type="float">
            <text:p>6981.72</text:p>
          </table:table-cell>
          <table:table-cell office:value-type="float" office:value="6970.363" calcext:value-type="float">
            <text:p>6970.363</text:p>
          </table:table-cell>
          <table:table-cell office:value-type="float" office:value="6919.516" calcext:value-type="float">
            <text:p>6919.516</text:p>
          </table:table-cell>
          <table:table-cell office:value-type="float" office:value="7395.964" calcext:value-type="float">
            <text:p>7395.964</text:p>
          </table:table-cell>
          <table:table-cell office:value-type="float" office:value="7263.942" calcext:value-type="float">
            <text:p>7263.942</text:p>
          </table:table-cell>
          <table:table-cell office:value-type="float" office:value="7833.814" calcext:value-type="float">
            <text:p>7833.814</text:p>
          </table:table-cell>
          <table:table-cell office:value-type="float" office:value="8050.012" calcext:value-type="float">
            <text:p>8050.012</text:p>
          </table:table-cell>
          <table:table-cell office:value-type="float" office:value="8279.264" calcext:value-type="float">
            <text:p>8279.264</text:p>
          </table:table-cell>
          <table:table-cell office:value-type="float" office:value="7899.613" calcext:value-type="float">
            <text:p>7899.613</text:p>
          </table:table-cell>
          <table:table-cell office:value-type="float" office:value="7616.845" calcext:value-type="float">
            <text:p>7616.845</text:p>
          </table:table-cell>
          <table:table-cell office:value-type="float" office:value="7271.25" calcext:value-type="float">
            <text:p>7271.25</text:p>
          </table:table-cell>
          <table:table-cell office:value-type="float" office:value="7312.19" calcext:value-type="float">
            <text:p>7312.19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46" calcext:value-type="float">
            <text:p>46</text:p>
          </table:table-cell>
          <table:table-cell office:value-type="float" office:value="7746" calcext:value-type="float">
            <text:p>7746</text:p>
          </table:table-cell>
          <table:table-cell office:value-type="float" office:value="7614.336" calcext:value-type="float">
            <text:p>7614.336</text:p>
          </table:table-cell>
          <table:table-cell office:value-type="float" office:value="7277.043" calcext:value-type="float">
            <text:p>7277.043</text:p>
          </table:table-cell>
          <table:table-cell office:value-type="float" office:value="6780.268" calcext:value-type="float">
            <text:p>6780.268</text:p>
          </table:table-cell>
          <table:table-cell office:value-type="float" office:value="6458.316" calcext:value-type="float">
            <text:p>6458.316</text:p>
          </table:table-cell>
          <table:table-cell office:value-type="float" office:value="6289.465" calcext:value-type="float">
            <text:p>6289.465</text:p>
          </table:table-cell>
          <table:table-cell office:value-type="float" office:value="6092.953" calcext:value-type="float">
            <text:p>6092.953</text:p>
          </table:table-cell>
          <table:table-cell office:value-type="float" office:value="6106.89" calcext:value-type="float">
            <text:p>6106.89</text:p>
          </table:table-cell>
          <table:table-cell office:value-type="float" office:value="6146.715" calcext:value-type="float">
            <text:p>6146.715</text:p>
          </table:table-cell>
          <table:table-cell office:value-type="float" office:value="6742.067" calcext:value-type="float">
            <text:p>6742.067</text:p>
          </table:table-cell>
          <table:table-cell office:value-type="float" office:value="6969.679" calcext:value-type="float">
            <text:p>6969.679</text:p>
          </table:table-cell>
          <table:table-cell office:value-type="float" office:value="6721.084" calcext:value-type="float">
            <text:p>6721.084</text:p>
          </table:table-cell>
          <table:table-cell office:value-type="float" office:value="6615.797" calcext:value-type="float">
            <text:p>6615.797</text:p>
          </table:table-cell>
          <table:table-cell office:value-type="float" office:value="6541.253" calcext:value-type="float">
            <text:p>6541.253</text:p>
          </table:table-cell>
          <table:table-cell office:value-type="float" office:value="6632.535" calcext:value-type="float">
            <text:p>6632.535</text:p>
          </table:table-cell>
          <table:table-cell office:value-type="float" office:value="6959.421" calcext:value-type="float">
            <text:p>6959.421</text:p>
          </table:table-cell>
          <table:table-cell office:value-type="float" office:value="6947.609" calcext:value-type="float">
            <text:p>6947.609</text:p>
          </table:table-cell>
          <table:table-cell office:value-type="float" office:value="6897.725" calcext:value-type="float">
            <text:p>6897.725</text:p>
          </table:table-cell>
          <table:table-cell office:value-type="float" office:value="7368.243" calcext:value-type="float">
            <text:p>7368.243</text:p>
          </table:table-cell>
          <table:table-cell office:value-type="float" office:value="7237.389" calcext:value-type="float">
            <text:p>7237.389</text:p>
          </table:table-cell>
          <table:table-cell office:value-type="float" office:value="7799.303" calcext:value-type="float">
            <text:p>7799.303</text:p>
          </table:table-cell>
          <table:table-cell office:value-type="float" office:value="8014.393" calcext:value-type="float">
            <text:p>8014.393</text:p>
          </table:table-cell>
          <table:table-cell office:value-type="float" office:value="8237.693" calcext:value-type="float">
            <text:p>8237.693</text:p>
          </table:table-cell>
          <table:table-cell office:value-type="float" office:value="7863.06" calcext:value-type="float">
            <text:p>7863.06</text:p>
          </table:table-cell>
          <table:table-cell office:value-type="float" office:value="7584.921" calcext:value-type="float">
            <text:p>7584.921</text:p>
          </table:table-cell>
          <table:table-cell office:value-type="float" office:value="7242.741" calcext:value-type="float">
            <text:p>7242.741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47" calcext:value-type="float">
            <text:p>47</text:p>
          </table:table-cell>
          <table:table-cell office:value-type="float" office:value="7732" calcext:value-type="float">
            <text:p>7732</text:p>
          </table:table-cell>
          <table:table-cell office:value-type="float" office:value="7706.039" calcext:value-type="float">
            <text:p>7706.039</text:p>
          </table:table-cell>
          <table:table-cell office:value-type="float" office:value="7582.007" calcext:value-type="float">
            <text:p>7582.007</text:p>
          </table:table-cell>
          <table:table-cell office:value-type="float" office:value="7245.281" calcext:value-type="float">
            <text:p>7245.281</text:p>
          </table:table-cell>
          <table:table-cell office:value-type="float" office:value="6752.411" calcext:value-type="float">
            <text:p>6752.411</text:p>
          </table:table-cell>
          <table:table-cell office:value-type="float" office:value="6427.182" calcext:value-type="float">
            <text:p>6427.182</text:p>
          </table:table-cell>
          <table:table-cell office:value-type="float" office:value="6258.523" calcext:value-type="float">
            <text:p>6258.523</text:p>
          </table:table-cell>
          <table:table-cell office:value-type="float" office:value="6064.315" calcext:value-type="float">
            <text:p>6064.315</text:p>
          </table:table-cell>
          <table:table-cell office:value-type="float" office:value="6074.932" calcext:value-type="float">
            <text:p>6074.932</text:p>
          </table:table-cell>
          <table:table-cell office:value-type="float" office:value="6115.232" calcext:value-type="float">
            <text:p>6115.232</text:p>
          </table:table-cell>
          <table:table-cell office:value-type="float" office:value="6705.718" calcext:value-type="float">
            <text:p>6705.718</text:p>
          </table:table-cell>
          <table:table-cell office:value-type="float" office:value="6933.949" calcext:value-type="float">
            <text:p>6933.949</text:p>
          </table:table-cell>
          <table:table-cell office:value-type="float" office:value="6690.667" calcext:value-type="float">
            <text:p>6690.667</text:p>
          </table:table-cell>
          <table:table-cell office:value-type="float" office:value="6587.465" calcext:value-type="float">
            <text:p>6587.465</text:p>
          </table:table-cell>
          <table:table-cell office:value-type="float" office:value="6514.672" calcext:value-type="float">
            <text:p>6514.672</text:p>
          </table:table-cell>
          <table:table-cell office:value-type="float" office:value="6604.195" calcext:value-type="float">
            <text:p>6604.195</text:p>
          </table:table-cell>
          <table:table-cell office:value-type="float" office:value="6927.994" calcext:value-type="float">
            <text:p>6927.994</text:p>
          </table:table-cell>
          <table:table-cell office:value-type="float" office:value="6915.677" calcext:value-type="float">
            <text:p>6915.677</text:p>
          </table:table-cell>
          <table:table-cell office:value-type="float" office:value="6866.829" calcext:value-type="float">
            <text:p>6866.829</text:p>
          </table:table-cell>
          <table:table-cell office:value-type="float" office:value="7331.539" calcext:value-type="float">
            <text:p>7331.539</text:p>
          </table:table-cell>
          <table:table-cell office:value-type="float" office:value="7201.615" calcext:value-type="float">
            <text:p>7201.615</text:p>
          </table:table-cell>
          <table:table-cell office:value-type="float" office:value="7755.679" calcext:value-type="float">
            <text:p>7755.679</text:p>
          </table:table-cell>
          <table:table-cell office:value-type="float" office:value="7969.633" calcext:value-type="float">
            <text:p>7969.633</text:p>
          </table:table-cell>
          <table:table-cell office:value-type="float" office:value="8187.209" calcext:value-type="float">
            <text:p>8187.209</text:p>
          </table:table-cell>
          <table:table-cell office:value-type="float" office:value="7817.559" calcext:value-type="float">
            <text:p>7817.559</text:p>
          </table:table-cell>
          <table:table-cell office:value-type="float" office:value="7543.736" calcext:value-type="float">
            <text:p>7543.736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48" calcext:value-type="float">
            <text:p>48</text:p>
          </table:table-cell>
          <table:table-cell office:value-type="float" office:value="7728" calcext:value-type="float">
            <text:p>7728</text:p>
          </table:table-cell>
          <table:table-cell office:value-type="float" office:value="7683.421" calcext:value-type="float">
            <text:p>7683.421</text:p>
          </table:table-cell>
          <table:table-cell office:value-type="float" office:value="7655.607" calcext:value-type="float">
            <text:p>7655.607</text:p>
          </table:table-cell>
          <table:table-cell office:value-type="float" office:value="7537.287" calcext:value-type="float">
            <text:p>7537.287</text:p>
          </table:table-cell>
          <table:table-cell office:value-type="float" office:value="7202.717" calcext:value-type="float">
            <text:p>7202.717</text:p>
          </table:table-cell>
          <table:table-cell office:value-type="float" office:value="6714.755" calcext:value-type="float">
            <text:p>6714.755</text:p>
          </table:table-cell>
          <table:table-cell office:value-type="float" office:value="6389.569" calcext:value-type="float">
            <text:p>6389.569</text:p>
          </table:table-cell>
          <table:table-cell office:value-type="float" office:value="6220.892" calcext:value-type="float">
            <text:p>6220.892</text:p>
          </table:table-cell>
          <table:table-cell office:value-type="float" office:value="6029.741" calcext:value-type="float">
            <text:p>6029.741</text:p>
          </table:table-cell>
          <table:table-cell office:value-type="float" office:value="6037.472" calcext:value-type="float">
            <text:p>6037.472</text:p>
          </table:table-cell>
          <table:table-cell office:value-type="float" office:value="6078.327" calcext:value-type="float">
            <text:p>6078.327</text:p>
          </table:table-cell>
          <table:table-cell office:value-type="float" office:value="6663.374" calcext:value-type="float">
            <text:p>6663.374</text:p>
          </table:table-cell>
          <table:table-cell office:value-type="float" office:value="6891.901" calcext:value-type="float">
            <text:p>6891.901</text:p>
          </table:table-cell>
          <table:table-cell office:value-type="float" office:value="6653.78" calcext:value-type="float">
            <text:p>6653.78</text:p>
          </table:table-cell>
          <table:table-cell office:value-type="float" office:value="6552.672" calcext:value-type="float">
            <text:p>6552.672</text:p>
          </table:table-cell>
          <table:table-cell office:value-type="float" office:value="6481.469" calcext:value-type="float">
            <text:p>6481.469</text:p>
          </table:table-cell>
          <table:table-cell office:value-type="float" office:value="6569.383" calcext:value-type="float">
            <text:p>6569.383</text:p>
          </table:table-cell>
          <table:table-cell office:value-type="float" office:value="6889.851" calcext:value-type="float">
            <text:p>6889.851</text:p>
          </table:table-cell>
          <table:table-cell office:value-type="float" office:value="6877.051" calcext:value-type="float">
            <text:p>6877.051</text:p>
          </table:table-cell>
          <table:table-cell office:value-type="float" office:value="6829.303" calcext:value-type="float">
            <text:p>6829.303</text:p>
          </table:table-cell>
          <table:table-cell office:value-type="float" office:value="7287.963" calcext:value-type="float">
            <text:p>7287.963</text:p>
          </table:table-cell>
          <table:table-cell office:value-type="float" office:value="7159.027" calcext:value-type="float">
            <text:p>7159.027</text:p>
          </table:table-cell>
          <table:table-cell office:value-type="float" office:value="7705.072" calcext:value-type="float">
            <text:p>7705.072</text:p>
          </table:table-cell>
          <table:table-cell office:value-type="float" office:value="7917.739" calcext:value-type="float">
            <text:p>7917.739</text:p>
          </table:table-cell>
          <table:table-cell office:value-type="float" office:value="8129.635" calcext:value-type="float">
            <text:p>8129.635</text:p>
          </table:table-cell>
          <table:table-cell office:value-type="float" office:value="7764.982" calcext:value-type="float">
            <text:p>7764.982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49" calcext:value-type="float">
            <text:p>49</text:p>
          </table:table-cell>
          <table:table-cell office:value-type="float" office:value="7575" calcext:value-type="float">
            <text:p>7575</text:p>
          </table:table-cell>
          <table:table-cell office:value-type="float" office:value="7679.608" calcext:value-type="float">
            <text:p>7679.608</text:p>
          </table:table-cell>
          <table:table-cell office:value-type="float" office:value="7635.912" calcext:value-type="float">
            <text:p>7635.912</text:p>
          </table:table-cell>
          <table:table-cell office:value-type="float" office:value="7605.597" calcext:value-type="float">
            <text:p>7605.597</text:p>
          </table:table-cell>
          <table:table-cell office:value-type="float" office:value="7492.138" calcext:value-type="float">
            <text:p>7492.138</text:p>
          </table:table-cell>
          <table:table-cell office:value-type="float" office:value="7159.172" calcext:value-type="float">
            <text:p>7159.172</text:p>
          </table:table-cell>
          <table:table-cell office:value-type="float" office:value="6676.865" calcext:value-type="float">
            <text:p>6676.865</text:p>
          </table:table-cell>
          <table:table-cell office:value-type="float" office:value="6351.905" calcext:value-type="float">
            <text:p>6351.905</text:p>
          </table:table-cell>
          <table:table-cell office:value-type="float" office:value="6184.013" calcext:value-type="float">
            <text:p>6184.013</text:p>
          </table:table-cell>
          <table:table-cell office:value-type="float" office:value="5995.592" calcext:value-type="float">
            <text:p>5995.592</text:p>
          </table:table-cell>
          <table:table-cell office:value-type="float" office:value="6000.565" calcext:value-type="float">
            <text:p>6000.565</text:p>
          </table:table-cell>
          <table:table-cell office:value-type="float" office:value="6042.167" calcext:value-type="float">
            <text:p>6042.167</text:p>
          </table:table-cell>
          <table:table-cell office:value-type="float" office:value="6621.72" calcext:value-type="float">
            <text:p>6621.72</text:p>
          </table:table-cell>
          <table:table-cell office:value-type="float" office:value="6850.431" calcext:value-type="float">
            <text:p>6850.431</text:p>
          </table:table-cell>
          <table:table-cell office:value-type="float" office:value="6617.325" calcext:value-type="float">
            <text:p>6617.325</text:p>
          </table:table-cell>
          <table:table-cell office:value-type="float" office:value="6518.218" calcext:value-type="float">
            <text:p>6518.218</text:p>
          </table:table-cell>
          <table:table-cell office:value-type="float" office:value="6448.681" calcext:value-type="float">
            <text:p>6448.681</text:p>
          </table:table-cell>
          <table:table-cell office:value-type="float" office:value="6534.878" calcext:value-type="float">
            <text:p>6534.878</text:p>
          </table:table-cell>
          <table:table-cell office:value-type="float" office:value="6852.197" calcext:value-type="float">
            <text:p>6852.197</text:p>
          </table:table-cell>
          <table:table-cell office:value-type="float" office:value="6839.095" calcext:value-type="float">
            <text:p>6839.095</text:p>
          </table:table-cell>
          <table:table-cell office:value-type="float" office:value="6792.275" calcext:value-type="float">
            <text:p>6792.275</text:p>
          </table:table-cell>
          <table:table-cell office:value-type="float" office:value="7245.009" calcext:value-type="float">
            <text:p>7245.009</text:p>
          </table:table-cell>
          <table:table-cell office:value-type="float" office:value="7117.336" calcext:value-type="float">
            <text:p>7117.336</text:p>
          </table:table-cell>
          <table:table-cell office:value-type="float" office:value="7655.487" calcext:value-type="float">
            <text:p>7655.487</text:p>
          </table:table-cell>
          <table:table-cell office:value-type="float" office:value="7866.834" calcext:value-type="float">
            <text:p>7866.834</text:p>
          </table:table-cell>
          <table:table-cell office:value-type="float" office:value="8073.234" calcext:value-type="float">
            <text:p>8073.23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50" calcext:value-type="float">
            <text:p>50</text:p>
          </table:table-cell>
          <table:table-cell office:value-type="float" office:value="7402" calcext:value-type="float">
            <text:p>7402</text:p>
          </table:table-cell>
          <table:table-cell office:value-type="float" office:value="7526.012" calcext:value-type="float">
            <text:p>7526.012</text:p>
          </table:table-cell>
          <table:table-cell office:value-type="float" office:value="7626.962" calcext:value-type="float">
            <text:p>7626.962</text:p>
          </table:table-cell>
          <table:table-cell office:value-type="float" office:value="7583.856" calcext:value-type="float">
            <text:p>7583.856</text:p>
          </table:table-cell>
          <table:table-cell office:value-type="float" office:value="7552.156" calcext:value-type="float">
            <text:p>7552.156</text:p>
          </table:table-cell>
          <table:table-cell office:value-type="float" office:value="7441.214" calcext:value-type="float">
            <text:p>7441.214</text:p>
          </table:table-cell>
          <table:table-cell office:value-type="float" office:value="7110.439" calcext:value-type="float">
            <text:p>7110.439</text:p>
          </table:table-cell>
          <table:table-cell office:value-type="float" office:value="6633.013" calcext:value-type="float">
            <text:p>6633.013</text:p>
          </table:table-cell>
          <table:table-cell office:value-type="float" office:value="6309.439" calcext:value-type="float">
            <text:p>6309.439</text:p>
          </table:table-cell>
          <table:table-cell office:value-type="float" office:value="6142.474" calcext:value-type="float">
            <text:p>6142.474</text:p>
          </table:table-cell>
          <table:table-cell office:value-type="float" office:value="5956.498" calcext:value-type="float">
            <text:p>5956.498</text:p>
          </table:table-cell>
          <table:table-cell office:value-type="float" office:value="5958.868" calcext:value-type="float">
            <text:p>5958.868</text:p>
          </table:table-cell>
          <table:table-cell office:value-type="float" office:value="6000.98" calcext:value-type="float">
            <text:p>6000.98</text:p>
          </table:table-cell>
          <table:table-cell office:value-type="float" office:value="6575.154" calcext:value-type="float">
            <text:p>6575.154</text:p>
          </table:table-cell>
          <table:table-cell office:value-type="float" office:value="6803.802" calcext:value-type="float">
            <text:p>6803.802</text:p>
          </table:table-cell>
          <table:table-cell office:value-type="float" office:value="6575.368" calcext:value-type="float">
            <text:p>6575.368</text:p>
          </table:table-cell>
          <table:table-cell office:value-type="float" office:value="6478.001" calcext:value-type="float">
            <text:p>6478.001</text:p>
          </table:table-cell>
          <table:table-cell office:value-type="float" office:value="6410.197" calcext:value-type="float">
            <text:p>6410.197</text:p>
          </table:table-cell>
          <table:table-cell office:value-type="float" office:value="6494.761" calcext:value-type="float">
            <text:p>6494.761</text:p>
          </table:table-cell>
          <table:table-cell office:value-type="float" office:value="6808.767" calcext:value-type="float">
            <text:p>6808.767</text:p>
          </table:table-cell>
          <table:table-cell office:value-type="float" office:value="6795.551" calcext:value-type="float">
            <text:p>6795.551</text:p>
          </table:table-cell>
          <table:table-cell office:value-type="float" office:value="6749.689" calcext:value-type="float">
            <text:p>6749.689</text:p>
          </table:table-cell>
          <table:table-cell office:value-type="float" office:value="7196.546" calcext:value-type="float">
            <text:p>7196.546</text:p>
          </table:table-cell>
          <table:table-cell office:value-type="float" office:value="7070.124" calcext:value-type="float">
            <text:p>7070.124</text:p>
          </table:table-cell>
          <table:table-cell office:value-type="float" office:value="7600.623" calcext:value-type="float">
            <text:p>7600.623</text:p>
          </table:table-cell>
          <table:table-cell office:value-type="float" office:value="7810.502" calcext:value-type="float">
            <text:p>7810.502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51" calcext:value-type="float">
            <text:p>51</text:p>
          </table:table-cell>
          <table:table-cell office:value-type="float" office:value="7180" calcext:value-type="float">
            <text:p>7180</text:p>
          </table:table-cell>
          <table:table-cell office:value-type="float" office:value="7363.632" calcext:value-type="float">
            <text:p>7363.632</text:p>
          </table:table-cell>
          <table:table-cell office:value-type="float" office:value="7486.009" calcext:value-type="float">
            <text:p>7486.009</text:p>
          </table:table-cell>
          <table:table-cell office:value-type="float" office:value="7583.912" calcext:value-type="float">
            <text:p>7583.912</text:p>
          </table:table-cell>
          <table:table-cell office:value-type="float" office:value="7541.303" calcext:value-type="float">
            <text:p>7541.303</text:p>
          </table:table-cell>
          <table:table-cell office:value-type="float" office:value="7507.01" calcext:value-type="float">
            <text:p>7507.01</text:p>
          </table:table-cell>
          <table:table-cell office:value-type="float" office:value="7400.518" calcext:value-type="float">
            <text:p>7400.518</text:p>
          </table:table-cell>
          <table:table-cell office:value-type="float" office:value="7071.424" calcext:value-type="float">
            <text:p>7071.424</text:p>
          </table:table-cell>
          <table:table-cell office:value-type="float" office:value="6599.287" calcext:value-type="float">
            <text:p>6599.287</text:p>
          </table:table-cell>
          <table:table-cell office:value-type="float" office:value="6276.623" calcext:value-type="float">
            <text:p>6276.623</text:p>
          </table:table-cell>
          <table:table-cell office:value-type="float" office:value="6110.113" calcext:value-type="float">
            <text:p>6110.113</text:p>
          </table:table-cell>
          <table:table-cell office:value-type="float" office:value="5926.928" calcext:value-type="float">
            <text:p>5926.928</text:p>
          </table:table-cell>
          <table:table-cell office:value-type="float" office:value="5926.972" calcext:value-type="float">
            <text:p>5926.972</text:p>
          </table:table-cell>
          <table:table-cell office:value-type="float" office:value="5969.236" calcext:value-type="float">
            <text:p>5969.236</text:p>
          </table:table-cell>
          <table:table-cell office:value-type="float" office:value="6538.883" calcext:value-type="float">
            <text:p>6538.883</text:p>
          </table:table-cell>
          <table:table-cell office:value-type="float" office:value="6767.378" calcext:value-type="float">
            <text:p>6767.378</text:p>
          </table:table-cell>
          <table:table-cell office:value-type="float" office:value="6543.388" calcext:value-type="float">
            <text:p>6543.388</text:p>
          </table:table-cell>
          <table:table-cell office:value-type="float" office:value="6447.801" calcext:value-type="float">
            <text:p>6447.801</text:p>
          </table:table-cell>
          <table:table-cell office:value-type="float" office:value="6381.357" calcext:value-type="float">
            <text:p>6381.357</text:p>
          </table:table-cell>
          <table:table-cell office:value-type="float" office:value="6464.744" calcext:value-type="float">
            <text:p>6464.744</text:p>
          </table:table-cell>
          <table:table-cell office:value-type="float" office:value="6775.503" calcext:value-type="float">
            <text:p>6775.503</text:p>
          </table:table-cell>
          <table:table-cell office:value-type="float" office:value="6761.948" calcext:value-type="float">
            <text:p>6761.948</text:p>
          </table:table-cell>
          <table:table-cell office:value-type="float" office:value="6717.457" calcext:value-type="float">
            <text:p>6717.457</text:p>
          </table:table-cell>
          <table:table-cell office:value-type="float" office:value="7158.8" calcext:value-type="float">
            <text:p>7158.8</text:p>
          </table:table-cell>
          <table:table-cell office:value-type="float" office:value="7032.994" calcext:value-type="float">
            <text:p>7032.994</text:p>
          </table:table-cell>
          <table:table-cell office:value-type="float" office:value="7556.52" calcext:value-type="float">
            <text:p>7556.52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52" calcext:value-type="float">
            <text:p>52</text:p>
          </table:table-cell>
          <table:table-cell office:value-type="float" office:value="7002" calcext:value-type="float">
            <text:p>7002</text:p>
          </table:table-cell>
          <table:table-cell office:value-type="float" office:value="7142.186" calcext:value-type="float">
            <text:p>7142.186</text:p>
          </table:table-cell>
          <table:table-cell office:value-type="float" office:value="7321.89" calcext:value-type="float">
            <text:p>7321.89</text:p>
          </table:table-cell>
          <table:table-cell office:value-type="float" office:value="7442.221" calcext:value-type="float">
            <text:p>7442.221</text:p>
          </table:table-cell>
          <table:table-cell office:value-type="float" office:value="7535.802" calcext:value-type="float">
            <text:p>7535.802</text:p>
          </table:table-cell>
          <table:table-cell office:value-type="float" office:value="7494.019" calcext:value-type="float">
            <text:p>7494.019</text:p>
          </table:table-cell>
          <table:table-cell office:value-type="float" office:value="7459.207" calcext:value-type="float">
            <text:p>7459.207</text:p>
          </table:table-cell>
          <table:table-cell office:value-type="float" office:value="7356.523" calcext:value-type="float">
            <text:p>7356.523</text:p>
          </table:table-cell>
          <table:table-cell office:value-type="float" office:value="7029.72" calcext:value-type="float">
            <text:p>7029.72</text:p>
          </table:table-cell>
          <table:table-cell office:value-type="float" office:value="6562.343" calcext:value-type="float">
            <text:p>6562.343</text:p>
          </table:table-cell>
          <table:table-cell office:value-type="float" office:value="6241.028" calcext:value-type="float">
            <text:p>6241.028</text:p>
          </table:table-cell>
          <table:table-cell office:value-type="float" office:value="6075.481" calcext:value-type="float">
            <text:p>6075.481</text:p>
          </table:table-cell>
          <table:table-cell office:value-type="float" office:value="5894.431" calcext:value-type="float">
            <text:p>5894.431</text:p>
          </table:table-cell>
          <table:table-cell office:value-type="float" office:value="5892.113" calcext:value-type="float">
            <text:p>5892.113</text:p>
          </table:table-cell>
          <table:table-cell office:value-type="float" office:value="5935.062" calcext:value-type="float">
            <text:p>5935.062</text:p>
          </table:table-cell>
          <table:table-cell office:value-type="float" office:value="6500.141" calcext:value-type="float">
            <text:p>6500.141</text:p>
          </table:table-cell>
          <table:table-cell office:value-type="float" office:value="6728.66" calcext:value-type="float">
            <text:p>6728.66</text:p>
          </table:table-cell>
          <table:table-cell office:value-type="float" office:value="6508.828" calcext:value-type="float">
            <text:p>6508.828</text:p>
          </table:table-cell>
          <table:table-cell office:value-type="float" office:value="6414.643" calcext:value-type="float">
            <text:p>6414.643</text:p>
          </table:table-cell>
          <table:table-cell office:value-type="float" office:value="6349.811" calcext:value-type="float">
            <text:p>6349.811</text:p>
          </table:table-cell>
          <table:table-cell office:value-type="float" office:value="6431.788" calcext:value-type="float">
            <text:p>6431.788</text:p>
          </table:table-cell>
          <table:table-cell office:value-type="float" office:value="6739.747" calcext:value-type="float">
            <text:p>6739.747</text:p>
          </table:table-cell>
          <table:table-cell office:value-type="float" office:value="6726.14" calcext:value-type="float">
            <text:p>6726.14</text:p>
          </table:table-cell>
          <table:table-cell office:value-type="float" office:value="6682.478" calcext:value-type="float">
            <text:p>6682.478</text:p>
          </table:table-cell>
          <table:table-cell office:value-type="float" office:value="7118.841" calcext:value-type="float">
            <text:p>7118.841</text:p>
          </table:table-cell>
          <table:table-cell office:value-type="float" office:value="6994.104" calcext:value-type="float">
            <text:p>6994.10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53" calcext:value-type="float">
            <text:p>53</text:p>
          </table:table-cell>
          <table:table-cell office:value-type="float" office:value="7041" calcext:value-type="float">
            <text:p>7041</text:p>
          </table:table-cell>
          <table:table-cell office:value-type="float" office:value="6952.749" calcext:value-type="float">
            <text:p>6952.749</text:p>
          </table:table-cell>
          <table:table-cell office:value-type="float" office:value="7090.86" calcext:value-type="float">
            <text:p>7090.86</text:p>
          </table:table-cell>
          <table:table-cell office:value-type="float" office:value="7268.364" calcext:value-type="float">
            <text:p>7268.364</text:p>
          </table:table-cell>
          <table:table-cell office:value-type="float" office:value="7387.243" calcext:value-type="float">
            <text:p>7387.243</text:p>
          </table:table-cell>
          <table:table-cell office:value-type="float" office:value="7478.308" calcext:value-type="float">
            <text:p>7478.308</text:p>
          </table:table-cell>
          <table:table-cell office:value-type="float" office:value="7435.685" calcext:value-type="float">
            <text:p>7435.685</text:p>
          </table:table-cell>
          <table:table-cell office:value-type="float" office:value="7400.042" calcext:value-type="float">
            <text:p>7400.042</text:p>
          </table:table-cell>
          <table:table-cell office:value-type="float" office:value="7302.038" calcext:value-type="float">
            <text:p>7302.038</text:p>
          </table:table-cell>
          <table:table-cell office:value-type="float" office:value="6978.04" calcext:value-type="float">
            <text:p>6978.04</text:p>
          </table:table-cell>
          <table:table-cell office:value-type="float" office:value="6515.865" calcext:value-type="float">
            <text:p>6515.865</text:p>
          </table:table-cell>
          <table:table-cell office:value-type="float" office:value="6196.026" calcext:value-type="float">
            <text:p>6196.026</text:p>
          </table:table-cell>
          <table:table-cell office:value-type="float" office:value="6031.677" calcext:value-type="float">
            <text:p>6031.677</text:p>
          </table:table-cell>
          <table:table-cell office:value-type="float" office:value="5852.878" calcext:value-type="float">
            <text:p>5852.878</text:p>
          </table:table-cell>
          <table:table-cell office:value-type="float" office:value="5848.475" calcext:value-type="float">
            <text:p>5848.475</text:p>
          </table:table-cell>
          <table:table-cell office:value-type="float" office:value="5891.985" calcext:value-type="float">
            <text:p>5891.985</text:p>
          </table:table-cell>
          <table:table-cell office:value-type="float" office:value="6452.055" calcext:value-type="float">
            <text:p>6452.055</text:p>
          </table:table-cell>
          <table:table-cell office:value-type="float" office:value="6680.407" calcext:value-type="float">
            <text:p>6680.407</text:p>
          </table:table-cell>
          <table:table-cell office:value-type="float" office:value="6464.785" calcext:value-type="float">
            <text:p>6464.785</text:p>
          </table:table-cell>
          <table:table-cell office:value-type="float" office:value="6372.118" calcext:value-type="float">
            <text:p>6372.118</text:p>
          </table:table-cell>
          <table:table-cell office:value-type="float" office:value="6308.9" calcext:value-type="float">
            <text:p>6308.9</text:p>
          </table:table-cell>
          <table:table-cell office:value-type="float" office:value="6389.525" calcext:value-type="float">
            <text:p>6389.525</text:p>
          </table:table-cell>
          <table:table-cell office:value-type="float" office:value="6694.354" calcext:value-type="float">
            <text:p>6694.354</text:p>
          </table:table-cell>
          <table:table-cell office:value-type="float" office:value="6680.795" calcext:value-type="float">
            <text:p>6680.795</text:p>
          </table:table-cell>
          <table:table-cell office:value-type="float" office:value="6638.062" calcext:value-type="float">
            <text:p>6638.062</text:p>
          </table:table-cell>
          <table:table-cell office:value-type="float" office:value="7069.118" calcext:value-type="float">
            <text:p>7069.118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54" calcext:value-type="float">
            <text:p>54</text:p>
          </table:table-cell>
          <table:table-cell office:value-type="float" office:value="6977" calcext:value-type="float">
            <text:p>6977</text:p>
          </table:table-cell>
          <table:table-cell office:value-type="float" office:value="7002.719" calcext:value-type="float">
            <text:p>7002.719</text:p>
          </table:table-cell>
          <table:table-cell office:value-type="float" office:value="6918.985" calcext:value-type="float">
            <text:p>6918.985</text:p>
          </table:table-cell>
          <table:table-cell office:value-type="float" office:value="7054.736" calcext:value-type="float">
            <text:p>7054.736</text:p>
          </table:table-cell>
          <table:table-cell office:value-type="float" office:value="7228.374" calcext:value-type="float">
            <text:p>7228.374</text:p>
          </table:table-cell>
          <table:table-cell office:value-type="float" office:value="7342.854" calcext:value-type="float">
            <text:p>7342.854</text:p>
          </table:table-cell>
          <table:table-cell office:value-type="float" office:value="7432.25" calcext:value-type="float">
            <text:p>7432.25</text:p>
          </table:table-cell>
          <table:table-cell office:value-type="float" office:value="7390.003" calcext:value-type="float">
            <text:p>7390.003</text:p>
          </table:table-cell>
          <table:table-cell office:value-type="float" office:value="7353.43" calcext:value-type="float">
            <text:p>7353.43</text:p>
          </table:table-cell>
          <table:table-cell office:value-type="float" office:value="7259.615" calcext:value-type="float">
            <text:p>7259.615</text:p>
          </table:table-cell>
          <table:table-cell office:value-type="float" office:value="6937.842" calcext:value-type="float">
            <text:p>6937.842</text:p>
          </table:table-cell>
          <table:table-cell office:value-type="float" office:value="6480.642" calcext:value-type="float">
            <text:p>6480.642</text:p>
          </table:table-cell>
          <table:table-cell office:value-type="float" office:value="6162.139" calcext:value-type="float">
            <text:p>6162.139</text:p>
          </table:table-cell>
          <table:table-cell office:value-type="float" office:value="5998.802" calcext:value-type="float">
            <text:p>5998.802</text:p>
          </table:table-cell>
          <table:table-cell office:value-type="float" office:value="5822.192" calcext:value-type="float">
            <text:p>5822.192</text:p>
          </table:table-cell>
          <table:table-cell office:value-type="float" office:value="5815.672" calcext:value-type="float">
            <text:p>5815.672</text:p>
          </table:table-cell>
          <table:table-cell office:value-type="float" office:value="5859.797" calcext:value-type="float">
            <text:p>5859.797</text:p>
          </table:table-cell>
          <table:table-cell office:value-type="float" office:value="6415.235" calcext:value-type="float">
            <text:p>6415.235</text:p>
          </table:table-cell>
          <table:table-cell office:value-type="float" office:value="6643.335" calcext:value-type="float">
            <text:p>6643.335</text:p>
          </table:table-cell>
          <table:table-cell office:value-type="float" office:value="6431.536" calcext:value-type="float">
            <text:p>6431.536</text:p>
          </table:table-cell>
          <table:table-cell office:value-type="float" office:value="6340.191" calcext:value-type="float">
            <text:p>6340.191</text:p>
          </table:table-cell>
          <table:table-cell office:value-type="float" office:value="6278.571" calcext:value-type="float">
            <text:p>6278.571</text:p>
          </table:table-cell>
          <table:table-cell office:value-type="float" office:value="6357.75" calcext:value-type="float">
            <text:p>6357.75</text:p>
          </table:table-cell>
          <table:table-cell office:value-type="float" office:value="6659.959" calcext:value-type="float">
            <text:p>6659.959</text:p>
          </table:table-cell>
          <table:table-cell office:value-type="float" office:value="6646.229" calcext:value-type="float">
            <text:p>6646.229</text:p>
          </table:table-cell>
          <table:table-cell office:value-type="float" office:value="6604.296" calcext:value-type="float">
            <text:p>6604.296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55" calcext:value-type="float">
            <text:p>55</text:p>
          </table:table-cell>
          <table:table-cell office:value-type="float" office:value="6644" calcext:value-type="float">
            <text:p>6644</text:p>
          </table:table-cell>
          <table:table-cell office:value-type="float" office:value="6919.887" calcext:value-type="float">
            <text:p>6919.887</text:p>
          </table:table-cell>
          <table:table-cell office:value-type="float" office:value="6946.123" calcext:value-type="float">
            <text:p>6946.123</text:p>
          </table:table-cell>
          <table:table-cell office:value-type="float" office:value="6864.415" calcext:value-type="float">
            <text:p>6864.415</text:p>
          </table:table-cell>
          <table:table-cell office:value-type="float" office:value="6999.476" calcext:value-type="float">
            <text:p>6999.476</text:p>
          </table:table-cell>
          <table:table-cell office:value-type="float" office:value="7169.546" calcext:value-type="float">
            <text:p>7169.546</text:p>
          </table:table-cell>
          <table:table-cell office:value-type="float" office:value="7282.377" calcext:value-type="float">
            <text:p>7282.377</text:p>
          </table:table-cell>
          <table:table-cell office:value-type="float" office:value="7368.87" calcext:value-type="float">
            <text:p>7368.87</text:p>
          </table:table-cell>
          <table:table-cell office:value-type="float" office:value="7327.441" calcext:value-type="float">
            <text:p>7327.441</text:p>
          </table:table-cell>
          <table:table-cell office:value-type="float" office:value="7290.812" calcext:value-type="float">
            <text:p>7290.812</text:p>
          </table:table-cell>
          <table:table-cell office:value-type="float" office:value="7201.094" calcext:value-type="float">
            <text:p>7201.094</text:p>
          </table:table-cell>
          <table:table-cell office:value-type="float" office:value="6882.367" calcext:value-type="float">
            <text:p>6882.367</text:p>
          </table:table-cell>
          <table:table-cell office:value-type="float" office:value="6430.876" calcext:value-type="float">
            <text:p>6430.876</text:p>
          </table:table-cell>
          <table:table-cell office:value-type="float" office:value="6114.58" calcext:value-type="float">
            <text:p>6114.58</text:p>
          </table:table-cell>
          <table:table-cell office:value-type="float" office:value="5952.513" calcext:value-type="float">
            <text:p>5952.513</text:p>
          </table:table-cell>
          <table:table-cell office:value-type="float" office:value="5778.433" calcext:value-type="float">
            <text:p>5778.433</text:p>
          </table:table-cell>
          <table:table-cell office:value-type="float" office:value="5770.328" calcext:value-type="float">
            <text:p>5770.328</text:p>
          </table:table-cell>
          <table:table-cell office:value-type="float" office:value="5814.894" calcext:value-type="float">
            <text:p>5814.894</text:p>
          </table:table-cell>
          <table:table-cell office:value-type="float" office:value="6364.95" calcext:value-type="float">
            <text:p>6364.95</text:p>
          </table:table-cell>
          <table:table-cell office:value-type="float" office:value="6592.216" calcext:value-type="float">
            <text:p>6592.216</text:p>
          </table:table-cell>
          <table:table-cell office:value-type="float" office:value="6384.675" calcext:value-type="float">
            <text:p>6384.675</text:p>
          </table:table-cell>
          <table:table-cell office:value-type="float" office:value="6294.751" calcext:value-type="float">
            <text:p>6294.751</text:p>
          </table:table-cell>
          <table:table-cell office:value-type="float" office:value="6234.529" calcext:value-type="float">
            <text:p>6234.529</text:p>
          </table:table-cell>
          <table:table-cell office:value-type="float" office:value="6312.476" calcext:value-type="float">
            <text:p>6312.476</text:p>
          </table:table-cell>
          <table:table-cell office:value-type="float" office:value="6611.479" calcext:value-type="float">
            <text:p>6611.479</text:p>
          </table:table-cell>
          <table:table-cell office:value-type="float" office:value="6597.651" calcext:value-type="float">
            <text:p>6597.651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56" calcext:value-type="float">
            <text:p>56</text:p>
          </table:table-cell>
          <table:table-cell office:value-type="float" office:value="6463" calcext:value-type="float">
            <text:p>6463</text:p>
          </table:table-cell>
          <table:table-cell office:value-type="float" office:value="6591.01" calcext:value-type="float">
            <text:p>6591.01</text:p>
          </table:table-cell>
          <table:table-cell office:value-type="float" office:value="6864.936" calcext:value-type="float">
            <text:p>6864.936</text:p>
          </table:table-cell>
          <table:table-cell office:value-type="float" office:value="6891.855" calcext:value-type="float">
            <text:p>6891.855</text:p>
          </table:table-cell>
          <table:table-cell office:value-type="float" office:value="6813.954" calcext:value-type="float">
            <text:p>6813.954</text:p>
          </table:table-cell>
          <table:table-cell office:value-type="float" office:value="6947.449" calcext:value-type="float">
            <text:p>6947.449</text:p>
          </table:table-cell>
          <table:table-cell office:value-type="float" office:value="7113.859" calcext:value-type="float">
            <text:p>7113.859</text:p>
          </table:table-cell>
          <table:table-cell office:value-type="float" office:value="7224.516" calcext:value-type="float">
            <text:p>7224.516</text:p>
          </table:table-cell>
          <table:table-cell office:value-type="float" office:value="7308.99" calcext:value-type="float">
            <text:p>7308.99</text:p>
          </table:table-cell>
          <table:table-cell office:value-type="float" office:value="7268.612" calcext:value-type="float">
            <text:p>7268.612</text:p>
          </table:table-cell>
          <table:table-cell office:value-type="float" office:value="7231.685" calcext:value-type="float">
            <text:p>7231.685</text:p>
          </table:table-cell>
          <table:table-cell office:value-type="float" office:value="7145.818" calcext:value-type="float">
            <text:p>7145.818</text:p>
          </table:table-cell>
          <table:table-cell office:value-type="float" office:value="6830.466" calcext:value-type="float">
            <text:p>6830.466</text:p>
          </table:table-cell>
          <table:table-cell office:value-type="float" office:value="6384.636" calcext:value-type="float">
            <text:p>6384.636</text:p>
          </table:table-cell>
          <table:table-cell office:value-type="float" office:value="6070.68" calcext:value-type="float">
            <text:p>6070.68</text:p>
          </table:table-cell>
          <table:table-cell office:value-type="float" office:value="5909.884" calcext:value-type="float">
            <text:p>5909.884</text:p>
          </table:table-cell>
          <table:table-cell office:value-type="float" office:value="5738.306" calcext:value-type="float">
            <text:p>5738.306</text:p>
          </table:table-cell>
          <table:table-cell office:value-type="float" office:value="5728.816" calcext:value-type="float">
            <text:p>5728.816</text:p>
          </table:table-cell>
          <table:table-cell office:value-type="float" office:value="5773.699" calcext:value-type="float">
            <text:p>5773.699</text:p>
          </table:table-cell>
          <table:table-cell office:value-type="float" office:value="6318.391" calcext:value-type="float">
            <text:p>6318.391</text:p>
          </table:table-cell>
          <table:table-cell office:value-type="float" office:value="6545.03" calcext:value-type="float">
            <text:p>6545.03</text:p>
          </table:table-cell>
          <table:table-cell office:value-type="float" office:value="6341.782" calcext:value-type="float">
            <text:p>6341.782</text:p>
          </table:table-cell>
          <table:table-cell office:value-type="float" office:value="6253.42" calcext:value-type="float">
            <text:p>6253.42</text:p>
          </table:table-cell>
          <table:table-cell office:value-type="float" office:value="6194.777" calcext:value-type="float">
            <text:p>6194.777</text:p>
          </table:table-cell>
          <table:table-cell office:value-type="float" office:value="6271.383" calcext:value-type="float">
            <text:p>6271.383</text:p>
          </table:table-cell>
          <table:table-cell office:value-type="float" office:value="6567.275" calcext:value-type="float">
            <text:p>6567.275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57" calcext:value-type="float">
            <text:p>57</text:p>
          </table:table-cell>
          <table:table-cell office:value-type="float" office:value="6181" calcext:value-type="float">
            <text:p>6181</text:p>
          </table:table-cell>
          <table:table-cell office:value-type="float" office:value="6406.608" calcext:value-type="float">
            <text:p>6406.608</text:p>
          </table:table-cell>
          <table:table-cell office:value-type="float" office:value="6535.51" calcext:value-type="float">
            <text:p>6535.51</text:p>
          </table:table-cell>
          <table:table-cell office:value-type="float" office:value="6806.962" calcext:value-type="float">
            <text:p>6806.962</text:p>
          </table:table-cell>
          <table:table-cell office:value-type="float" office:value="6834.394" calcext:value-type="float">
            <text:p>6834.394</text:p>
          </table:table-cell>
          <table:table-cell office:value-type="float" office:value="6756.276" calcext:value-type="float">
            <text:p>6756.276</text:p>
          </table:table-cell>
          <table:table-cell office:value-type="float" office:value="6889.818" calcext:value-type="float">
            <text:p>6889.818</text:p>
          </table:table-cell>
          <table:table-cell office:value-type="float" office:value="7053.136" calcext:value-type="float">
            <text:p>7053.136</text:p>
          </table:table-cell>
          <table:table-cell office:value-type="float" office:value="7162.158" calcext:value-type="float">
            <text:p>7162.158</text:p>
          </table:table-cell>
          <table:table-cell office:value-type="float" office:value="7244.485" calcext:value-type="float">
            <text:p>7244.485</text:p>
          </table:table-cell>
          <table:table-cell office:value-type="float" office:value="7204.842" calcext:value-type="float">
            <text:p>7204.842</text:p>
          </table:table-cell>
          <table:table-cell office:value-type="float" office:value="7167.909" calcext:value-type="float">
            <text:p>7167.909</text:p>
          </table:table-cell>
          <table:table-cell office:value-type="float" office:value="7085.649" calcext:value-type="float">
            <text:p>7085.649</text:p>
          </table:table-cell>
          <table:table-cell office:value-type="float" office:value="6773.37" calcext:value-type="float">
            <text:p>6773.37</text:p>
          </table:table-cell>
          <table:table-cell office:value-type="float" office:value="6332.864" calcext:value-type="float">
            <text:p>6332.864</text:p>
          </table:table-cell>
          <table:table-cell office:value-type="float" office:value="6021.274" calcext:value-type="float">
            <text:p>6021.274</text:p>
          </table:table-cell>
          <table:table-cell office:value-type="float" office:value="5861.896" calcext:value-type="float">
            <text:p>5861.896</text:p>
          </table:table-cell>
          <table:table-cell office:value-type="float" office:value="5692.614" calcext:value-type="float">
            <text:p>5692.614</text:p>
          </table:table-cell>
          <table:table-cell office:value-type="float" office:value="5681.895" calcext:value-type="float">
            <text:p>5681.895</text:p>
          </table:table-cell>
          <table:table-cell office:value-type="float" office:value="5727.198" calcext:value-type="float">
            <text:p>5727.198</text:p>
          </table:table-cell>
          <table:table-cell office:value-type="float" office:value="6266.825" calcext:value-type="float">
            <text:p>6266.825</text:p>
          </table:table-cell>
          <table:table-cell office:value-type="float" office:value="6492.604" calcext:value-type="float">
            <text:p>6492.604</text:p>
          </table:table-cell>
          <table:table-cell office:value-type="float" office:value="6293.178" calcext:value-type="float">
            <text:p>6293.178</text:p>
          </table:table-cell>
          <table:table-cell office:value-type="float" office:value="6206.2" calcext:value-type="float">
            <text:p>6206.2</text:p>
          </table:table-cell>
          <table:table-cell office:value-type="float" office:value="6149.017" calcext:value-type="float">
            <text:p>6149.017</text:p>
          </table:table-cell>
          <table:table-cell office:value-type="float" office:value="6224.356" calcext:value-type="float">
            <text:p>6224.356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58" calcext:value-type="float">
            <text:p>58</text:p>
          </table:table-cell>
          <table:table-cell office:value-type="float" office:value="6049" calcext:value-type="float">
            <text:p>6049</text:p>
          </table:table-cell>
          <table:table-cell office:value-type="float" office:value="6123.477" calcext:value-type="float">
            <text:p>6123.477</text:p>
          </table:table-cell>
          <table:table-cell office:value-type="float" office:value="6346.014" calcext:value-type="float">
            <text:p>6346.014</text:p>
          </table:table-cell>
          <table:table-cell office:value-type="float" office:value="6473.659" calcext:value-type="float">
            <text:p>6473.659</text:p>
          </table:table-cell>
          <table:table-cell office:value-type="float" office:value="6742.049" calcext:value-type="float">
            <text:p>6742.049</text:p>
          </table:table-cell>
          <table:table-cell office:value-type="float" office:value="6770.563" calcext:value-type="float">
            <text:p>6770.563</text:p>
          </table:table-cell>
          <table:table-cell office:value-type="float" office:value="6695.415" calcext:value-type="float">
            <text:p>6695.415</text:p>
          </table:table-cell>
          <table:table-cell office:value-type="float" office:value="6827.141" calcext:value-type="float">
            <text:p>6827.141</text:p>
          </table:table-cell>
          <table:table-cell office:value-type="float" office:value="6987.564" calcext:value-type="float">
            <text:p>6987.564</text:p>
          </table:table-cell>
          <table:table-cell office:value-type="float" office:value="7095.068" calcext:value-type="float">
            <text:p>7095.068</text:p>
          </table:table-cell>
          <table:table-cell office:value-type="float" office:value="7175.39" calcext:value-type="float">
            <text:p>7175.39</text:p>
          </table:table-cell>
          <table:table-cell office:value-type="float" office:value="7136.75" calcext:value-type="float">
            <text:p>7136.75</text:p>
          </table:table-cell>
          <table:table-cell office:value-type="float" office:value="7099.751" calcext:value-type="float">
            <text:p>7099.751</text:p>
          </table:table-cell>
          <table:table-cell office:value-type="float" office:value="7021.238" calcext:value-type="float">
            <text:p>7021.238</text:p>
          </table:table-cell>
          <table:table-cell office:value-type="float" office:value="6712.212" calcext:value-type="float">
            <text:p>6712.212</text:p>
          </table:table-cell>
          <table:table-cell office:value-type="float" office:value="6277.394" calcext:value-type="float">
            <text:p>6277.394</text:p>
          </table:table-cell>
          <table:table-cell office:value-type="float" office:value="5968.04" calcext:value-type="float">
            <text:p>5968.04</text:p>
          </table:table-cell>
          <table:table-cell office:value-type="float" office:value="5809.88" calcext:value-type="float">
            <text:p>5809.88</text:p>
          </table:table-cell>
          <table:table-cell office:value-type="float" office:value="5643.214" calcext:value-type="float">
            <text:p>5643.214</text:p>
          </table:table-cell>
          <table:table-cell office:value-type="float" office:value="5631.162" calcext:value-type="float">
            <text:p>5631.162</text:p>
          </table:table-cell>
          <table:table-cell office:value-type="float" office:value="5676.711" calcext:value-type="float">
            <text:p>5676.711</text:p>
          </table:table-cell>
          <table:table-cell office:value-type="float" office:value="6211.045" calcext:value-type="float">
            <text:p>6211.045</text:p>
          </table:table-cell>
          <table:table-cell office:value-type="float" office:value="6436.023" calcext:value-type="float">
            <text:p>6436.023</text:p>
          </table:table-cell>
          <table:table-cell office:value-type="float" office:value="6240.842" calcext:value-type="float">
            <text:p>6240.842</text:p>
          </table:table-cell>
          <table:table-cell office:value-type="float" office:value="6155.444" calcext:value-type="float">
            <text:p>6155.444</text:p>
          </table:table-cell>
          <table:table-cell office:value-type="float" office:value="6099.743" calcext:value-type="float">
            <text:p>6099.743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59" calcext:value-type="float">
            <text:p>59</text:p>
          </table:table-cell>
          <table:table-cell office:value-type="float" office:value="5854" calcext:value-type="float">
            <text:p>5854</text:p>
          </table:table-cell>
          <table:table-cell office:value-type="float" office:value="5996.669" calcext:value-type="float">
            <text:p>5996.669</text:p>
          </table:table-cell>
          <table:table-cell office:value-type="float" office:value="6071.409" calcext:value-type="float">
            <text:p>6071.409</text:p>
          </table:table-cell>
          <table:table-cell office:value-type="float" office:value="6290.141" calcext:value-type="float">
            <text:p>6290.141</text:p>
          </table:table-cell>
          <table:table-cell office:value-type="float" office:value="6417.727" calcext:value-type="float">
            <text:p>6417.727</text:p>
          </table:table-cell>
          <table:table-cell office:value-type="float" office:value="6682.718" calcext:value-type="float">
            <text:p>6682.718</text:p>
          </table:table-cell>
          <table:table-cell office:value-type="float" office:value="6712.362" calcext:value-type="float">
            <text:p>6712.362</text:p>
          </table:table-cell>
          <table:table-cell office:value-type="float" office:value="6639.985" calcext:value-type="float">
            <text:p>6639.985</text:p>
          </table:table-cell>
          <table:table-cell office:value-type="float" office:value="6770.436" calcext:value-type="float">
            <text:p>6770.436</text:p>
          </table:table-cell>
          <table:table-cell office:value-type="float" office:value="6928.284" calcext:value-type="float">
            <text:p>6928.284</text:p>
          </table:table-cell>
          <table:table-cell office:value-type="float" office:value="7034.337" calcext:value-type="float">
            <text:p>7034.337</text:p>
          </table:table-cell>
          <table:table-cell office:value-type="float" office:value="7112.773" calcext:value-type="float">
            <text:p>7112.773</text:p>
          </table:table-cell>
          <table:table-cell office:value-type="float" office:value="7075.223" calcext:value-type="float">
            <text:p>7075.223</text:p>
          </table:table-cell>
          <table:table-cell office:value-type="float" office:value="7038.222" calcext:value-type="float">
            <text:p>7038.222</text:p>
          </table:table-cell>
          <table:table-cell office:value-type="float" office:value="6963.329" calcext:value-type="float">
            <text:p>6963.329</text:p>
          </table:table-cell>
          <table:table-cell office:value-type="float" office:value="6657.538" calcext:value-type="float">
            <text:p>6657.538</text:p>
          </table:table-cell>
          <table:table-cell office:value-type="float" office:value="6228.191" calcext:value-type="float">
            <text:p>6228.191</text:p>
          </table:table-cell>
          <table:table-cell office:value-type="float" office:value="5921.208" calcext:value-type="float">
            <text:p>5921.208</text:p>
          </table:table-cell>
          <table:table-cell office:value-type="float" office:value="5764.458" calcext:value-type="float">
            <text:p>5764.458</text:p>
          </table:table-cell>
          <table:table-cell office:value-type="float" office:value="5600.3" calcext:value-type="float">
            <text:p>5600.3</text:p>
          </table:table-cell>
          <table:table-cell office:value-type="float" office:value="5587.167" calcext:value-type="float">
            <text:p>5587.167</text:p>
          </table:table-cell>
          <table:table-cell office:value-type="float" office:value="5633.058" calcext:value-type="float">
            <text:p>5633.058</text:p>
          </table:table-cell>
          <table:table-cell office:value-type="float" office:value="6162.363" calcext:value-type="float">
            <text:p>6162.363</text:p>
          </table:table-cell>
          <table:table-cell office:value-type="float" office:value="6386.515" calcext:value-type="float">
            <text:p>6386.515</text:p>
          </table:table-cell>
          <table:table-cell office:value-type="float" office:value="6195.159" calcext:value-type="float">
            <text:p>6195.159</text:p>
          </table:table-cell>
          <table:table-cell office:value-type="float" office:value="6111.254" calcext:value-type="float">
            <text:p>6111.25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60" calcext:value-type="float">
            <text:p>60</text:p>
          </table:table-cell>
          <table:table-cell office:value-type="float" office:value="5447" calcext:value-type="float">
            <text:p>5447</text:p>
          </table:table-cell>
          <table:table-cell office:value-type="float" office:value="5804.963" calcext:value-type="float">
            <text:p>5804.963</text:p>
          </table:table-cell>
          <table:table-cell office:value-type="float" office:value="5948.704" calcext:value-type="float">
            <text:p>5948.704</text:p>
          </table:table-cell>
          <table:table-cell office:value-type="float" office:value="6023.093" calcext:value-type="float">
            <text:p>6023.093</text:p>
          </table:table-cell>
          <table:table-cell office:value-type="float" office:value="6240.958" calcext:value-type="float">
            <text:p>6240.958</text:p>
          </table:table-cell>
          <table:table-cell office:value-type="float" office:value="6366.632" calcext:value-type="float">
            <text:p>6366.632</text:p>
          </table:table-cell>
          <table:table-cell office:value-type="float" office:value="6629.049" calcext:value-type="float">
            <text:p>6629.049</text:p>
          </table:table-cell>
          <table:table-cell office:value-type="float" office:value="6659.878" calcext:value-type="float">
            <text:p>6659.878</text:p>
          </table:table-cell>
          <table:table-cell office:value-type="float" office:value="6590.644" calcext:value-type="float">
            <text:p>6590.644</text:p>
          </table:table-cell>
          <table:table-cell office:value-type="float" office:value="6720.116" calcext:value-type="float">
            <text:p>6720.116</text:p>
          </table:table-cell>
          <table:table-cell office:value-type="float" office:value="6875.127" calcext:value-type="float">
            <text:p>6875.127</text:p>
          </table:table-cell>
          <table:table-cell office:value-type="float" office:value="6979.74" calcext:value-type="float">
            <text:p>6979.74</text:p>
          </table:table-cell>
          <table:table-cell office:value-type="float" office:value="7056.542" calcext:value-type="float">
            <text:p>7056.542</text:p>
          </table:table-cell>
          <table:table-cell office:value-type="float" office:value="7020" calcext:value-type="float">
            <text:p>7020</text:p>
          </table:table-cell>
          <table:table-cell office:value-type="float" office:value="6982.84" calcext:value-type="float">
            <text:p>6982.84</text:p>
          </table:table-cell>
          <table:table-cell office:value-type="float" office:value="6911.38" calcext:value-type="float">
            <text:p>6911.38</text:p>
          </table:table-cell>
          <table:table-cell office:value-type="float" office:value="6608.593" calcext:value-type="float">
            <text:p>6608.593</text:p>
          </table:table-cell>
          <table:table-cell office:value-type="float" office:value="6184.26" calcext:value-type="float">
            <text:p>6184.26</text:p>
          </table:table-cell>
          <table:table-cell office:value-type="float" office:value="5879.489" calcext:value-type="float">
            <text:p>5879.489</text:p>
          </table:table-cell>
          <table:table-cell office:value-type="float" office:value="5724.18" calcext:value-type="float">
            <text:p>5724.18</text:p>
          </table:table-cell>
          <table:table-cell office:value-type="float" office:value="5562.189" calcext:value-type="float">
            <text:p>5562.189</text:p>
          </table:table-cell>
          <table:table-cell office:value-type="float" office:value="5547.91" calcext:value-type="float">
            <text:p>5547.91</text:p>
          </table:table-cell>
          <table:table-cell office:value-type="float" office:value="5594.1" calcext:value-type="float">
            <text:p>5594.1</text:p>
          </table:table-cell>
          <table:table-cell office:value-type="float" office:value="6118.701" calcext:value-type="float">
            <text:p>6118.701</text:p>
          </table:table-cell>
          <table:table-cell office:value-type="float" office:value="6342.086" calcext:value-type="float">
            <text:p>6342.086</text:p>
          </table:table-cell>
          <table:table-cell office:value-type="float" office:value="6154.312" calcext:value-type="float">
            <text:p>6154.312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61" calcext:value-type="float">
            <text:p>61</text:p>
          </table:table-cell>
          <table:table-cell office:value-type="float" office:value="5314" calcext:value-type="float">
            <text:p>5314</text:p>
          </table:table-cell>
          <table:table-cell office:value-type="float" office:value="5390.919" calcext:value-type="float">
            <text:p>5390.919</text:p>
          </table:table-cell>
          <table:table-cell office:value-type="float" office:value="5744.256" calcext:value-type="float">
            <text:p>5744.256</text:p>
          </table:table-cell>
          <table:table-cell office:value-type="float" office:value="5886.416" calcext:value-type="float">
            <text:p>5886.416</text:p>
          </table:table-cell>
          <table:table-cell office:value-type="float" office:value="5962.296" calcext:value-type="float">
            <text:p>5962.296</text:p>
          </table:table-cell>
          <table:table-cell office:value-type="float" office:value="6177.546" calcext:value-type="float">
            <text:p>6177.546</text:p>
          </table:table-cell>
          <table:table-cell office:value-type="float" office:value="6302.271" calcext:value-type="float">
            <text:p>6302.271</text:p>
          </table:table-cell>
          <table:table-cell office:value-type="float" office:value="6561.549" calcext:value-type="float">
            <text:p>6561.549</text:p>
          </table:table-cell>
          <table:table-cell office:value-type="float" office:value="6593.498" calcext:value-type="float">
            <text:p>6593.498</text:p>
          </table:table-cell>
          <table:table-cell office:value-type="float" office:value="6527.596" calcext:value-type="float">
            <text:p>6527.596</text:p>
          </table:table-cell>
          <table:table-cell office:value-type="float" office:value="6655.751" calcext:value-type="float">
            <text:p>6655.751</text:p>
          </table:table-cell>
          <table:table-cell office:value-type="float" office:value="6808.061" calcext:value-type="float">
            <text:p>6808.061</text:p>
          </table:table-cell>
          <table:table-cell office:value-type="float" office:value="6911.294" calcext:value-type="float">
            <text:p>6911.294</text:p>
          </table:table-cell>
          <table:table-cell office:value-type="float" office:value="6986.267" calcext:value-type="float">
            <text:p>6986.267</text:p>
          </table:table-cell>
          <table:table-cell office:value-type="float" office:value="6951.283" calcext:value-type="float">
            <text:p>6951.283</text:p>
          </table:table-cell>
          <table:table-cell office:value-type="float" office:value="6914.201" calcext:value-type="float">
            <text:p>6914.201</text:p>
          </table:table-cell>
          <table:table-cell office:value-type="float" office:value="6846.333" calcext:value-type="float">
            <text:p>6846.333</text:p>
          </table:table-cell>
          <table:table-cell office:value-type="float" office:value="6546.757" calcext:value-type="float">
            <text:p>6546.757</text:p>
          </table:table-cell>
          <table:table-cell office:value-type="float" office:value="6128.149" calcext:value-type="float">
            <text:p>6128.149</text:p>
          </table:table-cell>
          <table:table-cell office:value-type="float" office:value="5826.191" calcext:value-type="float">
            <text:p>5826.191</text:p>
          </table:table-cell>
          <table:table-cell office:value-type="float" office:value="5672.466" calcext:value-type="float">
            <text:p>5672.466</text:p>
          </table:table-cell>
          <table:table-cell office:value-type="float" office:value="5513.183" calcext:value-type="float">
            <text:p>5513.183</text:p>
          </table:table-cell>
          <table:table-cell office:value-type="float" office:value="5498.03" calcext:value-type="float">
            <text:p>5498.03</text:p>
          </table:table-cell>
          <table:table-cell office:value-type="float" office:value="5544.397" calcext:value-type="float">
            <text:p>5544.397</text:p>
          </table:table-cell>
          <table:table-cell office:value-type="float" office:value="6063.888" calcext:value-type="float">
            <text:p>6063.888</text:p>
          </table:table-cell>
          <table:table-cell office:value-type="float" office:value="6285.899" calcext:value-type="float">
            <text:p>6285.899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62" calcext:value-type="float">
            <text:p>62</text:p>
          </table:table-cell>
          <table:table-cell office:value-type="float" office:value="5275" calcext:value-type="float">
            <text:p>5275</text:p>
          </table:table-cell>
          <table:table-cell office:value-type="float" office:value="5265.148" calcext:value-type="float">
            <text:p>5265.148</text:p>
          </table:table-cell>
          <table:table-cell office:value-type="float" office:value="5342.683" calcext:value-type="float">
            <text:p>5342.683</text:p>
          </table:table-cell>
          <table:table-cell office:value-type="float" office:value="5691.814" calcext:value-type="float">
            <text:p>5691.814</text:p>
          </table:table-cell>
          <table:table-cell office:value-type="float" office:value="5834.538" calcext:value-type="float">
            <text:p>5834.538</text:p>
          </table:table-cell>
          <table:table-cell office:value-type="float" office:value="5908.211" calcext:value-type="float">
            <text:p>5908.211</text:p>
          </table:table-cell>
          <table:table-cell office:value-type="float" office:value="6120.349" calcext:value-type="float">
            <text:p>6120.349</text:p>
          </table:table-cell>
          <table:table-cell office:value-type="float" office:value="6245.041" calcext:value-type="float">
            <text:p>6245.041</text:p>
          </table:table-cell>
          <table:table-cell office:value-type="float" office:value="6501.96" calcext:value-type="float">
            <text:p>6501.96</text:p>
          </table:table-cell>
          <table:table-cell office:value-type="float" office:value="6535.327" calcext:value-type="float">
            <text:p>6535.327</text:p>
          </table:table-cell>
          <table:table-cell office:value-type="float" office:value="6472.198" calcext:value-type="float">
            <text:p>6472.198</text:p>
          </table:table-cell>
          <table:table-cell office:value-type="float" office:value="6599.287" calcext:value-type="float">
            <text:p>6599.287</text:p>
          </table:table-cell>
          <table:table-cell office:value-type="float" office:value="6749.227" calcext:value-type="float">
            <text:p>6749.227</text:p>
          </table:table-cell>
          <table:table-cell office:value-type="float" office:value="6851.058" calcext:value-type="float">
            <text:p>6851.058</text:p>
          </table:table-cell>
          <table:table-cell office:value-type="float" office:value="6924.462" calcext:value-type="float">
            <text:p>6924.462</text:p>
          </table:table-cell>
          <table:table-cell office:value-type="float" office:value="6890.732" calcext:value-type="float">
            <text:p>6890.732</text:p>
          </table:table-cell>
          <table:table-cell office:value-type="float" office:value="6853.744" calcext:value-type="float">
            <text:p>6853.744</text:p>
          </table:table-cell>
          <table:table-cell office:value-type="float" office:value="6789.211" calcext:value-type="float">
            <text:p>6789.211</text:p>
          </table:table-cell>
          <table:table-cell office:value-type="float" office:value="6492.863" calcext:value-type="float">
            <text:p>6492.863</text:p>
          </table:table-cell>
          <table:table-cell office:value-type="float" office:value="6079.522" calcext:value-type="float">
            <text:p>6079.522</text:p>
          </table:table-cell>
          <table:table-cell office:value-type="float" office:value="5780.065" calcext:value-type="float">
            <text:p>5780.065</text:p>
          </table:table-cell>
          <table:table-cell office:value-type="float" office:value="5627.783" calcext:value-type="float">
            <text:p>5627.783</text:p>
          </table:table-cell>
          <table:table-cell office:value-type="float" office:value="5470.941" calcext:value-type="float">
            <text:p>5470.941</text:p>
          </table:table-cell>
          <table:table-cell office:value-type="float" office:value="5454.809" calcext:value-type="float">
            <text:p>5454.809</text:p>
          </table:table-cell>
          <table:table-cell office:value-type="float" office:value="5501.426" calcext:value-type="float">
            <text:p>5501.426</text:p>
          </table:table-cell>
          <table:table-cell office:value-type="float" office:value="6016.082" calcext:value-type="float">
            <text:p>6016.082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63" calcext:value-type="float">
            <text:p>63</text:p>
          </table:table-cell>
          <table:table-cell office:value-type="float" office:value="5282" calcext:value-type="float">
            <text:p>5282</text:p>
          </table:table-cell>
          <table:table-cell office:value-type="float" office:value="5221.502" calcext:value-type="float">
            <text:p>5221.502</text:p>
          </table:table-cell>
          <table:table-cell office:value-type="float" office:value="5210.356" calcext:value-type="float">
            <text:p>5210.356</text:p>
          </table:table-cell>
          <table:table-cell office:value-type="float" office:value="5290.313" calcext:value-type="float">
            <text:p>5290.313</text:p>
          </table:table-cell>
          <table:table-cell office:value-type="float" office:value="5632.356" calcext:value-type="float">
            <text:p>5632.356</text:p>
          </table:table-cell>
          <table:table-cell office:value-type="float" office:value="5775.731" calcext:value-type="float">
            <text:p>5775.731</text:p>
          </table:table-cell>
          <table:table-cell office:value-type="float" office:value="5847.909" calcext:value-type="float">
            <text:p>5847.909</text:p>
          </table:table-cell>
          <table:table-cell office:value-type="float" office:value="6056.763" calcext:value-type="float">
            <text:p>6056.763</text:p>
          </table:table-cell>
          <table:table-cell office:value-type="float" office:value="6181.99" calcext:value-type="float">
            <text:p>6181.99</text:p>
          </table:table-cell>
          <table:table-cell office:value-type="float" office:value="6435.969" calcext:value-type="float">
            <text:p>6435.969</text:p>
          </table:table-cell>
          <table:table-cell office:value-type="float" office:value="6470.678" calcext:value-type="float">
            <text:p>6470.678</text:p>
          </table:table-cell>
          <table:table-cell office:value-type="float" office:value="6410.384" calcext:value-type="float">
            <text:p>6410.384</text:p>
          </table:table-cell>
          <table:table-cell office:value-type="float" office:value="6536.332" calcext:value-type="float">
            <text:p>6536.332</text:p>
          </table:table-cell>
          <table:table-cell office:value-type="float" office:value="6683.849" calcext:value-type="float">
            <text:p>6683.849</text:p>
          </table:table-cell>
          <table:table-cell office:value-type="float" office:value="6784.18" calcext:value-type="float">
            <text:p>6784.18</text:p>
          </table:table-cell>
          <table:table-cell office:value-type="float" office:value="6855.964" calcext:value-type="float">
            <text:p>6855.964</text:p>
          </table:table-cell>
          <table:table-cell office:value-type="float" office:value="6823.486" calcext:value-type="float">
            <text:p>6823.486</text:p>
          </table:table-cell>
          <table:table-cell office:value-type="float" office:value="6786.822" calcext:value-type="float">
            <text:p>6786.822</text:p>
          </table:table-cell>
          <table:table-cell office:value-type="float" office:value="6725.472" calcext:value-type="float">
            <text:p>6725.472</text:p>
          </table:table-cell>
          <table:table-cell office:value-type="float" office:value="6432.807" calcext:value-type="float">
            <text:p>6432.807</text:p>
          </table:table-cell>
          <table:table-cell office:value-type="float" office:value="6025.131" calcext:value-type="float">
            <text:p>6025.131</text:p>
          </table:table-cell>
          <table:table-cell office:value-type="float" office:value="5728.534" calcext:value-type="float">
            <text:p>5728.534</text:p>
          </table:table-cell>
          <table:table-cell office:value-type="float" office:value="5577.917" calcext:value-type="float">
            <text:p>5577.917</text:p>
          </table:table-cell>
          <table:table-cell office:value-type="float" office:value="5423.596" calcext:value-type="float">
            <text:p>5423.596</text:p>
          </table:table-cell>
          <table:table-cell office:value-type="float" office:value="5406.657" calcext:value-type="float">
            <text:p>5406.657</text:p>
          </table:table-cell>
          <table:table-cell office:value-type="float" office:value="5453.434" calcext:value-type="float">
            <text:p>5453.43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64" calcext:value-type="float">
            <text:p>64</text:p>
          </table:table-cell>
          <table:table-cell office:value-type="float" office:value="4970" calcext:value-type="float">
            <text:p>4970</text:p>
          </table:table-cell>
          <table:table-cell office:value-type="float" office:value="5221.277" calcext:value-type="float">
            <text:p>5221.277</text:p>
          </table:table-cell>
          <table:table-cell office:value-type="float" office:value="5162.245" calcext:value-type="float">
            <text:p>5162.245</text:p>
          </table:table-cell>
          <table:table-cell office:value-type="float" office:value="5151.603" calcext:value-type="float">
            <text:p>5151.603</text:p>
          </table:table-cell>
          <table:table-cell office:value-type="float" office:value="5231.783" calcext:value-type="float">
            <text:p>5231.783</text:p>
          </table:table-cell>
          <table:table-cell office:value-type="float" office:value="5566.852" calcext:value-type="float">
            <text:p>5566.852</text:p>
          </table:table-cell>
          <table:table-cell office:value-type="float" office:value="5710.138" calcext:value-type="float">
            <text:p>5710.138</text:p>
          </table:table-cell>
          <table:table-cell office:value-type="float" office:value="5781.384" calcext:value-type="float">
            <text:p>5781.384</text:p>
          </table:table-cell>
          <table:table-cell office:value-type="float" office:value="5987.797" calcext:value-type="float">
            <text:p>5987.797</text:p>
          </table:table-cell>
          <table:table-cell office:value-type="float" office:value="6113.061" calcext:value-type="float">
            <text:p>6113.061</text:p>
          </table:table-cell>
          <table:table-cell office:value-type="float" office:value="6364.016" calcext:value-type="float">
            <text:p>6364.016</text:p>
          </table:table-cell>
          <table:table-cell office:value-type="float" office:value="6399.898" calcext:value-type="float">
            <text:p>6399.898</text:p>
          </table:table-cell>
          <table:table-cell office:value-type="float" office:value="6342.507" calcext:value-type="float">
            <text:p>6342.507</text:p>
          </table:table-cell>
          <table:table-cell office:value-type="float" office:value="6467.237" calcext:value-type="float">
            <text:p>6467.237</text:p>
          </table:table-cell>
          <table:table-cell office:value-type="float" office:value="6612.356" calcext:value-type="float">
            <text:p>6612.356</text:p>
          </table:table-cell>
          <table:table-cell office:value-type="float" office:value="6711.346" calcext:value-type="float">
            <text:p>6711.346</text:p>
          </table:table-cell>
          <table:table-cell office:value-type="float" office:value="6781.629" calcext:value-type="float">
            <text:p>6781.629</text:p>
          </table:table-cell>
          <table:table-cell office:value-type="float" office:value="6750.556" calcext:value-type="float">
            <text:p>6750.556</text:p>
          </table:table-cell>
          <table:table-cell office:value-type="float" office:value="6714.279" calcext:value-type="float">
            <text:p>6714.279</text:p>
          </table:table-cell>
          <table:table-cell office:value-type="float" office:value="6656.143" calcext:value-type="float">
            <text:p>6656.143</text:p>
          </table:table-cell>
          <table:table-cell office:value-type="float" office:value="6367.277" calcext:value-type="float">
            <text:p>6367.277</text:p>
          </table:table-cell>
          <table:table-cell office:value-type="float" office:value="5965.651" calcext:value-type="float">
            <text:p>5965.651</text:p>
          </table:table-cell>
          <table:table-cell office:value-type="float" office:value="5672.257" calcext:value-type="float">
            <text:p>5672.257</text:p>
          </table:table-cell>
          <table:table-cell office:value-type="float" office:value="5523.531" calcext:value-type="float">
            <text:p>5523.531</text:p>
          </table:table-cell>
          <table:table-cell office:value-type="float" office:value="5371.936" calcext:value-type="float">
            <text:p>5371.936</text:p>
          </table:table-cell>
          <table:table-cell office:value-type="float" office:value="5354.299" calcext:value-type="float">
            <text:p>5354.299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65" calcext:value-type="float">
            <text:p>65</text:p>
          </table:table-cell>
          <table:table-cell office:value-type="float" office:value="4950" calcext:value-type="float">
            <text:p>4950</text:p>
          </table:table-cell>
          <table:table-cell office:value-type="float" office:value="4900.21" calcext:value-type="float">
            <text:p>4900.21</text:p>
          </table:table-cell>
          <table:table-cell office:value-type="float" office:value="5148.2" calcext:value-type="float">
            <text:p>5148.2</text:p>
          </table:table-cell>
          <table:table-cell office:value-type="float" office:value="5091.613" calcext:value-type="float">
            <text:p>5091.613</text:p>
          </table:table-cell>
          <table:table-cell office:value-type="float" office:value="5080.947" calcext:value-type="float">
            <text:p>5080.947</text:p>
          </table:table-cell>
          <table:table-cell office:value-type="float" office:value="5161.576" calcext:value-type="float">
            <text:p>5161.576</text:p>
          </table:table-cell>
          <table:table-cell office:value-type="float" office:value="5489.427" calcext:value-type="float">
            <text:p>5489.427</text:p>
          </table:table-cell>
          <table:table-cell office:value-type="float" office:value="5632.019" calcext:value-type="float">
            <text:p>5632.019</text:p>
          </table:table-cell>
          <table:table-cell office:value-type="float" office:value="5703.206" calcext:value-type="float">
            <text:p>5703.206</text:p>
          </table:table-cell>
          <table:table-cell office:value-type="float" office:value="5906.733" calcext:value-type="float">
            <text:p>5906.733</text:p>
          </table:table-cell>
          <table:table-cell office:value-type="float" office:value="6032.018" calcext:value-type="float">
            <text:p>6032.018</text:p>
          </table:table-cell>
          <table:table-cell office:value-type="float" office:value="6279.415" calcext:value-type="float">
            <text:p>6279.415</text:p>
          </table:table-cell>
          <table:table-cell office:value-type="float" office:value="6316.195" calcext:value-type="float">
            <text:p>6316.195</text:p>
          </table:table-cell>
          <table:table-cell office:value-type="float" office:value="6261.694" calcext:value-type="float">
            <text:p>6261.694</text:p>
          </table:table-cell>
          <table:table-cell office:value-type="float" office:value="6385.177" calcext:value-type="float">
            <text:p>6385.177</text:p>
          </table:table-cell>
          <table:table-cell office:value-type="float" office:value="6527.867" calcext:value-type="float">
            <text:p>6527.867</text:p>
          </table:table-cell>
          <table:table-cell office:value-type="float" office:value="6625.531" calcext:value-type="float">
            <text:p>6625.531</text:p>
          </table:table-cell>
          <table:table-cell office:value-type="float" office:value="6694.21" calcext:value-type="float">
            <text:p>6694.21</text:p>
          </table:table-cell>
          <table:table-cell office:value-type="float" office:value="6664.753" calcext:value-type="float">
            <text:p>6664.753</text:p>
          </table:table-cell>
          <table:table-cell office:value-type="float" office:value="6629.116" calcext:value-type="float">
            <text:p>6629.116</text:p>
          </table:table-cell>
          <table:table-cell office:value-type="float" office:value="6574.226" calcext:value-type="float">
            <text:p>6574.226</text:p>
          </table:table-cell>
          <table:table-cell office:value-type="float" office:value="6289.398" calcext:value-type="float">
            <text:p>6289.398</text:p>
          </table:table-cell>
          <table:table-cell office:value-type="float" office:value="5894.39" calcext:value-type="float">
            <text:p>5894.39</text:p>
          </table:table-cell>
          <table:table-cell office:value-type="float" office:value="5604.576" calcext:value-type="float">
            <text:p>5604.576</text:p>
          </table:table-cell>
          <table:table-cell office:value-type="float" office:value="5457.708" calcext:value-type="float">
            <text:p>5457.708</text:p>
          </table:table-cell>
          <table:table-cell office:value-type="float" office:value="5309.23" calcext:value-type="float">
            <text:p>5309.23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66" calcext:value-type="float">
            <text:p>66</text:p>
          </table:table-cell>
          <table:table-cell office:value-type="float" office:value="5027" calcext:value-type="float">
            <text:p>5027</text:p>
          </table:table-cell>
          <table:table-cell office:value-type="float" office:value="4877.073" calcext:value-type="float">
            <text:p>4877.073</text:p>
          </table:table-cell>
          <table:table-cell office:value-type="float" office:value="4829.694" calcext:value-type="float">
            <text:p>4829.694</text:p>
          </table:table-cell>
          <table:table-cell office:value-type="float" office:value="5072.845" calcext:value-type="float">
            <text:p>5072.845</text:p>
          </table:table-cell>
          <table:table-cell office:value-type="float" office:value="5018.698" calcext:value-type="float">
            <text:p>5018.698</text:p>
          </table:table-cell>
          <table:table-cell office:value-type="float" office:value="5008.037" calcext:value-type="float">
            <text:p>5008.037</text:p>
          </table:table-cell>
          <table:table-cell office:value-type="float" office:value="5089.05" calcext:value-type="float">
            <text:p>5089.05</text:p>
          </table:table-cell>
          <table:table-cell office:value-type="float" office:value="5410.312" calcext:value-type="float">
            <text:p>5410.312</text:p>
          </table:table-cell>
          <table:table-cell office:value-type="float" office:value="5552.495" calcext:value-type="float">
            <text:p>5552.495</text:p>
          </table:table-cell>
          <table:table-cell office:value-type="float" office:value="5623.67" calcext:value-type="float">
            <text:p>5623.67</text:p>
          </table:table-cell>
          <table:table-cell office:value-type="float" office:value="5824.195" calcext:value-type="float">
            <text:p>5824.195</text:p>
          </table:table-cell>
          <table:table-cell office:value-type="float" office:value="5949.485" calcext:value-type="float">
            <text:p>5949.485</text:p>
          </table:table-cell>
          <table:table-cell office:value-type="float" office:value="6193.452" calcext:value-type="float">
            <text:p>6193.452</text:p>
          </table:table-cell>
          <table:table-cell office:value-type="float" office:value="6231.151" calcext:value-type="float">
            <text:p>6231.151</text:p>
          </table:table-cell>
          <table:table-cell office:value-type="float" office:value="6179.613" calcext:value-type="float">
            <text:p>6179.613</text:p>
          </table:table-cell>
          <table:table-cell office:value-type="float" office:value="6301.803" calcext:value-type="float">
            <text:p>6301.803</text:p>
          </table:table-cell>
          <table:table-cell office:value-type="float" office:value="6442.178" calcext:value-type="float">
            <text:p>6442.178</text:p>
          </table:table-cell>
          <table:table-cell office:value-type="float" office:value="6538.6" calcext:value-type="float">
            <text:p>6538.6</text:p>
          </table:table-cell>
          <table:table-cell office:value-type="float" office:value="6605.823" calcext:value-type="float">
            <text:p>6605.823</text:p>
          </table:table-cell>
          <table:table-cell office:value-type="float" office:value="6578.042" calcext:value-type="float">
            <text:p>6578.042</text:p>
          </table:table-cell>
          <table:table-cell office:value-type="float" office:value="6543.266" calcext:value-type="float">
            <text:p>6543.266</text:p>
          </table:table-cell>
          <table:table-cell office:value-type="float" office:value="6491.528" calcext:value-type="float">
            <text:p>6491.528</text:p>
          </table:table-cell>
          <table:table-cell office:value-type="float" office:value="6211.087" calcext:value-type="float">
            <text:p>6211.087</text:p>
          </table:table-cell>
          <table:table-cell office:value-type="float" office:value="5822.946" calcext:value-type="float">
            <text:p>5822.946</text:p>
          </table:table-cell>
          <table:table-cell office:value-type="float" office:value="5536.967" calcext:value-type="float">
            <text:p>5536.967</text:p>
          </table:table-cell>
          <table:table-cell office:value-type="float" office:value="5392.104" calcext:value-type="float">
            <text:p>5392.10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67" calcext:value-type="float">
            <text:p>67</text:p>
          </table:table-cell>
          <table:table-cell office:value-type="float" office:value="5202" calcext:value-type="float">
            <text:p>5202</text:p>
          </table:table-cell>
          <table:table-cell office:value-type="float" office:value="4962.132" calcext:value-type="float">
            <text:p>4962.132</text:p>
          </table:table-cell>
          <table:table-cell office:value-type="float" office:value="4818.287" calcext:value-type="float">
            <text:p>4818.287</text:p>
          </table:table-cell>
          <table:table-cell office:value-type="float" office:value="4771.556" calcext:value-type="float">
            <text:p>4771.556</text:p>
          </table:table-cell>
          <table:table-cell office:value-type="float" office:value="5010.492" calcext:value-type="float">
            <text:p>5010.492</text:p>
          </table:table-cell>
          <table:table-cell office:value-type="float" office:value="4959.538" calcext:value-type="float">
            <text:p>4959.538</text:p>
          </table:table-cell>
          <table:table-cell office:value-type="float" office:value="4947.881" calcext:value-type="float">
            <text:p>4947.881</text:p>
          </table:table-cell>
          <table:table-cell office:value-type="float" office:value="5029.41" calcext:value-type="float">
            <text:p>5029.41</text:p>
          </table:table-cell>
          <table:table-cell office:value-type="float" office:value="5345.938" calcext:value-type="float">
            <text:p>5345.938</text:p>
          </table:table-cell>
          <table:table-cell office:value-type="float" office:value="5487.746" calcext:value-type="float">
            <text:p>5487.746</text:p>
          </table:table-cell>
          <table:table-cell office:value-type="float" office:value="5558.727" calcext:value-type="float">
            <text:p>5558.727</text:p>
          </table:table-cell>
          <table:table-cell office:value-type="float" office:value="5756.848" calcext:value-type="float">
            <text:p>5756.848</text:p>
          </table:table-cell>
          <table:table-cell office:value-type="float" office:value="5881.995" calcext:value-type="float">
            <text:p>5881.995</text:p>
          </table:table-cell>
          <table:table-cell office:value-type="float" office:value="6123.237" calcext:value-type="float">
            <text:p>6123.237</text:p>
          </table:table-cell>
          <table:table-cell office:value-type="float" office:value="6162.041" calcext:value-type="float">
            <text:p>6162.041</text:p>
          </table:table-cell>
          <table:table-cell office:value-type="float" office:value="6112.921" calcext:value-type="float">
            <text:p>6112.921</text:p>
          </table:table-cell>
          <table:table-cell office:value-type="float" office:value="6234.048" calcext:value-type="float">
            <text:p>6234.048</text:p>
          </table:table-cell>
          <table:table-cell office:value-type="float" office:value="6372.318" calcext:value-type="float">
            <text:p>6372.318</text:p>
          </table:table-cell>
          <table:table-cell office:value-type="float" office:value="6467.708" calcext:value-type="float">
            <text:p>6467.708</text:p>
          </table:table-cell>
          <table:table-cell office:value-type="float" office:value="6533.834" calcext:value-type="float">
            <text:p>6533.834</text:p>
          </table:table-cell>
          <table:table-cell office:value-type="float" office:value="6507.133" calcext:value-type="float">
            <text:p>6507.133</text:p>
          </table:table-cell>
          <table:table-cell office:value-type="float" office:value="6472.726" calcext:value-type="float">
            <text:p>6472.726</text:p>
          </table:table-cell>
          <table:table-cell office:value-type="float" office:value="6423.828" calcext:value-type="float">
            <text:p>6423.828</text:p>
          </table:table-cell>
          <table:table-cell office:value-type="float" office:value="6147.139" calcext:value-type="float">
            <text:p>6147.139</text:p>
          </table:table-cell>
          <table:table-cell office:value-type="float" office:value="5764.584" calcext:value-type="float">
            <text:p>5764.584</text:p>
          </table:table-cell>
          <table:table-cell office:value-type="float" office:value="5482.018" calcext:value-type="float">
            <text:p>5482.018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68" calcext:value-type="float">
            <text:p>68</text:p>
          </table:table-cell>
          <table:table-cell office:value-type="float" office:value="5592" calcext:value-type="float">
            <text:p>5592</text:p>
          </table:table-cell>
          <table:table-cell office:value-type="float" office:value="5119.331" calcext:value-type="float">
            <text:p>5119.331</text:p>
          </table:table-cell>
          <table:table-cell office:value-type="float" office:value="4885.753" calcext:value-type="float">
            <text:p>4885.753</text:p>
          </table:table-cell>
          <table:table-cell office:value-type="float" office:value="4747.037" calcext:value-type="float">
            <text:p>4747.037</text:p>
          </table:table-cell>
          <table:table-cell office:value-type="float" office:value="4704.289" calcext:value-type="float">
            <text:p>4704.289</text:p>
          </table:table-cell>
          <table:table-cell office:value-type="float" office:value="4939.241" calcext:value-type="float">
            <text:p>4939.241</text:p>
          </table:table-cell>
          <table:table-cell office:value-type="float" office:value="4888.254" calcext:value-type="float">
            <text:p>4888.254</text:p>
          </table:table-cell>
          <table:table-cell office:value-type="float" office:value="4877.335" calcext:value-type="float">
            <text:p>4877.335</text:p>
          </table:table-cell>
          <table:table-cell office:value-type="float" office:value="4959.835" calcext:value-type="float">
            <text:p>4959.835</text:p>
          </table:table-cell>
          <table:table-cell office:value-type="float" office:value="5271.424" calcext:value-type="float">
            <text:p>5271.424</text:p>
          </table:table-cell>
          <table:table-cell office:value-type="float" office:value="5412.222" calcext:value-type="float">
            <text:p>5412.222</text:p>
          </table:table-cell>
          <table:table-cell office:value-type="float" office:value="5482.732" calcext:value-type="float">
            <text:p>5482.732</text:p>
          </table:table-cell>
          <table:table-cell office:value-type="float" office:value="5678.417" calcext:value-type="float">
            <text:p>5678.417</text:p>
          </table:table-cell>
          <table:table-cell office:value-type="float" office:value="5803.598" calcext:value-type="float">
            <text:p>5803.598</text:p>
          </table:table-cell>
          <table:table-cell office:value-type="float" office:value="6041.919" calcext:value-type="float">
            <text:p>6041.919</text:p>
          </table:table-cell>
          <table:table-cell office:value-type="float" office:value="6081.443" calcext:value-type="float">
            <text:p>6081.443</text:p>
          </table:table-cell>
          <table:table-cell office:value-type="float" office:value="6034.865" calcext:value-type="float">
            <text:p>6034.865</text:p>
          </table:table-cell>
          <table:table-cell office:value-type="float" office:value="6154.993" calcext:value-type="float">
            <text:p>6154.993</text:p>
          </table:table-cell>
          <table:table-cell office:value-type="float" office:value="6291.281" calcext:value-type="float">
            <text:p>6291.281</text:p>
          </table:table-cell>
          <table:table-cell office:value-type="float" office:value="6385.762" calcext:value-type="float">
            <text:p>6385.762</text:p>
          </table:table-cell>
          <table:table-cell office:value-type="float" office:value="6450.713" calcext:value-type="float">
            <text:p>6450.713</text:p>
          </table:table-cell>
          <table:table-cell office:value-type="float" office:value="6425.574" calcext:value-type="float">
            <text:p>6425.574</text:p>
          </table:table-cell>
          <table:table-cell office:value-type="float" office:value="6392.012" calcext:value-type="float">
            <text:p>6392.012</text:p>
          </table:table-cell>
          <table:table-cell office:value-type="float" office:value="6345.898" calcext:value-type="float">
            <text:p>6345.898</text:p>
          </table:table-cell>
          <table:table-cell office:value-type="float" office:value="6073.124" calcext:value-type="float">
            <text:p>6073.124</text:p>
          </table:table-cell>
          <table:table-cell office:value-type="float" office:value="5696.586" calcext:value-type="float">
            <text:p>5696.586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69" calcext:value-type="float">
            <text:p>69</text:p>
          </table:table-cell>
          <table:table-cell office:value-type="float" office:value="5942" calcext:value-type="float">
            <text:p>5942</text:p>
          </table:table-cell>
          <table:table-cell office:value-type="float" office:value="5497.299" calcext:value-type="float">
            <text:p>5497.299</text:p>
          </table:table-cell>
          <table:table-cell office:value-type="float" office:value="5034.126" calcext:value-type="float">
            <text:p>5034.126</text:p>
          </table:table-cell>
          <table:table-cell office:value-type="float" office:value="4805.56" calcext:value-type="float">
            <text:p>4805.56</text:p>
          </table:table-cell>
          <table:table-cell office:value-type="float" office:value="4671.136" calcext:value-type="float">
            <text:p>4671.136</text:p>
          </table:table-cell>
          <table:table-cell office:value-type="float" office:value="4628.447" calcext:value-type="float">
            <text:p>4628.447</text:p>
          </table:table-cell>
          <table:table-cell office:value-type="float" office:value="4860.586" calcext:value-type="float">
            <text:p>4860.586</text:p>
          </table:table-cell>
          <table:table-cell office:value-type="float" office:value="4811.664" calcext:value-type="float">
            <text:p>4811.664</text:p>
          </table:table-cell>
          <table:table-cell office:value-type="float" office:value="4801.429" calcext:value-type="float">
            <text:p>4801.429</text:p>
          </table:table-cell>
          <table:table-cell office:value-type="float" office:value="4884.375" calcext:value-type="float">
            <text:p>4884.375</text:p>
          </table:table-cell>
          <table:table-cell office:value-type="float" office:value="5189.996" calcext:value-type="float">
            <text:p>5189.996</text:p>
          </table:table-cell>
          <table:table-cell office:value-type="float" office:value="5329.861" calcext:value-type="float">
            <text:p>5329.861</text:p>
          </table:table-cell>
          <table:table-cell office:value-type="float" office:value="5400.361" calcext:value-type="float">
            <text:p>5400.361</text:p>
          </table:table-cell>
          <table:table-cell office:value-type="float" office:value="5593.44" calcext:value-type="float">
            <text:p>5593.44</text:p>
          </table:table-cell>
          <table:table-cell office:value-type="float" office:value="5718.509" calcext:value-type="float">
            <text:p>5718.509</text:p>
          </table:table-cell>
          <table:table-cell office:value-type="float" office:value="5953.828" calcext:value-type="float">
            <text:p>5953.828</text:p>
          </table:table-cell>
          <table:table-cell office:value-type="float" office:value="5994.176" calcext:value-type="float">
            <text:p>5994.176</text:p>
          </table:table-cell>
          <table:table-cell office:value-type="float" office:value="5950.232" calcext:value-type="float">
            <text:p>5950.232</text:p>
          </table:table-cell>
          <table:table-cell office:value-type="float" office:value="6069.254" calcext:value-type="float">
            <text:p>6069.254</text:p>
          </table:table-cell>
          <table:table-cell office:value-type="float" office:value="6203.659" calcext:value-type="float">
            <text:p>6203.659</text:p>
          </table:table-cell>
          <table:table-cell office:value-type="float" office:value="6297.183" calcext:value-type="float">
            <text:p>6297.183</text:p>
          </table:table-cell>
          <table:table-cell office:value-type="float" office:value="6361.08" calcext:value-type="float">
            <text:p>6361.08</text:p>
          </table:table-cell>
          <table:table-cell office:value-type="float" office:value="6337.57" calcext:value-type="float">
            <text:p>6337.57</text:p>
          </table:table-cell>
          <table:table-cell office:value-type="float" office:value="6304.974" calcext:value-type="float">
            <text:p>6304.974</text:p>
          </table:table-cell>
          <table:table-cell office:value-type="float" office:value="6261.628" calcext:value-type="float">
            <text:p>6261.628</text:p>
          </table:table-cell>
          <table:table-cell office:value-type="float" office:value="5993.189" calcext:value-type="float">
            <text:p>5993.189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70" calcext:value-type="float">
            <text:p>70</text:p>
          </table:table-cell>
          <table:table-cell office:value-type="float" office:value="4754" calcext:value-type="float">
            <text:p>4754</text:p>
          </table:table-cell>
          <table:table-cell office:value-type="float" office:value="5838.101" calcext:value-type="float">
            <text:p>5838.101</text:p>
          </table:table-cell>
          <table:table-cell office:value-type="float" office:value="5407.933" calcext:value-type="float">
            <text:p>5407.933</text:p>
          </table:table-cell>
          <table:table-cell office:value-type="float" office:value="4956.403" calcext:value-type="float">
            <text:p>4956.403</text:p>
          </table:table-cell>
          <table:table-cell office:value-type="float" office:value="4733.734" calcext:value-type="float">
            <text:p>4733.734</text:p>
          </table:table-cell>
          <table:table-cell office:value-type="float" office:value="4600.97" calcext:value-type="float">
            <text:p>4600.97</text:p>
          </table:table-cell>
          <table:table-cell office:value-type="float" office:value="4559.083" calcext:value-type="float">
            <text:p>4559.083</text:p>
          </table:table-cell>
          <table:table-cell office:value-type="float" office:value="4787.948" calcext:value-type="float">
            <text:p>4787.948</text:p>
          </table:table-cell>
          <table:table-cell office:value-type="float" office:value="4741.923" calcext:value-type="float">
            <text:p>4741.923</text:p>
          </table:table-cell>
          <table:table-cell office:value-type="float" office:value="4732.154" calcext:value-type="float">
            <text:p>4732.154</text:p>
          </table:table-cell>
          <table:table-cell office:value-type="float" office:value="4814.7" calcext:value-type="float">
            <text:p>4814.7</text:p>
          </table:table-cell>
          <table:table-cell office:value-type="float" office:value="5114.71" calcext:value-type="float">
            <text:p>5114.71</text:p>
          </table:table-cell>
          <table:table-cell office:value-type="float" office:value="5254.368" calcext:value-type="float">
            <text:p>5254.368</text:p>
          </table:table-cell>
          <table:table-cell office:value-type="float" office:value="5325.069" calcext:value-type="float">
            <text:p>5325.069</text:p>
          </table:table-cell>
          <table:table-cell office:value-type="float" office:value="5515.512" calcext:value-type="float">
            <text:p>5515.512</text:p>
          </table:table-cell>
          <table:table-cell office:value-type="float" office:value="5640.54" calcext:value-type="float">
            <text:p>5640.54</text:p>
          </table:table-cell>
          <table:table-cell office:value-type="float" office:value="5873.07" calcext:value-type="float">
            <text:p>5873.07</text:p>
          </table:table-cell>
          <table:table-cell office:value-type="float" office:value="5914.097" calcext:value-type="float">
            <text:p>5914.097</text:p>
          </table:table-cell>
          <table:table-cell office:value-type="float" office:value="5872.722" calcext:value-type="float">
            <text:p>5872.722</text:p>
          </table:table-cell>
          <table:table-cell office:value-type="float" office:value="5990.814" calcext:value-type="float">
            <text:p>5990.814</text:p>
          </table:table-cell>
          <table:table-cell office:value-type="float" office:value="6123.387" calcext:value-type="float">
            <text:p>6123.387</text:p>
          </table:table-cell>
          <table:table-cell office:value-type="float" office:value="6216.069" calcext:value-type="float">
            <text:p>6216.069</text:p>
          </table:table-cell>
          <table:table-cell office:value-type="float" office:value="6278.736" calcext:value-type="float">
            <text:p>6278.736</text:p>
          </table:table-cell>
          <table:table-cell office:value-type="float" office:value="6256.935" calcext:value-type="float">
            <text:p>6256.935</text:p>
          </table:table-cell>
          <table:table-cell office:value-type="float" office:value="6225.228" calcext:value-type="float">
            <text:p>6225.228</text:p>
          </table:table-cell>
          <table:table-cell office:value-type="float" office:value="6184.51" calcext:value-type="float">
            <text:p>6184.51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71" calcext:value-type="float">
            <text:p>71</text:p>
          </table:table-cell>
          <table:table-cell office:value-type="float" office:value="4697" calcext:value-type="float">
            <text:p>4697</text:p>
          </table:table-cell>
          <table:table-cell office:value-type="float" office:value="4668.588" calcext:value-type="float">
            <text:p>4668.588</text:p>
          </table:table-cell>
          <table:table-cell office:value-type="float" office:value="5741.5" calcext:value-type="float">
            <text:p>5741.5</text:p>
          </table:table-cell>
          <table:table-cell office:value-type="float" office:value="5321.941" calcext:value-type="float">
            <text:p>5321.941</text:p>
          </table:table-cell>
          <table:table-cell office:value-type="float" office:value="4878.061" calcext:value-type="float">
            <text:p>4878.061</text:p>
          </table:table-cell>
          <table:table-cell office:value-type="float" office:value="4658.13" calcext:value-type="float">
            <text:p>4658.13</text:p>
          </table:table-cell>
          <table:table-cell office:value-type="float" office:value="4529.848" calcext:value-type="float">
            <text:p>4529.848</text:p>
          </table:table-cell>
          <table:table-cell office:value-type="float" office:value="4489.945" calcext:value-type="float">
            <text:p>4489.945</text:p>
          </table:table-cell>
          <table:table-cell office:value-type="float" office:value="4715.117" calcext:value-type="float">
            <text:p>4715.117</text:p>
          </table:table-cell>
          <table:table-cell office:value-type="float" office:value="4671.332" calcext:value-type="float">
            <text:p>4671.332</text:p>
          </table:table-cell>
          <table:table-cell office:value-type="float" office:value="4661.929" calcext:value-type="float">
            <text:p>4661.929</text:p>
          </table:table-cell>
          <table:table-cell office:value-type="float" office:value="4744.785" calcext:value-type="float">
            <text:p>4744.785</text:p>
          </table:table-cell>
          <table:table-cell office:value-type="float" office:value="5039.984" calcext:value-type="float">
            <text:p>5039.984</text:p>
          </table:table-cell>
          <table:table-cell office:value-type="float" office:value="5179.268" calcext:value-type="float">
            <text:p>5179.268</text:p>
          </table:table-cell>
          <table:table-cell office:value-type="float" office:value="5250.265" calcext:value-type="float">
            <text:p>5250.265</text:p>
          </table:table-cell>
          <table:table-cell office:value-type="float" office:value="5438.351" calcext:value-type="float">
            <text:p>5438.351</text:p>
          </table:table-cell>
          <table:table-cell office:value-type="float" office:value="5563.557" calcext:value-type="float">
            <text:p>5563.557</text:p>
          </table:table-cell>
          <table:table-cell office:value-type="float" office:value="5793.458" calcext:value-type="float">
            <text:p>5793.458</text:p>
          </table:table-cell>
          <table:table-cell office:value-type="float" office:value="5835.056" calcext:value-type="float">
            <text:p>5835.056</text:p>
          </table:table-cell>
          <table:table-cell office:value-type="float" office:value="5796.153" calcext:value-type="float">
            <text:p>5796.153</text:p>
          </table:table-cell>
          <table:table-cell office:value-type="float" office:value="5913.544" calcext:value-type="float">
            <text:p>5913.544</text:p>
          </table:table-cell>
          <table:table-cell office:value-type="float" office:value="6044.531" calcext:value-type="float">
            <text:p>6044.531</text:p>
          </table:table-cell>
          <table:table-cell office:value-type="float" office:value="6136.563" calcext:value-type="float">
            <text:p>6136.563</text:p>
          </table:table-cell>
          <table:table-cell office:value-type="float" office:value="6198.181" calcext:value-type="float">
            <text:p>6198.181</text:p>
          </table:table-cell>
          <table:table-cell office:value-type="float" office:value="6178.211" calcext:value-type="float">
            <text:p>6178.211</text:p>
          </table:table-cell>
          <table:table-cell office:value-type="float" office:value="6147.51" calcext:value-type="float">
            <text:p>6147.51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72" calcext:value-type="float">
            <text:p>72</text:p>
          </table:table-cell>
          <table:table-cell office:value-type="float" office:value="4799" calcext:value-type="float">
            <text:p>4799</text:p>
          </table:table-cell>
          <table:table-cell office:value-type="float" office:value="4598.825" calcext:value-type="float">
            <text:p>4598.825</text:p>
          </table:table-cell>
          <table:table-cell office:value-type="float" office:value="4572.405" calcext:value-type="float">
            <text:p>4572.405</text:p>
          </table:table-cell>
          <table:table-cell office:value-type="float" office:value="5627.12" calcext:value-type="float">
            <text:p>5627.12</text:p>
          </table:table-cell>
          <table:table-cell office:value-type="float" office:value="5220.023" calcext:value-type="float">
            <text:p>5220.023</text:p>
          </table:table-cell>
          <table:table-cell office:value-type="float" office:value="4784.469" calcext:value-type="float">
            <text:p>4784.469</text:p>
          </table:table-cell>
          <table:table-cell office:value-type="float" office:value="4570.957" calcext:value-type="float">
            <text:p>4570.957</text:p>
          </table:table-cell>
          <table:table-cell office:value-type="float" office:value="4446.29" calcext:value-type="float">
            <text:p>4446.29</text:p>
          </table:table-cell>
          <table:table-cell office:value-type="float" office:value="4408.348" calcext:value-type="float">
            <text:p>4408.348</text:p>
          </table:table-cell>
          <table:table-cell office:value-type="float" office:value="4629.594" calcext:value-type="float">
            <text:p>4629.594</text:p>
          </table:table-cell>
          <table:table-cell office:value-type="float" office:value="4588.156" calcext:value-type="float">
            <text:p>4588.156</text:p>
          </table:table-cell>
          <table:table-cell office:value-type="float" office:value="4579.607" calcext:value-type="float">
            <text:p>4579.607</text:p>
          </table:table-cell>
          <table:table-cell office:value-type="float" office:value="4662.658" calcext:value-type="float">
            <text:p>4662.658</text:p>
          </table:table-cell>
          <table:table-cell office:value-type="float" office:value="4952.476" calcext:value-type="float">
            <text:p>4952.476</text:p>
          </table:table-cell>
          <table:table-cell office:value-type="float" office:value="5090.981" calcext:value-type="float">
            <text:p>5090.981</text:p>
          </table:table-cell>
          <table:table-cell office:value-type="float" office:value="5162.005" calcext:value-type="float">
            <text:p>5162.005</text:p>
          </table:table-cell>
          <table:table-cell office:value-type="float" office:value="5347.353" calcext:value-type="float">
            <text:p>5347.353</text:p>
          </table:table-cell>
          <table:table-cell office:value-type="float" office:value="5472.196" calcext:value-type="float">
            <text:p>5472.196</text:p>
          </table:table-cell>
          <table:table-cell office:value-type="float" office:value="5698.847" calcext:value-type="float">
            <text:p>5698.847</text:p>
          </table:table-cell>
          <table:table-cell office:value-type="float" office:value="5741.109" calcext:value-type="float">
            <text:p>5741.109</text:p>
          </table:table-cell>
          <table:table-cell office:value-type="float" office:value="5704.89" calcext:value-type="float">
            <text:p>5704.89</text:p>
          </table:table-cell>
          <table:table-cell office:value-type="float" office:value="5821.268" calcext:value-type="float">
            <text:p>5821.268</text:p>
          </table:table-cell>
          <table:table-cell office:value-type="float" office:value="5950.27" calcext:value-type="float">
            <text:p>5950.27</text:p>
          </table:table-cell>
          <table:table-cell office:value-type="float" office:value="6041.498" calcext:value-type="float">
            <text:p>6041.498</text:p>
          </table:table-cell>
          <table:table-cell office:value-type="float" office:value="6102.117" calcext:value-type="float">
            <text:p>6102.117</text:p>
          </table:table-cell>
          <table:table-cell office:value-type="float" office:value="6083.884" calcext:value-type="float">
            <text:p>6083.88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73" calcext:value-type="float">
            <text:p>73</text:p>
          </table:table-cell>
          <table:table-cell office:value-type="float" office:value="4188" calcext:value-type="float">
            <text:p>4188</text:p>
          </table:table-cell>
          <table:table-cell office:value-type="float" office:value="4675.776" calcext:value-type="float">
            <text:p>4675.776</text:p>
          </table:table-cell>
          <table:table-cell office:value-type="float" office:value="4488.416" calcext:value-type="float">
            <text:p>4488.416</text:p>
          </table:table-cell>
          <table:table-cell office:value-type="float" office:value="4462.828" calcext:value-type="float">
            <text:p>4462.828</text:p>
          </table:table-cell>
          <table:table-cell office:value-type="float" office:value="5491.262" calcext:value-type="float">
            <text:p>5491.262</text:p>
          </table:table-cell>
          <table:table-cell office:value-type="float" office:value="5095.962" calcext:value-type="float">
            <text:p>5095.962</text:p>
          </table:table-cell>
          <table:table-cell office:value-type="float" office:value="4674.809" calcext:value-type="float">
            <text:p>4674.809</text:p>
          </table:table-cell>
          <table:table-cell office:value-type="float" office:value="4468.044" calcext:value-type="float">
            <text:p>4468.044</text:p>
          </table:table-cell>
          <table:table-cell office:value-type="float" office:value="4347.447" calcext:value-type="float">
            <text:p>4347.447</text:p>
          </table:table-cell>
          <table:table-cell office:value-type="float" office:value="4311.375" calcext:value-type="float">
            <text:p>4311.375</text:p>
          </table:table-cell>
          <table:table-cell office:value-type="float" office:value="4527.971" calcext:value-type="float">
            <text:p>4527.971</text:p>
          </table:table-cell>
          <table:table-cell office:value-type="float" office:value="4489.698" calcext:value-type="float">
            <text:p>4489.698</text:p>
          </table:table-cell>
          <table:table-cell office:value-type="float" office:value="4482.085" calcext:value-type="float">
            <text:p>4482.085</text:p>
          </table:table-cell>
          <table:table-cell office:value-type="float" office:value="4565.101" calcext:value-type="float">
            <text:p>4565.101</text:p>
          </table:table-cell>
          <table:table-cell office:value-type="float" office:value="4848.545" calcext:value-type="float">
            <text:p>4848.545</text:p>
          </table:table-cell>
          <table:table-cell office:value-type="float" office:value="4985.986" calcext:value-type="float">
            <text:p>4985.986</text:p>
          </table:table-cell>
          <table:table-cell office:value-type="float" office:value="5057.205" calcext:value-type="float">
            <text:p>5057.205</text:p>
          </table:table-cell>
          <table:table-cell office:value-type="float" office:value="5239.233" calcext:value-type="float">
            <text:p>5239.233</text:p>
          </table:table-cell>
          <table:table-cell office:value-type="float" office:value="5363.603" calcext:value-type="float">
            <text:p>5363.603</text:p>
          </table:table-cell>
          <table:table-cell office:value-type="float" office:value="5586.531" calcext:value-type="float">
            <text:p>5586.531</text:p>
          </table:table-cell>
          <table:table-cell office:value-type="float" office:value="5629.275" calcext:value-type="float">
            <text:p>5629.275</text:p>
          </table:table-cell>
          <table:table-cell office:value-type="float" office:value="5595.947" calcext:value-type="float">
            <text:p>5595.947</text:p>
          </table:table-cell>
          <table:table-cell office:value-type="float" office:value="5711.09" calcext:value-type="float">
            <text:p>5711.09</text:p>
          </table:table-cell>
          <table:table-cell office:value-type="float" office:value="5838.024" calcext:value-type="float">
            <text:p>5838.024</text:p>
          </table:table-cell>
          <table:table-cell office:value-type="float" office:value="5928.394" calcext:value-type="float">
            <text:p>5928.394</text:p>
          </table:table-cell>
          <table:table-cell office:value-type="float" office:value="5987.866" calcext:value-type="float">
            <text:p>5987.866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74" calcext:value-type="float">
            <text:p>74</text:p>
          </table:table-cell>
          <table:table-cell office:value-type="float" office:value="3820" calcext:value-type="float">
            <text:p>3820</text:p>
          </table:table-cell>
          <table:table-cell office:value-type="float" office:value="4083.614" calcext:value-type="float">
            <text:p>4083.614</text:p>
          </table:table-cell>
          <table:table-cell office:value-type="float" office:value="4563.521" calcext:value-type="float">
            <text:p>4563.521</text:p>
          </table:table-cell>
          <table:table-cell office:value-type="float" office:value="4386.228" calcext:value-type="float">
            <text:p>4386.228</text:p>
          </table:table-cell>
          <table:table-cell office:value-type="float" office:value="4364.022" calcext:value-type="float">
            <text:p>4364.022</text:p>
          </table:table-cell>
          <table:table-cell office:value-type="float" office:value="5369.94" calcext:value-type="float">
            <text:p>5369.94</text:p>
          </table:table-cell>
          <table:table-cell office:value-type="float" office:value="4984.765" calcext:value-type="float">
            <text:p>4984.765</text:p>
          </table:table-cell>
          <table:table-cell office:value-type="float" office:value="4575.454" calcext:value-type="float">
            <text:p>4575.454</text:p>
          </table:table-cell>
          <table:table-cell office:value-type="float" office:value="4375.291" calcext:value-type="float">
            <text:p>4375.291</text:p>
          </table:table-cell>
          <table:table-cell office:value-type="float" office:value="4258.815" calcext:value-type="float">
            <text:p>4258.815</text:p>
          </table:table-cell>
          <table:table-cell office:value-type="float" office:value="4224.458" calcext:value-type="float">
            <text:p>4224.458</text:p>
          </table:table-cell>
          <table:table-cell office:value-type="float" office:value="4436.678" calcext:value-type="float">
            <text:p>4436.678</text:p>
          </table:table-cell>
          <table:table-cell office:value-type="float" office:value="4401.277" calcext:value-type="float">
            <text:p>4401.277</text:p>
          </table:table-cell>
          <table:table-cell office:value-type="float" office:value="4394.681" calcext:value-type="float">
            <text:p>4394.681</text:p>
          </table:table-cell>
          <table:table-cell office:value-type="float" office:value="4477.74" calcext:value-type="float">
            <text:p>4477.74</text:p>
          </table:table-cell>
          <table:table-cell office:value-type="float" office:value="4755.339" calcext:value-type="float">
            <text:p>4755.339</text:p>
          </table:table-cell>
          <table:table-cell office:value-type="float" office:value="4891.884" calcext:value-type="float">
            <text:p>4891.884</text:p>
          </table:table-cell>
          <table:table-cell office:value-type="float" office:value="4963.281" calcext:value-type="float">
            <text:p>4963.281</text:p>
          </table:table-cell>
          <table:table-cell office:value-type="float" office:value="5142.381" calcext:value-type="float">
            <text:p>5142.381</text:p>
          </table:table-cell>
          <table:table-cell office:value-type="float" office:value="5266.386" calcext:value-type="float">
            <text:p>5266.386</text:p>
          </table:table-cell>
          <table:table-cell office:value-type="float" office:value="5485.883" calcext:value-type="float">
            <text:p>5485.883</text:p>
          </table:table-cell>
          <table:table-cell office:value-type="float" office:value="5529.175" calcext:value-type="float">
            <text:p>5529.175</text:p>
          </table:table-cell>
          <table:table-cell office:value-type="float" office:value="5498.585" calcext:value-type="float">
            <text:p>5498.585</text:p>
          </table:table-cell>
          <table:table-cell office:value-type="float" office:value="5612.687" calcext:value-type="float">
            <text:p>5612.687</text:p>
          </table:table-cell>
          <table:table-cell office:value-type="float" office:value="5737.739" calcext:value-type="float">
            <text:p>5737.739</text:p>
          </table:table-cell>
          <table:table-cell office:value-type="float" office:value="5827.304" calcext:value-type="float">
            <text:p>5827.30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75" calcext:value-type="float">
            <text:p>75</text:p>
          </table:table-cell>
          <table:table-cell office:value-type="float" office:value="3486" calcext:value-type="float">
            <text:p>3486</text:p>
          </table:table-cell>
          <table:table-cell office:value-type="float" office:value="3716.422" calcext:value-type="float">
            <text:p>3716.422</text:p>
          </table:table-cell>
          <table:table-cell office:value-type="float" office:value="3978.671" calcext:value-type="float">
            <text:p>3978.671</text:p>
          </table:table-cell>
          <table:table-cell office:value-type="float" office:value="4446.714" calcext:value-type="float">
            <text:p>4446.714</text:p>
          </table:table-cell>
          <table:table-cell office:value-type="float" office:value="4279.633" calcext:value-type="float">
            <text:p>4279.633</text:p>
          </table:table-cell>
          <table:table-cell office:value-type="float" office:value="4255.961" calcext:value-type="float">
            <text:p>4255.961</text:p>
          </table:table-cell>
          <table:table-cell office:value-type="float" office:value="5242.2" calcext:value-type="float">
            <text:p>5242.2</text:p>
          </table:table-cell>
          <table:table-cell office:value-type="float" office:value="4867.602" calcext:value-type="float">
            <text:p>4867.602</text:p>
          </table:table-cell>
          <table:table-cell office:value-type="float" office:value="4470.42" calcext:value-type="float">
            <text:p>4470.42</text:p>
          </table:table-cell>
          <table:table-cell office:value-type="float" office:value="4277.049" calcext:value-type="float">
            <text:p>4277.049</text:p>
          </table:table-cell>
          <table:table-cell office:value-type="float" office:value="4164.651" calcext:value-type="float">
            <text:p>4164.651</text:p>
          </table:table-cell>
          <table:table-cell office:value-type="float" office:value="4132.743" calcext:value-type="float">
            <text:p>4132.743</text:p>
          </table:table-cell>
          <table:table-cell office:value-type="float" office:value="4340.403" calcext:value-type="float">
            <text:p>4340.403</text:p>
          </table:table-cell>
          <table:table-cell office:value-type="float" office:value="4307.775" calcext:value-type="float">
            <text:p>4307.775</text:p>
          </table:table-cell>
          <table:table-cell office:value-type="float" office:value="4302.202" calcext:value-type="float">
            <text:p>4302.202</text:p>
          </table:table-cell>
          <table:table-cell office:value-type="float" office:value="4385.415" calcext:value-type="float">
            <text:p>4385.415</text:p>
          </table:table-cell>
          <table:table-cell office:value-type="float" office:value="4657.099" calcext:value-type="float">
            <text:p>4657.099</text:p>
          </table:table-cell>
          <table:table-cell office:value-type="float" office:value="4792.622" calcext:value-type="float">
            <text:p>4792.622</text:p>
          </table:table-cell>
          <table:table-cell office:value-type="float" office:value="4864.134" calcext:value-type="float">
            <text:p>4864.134</text:p>
          </table:table-cell>
          <table:table-cell office:value-type="float" office:value="5040.219" calcext:value-type="float">
            <text:p>5040.219</text:p>
          </table:table-cell>
          <table:table-cell office:value-type="float" office:value="5163.87" calcext:value-type="float">
            <text:p>5163.87</text:p>
          </table:table-cell>
          <table:table-cell office:value-type="float" office:value="5380.003" calcext:value-type="float">
            <text:p>5380.003</text:p>
          </table:table-cell>
          <table:table-cell office:value-type="float" office:value="5423.733" calcext:value-type="float">
            <text:p>5423.733</text:p>
          </table:table-cell>
          <table:table-cell office:value-type="float" office:value="5395.868" calcext:value-type="float">
            <text:p>5395.868</text:p>
          </table:table-cell>
          <table:table-cell office:value-type="float" office:value="5508.877" calcext:value-type="float">
            <text:p>5508.877</text:p>
          </table:table-cell>
          <table:table-cell office:value-type="float" office:value="5632.155" calcext:value-type="float">
            <text:p>5632.155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76" calcext:value-type="float">
            <text:p>76</text:p>
          </table:table-cell>
          <table:table-cell office:value-type="float" office:value="3712" calcext:value-type="float">
            <text:p>3712</text:p>
          </table:table-cell>
          <table:table-cell office:value-type="float" office:value="3383.389" calcext:value-type="float">
            <text:p>3383.389</text:p>
          </table:table-cell>
          <table:table-cell office:value-type="float" office:value="3609.49" calcext:value-type="float">
            <text:p>3609.49</text:p>
          </table:table-cell>
          <table:table-cell office:value-type="float" office:value="3866.72" calcext:value-type="float">
            <text:p>3866.72</text:p>
          </table:table-cell>
          <table:table-cell office:value-type="float" office:value="4325.621" calcext:value-type="float">
            <text:p>4325.621</text:p>
          </table:table-cell>
          <table:table-cell office:value-type="float" office:value="4166.68" calcext:value-type="float">
            <text:p>4166.68</text:p>
          </table:table-cell>
          <table:table-cell office:value-type="float" office:value="4144.576" calcext:value-type="float">
            <text:p>4144.576</text:p>
          </table:table-cell>
          <table:table-cell office:value-type="float" office:value="5106.632" calcext:value-type="float">
            <text:p>5106.632</text:p>
          </table:table-cell>
          <table:table-cell office:value-type="float" office:value="4744.198" calcext:value-type="float">
            <text:p>4744.198</text:p>
          </table:table-cell>
          <table:table-cell office:value-type="float" office:value="4360.444" calcext:value-type="float">
            <text:p>4360.444</text:p>
          </table:table-cell>
          <table:table-cell office:value-type="float" office:value="4174.001" calcext:value-type="float">
            <text:p>4174.001</text:p>
          </table:table-cell>
          <table:table-cell office:value-type="float" office:value="4066.187" calcext:value-type="float">
            <text:p>4066.187</text:p>
          </table:table-cell>
          <table:table-cell office:value-type="float" office:value="4036.529" calcext:value-type="float">
            <text:p>4036.529</text:p>
          </table:table-cell>
          <table:table-cell office:value-type="float" office:value="4239.387" calcext:value-type="float">
            <text:p>4239.387</text:p>
          </table:table-cell>
          <table:table-cell office:value-type="float" office:value="4209.784" calcext:value-type="float">
            <text:p>4209.784</text:p>
          </table:table-cell>
          <table:table-cell office:value-type="float" office:value="4205.321" calcext:value-type="float">
            <text:p>4205.321</text:p>
          </table:table-cell>
          <table:table-cell office:value-type="float" office:value="4288.539" calcext:value-type="float">
            <text:p>4288.539</text:p>
          </table:table-cell>
          <table:table-cell office:value-type="float" office:value="4553.831" calcext:value-type="float">
            <text:p>4553.831</text:p>
          </table:table-cell>
          <table:table-cell office:value-type="float" office:value="4688.299" calcext:value-type="float">
            <text:p>4688.299</text:p>
          </table:table-cell>
          <table:table-cell office:value-type="float" office:value="4759.882" calcext:value-type="float">
            <text:p>4759.882</text:p>
          </table:table-cell>
          <table:table-cell office:value-type="float" office:value="4932.762" calcext:value-type="float">
            <text:p>4932.762</text:p>
          </table:table-cell>
          <table:table-cell office:value-type="float" office:value="5055.887" calcext:value-type="float">
            <text:p>5055.887</text:p>
          </table:table-cell>
          <table:table-cell office:value-type="float" office:value="5268.333" calcext:value-type="float">
            <text:p>5268.333</text:p>
          </table:table-cell>
          <table:table-cell office:value-type="float" office:value="5312.538" calcext:value-type="float">
            <text:p>5312.538</text:p>
          </table:table-cell>
          <table:table-cell office:value-type="float" office:value="5287.492" calcext:value-type="float">
            <text:p>5287.492</text:p>
          </table:table-cell>
          <table:table-cell office:value-type="float" office:value="5399.428" calcext:value-type="float">
            <text:p>5399.428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77" calcext:value-type="float">
            <text:p>77</text:p>
          </table:table-cell>
          <table:table-cell office:value-type="float" office:value="3606" calcext:value-type="float">
            <text:p>3606</text:p>
          </table:table-cell>
          <table:table-cell office:value-type="float" office:value="3586.731" calcext:value-type="float">
            <text:p>3586.731</text:p>
          </table:table-cell>
          <table:table-cell office:value-type="float" office:value="3273.637" calcext:value-type="float">
            <text:p>3273.637</text:p>
          </table:table-cell>
          <table:table-cell office:value-type="float" office:value="3490.942" calcext:value-type="float">
            <text:p>3490.942</text:p>
          </table:table-cell>
          <table:table-cell office:value-type="float" office:value="3743.887" calcext:value-type="float">
            <text:p>3743.887</text:p>
          </table:table-cell>
          <table:table-cell office:value-type="float" office:value="4190.962" calcext:value-type="float">
            <text:p>4190.962</text:p>
          </table:table-cell>
          <table:table-cell office:value-type="float" office:value="4040.731" calcext:value-type="float">
            <text:p>4040.731</text:p>
          </table:table-cell>
          <table:table-cell office:value-type="float" office:value="4021.028" calcext:value-type="float">
            <text:p>4021.028</text:p>
          </table:table-cell>
          <table:table-cell office:value-type="float" office:value="4956.87" calcext:value-type="float">
            <text:p>4956.87</text:p>
          </table:table-cell>
          <table:table-cell office:value-type="float" office:value="4607.787" calcext:value-type="float">
            <text:p>4607.787</text:p>
          </table:table-cell>
          <table:table-cell office:value-type="float" office:value="4238.093" calcext:value-type="float">
            <text:p>4238.093</text:p>
          </table:table-cell>
          <table:table-cell office:value-type="float" office:value="4059.103" calcext:value-type="float">
            <text:p>4059.103</text:p>
          </table:table-cell>
          <table:table-cell office:value-type="float" office:value="3956.07" calcext:value-type="float">
            <text:p>3956.07</text:p>
          </table:table-cell>
          <table:table-cell office:value-type="float" office:value="3928.671" calcext:value-type="float">
            <text:p>3928.671</text:p>
          </table:table-cell>
          <table:table-cell office:value-type="float" office:value="4126.618" calcext:value-type="float">
            <text:p>4126.618</text:p>
          </table:table-cell>
          <table:table-cell office:value-type="float" office:value="4100.127" calcext:value-type="float">
            <text:p>4100.127</text:p>
          </table:table-cell>
          <table:table-cell office:value-type="float" office:value="4096.863" calcext:value-type="float">
            <text:p>4096.863</text:p>
          </table:table-cell>
          <table:table-cell office:value-type="float" office:value="4179.9" calcext:value-type="float">
            <text:p>4179.9</text:p>
          </table:table-cell>
          <table:table-cell office:value-type="float" office:value="4438.683" calcext:value-type="float">
            <text:p>4438.683</text:p>
          </table:table-cell>
          <table:table-cell office:value-type="float" office:value="4571.837" calcext:value-type="float">
            <text:p>4571.837</text:p>
          </table:table-cell>
          <table:table-cell office:value-type="float" office:value="4643.289" calcext:value-type="float">
            <text:p>4643.289</text:p>
          </table:table-cell>
          <table:table-cell office:value-type="float" office:value="4812.87" calcext:value-type="float">
            <text:p>4812.87</text:p>
          </table:table-cell>
          <table:table-cell office:value-type="float" office:value="4935.125" calcext:value-type="float">
            <text:p>4935.125</text:p>
          </table:table-cell>
          <table:table-cell office:value-type="float" office:value="5143.646" calcext:value-type="float">
            <text:p>5143.646</text:p>
          </table:table-cell>
          <table:table-cell office:value-type="float" office:value="5188.53" calcext:value-type="float">
            <text:p>5188.53</text:p>
          </table:table-cell>
          <table:table-cell office:value-type="float" office:value="5166.39" calcext:value-type="float">
            <text:p>5166.39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78" calcext:value-type="float">
            <text:p>78</text:p>
          </table:table-cell>
          <table:table-cell office:value-type="float" office:value="3538" calcext:value-type="float">
            <text:p>3538</text:p>
          </table:table-cell>
          <table:table-cell office:value-type="float" office:value="3484.184" calcext:value-type="float">
            <text:p>3484.184</text:p>
          </table:table-cell>
          <table:table-cell office:value-type="float" office:value="3468.034" calcext:value-type="float">
            <text:p>3468.034</text:p>
          </table:table-cell>
          <table:table-cell office:value-type="float" office:value="3170.471" calcext:value-type="float">
            <text:p>3170.471</text:p>
          </table:table-cell>
          <table:table-cell office:value-type="float" office:value="3381.815" calcext:value-type="float">
            <text:p>3381.815</text:p>
          </table:table-cell>
          <table:table-cell office:value-type="float" office:value="3629.215" calcext:value-type="float">
            <text:p>3629.215</text:p>
          </table:table-cell>
          <table:table-cell office:value-type="float" office:value="4062.921" calcext:value-type="float">
            <text:p>4062.921</text:p>
          </table:table-cell>
          <table:table-cell office:value-type="float" office:value="3921.382" calcext:value-type="float">
            <text:p>3921.382</text:p>
          </table:table-cell>
          <table:table-cell office:value-type="float" office:value="3904.739" calcext:value-type="float">
            <text:p>3904.739</text:p>
          </table:table-cell>
          <table:table-cell office:value-type="float" office:value="4815.088" calcext:value-type="float">
            <text:p>4815.088</text:p>
          </table:table-cell>
          <table:table-cell office:value-type="float" office:value="4478.333" calcext:value-type="float">
            <text:p>4478.333</text:p>
          </table:table-cell>
          <table:table-cell office:value-type="float" office:value="4121.808" calcext:value-type="float">
            <text:p>4121.808</text:p>
          </table:table-cell>
          <table:table-cell office:value-type="float" office:value="3950.005" calcext:value-type="float">
            <text:p>3950.005</text:p>
          </table:table-cell>
          <table:table-cell office:value-type="float" office:value="3851.744" calcext:value-type="float">
            <text:p>3851.744</text:p>
          </table:table-cell>
          <table:table-cell office:value-type="float" office:value="3826.552" calcext:value-type="float">
            <text:p>3826.552</text:p>
          </table:table-cell>
          <table:table-cell office:value-type="float" office:value="4019.246" calcext:value-type="float">
            <text:p>4019.246</text:p>
          </table:table-cell>
          <table:table-cell office:value-type="float" office:value="3995.765" calcext:value-type="float">
            <text:p>3995.765</text:p>
          </table:table-cell>
          <table:table-cell office:value-type="float" office:value="3993.723" calcext:value-type="float">
            <text:p>3993.723</text:p>
          </table:table-cell>
          <table:table-cell office:value-type="float" office:value="4076.465" calcext:value-type="float">
            <text:p>4076.465</text:p>
          </table:table-cell>
          <table:table-cell office:value-type="float" office:value="4328.552" calcext:value-type="float">
            <text:p>4328.552</text:p>
          </table:table-cell>
          <table:table-cell office:value-type="float" office:value="4460.339" calcext:value-type="float">
            <text:p>4460.339</text:p>
          </table:table-cell>
          <table:table-cell office:value-type="float" office:value="4531.706" calcext:value-type="float">
            <text:p>4531.706</text:p>
          </table:table-cell>
          <table:table-cell office:value-type="float" office:value="4697.841" calcext:value-type="float">
            <text:p>4697.841</text:p>
          </table:table-cell>
          <table:table-cell office:value-type="float" office:value="4819.285" calcext:value-type="float">
            <text:p>4819.285</text:p>
          </table:table-cell>
          <table:table-cell office:value-type="float" office:value="5023.831" calcext:value-type="float">
            <text:p>5023.831</text:p>
          </table:table-cell>
          <table:table-cell office:value-type="float" office:value="5069.142" calcext:value-type="float">
            <text:p>5069.142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79" calcext:value-type="float">
            <text:p>79</text:p>
          </table:table-cell>
          <table:table-cell office:value-type="float" office:value="3297" calcext:value-type="float">
            <text:p>3297</text:p>
          </table:table-cell>
          <table:table-cell office:value-type="float" office:value="3402.048" calcext:value-type="float">
            <text:p>3402.048</text:p>
          </table:table-cell>
          <table:table-cell office:value-type="float" office:value="3361.246" calcext:value-type="float">
            <text:p>3361.246</text:p>
          </table:table-cell>
          <table:table-cell office:value-type="float" office:value="3348.646" calcext:value-type="float">
            <text:p>3348.646</text:p>
          </table:table-cell>
          <table:table-cell office:value-type="float" office:value="3064.954" calcext:value-type="float">
            <text:p>3064.954</text:p>
          </table:table-cell>
          <table:table-cell office:value-type="float" office:value="3268.483" calcext:value-type="float">
            <text:p>3268.483</text:p>
          </table:table-cell>
          <table:table-cell office:value-type="float" office:value="3509.336" calcext:value-type="float">
            <text:p>3509.336</text:p>
          </table:table-cell>
          <table:table-cell office:value-type="float" office:value="3930.796" calcext:value-type="float">
            <text:p>3930.796</text:p>
          </table:table-cell>
          <table:table-cell office:value-type="float" office:value="3797.559" calcext:value-type="float">
            <text:p>3797.559</text:p>
          </table:table-cell>
          <table:table-cell office:value-type="float" office:value="3783.542" calcext:value-type="float">
            <text:p>3783.542</text:p>
          </table:table-cell>
          <table:table-cell office:value-type="float" office:value="4667.424" calcext:value-type="float">
            <text:p>4667.424</text:p>
          </table:table-cell>
          <table:table-cell office:value-type="float" office:value="4343.687" calcext:value-type="float">
            <text:p>4343.687</text:p>
          </table:table-cell>
          <table:table-cell office:value-type="float" office:value="4000.99" calcext:value-type="float">
            <text:p>4000.99</text:p>
          </table:table-cell>
          <table:table-cell office:value-type="float" office:value="3836.517" calcext:value-type="float">
            <text:p>3836.517</text:p>
          </table:table-cell>
          <table:table-cell office:value-type="float" office:value="3742.657" calcext:value-type="float">
            <text:p>3742.657</text:p>
          </table:table-cell>
          <table:table-cell office:value-type="float" office:value="3719.486" calcext:value-type="float">
            <text:p>3719.486</text:p>
          </table:table-cell>
          <table:table-cell office:value-type="float" office:value="3907.342" calcext:value-type="float">
            <text:p>3907.342</text:p>
          </table:table-cell>
          <table:table-cell office:value-type="float" office:value="3886.712" calcext:value-type="float">
            <text:p>3886.712</text:p>
          </table:table-cell>
          <table:table-cell office:value-type="float" office:value="3885.803" calcext:value-type="float">
            <text:p>3885.803</text:p>
          </table:table-cell>
          <table:table-cell office:value-type="float" office:value="3968.075" calcext:value-type="float">
            <text:p>3968.075</text:p>
          </table:table-cell>
          <table:table-cell office:value-type="float" office:value="4213.69" calcext:value-type="float">
            <text:p>4213.69</text:p>
          </table:table-cell>
          <table:table-cell office:value-type="float" office:value="4343.964" calcext:value-type="float">
            <text:p>4343.964</text:p>
          </table:table-cell>
          <table:table-cell office:value-type="float" office:value="4414.892" calcext:value-type="float">
            <text:p>4414.892</text:p>
          </table:table-cell>
          <table:table-cell office:value-type="float" office:value="4577.609" calcext:value-type="float">
            <text:p>4577.609</text:p>
          </table:table-cell>
          <table:table-cell office:value-type="float" office:value="4697.754" calcext:value-type="float">
            <text:p>4697.754</text:p>
          </table:table-cell>
          <table:table-cell office:value-type="float" office:value="4898.204" calcext:value-type="float">
            <text:p>4898.20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80" calcext:value-type="float">
            <text:p>80</text:p>
          </table:table-cell>
          <table:table-cell office:value-type="float" office:value="3108" calcext:value-type="float">
            <text:p>3108</text:p>
          </table:table-cell>
          <table:table-cell office:value-type="float" office:value="3149.848" calcext:value-type="float">
            <text:p>3149.848</text:p>
          </table:table-cell>
          <table:table-cell office:value-type="float" office:value="3258.065" calcext:value-type="float">
            <text:p>3258.065</text:p>
          </table:table-cell>
          <table:table-cell office:value-type="float" office:value="3220.52" calcext:value-type="float">
            <text:p>3220.52</text:p>
          </table:table-cell>
          <table:table-cell office:value-type="float" office:value="3207.214" calcext:value-type="float">
            <text:p>3207.214</text:p>
          </table:table-cell>
          <table:table-cell office:value-type="float" office:value="2936.923" calcext:value-type="float">
            <text:p>2936.923</text:p>
          </table:table-cell>
          <table:table-cell office:value-type="float" office:value="3137.087" calcext:value-type="float">
            <text:p>3137.087</text:p>
          </table:table-cell>
          <table:table-cell office:value-type="float" office:value="3370.286" calcext:value-type="float">
            <text:p>3370.286</text:p>
          </table:table-cell>
          <table:table-cell office:value-type="float" office:value="3775.996" calcext:value-type="float">
            <text:p>3775.996</text:p>
          </table:table-cell>
          <table:table-cell office:value-type="float" office:value="3651.327" calcext:value-type="float">
            <text:p>3651.327</text:p>
          </table:table-cell>
          <table:table-cell office:value-type="float" office:value="3640.241" calcext:value-type="float">
            <text:p>3640.241</text:p>
          </table:table-cell>
          <table:table-cell office:value-type="float" office:value="4494.364" calcext:value-type="float">
            <text:p>4494.364</text:p>
          </table:table-cell>
          <table:table-cell office:value-type="float" office:value="4185.048" calcext:value-type="float">
            <text:p>4185.048</text:p>
          </table:table-cell>
          <table:table-cell office:value-type="float" office:value="3857.654" calcext:value-type="float">
            <text:p>3857.654</text:p>
          </table:table-cell>
          <table:table-cell office:value-type="float" office:value="3701.441" calcext:value-type="float">
            <text:p>3701.441</text:p>
          </table:table-cell>
          <table:table-cell office:value-type="float" office:value="3612.718" calcext:value-type="float">
            <text:p>3612.718</text:p>
          </table:table-cell>
          <table:table-cell office:value-type="float" office:value="3591.928" calcext:value-type="float">
            <text:p>3591.928</text:p>
          </table:table-cell>
          <table:table-cell office:value-type="float" office:value="3774.208" calcext:value-type="float">
            <text:p>3774.208</text:p>
          </table:table-cell>
          <table:table-cell office:value-type="float" office:value="3756.554" calcext:value-type="float">
            <text:p>3756.554</text:p>
          </table:table-cell>
          <table:table-cell office:value-type="float" office:value="3756.897" calcext:value-type="float">
            <text:p>3756.897</text:p>
          </table:table-cell>
          <table:table-cell office:value-type="float" office:value="3838.582" calcext:value-type="float">
            <text:p>3838.582</text:p>
          </table:table-cell>
          <table:table-cell office:value-type="float" office:value="4076.809" calcext:value-type="float">
            <text:p>4076.809</text:p>
          </table:table-cell>
          <table:table-cell office:value-type="float" office:value="4204.86" calcext:value-type="float">
            <text:p>4204.86</text:p>
          </table:table-cell>
          <table:table-cell office:value-type="float" office:value="4275.298" calcext:value-type="float">
            <text:p>4275.298</text:p>
          </table:table-cell>
          <table:table-cell office:value-type="float" office:value="4433.991" calcext:value-type="float">
            <text:p>4433.991</text:p>
          </table:table-cell>
          <table:table-cell office:value-type="float" office:value="4552.47" calcext:value-type="float">
            <text:p>4552.47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81" calcext:value-type="float">
            <text:p>81</text:p>
          </table:table-cell>
          <table:table-cell office:value-type="float" office:value="2923" calcext:value-type="float">
            <text:p>2923</text:p>
          </table:table-cell>
          <table:table-cell office:value-type="float" office:value="2944.077" calcext:value-type="float">
            <text:p>2944.077</text:p>
          </table:table-cell>
          <table:table-cell office:value-type="float" office:value="2990.402" calcext:value-type="float">
            <text:p>2990.402</text:p>
          </table:table-cell>
          <table:table-cell office:value-type="float" office:value="3094.362" calcext:value-type="float">
            <text:p>3094.362</text:p>
          </table:table-cell>
          <table:table-cell office:value-type="float" office:value="3059.887" calcext:value-type="float">
            <text:p>3059.887</text:p>
          </table:table-cell>
          <table:table-cell office:value-type="float" office:value="3049.605" calcext:value-type="float">
            <text:p>3049.605</text:p>
          </table:table-cell>
          <table:table-cell office:value-type="float" office:value="2797.525" calcext:value-type="float">
            <text:p>2797.525</text:p>
          </table:table-cell>
          <table:table-cell office:value-type="float" office:value="2989.73" calcext:value-type="float">
            <text:p>2989.73</text:p>
          </table:table-cell>
          <table:table-cell office:value-type="float" office:value="3214.056" calcext:value-type="float">
            <text:p>3214.056</text:p>
          </table:table-cell>
          <table:table-cell office:value-type="float" office:value="3602.812" calcext:value-type="float">
            <text:p>3602.812</text:p>
          </table:table-cell>
          <table:table-cell office:value-type="float" office:value="3488.703" calcext:value-type="float">
            <text:p>3488.703</text:p>
          </table:table-cell>
          <table:table-cell office:value-type="float" office:value="3480.725" calcext:value-type="float">
            <text:p>3480.725</text:p>
          </table:table-cell>
          <table:table-cell office:value-type="float" office:value="4300.265" calcext:value-type="float">
            <text:p>4300.265</text:p>
          </table:table-cell>
          <table:table-cell office:value-type="float" office:value="4006.585" calcext:value-type="float">
            <text:p>4006.585</text:p>
          </table:table-cell>
          <table:table-cell office:value-type="float" office:value="3696.234" calcext:value-type="float">
            <text:p>3696.234</text:p>
          </table:table-cell>
          <table:table-cell office:value-type="float" office:value="3549.135" calcext:value-type="float">
            <text:p>3549.135</text:p>
          </table:table-cell>
          <table:table-cell office:value-type="float" office:value="3466.366" calcext:value-type="float">
            <text:p>3466.366</text:p>
          </table:table-cell>
          <table:table-cell office:value-type="float" office:value="3448.34" calcext:value-type="float">
            <text:p>3448.34</text:p>
          </table:table-cell>
          <table:table-cell office:value-type="float" office:value="3624.008" calcext:value-type="float">
            <text:p>3624.008</text:p>
          </table:table-cell>
          <table:table-cell office:value-type="float" office:value="3609.812" calcext:value-type="float">
            <text:p>3609.812</text:p>
          </table:table-cell>
          <table:table-cell office:value-type="float" office:value="3611.561" calcext:value-type="float">
            <text:p>3611.561</text:p>
          </table:table-cell>
          <table:table-cell office:value-type="float" office:value="3692.459" calcext:value-type="float">
            <text:p>3692.459</text:p>
          </table:table-cell>
          <table:table-cell office:value-type="float" office:value="3922.086" calcext:value-type="float">
            <text:p>3922.086</text:p>
          </table:table-cell>
          <table:table-cell office:value-type="float" office:value="4047.574" calcext:value-type="float">
            <text:p>4047.574</text:p>
          </table:table-cell>
          <table:table-cell office:value-type="float" office:value="4117.639" calcext:value-type="float">
            <text:p>4117.639</text:p>
          </table:table-cell>
          <table:table-cell office:value-type="float" office:value="4271.639" calcext:value-type="float">
            <text:p>4271.639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82" calcext:value-type="float">
            <text:p>82</text:p>
          </table:table-cell>
          <table:table-cell office:value-type="float" office:value="2709" calcext:value-type="float">
            <text:p>2709</text:p>
          </table:table-cell>
          <table:table-cell office:value-type="float" office:value="2757.633" calcext:value-type="float">
            <text:p>2757.633</text:p>
          </table:table-cell>
          <table:table-cell office:value-type="float" office:value="2780.385" calcext:value-type="float">
            <text:p>2780.385</text:p>
          </table:table-cell>
          <table:table-cell office:value-type="float" office:value="2825.402" calcext:value-type="float">
            <text:p>2825.402</text:p>
          </table:table-cell>
          <table:table-cell office:value-type="float" office:value="2929.847" calcext:value-type="float">
            <text:p>2929.847</text:p>
          </table:table-cell>
          <table:table-cell office:value-type="float" office:value="2899.681" calcext:value-type="float">
            <text:p>2899.681</text:p>
          </table:table-cell>
          <table:table-cell office:value-type="float" office:value="2891.267" calcext:value-type="float">
            <text:p>2891.267</text:p>
          </table:table-cell>
          <table:table-cell office:value-type="float" office:value="2655.686" calcext:value-type="float">
            <text:p>2655.686</text:p>
          </table:table-cell>
          <table:table-cell office:value-type="float" office:value="2839.952" calcext:value-type="float">
            <text:p>2839.952</text:p>
          </table:table-cell>
          <table:table-cell office:value-type="float" office:value="3055.956" calcext:value-type="float">
            <text:p>3055.956</text:p>
          </table:table-cell>
          <table:table-cell office:value-type="float" office:value="3427.272" calcext:value-type="float">
            <text:p>3427.272</text:p>
          </table:table-cell>
          <table:table-cell office:value-type="float" office:value="3323.454" calcext:value-type="float">
            <text:p>3323.454</text:p>
          </table:table-cell>
          <table:table-cell office:value-type="float" office:value="3318.294" calcext:value-type="float">
            <text:p>3318.294</text:p>
          </table:table-cell>
          <table:table-cell office:value-type="float" office:value="4102.098" calcext:value-type="float">
            <text:p>4102.098</text:p>
          </table:table-cell>
          <table:table-cell office:value-type="float" office:value="3824.912" calcext:value-type="float">
            <text:p>3824.912</text:p>
          </table:table-cell>
          <table:table-cell office:value-type="float" office:value="3531.66" calcext:value-type="float">
            <text:p>3531.66</text:p>
          </table:table-cell>
          <table:table-cell office:value-type="float" office:value="3393.689" calcext:value-type="float">
            <text:p>3393.689</text:p>
          </table:table-cell>
          <table:table-cell office:value-type="float" office:value="3316.958" calcext:value-type="float">
            <text:p>3316.958</text:p>
          </table:table-cell>
          <table:table-cell office:value-type="float" office:value="3301.735" calcext:value-type="float">
            <text:p>3301.735</text:p>
          </table:table-cell>
          <table:table-cell office:value-type="float" office:value="3470.406" calcext:value-type="float">
            <text:p>3470.406</text:p>
          </table:table-cell>
          <table:table-cell office:value-type="float" office:value="3459.65" calcext:value-type="float">
            <text:p>3459.65</text:p>
          </table:table-cell>
          <table:table-cell office:value-type="float" office:value="3462.838" calcext:value-type="float">
            <text:p>3462.838</text:p>
          </table:table-cell>
          <table:table-cell office:value-type="float" office:value="3542.753" calcext:value-type="float">
            <text:p>3542.753</text:p>
          </table:table-cell>
          <table:table-cell office:value-type="float" office:value="3763.455" calcext:value-type="float">
            <text:p>3763.455</text:p>
          </table:table-cell>
          <table:table-cell office:value-type="float" office:value="3886.113" calcext:value-type="float">
            <text:p>3886.113</text:p>
          </table:table-cell>
          <table:table-cell office:value-type="float" office:value="3955.79" calcext:value-type="float">
            <text:p>3955.79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83" calcext:value-type="float">
            <text:p>83</text:p>
          </table:table-cell>
          <table:table-cell office:value-type="float" office:value="2360" calcext:value-type="float">
            <text:p>2360</text:p>
          </table:table-cell>
          <table:table-cell office:value-type="float" office:value="2537.396" calcext:value-type="float">
            <text:p>2537.396</text:p>
          </table:table-cell>
          <table:table-cell office:value-type="float" office:value="2587.312" calcext:value-type="float">
            <text:p>2587.312</text:p>
          </table:table-cell>
          <table:table-cell office:value-type="float" office:value="2610.064" calcext:value-type="float">
            <text:p>2610.064</text:p>
          </table:table-cell>
          <table:table-cell office:value-type="float" office:value="2655.416" calcext:value-type="float">
            <text:p>2655.416</text:p>
          </table:table-cell>
          <table:table-cell office:value-type="float" office:value="2761.612" calcext:value-type="float">
            <text:p>2761.612</text:p>
          </table:table-cell>
          <table:table-cell office:value-type="float" office:value="2733.341" calcext:value-type="float">
            <text:p>2733.341</text:p>
          </table:table-cell>
          <table:table-cell office:value-type="float" office:value="2726.301" calcext:value-type="float">
            <text:p>2726.301</text:p>
          </table:table-cell>
          <table:table-cell office:value-type="float" office:value="2508.245" calcext:value-type="float">
            <text:p>2508.245</text:p>
          </table:table-cell>
          <table:table-cell office:value-type="float" office:value="2684.53" calcext:value-type="float">
            <text:p>2684.53</text:p>
          </table:table-cell>
          <table:table-cell office:value-type="float" office:value="2891.675" calcext:value-type="float">
            <text:p>2891.675</text:p>
          </table:table-cell>
          <table:table-cell office:value-type="float" office:value="3244.525" calcext:value-type="float">
            <text:p>3244.525</text:p>
          </table:table-cell>
          <table:table-cell office:value-type="float" office:value="3150.761" calcext:value-type="float">
            <text:p>3150.761</text:p>
          </table:table-cell>
          <table:table-cell office:value-type="float" office:value="3148.466" calcext:value-type="float">
            <text:p>3148.466</text:p>
          </table:table-cell>
          <table:table-cell office:value-type="float" office:value="3895.379" calcext:value-type="float">
            <text:p>3895.379</text:p>
          </table:table-cell>
          <table:table-cell office:value-type="float" office:value="3634.496" calcext:value-type="float">
            <text:p>3634.496</text:p>
          </table:table-cell>
          <table:table-cell office:value-type="float" office:value="3358.766" calcext:value-type="float">
            <text:p>3358.766</text:p>
          </table:table-cell>
          <table:table-cell office:value-type="float" office:value="3230.16" calcext:value-type="float">
            <text:p>3230.16</text:p>
          </table:table-cell>
          <table:table-cell office:value-type="float" office:value="3159.535" calcext:value-type="float">
            <text:p>3159.535</text:p>
          </table:table-cell>
          <table:table-cell office:value-type="float" office:value="3147.04" calcext:value-type="float">
            <text:p>3147.04</text:p>
          </table:table-cell>
          <table:table-cell office:value-type="float" office:value="3308.472" calcext:value-type="float">
            <text:p>3308.472</text:p>
          </table:table-cell>
          <table:table-cell office:value-type="float" office:value="3301.042" calcext:value-type="float">
            <text:p>3301.042</text:p>
          </table:table-cell>
          <table:table-cell office:value-type="float" office:value="3305.587" calcext:value-type="float">
            <text:p>3305.587</text:p>
          </table:table-cell>
          <table:table-cell office:value-type="float" office:value="3384.275" calcext:value-type="float">
            <text:p>3384.275</text:p>
          </table:table-cell>
          <table:table-cell office:value-type="float" office:value="3595.606" calcext:value-type="float">
            <text:p>3595.606</text:p>
          </table:table-cell>
          <table:table-cell office:value-type="float" office:value="3715.125" calcext:value-type="float">
            <text:p>3715.125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84" calcext:value-type="float">
            <text:p>84</text:p>
          </table:table-cell>
          <table:table-cell office:value-type="float" office:value="2212" calcext:value-type="float">
            <text:p>2212</text:p>
          </table:table-cell>
          <table:table-cell office:value-type="float" office:value="2195.823" calcext:value-type="float">
            <text:p>2195.823</text:p>
          </table:table-cell>
          <table:table-cell office:value-type="float" office:value="2369.404" calcext:value-type="float">
            <text:p>2369.404</text:p>
          </table:table-cell>
          <table:table-cell office:value-type="float" office:value="2420.185" calcext:value-type="float">
            <text:p>2420.185</text:p>
          </table:table-cell>
          <table:table-cell office:value-type="float" office:value="2443.929" calcext:value-type="float">
            <text:p>2443.929</text:p>
          </table:table-cell>
          <table:table-cell office:value-type="float" office:value="2487.241" calcext:value-type="float">
            <text:p>2487.241</text:p>
          </table:table-cell>
          <table:table-cell office:value-type="float" office:value="2590.803" calcext:value-type="float">
            <text:p>2590.803</text:p>
          </table:table-cell>
          <table:table-cell office:value-type="float" office:value="2567.328" calcext:value-type="float">
            <text:p>2567.328</text:p>
          </table:table-cell>
          <table:table-cell office:value-type="float" office:value="2562.352" calcext:value-type="float">
            <text:p>2562.352</text:p>
          </table:table-cell>
          <table:table-cell office:value-type="float" office:value="2360.931" calcext:value-type="float">
            <text:p>2360.931</text:p>
          </table:table-cell>
          <table:table-cell office:value-type="float" office:value="2528.607" calcext:value-type="float">
            <text:p>2528.607</text:p>
          </table:table-cell>
          <table:table-cell office:value-type="float" office:value="2726.364" calcext:value-type="float">
            <text:p>2726.364</text:p>
          </table:table-cell>
          <table:table-cell office:value-type="float" office:value="3060.765" calcext:value-type="float">
            <text:p>3060.765</text:p>
          </table:table-cell>
          <table:table-cell office:value-type="float" office:value="2976.376" calcext:value-type="float">
            <text:p>2976.376</text:p>
          </table:table-cell>
          <table:table-cell office:value-type="float" office:value="2976.593" calcext:value-type="float">
            <text:p>2976.593</text:p>
          </table:table-cell>
          <table:table-cell office:value-type="float" office:value="3685.536" calcext:value-type="float">
            <text:p>3685.536</text:p>
          </table:table-cell>
          <table:table-cell office:value-type="float" office:value="3441.526" calcext:value-type="float">
            <text:p>3441.526</text:p>
          </table:table-cell>
          <table:table-cell office:value-type="float" office:value="3183.458" calcext:value-type="float">
            <text:p>3183.458</text:p>
          </table:table-cell>
          <table:table-cell office:value-type="float" office:value="3064.213" calcext:value-type="float">
            <text:p>3064.213</text:p>
          </table:table-cell>
          <table:table-cell office:value-type="float" office:value="2999.338" calcext:value-type="float">
            <text:p>2999.338</text:p>
          </table:table-cell>
          <table:table-cell office:value-type="float" office:value="2989.36" calcext:value-type="float">
            <text:p>2989.36</text:p>
          </table:table-cell>
          <table:table-cell office:value-type="float" office:value="3143.673" calcext:value-type="float">
            <text:p>3143.673</text:p>
          </table:table-cell>
          <table:table-cell office:value-type="float" office:value="3139.256" calcext:value-type="float">
            <text:p>3139.256</text:p>
          </table:table-cell>
          <table:table-cell office:value-type="float" office:value="3145.106" calcext:value-type="float">
            <text:p>3145.106</text:p>
          </table:table-cell>
          <table:table-cell office:value-type="float" office:value="3222.355" calcext:value-type="float">
            <text:p>3222.355</text:p>
          </table:table-cell>
          <table:table-cell office:value-type="float" office:value="3424.318" calcext:value-type="float">
            <text:p>3424.318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85" calcext:value-type="float">
            <text:p>85</text:p>
          </table:table-cell>
          <table:table-cell office:value-type="float" office:value="2009" calcext:value-type="float">
            <text:p>2009</text:p>
          </table:table-cell>
          <table:table-cell office:value-type="float" office:value="2035.706" calcext:value-type="float">
            <text:p>2035.706</text:p>
          </table:table-cell>
          <table:table-cell office:value-type="float" office:value="2028.787" calcext:value-type="float">
            <text:p>2028.787</text:p>
          </table:table-cell>
          <table:table-cell office:value-type="float" office:value="2190.905" calcext:value-type="float">
            <text:p>2190.905</text:p>
          </table:table-cell>
          <table:table-cell office:value-type="float" office:value="2242.589" calcext:value-type="float">
            <text:p>2242.589</text:p>
          </table:table-cell>
          <table:table-cell office:value-type="float" office:value="2264.79" calcext:value-type="float">
            <text:p>2264.79</text:p>
          </table:table-cell>
          <table:table-cell office:value-type="float" office:value="2308.746" calcext:value-type="float">
            <text:p>2308.746</text:p>
          </table:table-cell>
          <table:table-cell office:value-type="float" office:value="2408.908" calcext:value-type="float">
            <text:p>2408.908</text:p>
          </table:table-cell>
          <table:table-cell office:value-type="float" office:value="2389.819" calcext:value-type="float">
            <text:p>2389.819</text:p>
          </table:table-cell>
          <table:table-cell office:value-type="float" office:value="2387.013" calcext:value-type="float">
            <text:p>2387.013</text:p>
          </table:table-cell>
          <table:table-cell office:value-type="float" office:value="2202.874" calcext:value-type="float">
            <text:p>2202.874</text:p>
          </table:table-cell>
          <table:table-cell office:value-type="float" office:value="2361.726" calcext:value-type="float">
            <text:p>2361.726</text:p>
          </table:table-cell>
          <table:table-cell office:value-type="float" office:value="2549.36" calcext:value-type="float">
            <text:p>2549.36</text:p>
          </table:table-cell>
          <table:table-cell office:value-type="float" office:value="2863.884" calcext:value-type="float">
            <text:p>2863.884</text:p>
          </table:table-cell>
          <table:table-cell office:value-type="float" office:value="2788.975" calcext:value-type="float">
            <text:p>2788.975</text:p>
          </table:table-cell>
          <table:table-cell office:value-type="float" office:value="2791.946" calcext:value-type="float">
            <text:p>2791.946</text:p>
          </table:table-cell>
          <table:table-cell office:value-type="float" office:value="3460.791" calcext:value-type="float">
            <text:p>3460.791</text:p>
          </table:table-cell>
          <table:table-cell office:value-type="float" office:value="3234.348" calcext:value-type="float">
            <text:p>3234.348</text:p>
          </table:table-cell>
          <table:table-cell office:value-type="float" office:value="2994.974" calcext:value-type="float">
            <text:p>2994.974</text:p>
          </table:table-cell>
          <table:table-cell office:value-type="float" office:value="2885.471" calcext:value-type="float">
            <text:p>2885.471</text:p>
          </table:table-cell>
          <table:table-cell office:value-type="float" office:value="2826.777" calcext:value-type="float">
            <text:p>2826.777</text:p>
          </table:table-cell>
          <table:table-cell office:value-type="float" office:value="2819.228" calcext:value-type="float">
            <text:p>2819.228</text:p>
          </table:table-cell>
          <table:table-cell office:value-type="float" office:value="2965.783" calcext:value-type="float">
            <text:p>2965.783</text:p>
          </table:table-cell>
          <table:table-cell office:value-type="float" office:value="2964.524" calcext:value-type="float">
            <text:p>2964.524</text:p>
          </table:table-cell>
          <table:table-cell office:value-type="float" office:value="2971.678" calcext:value-type="float">
            <text:p>2971.678</text:p>
          </table:table-cell>
          <table:table-cell office:value-type="float" office:value="3047.287" calcext:value-type="float">
            <text:p>3047.287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86" calcext:value-type="float">
            <text:p>86</text:p>
          </table:table-cell>
          <table:table-cell office:value-type="float" office:value="1926" calcext:value-type="float">
            <text:p>1926</text:p>
          </table:table-cell>
          <table:table-cell office:value-type="float" office:value="1813.806" calcext:value-type="float">
            <text:p>1813.806</text:p>
          </table:table-cell>
          <table:table-cell office:value-type="float" office:value="1841.842" calcext:value-type="float">
            <text:p>1841.842</text:p>
          </table:table-cell>
          <table:table-cell office:value-type="float" office:value="1842.29" calcext:value-type="float">
            <text:p>1842.29</text:p>
          </table:table-cell>
          <table:table-cell office:value-type="float" office:value="1987.121" calcext:value-type="float">
            <text:p>1987.121</text:p>
          </table:table-cell>
          <table:table-cell office:value-type="float" office:value="2039.73" calcext:value-type="float">
            <text:p>2039.73</text:p>
          </table:table-cell>
          <table:table-cell office:value-type="float" office:value="2063.64" calcext:value-type="float">
            <text:p>2063.64</text:p>
          </table:table-cell>
          <table:table-cell office:value-type="float" office:value="2105.892" calcext:value-type="float">
            <text:p>2105.892</text:p>
          </table:table-cell>
          <table:table-cell office:value-type="float" office:value="2201.908" calcext:value-type="float">
            <text:p>2201.908</text:p>
          </table:table-cell>
          <table:table-cell office:value-type="float" office:value="2186.99" calcext:value-type="float">
            <text:p>2186.99</text:p>
          </table:table-cell>
          <table:table-cell office:value-type="float" office:value="2186.768" calcext:value-type="float">
            <text:p>2186.768</text:p>
          </table:table-cell>
          <table:table-cell office:value-type="float" office:value="2022.152" calcext:value-type="float">
            <text:p>2022.152</text:p>
          </table:table-cell>
          <table:table-cell office:value-type="float" office:value="2170.38" calcext:value-type="float">
            <text:p>2170.38</text:p>
          </table:table-cell>
          <table:table-cell office:value-type="float" office:value="2346.055" calcext:value-type="float">
            <text:p>2346.055</text:p>
          </table:table-cell>
          <table:table-cell office:value-type="float" office:value="2637.63" calcext:value-type="float">
            <text:p>2637.63</text:p>
          </table:table-cell>
          <table:table-cell office:value-type="float" office:value="2573.023" calcext:value-type="float">
            <text:p>2573.023</text:p>
          </table:table-cell>
          <table:table-cell office:value-type="float" office:value="2578.857" calcext:value-type="float">
            <text:p>2578.857</text:p>
          </table:table-cell>
          <table:table-cell office:value-type="float" office:value="3200.983" calcext:value-type="float">
            <text:p>3200.983</text:p>
          </table:table-cell>
          <table:table-cell office:value-type="float" office:value="2994.266" calcext:value-type="float">
            <text:p>2994.266</text:p>
          </table:table-cell>
          <table:table-cell office:value-type="float" office:value="2776.038" calcext:value-type="float">
            <text:p>2776.038</text:p>
          </table:table-cell>
          <table:table-cell office:value-type="float" office:value="2677.521" calcext:value-type="float">
            <text:p>2677.521</text:p>
          </table:table-cell>
          <table:table-cell office:value-type="float" office:value="2625.792" calcext:value-type="float">
            <text:p>2625.792</text:p>
          </table:table-cell>
          <table:table-cell office:value-type="float" office:value="2620.982" calcext:value-type="float">
            <text:p>2620.982</text:p>
          </table:table-cell>
          <table:table-cell office:value-type="float" office:value="2758.592" calcext:value-type="float">
            <text:p>2758.592</text:p>
          </table:table-cell>
          <table:table-cell office:value-type="float" office:value="2760.611" calcext:value-type="float">
            <text:p>2760.611</text:p>
          </table:table-cell>
          <table:table-cell office:value-type="float" office:value="2769.176" calcext:value-type="float">
            <text:p>2769.176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87" calcext:value-type="float">
            <text:p>87</text:p>
          </table:table-cell>
          <table:table-cell office:value-type="float" office:value="1589" calcext:value-type="float">
            <text:p>1589</text:p>
          </table:table-cell>
          <table:table-cell office:value-type="float" office:value="1722.648" calcext:value-type="float">
            <text:p>1722.648</text:p>
          </table:table-cell>
          <table:table-cell office:value-type="float" office:value="1628.082" calcext:value-type="float">
            <text:p>1628.082</text:p>
          </table:table-cell>
          <table:table-cell office:value-type="float" office:value="1654.02" calcext:value-type="float">
            <text:p>1654.02</text:p>
          </table:table-cell>
          <table:table-cell office:value-type="float" office:value="1660.289" calcext:value-type="float">
            <text:p>1660.289</text:p>
          </table:table-cell>
          <table:table-cell office:value-type="float" office:value="1795.062" calcext:value-type="float">
            <text:p>1795.062</text:p>
          </table:table-cell>
          <table:table-cell office:value-type="float" office:value="1843.69" calcext:value-type="float">
            <text:p>1843.69</text:p>
          </table:table-cell>
          <table:table-cell office:value-type="float" office:value="1868.377" calcext:value-type="float">
            <text:p>1868.377</text:p>
          </table:table-cell>
          <table:table-cell office:value-type="float" office:value="1909.396" calcext:value-type="float">
            <text:p>1909.396</text:p>
          </table:table-cell>
          <table:table-cell office:value-type="float" office:value="2000.865" calcext:value-type="float">
            <text:p>2000.865</text:p>
          </table:table-cell>
          <table:table-cell office:value-type="float" office:value="1990.351" calcext:value-type="float">
            <text:p>1990.351</text:p>
          </table:table-cell>
          <table:table-cell office:value-type="float" office:value="1991.872" calcext:value-type="float">
            <text:p>1991.872</text:p>
          </table:table-cell>
          <table:table-cell office:value-type="float" office:value="1845.757" calcext:value-type="float">
            <text:p>1845.757</text:p>
          </table:table-cell>
          <table:table-cell office:value-type="float" office:value="1983.535" calcext:value-type="float">
            <text:p>1983.535</text:p>
          </table:table-cell>
          <table:table-cell office:value-type="float" office:value="2147.324" calcext:value-type="float">
            <text:p>2147.324</text:p>
          </table:table-cell>
          <table:table-cell office:value-type="float" office:value="2416.194" calcext:value-type="float">
            <text:p>2416.194</text:p>
          </table:table-cell>
          <table:table-cell office:value-type="float" office:value="2360.94" calcext:value-type="float">
            <text:p>2360.94</text:p>
          </table:table-cell>
          <table:table-cell office:value-type="float" office:value="2369.327" calcext:value-type="float">
            <text:p>2369.327</text:p>
          </table:table-cell>
          <table:table-cell office:value-type="float" office:value="2945.193" calcext:value-type="float">
            <text:p>2945.193</text:p>
          </table:table-cell>
          <table:table-cell office:value-type="float" office:value="2757.76" calcext:value-type="float">
            <text:p>2757.76</text:p>
          </table:table-cell>
          <table:table-cell office:value-type="float" office:value="2560.038" calcext:value-type="float">
            <text:p>2560.038</text:p>
          </table:table-cell>
          <table:table-cell office:value-type="float" office:value="2472.055" calcext:value-type="float">
            <text:p>2472.055</text:p>
          </table:table-cell>
          <table:table-cell office:value-type="float" office:value="2426.817" calcext:value-type="float">
            <text:p>2426.817</text:p>
          </table:table-cell>
          <table:table-cell office:value-type="float" office:value="2424.526" calcext:value-type="float">
            <text:p>2424.526</text:p>
          </table:table-cell>
          <table:table-cell office:value-type="float" office:value="2553.243" calcext:value-type="float">
            <text:p>2553.243</text:p>
          </table:table-cell>
          <table:table-cell office:value-type="float" office:value="2558.169" calcext:value-type="float">
            <text:p>2558.169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88" calcext:value-type="float">
            <text:p>88</text:p>
          </table:table-cell>
          <table:table-cell office:value-type="float" office:value="1347" calcext:value-type="float">
            <text:p>1347</text:p>
          </table:table-cell>
          <table:table-cell office:value-type="float" office:value="1408.2" calcext:value-type="float">
            <text:p>1408.2</text:p>
          </table:table-cell>
          <table:table-cell office:value-type="float" office:value="1532.829" calcext:value-type="float">
            <text:p>1532.829</text:p>
          </table:table-cell>
          <table:table-cell office:value-type="float" office:value="1450.539" calcext:value-type="float">
            <text:p>1450.539</text:p>
          </table:table-cell>
          <table:table-cell office:value-type="float" office:value="1476.287" calcext:value-type="float">
            <text:p>1476.287</text:p>
          </table:table-cell>
          <table:table-cell office:value-type="float" office:value="1484.736" calcext:value-type="float">
            <text:p>1484.736</text:p>
          </table:table-cell>
          <table:table-cell office:value-type="float" office:value="1607.757" calcext:value-type="float">
            <text:p>1607.757</text:p>
          </table:table-cell>
          <table:table-cell office:value-type="float" office:value="1654.439" calcext:value-type="float">
            <text:p>1654.439</text:p>
          </table:table-cell>
          <table:table-cell office:value-type="float" office:value="1679.591" calcext:value-type="float">
            <text:p>1679.591</text:p>
          </table:table-cell>
          <table:table-cell office:value-type="float" office:value="1719.304" calcext:value-type="float">
            <text:p>1719.304</text:p>
          </table:table-cell>
          <table:table-cell office:value-type="float" office:value="1805.223" calcext:value-type="float">
            <text:p>1805.223</text:p>
          </table:table-cell>
          <table:table-cell office:value-type="float" office:value="1798.798" calcext:value-type="float">
            <text:p>1798.798</text:p>
          </table:table-cell>
          <table:table-cell office:value-type="float" office:value="1802.157" calcext:value-type="float">
            <text:p>1802.157</text:p>
          </table:table-cell>
          <table:table-cell office:value-type="float" office:value="1673.476" calcext:value-type="float">
            <text:p>1673.476</text:p>
          </table:table-cell>
          <table:table-cell office:value-type="float" office:value="1800.827" calcext:value-type="float">
            <text:p>1800.827</text:p>
          </table:table-cell>
          <table:table-cell office:value-type="float" office:value="1952.684" calcext:value-type="float">
            <text:p>1952.684</text:p>
          </table:table-cell>
          <table:table-cell office:value-type="float" office:value="2199.231" calcext:value-type="float">
            <text:p>2199.231</text:p>
          </table:table-cell>
          <table:table-cell office:value-type="float" office:value="2152.716" calcext:value-type="float">
            <text:p>2152.716</text:p>
          </table:table-cell>
          <table:table-cell office:value-type="float" office:value="2163.224" calcext:value-type="float">
            <text:p>2163.224</text:p>
          </table:table-cell>
          <table:table-cell office:value-type="float" office:value="2693.229" calcext:value-type="float">
            <text:p>2693.229</text:p>
          </table:table-cell>
          <table:table-cell office:value-type="float" office:value="2524.705" calcext:value-type="float">
            <text:p>2524.705</text:p>
          </table:table-cell>
          <table:table-cell office:value-type="float" office:value="2346.833" calcext:value-type="float">
            <text:p>2346.833</text:p>
          </table:table-cell>
          <table:table-cell office:value-type="float" office:value="2269.033" calcext:value-type="float">
            <text:p>2269.033</text:p>
          </table:table-cell>
          <table:table-cell office:value-type="float" office:value="2229.901" calcext:value-type="float">
            <text:p>2229.901</text:p>
          </table:table-cell>
          <table:table-cell office:value-type="float" office:value="2229.777" calcext:value-type="float">
            <text:p>2229.777</text:p>
          </table:table-cell>
          <table:table-cell office:value-type="float" office:value="2349.879" calcext:value-type="float">
            <text:p>2349.879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float" office:value="89" calcext:value-type="float">
            <text:p>89</text:p>
          </table:table-cell>
          <table:table-cell office:value-type="float" office:value="1173" calcext:value-type="float">
            <text:p>1173</text:p>
          </table:table-cell>
          <table:table-cell office:value-type="float" office:value="1170.351" calcext:value-type="float">
            <text:p>1170.351</text:p>
          </table:table-cell>
          <table:table-cell office:value-type="float" office:value="1227.994" calcext:value-type="float">
            <text:p>1227.994</text:p>
          </table:table-cell>
          <table:table-cell office:value-type="float" office:value="1343.236" calcext:value-type="float">
            <text:p>1343.236</text:p>
          </table:table-cell>
          <table:table-cell office:value-type="float" office:value="1273.107" calcext:value-type="float">
            <text:p>1273.107</text:p>
          </table:table-cell>
          <table:table-cell office:value-type="float" office:value="1296.071" calcext:value-type="float">
            <text:p>1296.071</text:p>
          </table:table-cell>
          <table:table-cell office:value-type="float" office:value="1307.189" calcext:value-type="float">
            <text:p>1307.189</text:p>
          </table:table-cell>
          <table:table-cell office:value-type="float" office:value="1417.541" calcext:value-type="float">
            <text:p>1417.541</text:p>
          </table:table-cell>
          <table:table-cell office:value-type="float" office:value="1462.395" calcext:value-type="float">
            <text:p>1462.395</text:p>
          </table:table-cell>
          <table:table-cell office:value-type="float" office:value="1487.403" calcext:value-type="float">
            <text:p>1487.403</text:p>
          </table:table-cell>
          <table:table-cell office:value-type="float" office:value="1525.212" calcext:value-type="float">
            <text:p>1525.212</text:p>
          </table:table-cell>
          <table:table-cell office:value-type="float" office:value="1604.724" calcext:value-type="float">
            <text:p>1604.724</text:p>
          </table:table-cell>
          <table:table-cell office:value-type="float" office:value="1601.84" calcext:value-type="float">
            <text:p>1601.84</text:p>
          </table:table-cell>
          <table:table-cell office:value-type="float" office:value="1607.207" calcext:value-type="float">
            <text:p>1607.207</text:p>
          </table:table-cell>
          <table:table-cell office:value-type="float" office:value="1495.456" calcext:value-type="float">
            <text:p>1495.456</text:p>
          </table:table-cell>
          <table:table-cell office:value-type="float" office:value="1611.898" calcext:value-type="float">
            <text:p>1611.898</text:p>
          </table:table-cell>
          <table:table-cell office:value-type="float" office:value="1750.716" calcext:value-type="float">
            <text:p>1750.716</text:p>
          </table:table-cell>
          <table:table-cell office:value-type="float" office:value="1973.905" calcext:value-type="float">
            <text:p>1973.905</text:p>
          </table:table-cell>
          <table:table-cell office:value-type="float" office:value="1935.459" calcext:value-type="float">
            <text:p>1935.459</text:p>
          </table:table-cell>
          <table:table-cell office:value-type="float" office:value="1947.863" calcext:value-type="float">
            <text:p>1947.863</text:p>
          </table:table-cell>
          <table:table-cell office:value-type="float" office:value="2429.564" calcext:value-type="float">
            <text:p>2429.564</text:p>
          </table:table-cell>
          <table:table-cell office:value-type="float" office:value="2279.896" calcext:value-type="float">
            <text:p>2279.896</text:p>
          </table:table-cell>
          <table:table-cell office:value-type="float" office:value="2122.42" calcext:value-type="float">
            <text:p>2122.42</text:p>
          </table:table-cell>
          <table:table-cell office:value-type="float" office:value="2054.867" calcext:value-type="float">
            <text:p>2054.867</text:p>
          </table:table-cell>
          <table:table-cell office:value-type="float" office:value="2021.771" calcext:value-type="float">
            <text:p>2021.771</text:p>
          </table:table-cell>
          <table:table-cell office:value-type="float" office:value="2023.679" calcext:value-type="float">
            <text:p>2023.679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90 and over</text:p>
          </table:table-cell>
          <table:table-cell office:value-type="float" office:value="4692" calcext:value-type="float">
            <text:p>4692</text:p>
          </table:table-cell>
          <table:table-cell office:value-type="float" office:value="4673.747" calcext:value-type="float">
            <text:p>4673.747</text:p>
          </table:table-cell>
          <table:table-cell office:value-type="float" office:value="4684.454" calcext:value-type="float">
            <text:p>4684.454</text:p>
          </table:table-cell>
          <table:table-cell office:value-type="float" office:value="4744.612" calcext:value-type="float">
            <text:p>4744.612</text:p>
          </table:table-cell>
          <table:table-cell office:value-type="float" office:value="4891.108" calcext:value-type="float">
            <text:p>4891.108</text:p>
          </table:table-cell>
          <table:table-cell office:value-type="float" office:value="4974.357" calcext:value-type="float">
            <text:p>4974.357</text:p>
          </table:table-cell>
          <table:table-cell office:value-type="float" office:value="5064.34" calcext:value-type="float">
            <text:p>5064.34</text:p>
          </table:table-cell>
          <table:table-cell office:value-type="float" office:value="5156.826" calcext:value-type="float">
            <text:p>5156.826</text:p>
          </table:table-cell>
          <table:table-cell office:value-type="float" office:value="5333.002" calcext:value-type="float">
            <text:p>5333.002</text:p>
          </table:table-cell>
          <table:table-cell office:value-type="float" office:value="5529.011" calcext:value-type="float">
            <text:p>5529.011</text:p>
          </table:table-cell>
          <table:table-cell office:value-type="float" office:value="5727.339" calcext:value-type="float">
            <text:p>5727.339</text:p>
          </table:table-cell>
          <table:table-cell office:value-type="float" office:value="5937.707" calcext:value-type="float">
            <text:p>5937.707</text:p>
          </table:table-cell>
          <table:table-cell office:value-type="float" office:value="6193.156" calcext:value-type="float">
            <text:p>6193.156</text:p>
          </table:table-cell>
          <table:table-cell office:value-type="float" office:value="6417.331" calcext:value-type="float">
            <text:p>6417.331</text:p>
          </table:table-cell>
          <table:table-cell office:value-type="float" office:value="6619.665" calcext:value-type="float">
            <text:p>6619.665</text:p>
          </table:table-cell>
          <table:table-cell office:value-type="float" office:value="6701.232" calcext:value-type="float">
            <text:p>6701.232</text:p>
          </table:table-cell>
          <table:table-cell office:value-type="float" office:value="6880.778" calcext:value-type="float">
            <text:p>6880.778</text:p>
          </table:table-cell>
          <table:table-cell office:value-type="float" office:value="7169.209" calcext:value-type="float">
            <text:p>7169.209</text:p>
          </table:table-cell>
          <table:table-cell office:value-type="float" office:value="7620.18" calcext:value-type="float">
            <text:p>7620.18</text:p>
          </table:table-cell>
          <table:table-cell office:value-type="float" office:value="7982.996" calcext:value-type="float">
            <text:p>7982.996</text:p>
          </table:table-cell>
          <table:table-cell office:value-type="float" office:value="8313.514" calcext:value-type="float">
            <text:p>8313.514</text:p>
          </table:table-cell>
          <table:table-cell office:value-type="float" office:value="9039.479" calcext:value-type="float">
            <text:p>9039.479</text:p>
          </table:table-cell>
          <table:table-cell office:value-type="float" office:value="9543.484" calcext:value-type="float">
            <text:p>9543.484</text:p>
          </table:table-cell>
          <table:table-cell office:value-type="float" office:value="9840.791" calcext:value-type="float">
            <text:p>9840.791</text:p>
          </table:table-cell>
          <table:table-cell office:value-type="float" office:value="10033.832" calcext:value-type="float">
            <text:p>10033.832</text:p>
          </table:table-cell>
          <table:table-cell office:value-type="float" office:value="10164.494" calcext:value-type="float">
            <text:p>10164.49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All ages</text:p>
          </table:table-cell>
          <table:table-cell office:value-type="float" office:value="574050" calcext:value-type="float">
            <text:p>574050</text:p>
          </table:table-cell>
          <table:table-cell office:value-type="float" office:value="578063.843" calcext:value-type="float">
            <text:p>578063.843</text:p>
          </table:table-cell>
          <table:table-cell office:value-type="float" office:value="581887.197" calcext:value-type="float">
            <text:p>581887.197</text:p>
          </table:table-cell>
          <table:table-cell office:value-type="float" office:value="585242.876" calcext:value-type="float">
            <text:p>585242.876</text:p>
          </table:table-cell>
          <table:table-cell office:value-type="float" office:value="588130.899" calcext:value-type="float">
            <text:p>588130.899</text:p>
          </table:table-cell>
          <table:table-cell office:value-type="float" office:value="590628.1" calcext:value-type="float">
            <text:p>590628.1</text:p>
          </table:table-cell>
          <table:table-cell office:value-type="float" office:value="593157.068" calcext:value-type="float">
            <text:p>593157.068</text:p>
          </table:table-cell>
          <table:table-cell office:value-type="float" office:value="595816.468" calcext:value-type="float">
            <text:p>595816.468</text:p>
          </table:table-cell>
          <table:table-cell office:value-type="float" office:value="598680.259" calcext:value-type="float">
            <text:p>598680.259</text:p>
          </table:table-cell>
          <table:table-cell office:value-type="float" office:value="601789.658" calcext:value-type="float">
            <text:p>601789.658</text:p>
          </table:table-cell>
          <table:table-cell office:value-type="float" office:value="605000.868" calcext:value-type="float">
            <text:p>605000.868</text:p>
          </table:table-cell>
          <table:table-cell office:value-type="float" office:value="608290.735" calcext:value-type="float">
            <text:p>608290.735</text:p>
          </table:table-cell>
          <table:table-cell office:value-type="float" office:value="611415.576" calcext:value-type="float">
            <text:p>611415.576</text:p>
          </table:table-cell>
          <table:table-cell office:value-type="float" office:value="614459.083" calcext:value-type="float">
            <text:p>614459.083</text:p>
          </table:table-cell>
          <table:table-cell office:value-type="float" office:value="617501.18" calcext:value-type="float">
            <text:p>617501.18</text:p>
          </table:table-cell>
          <table:table-cell office:value-type="float" office:value="620520.618" calcext:value-type="float">
            <text:p>620520.618</text:p>
          </table:table-cell>
          <table:table-cell office:value-type="float" office:value="623261.68" calcext:value-type="float">
            <text:p>623261.68</text:p>
          </table:table-cell>
          <table:table-cell office:value-type="float" office:value="625755.777" calcext:value-type="float">
            <text:p>625755.777</text:p>
          </table:table-cell>
          <table:table-cell office:value-type="float" office:value="628103.61" calcext:value-type="float">
            <text:p>628103.61</text:p>
          </table:table-cell>
          <table:table-cell office:value-type="float" office:value="630434.471" calcext:value-type="float">
            <text:p>630434.471</text:p>
          </table:table-cell>
          <table:table-cell office:value-type="float" office:value="632620.573" calcext:value-type="float">
            <text:p>632620.573</text:p>
          </table:table-cell>
          <table:table-cell office:value-type="float" office:value="634847.132" calcext:value-type="float">
            <text:p>634847.132</text:p>
          </table:table-cell>
          <table:table-cell office:value-type="float" office:value="637090.075" calcext:value-type="float">
            <text:p>637090.075</text:p>
          </table:table-cell>
          <table:table-cell office:value-type="float" office:value="639334.011" calcext:value-type="float">
            <text:p>639334.011</text:p>
          </table:table-cell>
          <table:table-cell office:value-type="float" office:value="641565.036" calcext:value-type="float">
            <text:p>641565.036</text:p>
          </table:table-cell>
          <table:table-cell office:value-type="float" office:value="643767.738" calcext:value-type="float">
            <text:p>643767.738</text:p>
          </table:table-cell>
        </table:table-row>
      </table:table>
      <table:table table:name="Sheet 2" table:style-name="ta1">
        <table:table-column table:style-name="co2" table:number-columns-repeated="27" table:default-cell-style-name="Default"/>
        <table:table-row table:style-name="ro1">
          <table:table-cell office:value-type="string" calcext:value-type="string">
            <text:p>AGE_GROUP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88" calcext:value-type="float">
            <text:p>6088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67" calcext:value-type="float">
            <text:p>6167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54" calcext:value-type="float">
            <text:p>7354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592" calcext:value-type="float">
            <text:p>12592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596" calcext:value-type="float">
            <text:p>13596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809" calcext:value-type="float">
            <text:p>12809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402" calcext:value-type="float">
            <text:p>12402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84" calcext:value-type="float">
            <text:p>12084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35" calcext:value-type="float">
            <text:p>12035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592" calcext:value-type="float">
            <text:p>105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6-25</text:p>
          </table:table-cell>
          <table:table-cell table:formula="of:=SUM([.B2:.B11])" office:value-type="float" office:value="105719" calcext:value-type="float">
            <text:p>105719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63" calcext:value-type="float">
            <text:p>9963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686" calcext:value-type="float">
            <text:p>8686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29" calcext:value-type="float">
            <text:p>8729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881" calcext:value-type="float">
            <text:p>7881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40" calcext:value-type="float">
            <text:p>7840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697" calcext:value-type="float">
            <text:p>7697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90" calcext:value-type="float">
            <text:p>7190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17" calcext:value-type="float">
            <text:p>7017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79" calcext:value-type="float">
            <text:p>7079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36" calcext:value-type="float">
            <text:p>71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6-35</text:p>
          </table:table-cell>
          <table:table-cell table:formula="of:=SUM([.B13:.B22])" office:value-type="float" office:value="79218" calcext:value-type="float">
            <text:p>79218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19" calcext:value-type="float">
            <text:p>7419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57" calcext:value-type="float">
            <text:p>7157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57" calcext:value-type="float">
            <text:p>6457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90" calcext:value-type="float">
            <text:p>6390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85" calcext:value-type="float">
            <text:p>6285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446" calcext:value-type="float">
            <text:p>6446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576" calcext:value-type="float">
            <text:p>6576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53" calcext:value-type="float">
            <text:p>6853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331" calcext:value-type="float">
            <text:p>7331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639" calcext:value-type="float">
            <text:p>7639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746" calcext:value-type="float">
            <text:p>7746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732" calcext:value-type="float">
            <text:p>7732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728" calcext:value-type="float">
            <text:p>7728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75" calcext:value-type="float">
            <text:p>7575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02" calcext:value-type="float">
            <text:p>7402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80" calcext:value-type="float">
            <text:p>7180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02" calcext:value-type="float">
            <text:p>7002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041" calcext:value-type="float">
            <text:p>7041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977" calcext:value-type="float">
            <text:p>6977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44" calcext:value-type="float">
            <text:p>664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6-55</text:p>
          </table:table-cell>
          <table:table-cell table:formula="of:=SUM([.B24:.B43])" office:value-type="float" office:value="141580" calcext:value-type="float">
            <text:p>141580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63" calcext:value-type="float">
            <text:p>6463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81" calcext:value-type="float">
            <text:p>6181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49" calcext:value-type="float">
            <text:p>6049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54" calcext:value-type="float">
            <text:p>5854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47" calcext:value-type="float">
            <text:p>5447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14" calcext:value-type="float">
            <text:p>5314</text:p>
          </table:table-cell>
          <table:table-cell table:number-columns-repeated="2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75" calcext:value-type="float">
            <text:p>5275</text:p>
          </table:table-cell>
          <table:table-cell table:number-columns-repeated="2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82" calcext:value-type="float">
            <text:p>5282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70" calcext:value-type="float">
            <text:p>4970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50" calcext:value-type="float">
            <text:p>4950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27" calcext:value-type="float">
            <text:p>5027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02" calcext:value-type="float">
            <text:p>5202</text:p>
          </table:table-cell>
          <table:table-cell table:number-columns-repeated="2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592" calcext:value-type="float">
            <text:p>5592</text:p>
          </table:table-cell>
          <table:table-cell table:number-columns-repeated="2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942" calcext:value-type="float">
            <text:p>5942</text:p>
          </table:table-cell>
          <table:table-cell table:number-columns-repeated="2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754" calcext:value-type="float">
            <text:p>475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56-70</text:p>
          </table:table-cell>
          <table:table-cell table:formula="of:=SUM([.B45:.B59])" office:value-type="float" office:value="82302" calcext:value-type="float">
            <text:p>82302</text:p>
          </table:table-cell>
          <table:table-cell table:number-columns-repeated="2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97" calcext:value-type="float">
            <text:p>4697</text:p>
          </table:table-cell>
          <table:table-cell table:number-columns-repeated="2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799" calcext:value-type="float">
            <text:p>4799</text:p>
          </table:table-cell>
          <table:table-cell table:number-columns-repeated="2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88" calcext:value-type="float">
            <text:p>4188</text:p>
          </table:table-cell>
          <table:table-cell table:number-columns-repeated="2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20" calcext:value-type="float">
            <text:p>3820</text:p>
          </table:table-cell>
          <table:table-cell table:number-columns-repeated="2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86" calcext:value-type="float">
            <text:p>3486</text:p>
          </table:table-cell>
          <table:table-cell table:number-columns-repeated="2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12" calcext:value-type="float">
            <text:p>3712</text:p>
          </table:table-cell>
          <table:table-cell table:number-columns-repeated="2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06" calcext:value-type="float">
            <text:p>3606</text:p>
          </table:table-cell>
          <table:table-cell table:number-columns-repeated="2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38" calcext:value-type="float">
            <text:p>3538</text:p>
          </table:table-cell>
          <table:table-cell table:number-columns-repeated="2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297" calcext:value-type="float">
            <text:p>3297</text:p>
          </table:table-cell>
          <table:table-cell table:number-columns-repeated="2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08" calcext:value-type="float">
            <text:p>3108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923" calcext:value-type="float">
            <text:p>2923</text:p>
          </table:table-cell>
          <table:table-cell table:number-columns-repeated="2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09" calcext:value-type="float">
            <text:p>2709</text:p>
          </table:table-cell>
          <table:table-cell table:number-columns-repeated="2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60" calcext:value-type="float">
            <text:p>2360</text:p>
          </table:table-cell>
          <table:table-cell table:number-columns-repeated="2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12" calcext:value-type="float">
            <text:p>2212</text:p>
          </table:table-cell>
          <table:table-cell table:number-columns-repeated="2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9" calcext:value-type="float">
            <text:p>2009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26" calcext:value-type="float">
            <text:p>1926</text:p>
          </table:table-cell>
          <table:table-cell table:number-columns-repeated="2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89" calcext:value-type="float">
            <text:p>1589</text:p>
          </table:table-cell>
          <table:table-cell table:number-columns-repeated="2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47" calcext:value-type="float">
            <text:p>1347</text:p>
          </table:table-cell>
          <table:table-cell table:number-columns-repeated="2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73" calcext:value-type="float">
            <text:p>117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90 and over</text:p>
          </table:table-cell>
          <table:table-cell office:value-type="float" office:value="4692" calcext:value-type="float">
            <text:p>46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71 and over</text:p>
          </table:table-cell>
          <table:table-cell table:formula="of:=SUM([.B61:.B80])" office:value-type="float" office:value="61191" calcext:value-type="float">
            <text:p>61191</text:p>
          </table:table-cell>
          <table:table-cell table:number-columns-repeated="25"/>
        </table:table-row>
      </table:table>
      <table:table table:name="Sheet 3" table:style-name="ta1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16-25</text:p>
          </table:table-cell>
          <table:table-cell office:value-type="float" office:value="105719" calcext:value-type="float">
            <text:p>105719</text:p>
          </table:table-cell>
          <table:table-cell table:style-name="ce1" table:formula="of:=[.B1]/[.B6]" office:value-type="percentage" office:value="0.224929256824323" calcext:value-type="percentage">
            <text:p>22.49%</text:p>
          </table:table-cell>
          <table:table-cell table:style-name="ce2" table:formula="of:=[.C1]/[.C6]" office:value-type="percentage" office:value="0.224929256824323" calcext:value-type="percentage">
            <text:p>22%</text:p>
          </table:table-cell>
          <table:table-cell/>
          <table:table-cell office:value-type="string" calcext:value-type="string">
            <text:p>50 Agents</text:p>
          </table:table-cell>
          <table:table-cell office:value-type="string" calcext:value-type="string">
            <text:p>100 Agents</text:p>
          </table:table-cell>
          <table:table-cell office:value-type="string" calcext:value-type="string" table:number-columns-spanned="5" table:number-rows-spanned="1">
            <text:p>USD</text:p>
          </table:table-cell>
          <table:covered-table-cell table:number-columns-repeated="4"/>
          <table:table-cell office:value-type="string" calcext:value-type="string" table:number-columns-spanned="5" table:number-rows-spanned="1">
            <text:p>GBP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26-35</text:p>
          </table:table-cell>
          <table:table-cell office:value-type="float" office:value="79218" calcext:value-type="float">
            <text:p>79218</text:p>
          </table:table-cell>
          <table:table-cell table:style-name="ce1" table:formula="of:=[.B2]/[.B6]" office:value-type="percentage" office:value="0.168545350098934" calcext:value-type="percentage">
            <text:p>16.85%</text:p>
          </table:table-cell>
          <table:table-cell table:style-name="ce2" table:formula="of:=[.C2]/[.C6]" office:value-type="percentage" office:value="0.168545350098934" calcext:value-type="percentage">
            <text:p>17%</text:p>
          </table:table-cell>
          <table:table-cell/>
          <table:table-cell table:style-name="ce3" table:formula="of:=50*[.D1]" office:value-type="float" office:value="11.2464628412161" calcext:value-type="float">
            <text:p>11</text:p>
          </table:table-cell>
          <table:table-cell table:style-name="ce3" table:formula="of:=100*[.D1]" office:value-type="float" office:value="22.4929256824323" calcext:value-type="float">
            <text:p>22</text:p>
          </table:table-cell>
          <table:table-cell office:value-type="string" calcext:value-type="string">
            <text:p>Income 22</text:p>
          </table:table-cell>
          <table:table-cell office:value-type="string" calcext:value-type="string">
            <text:p>Income 17</text:p>
          </table:table-cell>
          <table:table-cell office:value-type="string" calcext:value-type="string">
            <text:p>Income 30</text:p>
          </table:table-cell>
          <table:table-cell office:value-type="string" calcext:value-type="string">
            <text:p>Income 18</text:p>
          </table:table-cell>
          <table:table-cell office:value-type="string" calcext:value-type="string">
            <text:p>Income 13</text:p>
          </table:table-cell>
          <table:table-cell office:value-type="string" calcext:value-type="string">
            <text:p>Income 22</text:p>
          </table:table-cell>
          <table:table-cell office:value-type="string" calcext:value-type="string">
            <text:p>Income 17</text:p>
          </table:table-cell>
          <table:table-cell office:value-type="string" calcext:value-type="string">
            <text:p>Income 30</text:p>
          </table:table-cell>
          <table:table-cell office:value-type="string" calcext:value-type="string">
            <text:p>Income 18</text:p>
          </table:table-cell>
          <table:table-cell office:value-type="string" calcext:value-type="string">
            <text:p>Income 13</text:p>
          </table:table-cell>
        </table:table-row>
        <table:table-row table:style-name="ro1">
          <table:table-cell office:value-type="string" calcext:value-type="string">
            <text:p>36-55</text:p>
          </table:table-cell>
          <table:table-cell office:value-type="float" office:value="141580" calcext:value-type="float">
            <text:p>141580</text:p>
          </table:table-cell>
          <table:table-cell table:style-name="ce1" table:formula="of:=[.B3]/[.B6]" office:value-type="percentage" office:value="0.301227633454607" calcext:value-type="percentage">
            <text:p>30.12%</text:p>
          </table:table-cell>
          <table:table-cell table:style-name="ce2" table:formula="of:=[.C3]/[.C6]" office:value-type="percentage" office:value="0.301227633454607" calcext:value-type="percentage">
            <text:p>30%</text:p>
          </table:table-cell>
          <table:table-cell/>
          <table:table-cell table:style-name="ce3" table:formula="of:=50*[.D2]" office:value-type="float" office:value="8.42726750494671" calcext:value-type="float">
            <text:p>8</text:p>
          </table:table-cell>
          <table:table-cell table:style-name="ce3" table:formula="of:=100*[.D2]" office:value-type="float" office:value="16.8545350098934" calcext:value-type="float">
            <text:p>17</text:p>
          </table:table-cell>
          <table:table-cell office:value-type="float" office:value="17700" calcext:value-type="float">
            <text:p>17700</text:p>
          </table:table-cell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72000" calcext:value-type="float">
            <text:p>72000</text:p>
          </table:table-cell>
          <table:table-cell table:formula="of:= PRODUCT([.H3];0.8)" office:value-type="float" office:value="14160" calcext:value-type="float">
            <text:p>14160</text:p>
          </table:table-cell>
          <table:table-cell table:formula="of:= PRODUCT([.I3];0.8)" office:value-type="float" office:value="28000" calcext:value-type="float">
            <text:p>28000</text:p>
          </table:table-cell>
          <table:table-cell table:formula="of:= PRODUCT([.J3];0.8)" office:value-type="float" office:value="40000" calcext:value-type="float">
            <text:p>40000</text:p>
          </table:table-cell>
          <table:table-cell table:formula="of:=PRODUCT([.K3]*0.8)" office:value-type="float" office:value="44000" calcext:value-type="float">
            <text:p>44000</text:p>
          </table:table-cell>
          <table:table-cell table:formula="of:=PRODUCT([.L3];0.8)" office:value-type="float" office:value="57600" calcext:value-type="float">
            <text:p>57600</text:p>
          </table:table-cell>
        </table:table-row>
        <table:table-row table:style-name="ro1">
          <table:table-cell office:value-type="string" calcext:value-type="string">
            <text:p>56-70</text:p>
          </table:table-cell>
          <table:table-cell office:value-type="float" office:value="82302" calcext:value-type="float">
            <text:p>82302</text:p>
          </table:table-cell>
          <table:table-cell table:style-name="ce1" table:formula="of:=[.B4]/[.B6]" office:value-type="percentage" office:value="0.17510691261888" calcext:value-type="percentage">
            <text:p>17.51%</text:p>
          </table:table-cell>
          <table:table-cell table:style-name="ce2" table:formula="of:=[.C4]/[.C6]" office:value-type="percentage" office:value="0.17510691261888" calcext:value-type="percentage">
            <text:p>18%</text:p>
          </table:table-cell>
          <table:table-cell/>
          <table:table-cell table:style-name="ce3" table:formula="of:=50*[.D3]" office:value-type="float" office:value="15.0613816727304" calcext:value-type="float">
            <text:p>15</text:p>
          </table:table-cell>
          <table:table-cell table:style-name="ce3" table:formula="of:=100*[.D3]" office:value-type="float" office:value="30.1227633454607" calcext:value-type="float">
            <text:p>30</text:p>
          </table:table-cell>
          <table:table-cell office:value-type="float" office:value="19200" calcext:value-type="float">
            <text:p>19200</text:p>
          </table:table-cell>
          <table:table-cell office:value-type="float" office:value="37000" calcext:value-type="float">
            <text:p>37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4300" calcext:value-type="float">
            <text:p>54300</text:p>
          </table:table-cell>
          <table:table-cell office:value-type="float" office:value="68000" calcext:value-type="float">
            <text:p>68000</text:p>
          </table:table-cell>
          <table:table-cell table:formula="of:= PRODUCT([.H4];0.8)" office:value-type="float" office:value="15360" calcext:value-type="float">
            <text:p>15360</text:p>
          </table:table-cell>
          <table:table-cell table:formula="of:= PRODUCT([.I4];0.8)" office:value-type="float" office:value="29600" calcext:value-type="float">
            <text:p>29600</text:p>
          </table:table-cell>
          <table:table-cell table:formula="of:= PRODUCT([.J4];0.8)" office:value-type="float" office:value="40000" calcext:value-type="float">
            <text:p>40000</text:p>
          </table:table-cell>
          <table:table-cell table:formula="of:=PRODUCT([.K4]*0.8)" office:value-type="float" office:value="43440" calcext:value-type="float">
            <text:p>43440</text:p>
          </table:table-cell>
          <table:table-cell table:formula="of:=PRODUCT([.L4];0.8)" office:value-type="float" office:value="54400" calcext:value-type="float">
            <text:p>54400</text:p>
          </table:table-cell>
        </table:table-row>
        <table:table-row table:style-name="ro1">
          <table:table-cell office:value-type="string" calcext:value-type="string">
            <text:p>71 and over</text:p>
          </table:table-cell>
          <table:table-cell office:value-type="float" office:value="61191" calcext:value-type="float">
            <text:p>61191</text:p>
          </table:table-cell>
          <table:table-cell table:style-name="ce1" table:formula="of:=[.B5]/[.B6]" office:value-type="percentage" office:value="0.130190847003255" calcext:value-type="percentage">
            <text:p>13.02%</text:p>
          </table:table-cell>
          <table:table-cell table:style-name="ce2" table:formula="of:=[.C5]/[.C6]" office:value-type="percentage" office:value="0.130190847003255" calcext:value-type="percentage">
            <text:p>13%</text:p>
          </table:table-cell>
          <table:table-cell/>
          <table:table-cell table:style-name="ce3" table:formula="of:=50*[.D4]" office:value-type="float" office:value="8.75534563094402" calcext:value-type="float">
            <text:p>9</text:p>
          </table:table-cell>
          <table:table-cell table:style-name="ce3" table:formula="of:=100*[.D4]" office:value-type="float" office:value="17.5106912618881" calcext:value-type="float">
            <text:p>18</text:p>
          </table:table-cell>
          <table:table-cell office:value-type="float" office:value="20600" calcext:value-type="float">
            <text:p>206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7500" calcext:value-type="float">
            <text:p>67500</text:p>
          </table:table-cell>
          <table:table-cell table:formula="of:= PRODUCT([.H5];0.8)" office:value-type="float" office:value="16480" calcext:value-type="float">
            <text:p>16480</text:p>
          </table:table-cell>
          <table:table-cell table:formula="of:= PRODUCT([.I5];0.8)" office:value-type="float" office:value="32000" calcext:value-type="float">
            <text:p>32000</text:p>
          </table:table-cell>
          <table:table-cell table:formula="of:= PRODUCT([.J5];0.8)" office:value-type="float" office:value="40000" calcext:value-type="float">
            <text:p>40000</text:p>
          </table:table-cell>
          <table:table-cell table:formula="of:=PRODUCT([.K5]*0.8)" office:value-type="float" office:value="44000" calcext:value-type="float">
            <text:p>44000</text:p>
          </table:table-cell>
          <table:table-cell table:formula="of:=PRODUCT([.L5];0.8)" office:value-type="float" office:value="54000" calcext:value-type="float">
            <text:p>54000</text:p>
          </table:table-cell>
        </table:table-row>
        <table:table-row table:style-name="ro1">
          <table:table-cell/>
          <table:table-cell table:formula="of:=SUM([.B1:.B5])" office:value-type="float" office:value="470010" calcext:value-type="float">
            <text:p>470010</text:p>
          </table:table-cell>
          <table:table-cell table:style-name="ce1" table:formula="of:=SUM([.C1:.C5])" office:value-type="percentage" office:value="1" calcext:value-type="percentage">
            <text:p>100.00%</text:p>
          </table:table-cell>
          <table:table-cell table:style-name="ce1" table:formula="of:=SUM([.D1:.D5])" office:value-type="percentage" office:value="1" calcext:value-type="percentage">
            <text:p>100.00%</text:p>
          </table:table-cell>
          <table:table-cell/>
          <table:table-cell table:style-name="ce3" table:formula="of:=50*[.D5]" office:value-type="float" office:value="6.50954235016276" calcext:value-type="float">
            <text:p>7</text:p>
          </table:table-cell>
          <table:table-cell table:style-name="ce3" table:formula="of:=100*[.D5]" office:value-type="float" office:value="13.0190847003255" calcext:value-type="float">
            <text:p>13</text:p>
          </table:table-cell>
          <table:table-cell office:value-type="float" office:value="22000" calcext:value-type="float">
            <text:p>2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6000" calcext:value-type="float">
            <text:p>66000</text:p>
          </table:table-cell>
          <table:table-cell table:formula="of:= PRODUCT([.H6];0.8)" office:value-type="float" office:value="17600" calcext:value-type="float">
            <text:p>17600</text:p>
          </table:table-cell>
          <table:table-cell table:formula="of:= PRODUCT([.I6];0.8)" office:value-type="float" office:value="32000" calcext:value-type="float">
            <text:p>32000</text:p>
          </table:table-cell>
          <table:table-cell table:formula="of:= PRODUCT([.J6];0.8)" office:value-type="float" office:value="40800" calcext:value-type="float">
            <text:p>40800</text:p>
          </table:table-cell>
          <table:table-cell table:formula="of:=PRODUCT([.K6]*0.8)" office:value-type="float" office:value="44000" calcext:value-type="float">
            <text:p>44000</text:p>
          </table:table-cell>
          <table:table-cell table:formula="of:=PRODUCT([.L6];0.8)" office:value-type="float" office:value="52800" calcext:value-type="float">
            <text:p>52800</text:p>
          </table:table-cell>
        </table:table-row>
        <table:table-row table:style-name="ro1">
          <table:table-cell table:number-columns-repeated="5"/>
          <table:table-cell table:formula="of:=SUM([.F2:.F6])" office:value-type="float" office:value="50" calcext:value-type="float">
            <text:p>50</text:p>
          </table:table-cell>
          <table:table-cell table:formula="of:=SUM([.G2:.G6])" office:value-type="float" office:value="100" calcext:value-type="float">
            <text:p>100</text:p>
          </table:table-cell>
          <table:table-cell office:value-type="float" office:value="24000" calcext:value-type="float">
            <text:p>24000</text:p>
          </table:table-cell>
          <table:table-cell office:value-type="float" office:value="42000" calcext:value-type="float">
            <text:p>42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4000" calcext:value-type="float">
            <text:p>54000</text:p>
          </table:table-cell>
          <table:table-cell office:value-type="float" office:value="70000" calcext:value-type="float">
            <text:p>70000</text:p>
          </table:table-cell>
          <table:table-cell table:formula="of:= PRODUCT([.H7];0.8)" office:value-type="float" office:value="19200" calcext:value-type="float">
            <text:p>19200</text:p>
          </table:table-cell>
          <table:table-cell table:formula="of:= PRODUCT([.I7];0.8)" office:value-type="float" office:value="33600" calcext:value-type="float">
            <text:p>33600</text:p>
          </table:table-cell>
          <table:table-cell table:formula="of:= PRODUCT([.J7];0.8)" office:value-type="float" office:value="40000" calcext:value-type="float">
            <text:p>40000</text:p>
          </table:table-cell>
          <table:table-cell table:formula="of:=PRODUCT([.K7]*0.8)" office:value-type="float" office:value="43200" calcext:value-type="float">
            <text:p>43200</text:p>
          </table:table-cell>
          <table:table-cell table:formula="of:=PRODUCT([.L7];0.8)" office:value-type="float" office:value="56000" calcext:value-type="float">
            <text:p>56000</text:p>
          </table:table-cell>
        </table:table-row>
        <table:table-row table:style-name="ro1">
          <table:table-cell table:number-columns-repeated="7"/>
          <table:table-cell office:value-type="float" office:value="26100" calcext:value-type="float">
            <text:p>26100</text:p>
          </table:table-cell>
          <table:table-cell office:value-type="float" office:value="44000" calcext:value-type="float">
            <text:p>44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5000" calcext:value-type="float">
            <text:p>55000</text:p>
          </table:table-cell>
          <table:table-cell office:value-type="float" office:value="73000" calcext:value-type="float">
            <text:p>73000</text:p>
          </table:table-cell>
          <table:table-cell table:formula="of:= PRODUCT([.H8];0.8)" office:value-type="float" office:value="20880" calcext:value-type="float">
            <text:p>20880</text:p>
          </table:table-cell>
          <table:table-cell table:formula="of:= PRODUCT([.I8];0.8)" office:value-type="float" office:value="35200" calcext:value-type="float">
            <text:p>35200</text:p>
          </table:table-cell>
          <table:table-cell table:formula="of:= PRODUCT([.J8];0.8)" office:value-type="float" office:value="41600" calcext:value-type="float">
            <text:p>41600</text:p>
          </table:table-cell>
          <table:table-cell table:formula="of:=PRODUCT([.K8]*0.8)" office:value-type="float" office:value="44000" calcext:value-type="float">
            <text:p>44000</text:p>
          </table:table-cell>
          <table:table-cell table:formula="of:=PRODUCT([.L8];0.8)" office:value-type="float" office:value="58400" calcext:value-type="float">
            <text:p>58400</text:p>
          </table:table-cell>
        </table:table-row>
        <table:table-row table:style-name="ro1">
          <table:table-cell table:number-columns-repeated="7"/>
          <table:table-cell office:value-type="float" office:value="30000" calcext:value-type="float">
            <text:p>3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5200" calcext:value-type="float">
            <text:p>55200</text:p>
          </table:table-cell>
          <table:table-cell office:value-type="float" office:value="72000" calcext:value-type="float">
            <text:p>72000</text:p>
          </table:table-cell>
          <table:table-cell table:formula="of:= PRODUCT([.H9];0.8)" office:value-type="float" office:value="24000" calcext:value-type="float">
            <text:p>24000</text:p>
          </table:table-cell>
          <table:table-cell table:formula="of:= PRODUCT([.I9];0.8)" office:value-type="float" office:value="36000" calcext:value-type="float">
            <text:p>36000</text:p>
          </table:table-cell>
          <table:table-cell table:formula="of:= PRODUCT([.J9];0.8)" office:value-type="float" office:value="41600" calcext:value-type="float">
            <text:p>41600</text:p>
          </table:table-cell>
          <table:table-cell table:formula="of:=PRODUCT([.K9]*0.8)" office:value-type="float" office:value="44160" calcext:value-type="float">
            <text:p>44160</text:p>
          </table:table-cell>
          <table:table-cell table:formula="of:=PRODUCT([.L9];0.8)" office:value-type="float" office:value="57600" calcext:value-type="float">
            <text:p>57600</text:p>
          </table:table-cell>
        </table:table-row>
        <table:table-row table:style-name="ro1">
          <table:table-cell table:number-columns-repeated="7"/>
          <table:table-cell office:value-type="float" office:value="34000" calcext:value-type="float">
            <text:p>34000</text:p>
          </table:table-cell>
          <table:table-cell office:value-type="float" office:value="47000" calcext:value-type="float">
            <text:p>47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6000" calcext:value-type="float">
            <text:p>56000</text:p>
          </table:table-cell>
          <table:table-cell office:value-type="float" office:value="70000" calcext:value-type="float">
            <text:p>70000</text:p>
          </table:table-cell>
          <table:table-cell table:formula="of:= PRODUCT([.H10];0.8)" office:value-type="float" office:value="27200" calcext:value-type="float">
            <text:p>27200</text:p>
          </table:table-cell>
          <table:table-cell table:formula="of:= PRODUCT([.I10];0.8)" office:value-type="float" office:value="37600" calcext:value-type="float">
            <text:p>37600</text:p>
          </table:table-cell>
          <table:table-cell table:formula="of:= PRODUCT([.J10];0.8)" office:value-type="float" office:value="41600" calcext:value-type="float">
            <text:p>41600</text:p>
          </table:table-cell>
          <table:table-cell table:formula="of:=PRODUCT([.K10]*0.8)" office:value-type="float" office:value="44800" calcext:value-type="float">
            <text:p>44800</text:p>
          </table:table-cell>
          <table:table-cell table:formula="of:=PRODUCT([.L10];0.8)" office:value-type="float" office:value="56000" calcext:value-type="float">
            <text:p>56000</text:p>
          </table:table-cell>
        </table:table-row>
        <table:table-row table:style-name="ro1">
          <table:table-cell table:number-columns-repeated="7"/>
          <table:table-cell office:value-type="float" office:value="15000" calcext:value-type="float">
            <text:p>15000</text:p>
          </table:table-cell>
          <table:table-cell office:value-type="float" office:value="49500" calcext:value-type="float">
            <text:p>49500</text:p>
          </table:table-cell>
          <table:table-cell office:value-type="float" office:value="52400" calcext:value-type="float">
            <text:p>52400</text:p>
          </table:table-cell>
          <table:table-cell office:value-type="float" office:value="58000" calcext:value-type="float">
            <text:p>58000</text:p>
          </table:table-cell>
          <table:table-cell office:value-type="float" office:value="69000" calcext:value-type="float">
            <text:p>69000</text:p>
          </table:table-cell>
          <table:table-cell table:formula="of:= PRODUCT([.H11];0.8)" office:value-type="float" office:value="12000" calcext:value-type="float">
            <text:p>12000</text:p>
          </table:table-cell>
          <table:table-cell table:formula="of:= PRODUCT([.I11];0.8)" office:value-type="float" office:value="39600" calcext:value-type="float">
            <text:p>39600</text:p>
          </table:table-cell>
          <table:table-cell table:formula="of:= PRODUCT([.J11];0.8)" office:value-type="float" office:value="41920" calcext:value-type="float">
            <text:p>41920</text:p>
          </table:table-cell>
          <table:table-cell table:formula="of:=PRODUCT([.K11]*0.8)" office:value-type="float" office:value="46400" calcext:value-type="float">
            <text:p>46400</text:p>
          </table:table-cell>
          <table:table-cell table:formula="of:=PRODUCT([.L11];0.8)" office:value-type="float" office:value="55200" calcext:value-type="float">
            <text:p>55200</text:p>
          </table:table-cell>
        </table:table-row>
        <table:table-row table:style-name="ro1"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9500" calcext:value-type="float">
            <text:p>69500</text:p>
          </table:table-cell>
          <table:table-cell table:formula="of:= PRODUCT([.H12];0.8)" office:value-type="float" office:value="8000" calcext:value-type="float">
            <text:p>8000</text:p>
          </table:table-cell>
          <table:table-cell table:formula="of:= PRODUCT([.I12];0.8)" office:value-type="float" office:value="36000" calcext:value-type="float">
            <text:p>36000</text:p>
          </table:table-cell>
          <table:table-cell table:formula="of:= PRODUCT([.J12];0.8)" office:value-type="float" office:value="42400" calcext:value-type="float">
            <text:p>42400</text:p>
          </table:table-cell>
          <table:table-cell table:formula="of:=PRODUCT([.K12]*0.8)" office:value-type="float" office:value="47200" calcext:value-type="float">
            <text:p>47200</text:p>
          </table:table-cell>
          <table:table-cell table:formula="of:=PRODUCT([.L12];0.8)" office:value-type="float" office:value="55600" calcext:value-type="float">
            <text:p>55600</text:p>
          </table:table-cell>
        </table:table-row>
        <table:table-row table:style-name="ro1">
          <table:table-cell table:number-columns-repeated="7"/>
          <table:table-cell office:value-type="float" office:value="17700" calcext:value-type="float">
            <text:p>17700</text:p>
          </table:table-cell>
          <table:table-cell office:value-type="float" office:value="38000" calcext:value-type="float">
            <text:p>38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9700" calcext:value-type="float">
            <text:p>59700</text:p>
          </table:table-cell>
          <table:table-cell office:value-type="float" office:value="71000" calcext:value-type="float">
            <text:p>71000</text:p>
          </table:table-cell>
          <table:table-cell table:formula="of:= PRODUCT([.H13];0.8)" office:value-type="float" office:value="14160" calcext:value-type="float">
            <text:p>14160</text:p>
          </table:table-cell>
          <table:table-cell table:formula="of:= PRODUCT([.I13];0.8)" office:value-type="float" office:value="30400" calcext:value-type="float">
            <text:p>30400</text:p>
          </table:table-cell>
          <table:table-cell table:formula="of:= PRODUCT([.J13];0.8)" office:value-type="float" office:value="42400" calcext:value-type="float">
            <text:p>42400</text:p>
          </table:table-cell>
          <table:table-cell table:formula="of:=PRODUCT([.K13]*0.8)" office:value-type="float" office:value="47760" calcext:value-type="float">
            <text:p>47760</text:p>
          </table:table-cell>
          <table:table-cell table:formula="of:=PRODUCT([.L13];0.8)" office:value-type="float" office:value="56800" calcext:value-type="float">
            <text:p>56800</text:p>
          </table:table-cell>
        </table:table-row>
        <table:table-row table:style-name="ro1">
          <table:table-cell table:number-columns-repeated="7"/>
          <table:table-cell office:value-type="float" office:value="30000" calcext:value-type="float">
            <text:p>30000</text:p>
          </table:table-cell>
          <table:table-cell office:value-type="float" office:value="39000" calcext:value-type="float">
            <text:p>39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71500" calcext:value-type="float">
            <text:p>71500</text:p>
          </table:table-cell>
          <table:table-cell table:formula="of:= PRODUCT([.H14];0.8)" office:value-type="float" office:value="24000" calcext:value-type="float">
            <text:p>24000</text:p>
          </table:table-cell>
          <table:table-cell table:formula="of:= PRODUCT([.I14];0.8)" office:value-type="float" office:value="31200" calcext:value-type="float">
            <text:p>31200</text:p>
          </table:table-cell>
          <table:table-cell table:formula="of:= PRODUCT([.J14];0.8)" office:value-type="float" office:value="44000" calcext:value-type="float">
            <text:p>44000</text:p>
          </table:table-cell>
          <table:table-cell table:formula="of:=PRODUCT([.K14]*0.8)" office:value-type="float" office:value="49600" calcext:value-type="float">
            <text:p>49600</text:p>
          </table:table-cell>
          <table:table-cell table:formula="of:=PRODUCT([.L14];0.8)" office:value-type="float" office:value="57200" calcext:value-type="float">
            <text:p>57200</text:p>
          </table:table-cell>
        </table:table-row>
        <table:table-row table:style-name="ro1">
          <table:table-cell table:number-columns-repeated="7"/>
          <table:table-cell office:value-type="float" office:value="26400" calcext:value-type="float">
            <text:p>26400</text:p>
          </table:table-cell>
          <table:table-cell office:value-type="float" office:value="41000" calcext:value-type="float">
            <text:p>41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73000" calcext:value-type="float">
            <text:p>73000</text:p>
          </table:table-cell>
          <table:table-cell table:formula="of:= PRODUCT([.H15];0.8)" office:value-type="float" office:value="21120" calcext:value-type="float">
            <text:p>21120</text:p>
          </table:table-cell>
          <table:table-cell table:formula="of:= PRODUCT([.I15];0.8)" office:value-type="float" office:value="32800" calcext:value-type="float">
            <text:p>32800</text:p>
          </table:table-cell>
          <table:table-cell table:formula="of:= PRODUCT([.J15];0.8)" office:value-type="float" office:value="44000" calcext:value-type="float">
            <text:p>44000</text:p>
          </table:table-cell>
          <table:table-cell table:formula="of:=PRODUCT([.K15]*0.8)" office:value-type="float" office:value="52800" calcext:value-type="float">
            <text:p>52800</text:p>
          </table:table-cell>
          <table:table-cell table:formula="of:=PRODUCT([.L15];0.8)" office:value-type="float" office:value="58400" calcext:value-type="float">
            <text:p>58400</text:p>
          </table:table-cell>
        </table:table-row>
        <table:table-row table:style-name="ro1">
          <table:table-cell table:number-columns-repeated="7"/>
          <table:table-cell office:value-type="float" office:value="21500" calcext:value-type="float">
            <text:p>21500</text:p>
          </table:table-cell>
          <table:table-cell office:value-type="float" office:value="46500" calcext:value-type="float">
            <text:p>46500</text:p>
          </table:table-cell>
          <table:table-cell office:value-type="float" office:value="55000" calcext:value-type="float">
            <text:p>55000</text:p>
          </table:table-cell>
          <table:table-cell office:value-type="float" office:value="67500" calcext:value-type="float">
            <text:p>67500</text:p>
          </table:table-cell>
          <table:table-cell/>
          <table:table-cell table:formula="of:= PRODUCT([.H16];0.8)" office:value-type="float" office:value="17200" calcext:value-type="float">
            <text:p>17200</text:p>
          </table:table-cell>
          <table:table-cell table:formula="of:= PRODUCT([.I16];0.8)" office:value-type="float" office:value="37200" calcext:value-type="float">
            <text:p>37200</text:p>
          </table:table-cell>
          <table:table-cell table:formula="of:= PRODUCT([.J16];0.8)" office:value-type="float" office:value="44000" calcext:value-type="float">
            <text:p>44000</text:p>
          </table:table-cell>
          <table:table-cell table:formula="of:=PRODUCT([.K16]*0.8)" office:value-type="float" office:value="54000" calcext:value-type="float">
            <text:p>54000</text:p>
          </table:table-cell>
          <table:table-cell/>
        </table:table-row>
        <table:table-row table:style-name="ro1">
          <table:table-cell table:number-columns-repeated="7"/>
          <table:table-cell office:value-type="float" office:value="25000" calcext:value-type="float">
            <text:p>25000</text:p>
          </table:table-cell>
          <table:table-cell office:value-type="float" office:value="41000" calcext:value-type="float">
            <text:p>41000</text:p>
          </table:table-cell>
          <table:table-cell office:value-type="float" office:value="54000" calcext:value-type="float">
            <text:p>54000</text:p>
          </table:table-cell>
          <table:table-cell office:value-type="float" office:value="68000" calcext:value-type="float">
            <text:p>68000</text:p>
          </table:table-cell>
          <table:table-cell/>
          <table:table-cell table:formula="of:= PRODUCT([.H17];0.8)" office:value-type="float" office:value="20000" calcext:value-type="float">
            <text:p>20000</text:p>
          </table:table-cell>
          <table:table-cell table:formula="of:= PRODUCT([.I17];0.8)" office:value-type="float" office:value="32800" calcext:value-type="float">
            <text:p>32800</text:p>
          </table:table-cell>
          <table:table-cell table:formula="of:= PRODUCT([.J17];0.8)" office:value-type="float" office:value="43200" calcext:value-type="float">
            <text:p>43200</text:p>
          </table:table-cell>
          <table:table-cell table:formula="of:=PRODUCT([.K17]*0.8)" office:value-type="float" office:value="54400" calcext:value-type="float">
            <text:p>54400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600" calcext:value-type="float">
            <text:p>20600</text:p>
          </table:table-cell>
          <table:table-cell office:value-type="float" office:value="42000" calcext:value-type="float">
            <text:p>42000</text:p>
          </table:table-cell>
          <table:table-cell office:value-type="float" office:value="55000" calcext:value-type="float">
            <text:p>55000</text:p>
          </table:table-cell>
          <table:table-cell office:value-type="float" office:value="72000" calcext:value-type="float">
            <text:p>72000</text:p>
          </table:table-cell>
          <table:table-cell/>
          <table:table-cell table:formula="of:= PRODUCT([.H18];0.8)" office:value-type="float" office:value="16480" calcext:value-type="float">
            <text:p>16480</text:p>
          </table:table-cell>
          <table:table-cell table:formula="of:= PRODUCT([.I18];0.8)" office:value-type="float" office:value="33600" calcext:value-type="float">
            <text:p>33600</text:p>
          </table:table-cell>
          <table:table-cell table:formula="of:= PRODUCT([.J18];0.8)" office:value-type="float" office:value="44000" calcext:value-type="float">
            <text:p>44000</text:p>
          </table:table-cell>
          <table:table-cell table:formula="of:=PRODUCT([.K18]*0.8)" office:value-type="float" office:value="57600" calcext:value-type="float">
            <text:p>57600</text:p>
          </table:table-cell>
          <table:table-cell/>
        </table:table-row>
        <table:table-row table:style-name="ro1">
          <table:table-cell table:number-columns-repeated="7"/>
          <table:table-cell office:value-type="float" office:value="32000" calcext:value-type="float">
            <text:p>32000</text:p>
          </table:table-cell>
          <table:table-cell office:value-type="float" office:value="48000" calcext:value-type="float">
            <text:p>48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6000" calcext:value-type="float">
            <text:p>66000</text:p>
          </table:table-cell>
          <table:table-cell/>
          <table:table-cell table:formula="of:= PRODUCT([.H19];0.8)" office:value-type="float" office:value="25600" calcext:value-type="float">
            <text:p>25600</text:p>
          </table:table-cell>
          <table:table-cell table:formula="of:= PRODUCT([.I19];0.8)" office:value-type="float" office:value="38400" calcext:value-type="float">
            <text:p>38400</text:p>
          </table:table-cell>
          <table:table-cell table:formula="of:= PRODUCT([.J19];0.8)" office:value-type="float" office:value="44000" calcext:value-type="float">
            <text:p>44000</text:p>
          </table:table-cell>
          <table:table-cell table:formula="of:=PRODUCT([.K19]*0.8)" office:value-type="float" office:value="52800" calcext:value-type="float">
            <text:p>52800</text:p>
          </table:table-cell>
          <table:table-cell/>
        </table:table-row>
        <table:table-row table:style-name="ro1">
          <table:table-cell table:number-columns-repeated="7"/>
          <table:table-cell office:value-type="float" office:value="18000" calcext:value-type="float">
            <text:p>18000</text:p>
          </table:table-cell>
          <table:table-cell/>
          <table:table-cell office:value-type="float" office:value="54000" calcext:value-type="float">
            <text:p>54000</text:p>
          </table:table-cell>
          <table:table-cell office:value-type="float" office:value="60000" calcext:value-type="float">
            <text:p>60000</text:p>
          </table:table-cell>
          <table:table-cell/>
          <table:table-cell table:formula="of:= PRODUCT([.H20];0.8)" office:value-type="float" office:value="14400" calcext:value-type="float">
            <text:p>14400</text:p>
          </table:table-cell>
          <table:table-cell/>
          <table:table-cell table:formula="of:= PRODUCT([.J20];0.8)" office:value-type="float" office:value="43200" calcext:value-type="float">
            <text:p>43200</text:p>
          </table:table-cell>
          <table:table-cell table:formula="of:=PRODUCT([.K20]*0.8)" office:value-type="float" office:value="48000" calcext:value-type="float">
            <text:p>48000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000" calcext:value-type="float">
            <text:p>21000</text:p>
          </table:table-cell>
          <table:table-cell/>
          <table:table-cell office:value-type="float" office:value="55000" calcext:value-type="float">
            <text:p>55000</text:p>
          </table:table-cell>
          <table:table-cell table:number-columns-repeated="2"/>
          <table:table-cell table:formula="of:= PRODUCT([.H21];0.8)" office:value-type="float" office:value="16800" calcext:value-type="float">
            <text:p>16800</text:p>
          </table:table-cell>
          <table:table-cell/>
          <table:table-cell table:formula="of:= PRODUCT([.J21];0.8)" office:value-type="float" office:value="44000" calcext:value-type="float">
            <text:p>4400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9000" calcext:value-type="float">
            <text:p>29000</text:p>
          </table:table-cell>
          <table:table-cell/>
          <table:table-cell office:value-type="float" office:value="54000" calcext:value-type="float">
            <text:p>54000</text:p>
          </table:table-cell>
          <table:table-cell table:number-columns-repeated="2"/>
          <table:table-cell table:formula="of:= PRODUCT([.H22];0.8)" office:value-type="float" office:value="23200" calcext:value-type="float">
            <text:p>23200</text:p>
          </table:table-cell>
          <table:table-cell/>
          <table:table-cell table:formula="of:= PRODUCT([.J22];0.8)" office:value-type="float" office:value="43200" calcext:value-type="float">
            <text:p>4320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000" calcext:value-type="float">
            <text:p>19000</text:p>
          </table:table-cell>
          <table:table-cell/>
          <table:table-cell office:value-type="float" office:value="55000" calcext:value-type="float">
            <text:p>55000</text:p>
          </table:table-cell>
          <table:table-cell table:number-columns-repeated="2"/>
          <table:table-cell table:formula="of:= PRODUCT([.H23];0.8)" office:value-type="float" office:value="15200" calcext:value-type="float">
            <text:p>15200</text:p>
          </table:table-cell>
          <table:table-cell/>
          <table:table-cell table:formula="of:= PRODUCT([.J23];0.8)" office:value-type="float" office:value="44000" calcext:value-type="float">
            <text:p>4400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2000" calcext:value-type="float">
            <text:p>12000</text:p>
          </table:table-cell>
          <table:table-cell/>
          <table:table-cell office:value-type="float" office:value="52000" calcext:value-type="float">
            <text:p>52000</text:p>
          </table:table-cell>
          <table:table-cell table:number-columns-repeated="2"/>
          <table:table-cell table:formula="of:= PRODUCT([.H24];0.8)" office:value-type="float" office:value="9600" calcext:value-type="float">
            <text:p>9600</text:p>
          </table:table-cell>
          <table:table-cell/>
          <table:table-cell table:formula="of:= PRODUCT([.J24];0.8)" office:value-type="float" office:value="41600" calcext:value-type="float">
            <text:p>4160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1000" calcext:value-type="float">
            <text:p>51000</text:p>
          </table:table-cell>
          <table:table-cell table:number-columns-repeated="4"/>
          <table:table-cell table:formula="of:= PRODUCT([.J25];0.8)" office:value-type="float" office:value="40800" calcext:value-type="float">
            <text:p>4080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0000" calcext:value-type="float">
            <text:p>50000</text:p>
          </table:table-cell>
          <table:table-cell table:number-columns-repeated="4"/>
          <table:table-cell table:formula="of:= PRODUCT([.J26];0.8)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4000" calcext:value-type="float">
            <text:p>54000</text:p>
          </table:table-cell>
          <table:table-cell table:number-columns-repeated="4"/>
          <table:table-cell table:formula="of:= PRODUCT([.J27];0.8)" office:value-type="float" office:value="43200" calcext:value-type="float">
            <text:p>4320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5000" calcext:value-type="float">
            <text:p>55000</text:p>
          </table:table-cell>
          <table:table-cell table:number-columns-repeated="4"/>
          <table:table-cell table:formula="of:= PRODUCT([.J28];0.8)" office:value-type="float" office:value="44000" calcext:value-type="float">
            <text:p>4400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5000" calcext:value-type="float">
            <text:p>55000</text:p>
          </table:table-cell>
          <table:table-cell table:number-columns-repeated="4"/>
          <table:table-cell table:formula="of:= PRODUCT([.J29];0.8)" office:value-type="float" office:value="44000" calcext:value-type="float">
            <text:p>4400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4000" calcext:value-type="float">
            <text:p>54000</text:p>
          </table:table-cell>
          <table:table-cell table:number-columns-repeated="4"/>
          <table:table-cell table:formula="of:= PRODUCT([.J30];0.8)" office:value-type="float" office:value="43200" calcext:value-type="float">
            <text:p>4320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2500" calcext:value-type="float">
            <text:p>52500</text:p>
          </table:table-cell>
          <table:table-cell table:number-columns-repeated="4"/>
          <table:table-cell table:formula="of:= PRODUCT([.J31];0.8)" office:value-type="float" office:value="42000" calcext:value-type="float">
            <text:p>4200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3000" calcext:value-type="float">
            <text:p>53000</text:p>
          </table:table-cell>
          <table:table-cell table:number-columns-repeated="4"/>
          <table:table-cell table:formula="of:= PRODUCT([.J32];0.8)" office:value-type="float" office:value="42400" calcext:value-type="float">
            <text:p>42400</text:p>
          </table:table-cell>
          <table:table-cell table:number-columns-repeated="2"/>
        </table:table-row>
      </table:table>
      <table:table table:name="工作表4" table:style-name="ta1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come 22</text:p>
          </table:table-cell>
          <table:table-cell office:value-type="string" calcext:value-type="string">
            <text:p>Income 17</text:p>
          </table:table-cell>
          <table:table-cell office:value-type="string" calcext:value-type="string">
            <text:p>Income 30</text:p>
          </table:table-cell>
          <table:table-cell office:value-type="string" calcext:value-type="string">
            <text:p>Income 18</text:p>
          </table:table-cell>
          <table:table-cell office:value-type="string" calcext:value-type="string">
            <text:p>Income 13</text:p>
          </table:table-cell>
        </table:table-row>
        <table:table-row table:style-name="ro1">
          <table:table-cell table:style-name="ce4" office:value-type="float" office:value="8000" calcext:value-type="float">
            <text:p>8000</text:p>
          </table:table-cell>
          <table:table-cell office:value-type="float" office:value="28000" calcext:value-type="float">
            <text:p>28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3200" calcext:value-type="float">
            <text:p>43200</text:p>
          </table:table-cell>
          <table:table-cell office:value-type="float" office:value="52800" calcext:value-type="float">
            <text:p>52800</text:p>
          </table:table-cell>
        </table:table-row>
        <table:table-row table:style-name="ro1">
          <table:table-cell table:style-name="ce4" office:value-type="float" office:value="9600" calcext:value-type="float">
            <text:p>9600</text:p>
          </table:table-cell>
          <table:table-cell office:value-type="float" office:value="29600" calcext:value-type="float">
            <text:p>29600</text:p>
          </table:table-cell>
          <table:table-cell office:value-type="float" office:value="40000" calcext:value-type="float">
            <text:p>40000</text:p>
          </table:table-cell>
          <table:table-cell office:value-type="float" office:value="43440" calcext:value-type="float">
            <text:p>43440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1">
          <table:table-cell table:style-name="ce4" office:value-type="float" office:value="12000" calcext:value-type="float">
            <text:p>12000</text:p>
          </table:table-cell>
          <table:table-cell office:value-type="float" office:value="30400" calcext:value-type="float">
            <text:p>30400</text:p>
          </table:table-cell>
          <table:table-cell office:value-type="float" office:value="40000" calcext:value-type="float">
            <text:p>40000</text:p>
          </table:table-cell>
          <table:table-cell office:value-type="float" office:value="44000" calcext:value-type="float">
            <text:p>44000</text:p>
          </table:table-cell>
          <table:table-cell office:value-type="float" office:value="54400" calcext:value-type="float">
            <text:p>54400</text:p>
          </table:table-cell>
        </table:table-row>
        <table:table-row table:style-name="ro1">
          <table:table-cell table:style-name="ce4" office:value-type="float" office:value="14160" calcext:value-type="float">
            <text:p>14160</text:p>
          </table:table-cell>
          <table:table-cell office:value-type="float" office:value="31200" calcext:value-type="float">
            <text:p>31200</text:p>
          </table:table-cell>
          <table:table-cell office:value-type="float" office:value="40000" calcext:value-type="float">
            <text:p>40000</text:p>
          </table:table-cell>
          <table:table-cell office:value-type="float" office:value="44000" calcext:value-type="float">
            <text:p>44000</text:p>
          </table:table-cell>
          <table:table-cell office:value-type="float" office:value="55200" calcext:value-type="float">
            <text:p>55200</text:p>
          </table:table-cell>
        </table:table-row>
        <table:table-row table:style-name="ro1">
          <table:table-cell table:style-name="ce4" office:value-type="float" office:value="14160" calcext:value-type="float">
            <text:p>1416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4000" calcext:value-type="float">
            <text:p>44000</text:p>
          </table:table-cell>
          <table:table-cell office:value-type="float" office:value="55600" calcext:value-type="float">
            <text:p>55600</text:p>
          </table:table-cell>
        </table:table-row>
        <table:table-row table:style-name="ro1">
          <table:table-cell table:style-name="ce4" office:value-type="float" office:value="14400" calcext:value-type="float">
            <text:p>144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800" calcext:value-type="float">
            <text:p>40800</text:p>
          </table:table-cell>
          <table:table-cell office:value-type="float" office:value="44000" calcext:value-type="float">
            <text:p>44000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32800" calcext:value-type="float">
            <text:p>32800</text:p>
          </table:table-cell>
          <table:table-cell office:value-type="float" office:value="40800" calcext:value-type="float">
            <text:p>40800</text:p>
          </table:table-cell>
          <table:table-cell office:value-type="float" office:value="44160" calcext:value-type="float">
            <text:p>44160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32800" calcext:value-type="float">
            <text:p>32800</text:p>
          </table:table-cell>
          <table:table-cell office:value-type="float" office:value="41600" calcext:value-type="float">
            <text:p>41600</text:p>
          </table:table-cell>
          <table:table-cell office:value-type="float" office:value="44800" calcext:value-type="float">
            <text:p>44800</text:p>
          </table:table-cell>
          <table:table-cell office:value-type="float" office:value="56800" calcext:value-type="float">
            <text:p>56800</text:p>
          </table:table-cell>
        </table:table-row>
        <table:table-row table:style-name="ro1">
          <table:table-cell office:value-type="float" office:value="16480" calcext:value-type="float">
            <text:p>16480</text:p>
          </table:table-cell>
          <table:table-cell office:value-type="float" office:value="33600" calcext:value-type="float">
            <text:p>33600</text:p>
          </table:table-cell>
          <table:table-cell office:value-type="float" office:value="41600" calcext:value-type="float">
            <text:p>41600</text:p>
          </table:table-cell>
          <table:table-cell office:value-type="float" office:value="46400" calcext:value-type="float">
            <text:p>46400</text:p>
          </table:table-cell>
          <table:table-cell office:value-type="float" office:value="57200" calcext:value-type="float">
            <text:p>57200</text:p>
          </table:table-cell>
        </table:table-row>
        <table:table-row table:style-name="ro1">
          <table:table-cell office:value-type="float" office:value="16480" calcext:value-type="float">
            <text:p>16480</text:p>
          </table:table-cell>
          <table:table-cell office:value-type="float" office:value="33600" calcext:value-type="float">
            <text:p>33600</text:p>
          </table:table-cell>
          <table:table-cell office:value-type="float" office:value="41600" calcext:value-type="float">
            <text:p>41600</text:p>
          </table:table-cell>
          <table:table-cell office:value-type="float" office:value="47200" calcext:value-type="float">
            <text:p>47200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35200" calcext:value-type="float">
            <text:p>35200</text:p>
          </table:table-cell>
          <table:table-cell office:value-type="float" office:value="41600" calcext:value-type="float">
            <text:p>41600</text:p>
          </table:table-cell>
          <table:table-cell office:value-type="float" office:value="47760" calcext:value-type="float">
            <text:p>47760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36000" calcext:value-type="float">
            <text:p>36000</text:p>
          </table:table-cell>
          <table:table-cell office:value-type="float" office:value="41920" calcext:value-type="float">
            <text:p>41920</text:p>
          </table:table-cell>
          <table:table-cell office:value-type="float" office:value="48000" calcext:value-type="float">
            <text:p>48000</text:p>
          </table:table-cell>
          <table:table-cell office:value-type="float" office:value="58400" calcext:value-type="float">
            <text:p>58400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36000" calcext:value-type="float">
            <text:p>36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9600" calcext:value-type="float">
            <text:p>49600</text:p>
          </table:table-cell>
          <table:table-cell office:value-type="float" office:value="58400" calcext:value-type="float">
            <text:p>58400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37200" calcext:value-type="float">
            <text:p>37200</text:p>
          </table:table-cell>
          <table:table-cell office:value-type="float" office:value="42400" calcext:value-type="float">
            <text:p>42400</text:p>
          </table:table-cell>
          <table:table-cell office:value-type="float" office:value="52800" calcext:value-type="float">
            <text:p>528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7600" calcext:value-type="float">
            <text:p>37600</text:p>
          </table:table-cell>
          <table:table-cell office:value-type="float" office:value="42400" calcext:value-type="float">
            <text:p>42400</text:p>
          </table:table-cell>
          <table:table-cell office:value-type="float" office:value="52800" calcext:value-type="float">
            <text:p>52800</text:p>
          </table:table-cell>
          <table:table-cell/>
        </table:table-row>
        <table:table-row table:style-name="ro1">
          <table:table-cell office:value-type="float" office:value="20880" calcext:value-type="float">
            <text:p>20880</text:p>
          </table:table-cell>
          <table:table-cell office:value-type="float" office:value="38400" calcext:value-type="float">
            <text:p>38400</text:p>
          </table:table-cell>
          <table:table-cell office:value-type="float" office:value="42400" calcext:value-type="float">
            <text:p>42400</text:p>
          </table:table-cell>
          <table:table-cell office:value-type="float" office:value="54000" calcext:value-type="float">
            <text:p>54000</text:p>
          </table:table-cell>
          <table:table-cell/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float" office:value="39600" calcext:value-type="float">
            <text:p>39600</text:p>
          </table:table-cell>
          <table:table-cell office:value-type="float" office:value="43200" calcext:value-type="float">
            <text:p>43200</text:p>
          </table:table-cell>
          <table:table-cell office:value-type="float" office:value="54400" calcext:value-type="float">
            <text:p>54400</text:p>
          </table:table-cell>
          <table:table-cell/>
        </table:table-row>
        <table:table-row table:style-name="ro1">
          <table:table-cell office:value-type="float" office:value="23200" calcext:value-type="float">
            <text:p>23200</text:p>
          </table:table-cell>
          <table:table-cell/>
          <table:table-cell office:value-type="float" office:value="43200" calcext:value-type="float">
            <text:p>43200</text:p>
          </table:table-cell>
          <table:table-cell office:value-type="float" office:value="57600" calcext:value-type="float">
            <text:p>57600</text:p>
          </table:table-cell>
          <table:table-cell/>
        </table:table-row>
        <table:table-row table:style-name="ro1">
          <table:table-cell office:value-type="float" office:value="24000" calcext:value-type="float">
            <text:p>24000</text:p>
          </table:table-cell>
          <table:table-cell/>
          <table:table-cell office:value-type="float" office:value="43200" calcext:value-type="float">
            <text:p>43200</text:p>
          </table:table-cell>
          <table:table-cell table:number-columns-repeated="2"/>
        </table:table-row>
        <table:table-row table:style-name="ro1">
          <table:table-cell office:value-type="float" office:value="24000" calcext:value-type="float">
            <text:p>24000</text:p>
          </table:table-cell>
          <table:table-cell/>
          <table:table-cell office:value-type="float" office:value="43200" calcext:value-type="float">
            <text:p>43200</text:p>
          </table:table-cell>
          <table:table-cell table:number-columns-repeated="2"/>
        </table:table-row>
        <table:table-row table:style-name="ro1">
          <table:table-cell office:value-type="float" office:value="25600" calcext:value-type="float">
            <text:p>25600</text:p>
          </table:table-cell>
          <table:table-cell/>
          <table:table-cell office:value-type="float" office:value="43200" calcext:value-type="float">
            <text:p>43200</text:p>
          </table:table-cell>
          <table:table-cell table:number-columns-repeated="2"/>
        </table:table-row>
        <table:table-row table:style-name="ro1">
          <table:table-cell office:value-type="float" office:value="27200" calcext:value-type="float">
            <text:p>27200</text:p>
          </table:table-cell>
          <table:table-cell/>
          <table:table-cell office:value-type="float" office:value="44000" calcext:value-type="float">
            <text:p>44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00" calcext:value-type="float">
            <text:p>44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00" calcext:value-type="float">
            <text:p>44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00" calcext:value-type="float">
            <text:p>44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00" calcext:value-type="float">
            <text:p>44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00" calcext:value-type="float">
            <text:p>44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00" calcext:value-type="float">
            <text:p>44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00" calcext:value-type="float">
            <text:p>44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00" calcext:value-type="float">
            <text:p>44000</text:p>
          </table:table-cell>
          <table:table-cell table:number-columns-repeated="2"/>
        </table:table-row>
      </table:table>
      <table:table table:name="工作表5" table:style-name="ta1">
        <table:table-column table:style-name="co2" table:default-cell-style-name="ce6"/>
        <table:table-column table:style-name="co2" table:number-columns-repeated="1023" table:default-cell-style-name="Default"/>
        <table:table-row table:style-name="ro1">
          <table:table-cell table:style-name="ce5" office:value-type="float" office:value="0.648872213308712" calcext:value-type="float">
            <text:p>0.65</text:p>
          </table:table-cell>
          <table:table-cell table:style-name="ce5" office:value-type="float" office:value="0.798522769478169" calcext:value-type="float">
            <text:p>0.80</text:p>
          </table:table-cell>
          <table:table-cell table:style-name="ce5" office:value-type="float" office:value="0.770073413550122" calcext:value-type="float">
            <text:p>0.77</text:p>
          </table:table-cell>
          <table:table-cell table:style-name="ce5" office:value-type="float" office:value="0.883709438741113" calcext:value-type="float">
            <text:p>0.88</text:p>
          </table:table-cell>
          <table:table-cell table:style-name="ce5" office:value-type="float" office:value="0.344527470401987" calcext:value-type="float">
            <text:p>0.34</text:p>
          </table:table-cell>
          <table:table-cell table:style-name="ce5" office:value-type="float" office:value="0.805964979918056" calcext:value-type="float">
            <text:p>0.81</text:p>
          </table:table-cell>
          <table:table-cell table:style-name="ce5" office:value-type="float" office:value="0.901650999703413" calcext:value-type="float">
            <text:p>0.90</text:p>
          </table:table-cell>
          <table:table-cell table:style-name="ce5" office:value-type="float" office:value="0.47809468724759" calcext:value-type="float">
            <text:p>0.48</text:p>
          </table:table-cell>
          <table:table-cell table:style-name="ce5" office:value-type="float" office:value="0.853816455966315" calcext:value-type="float">
            <text:p>0.85</text:p>
          </table:table-cell>
          <table:table-cell table:style-name="ce5" office:value-type="float" office:value="0.761602187390115" calcext:value-type="float">
            <text:p>0.76</text:p>
          </table:table-cell>
          <table:table-cell table:style-name="ce5" office:value-type="float" office:value="0.823999252326187" calcext:value-type="float">
            <text:p>0.82</text:p>
          </table:table-cell>
          <table:table-cell table:style-name="ce5" office:value-type="float" office:value="0.760985648631704" calcext:value-type="float">
            <text:p>0.76</text:p>
          </table:table-cell>
          <table:table-cell table:style-name="ce5" office:value-type="float" office:value="0.748080186843701" calcext:value-type="float">
            <text:p>0.75</text:p>
          </table:table-cell>
          <table:table-cell table:style-name="ce5" office:value-type="float" office:value="0.637951075543172" calcext:value-type="float">
            <text:p>0.64</text:p>
          </table:table-cell>
          <table:table-cell table:style-name="ce5" office:value-type="float" office:value="0.670812967968414" calcext:value-type="float">
            <text:p>0.67</text:p>
          </table:table-cell>
          <table:table-cell table:style-name="ce5" office:value-type="float" office:value="0.637615681449826" calcext:value-type="float">
            <text:p>0.64</text:p>
          </table:table-cell>
          <table:table-cell table:style-name="ce5" office:value-type="float" office:value="0.691636241970745" calcext:value-type="float">
            <text:p>0.69</text:p>
          </table:table-cell>
          <table:table-cell table:style-name="ce5" office:value-type="float" office:value="0.597004986011791" calcext:value-type="float">
            <text:p>0.60</text:p>
          </table:table-cell>
          <table:table-cell table:style-name="ce5" office:value-type="float" office:value="0.820198626358914" calcext:value-type="float">
            <text:p>0.82</text:p>
          </table:table-cell>
          <table:table-cell table:style-name="ce5" office:value-type="float" office:value="0.641100750326287" calcext:value-type="float">
            <text:p>0.64</text:p>
          </table:table-cell>
          <table:table-cell table:style-name="ce5" office:value-type="float" office:value="0.912664330679648" calcext:value-type="float">
            <text:p>0.91</text:p>
          </table:table-cell>
          <table:table-cell table:style-name="ce5" office:value-type="float" office:value="0.465552628192243" calcext:value-type="float">
            <text:p>0.47</text:p>
          </table:table-cell>
          <table:table-cell table:style-name="ce5" office:value-type="float" office:value="0.645711637373126" calcext:value-type="float">
            <text:p>0.65</text:p>
          </table:table-cell>
          <table:table-cell table:style-name="ce5" office:value-type="float" office:value="0.49951627796442" calcext:value-type="float">
            <text:p>0.50</text:p>
          </table:table-cell>
          <table:table-cell table:style-name="ce5" office:value-type="float" office:value="0.818754191326014" calcext:value-type="float">
            <text:p>0.82</text:p>
          </table:table-cell>
          <table:table-cell table:style-name="ce5" office:value-type="float" office:value="0.773760787726705" calcext:value-type="float">
            <text:p>0.77</text:p>
          </table:table-cell>
          <table:table-cell table:style-name="ce5" office:value-type="float" office:value="0.773340503461311" calcext:value-type="float">
            <text:p>0.77</text:p>
          </table:table-cell>
          <table:table-cell table:style-name="ce5" office:value-type="float" office:value="0.900482713981862" calcext:value-type="float">
            <text:p>0.90</text:p>
          </table:table-cell>
          <table:table-cell table:style-name="ce5" office:value-type="float" office:value="0.647113812409455" calcext:value-type="float">
            <text:p>0.65</text:p>
          </table:table-cell>
          <table:table-cell table:style-name="ce5" office:value-type="float" office:value="0.804794454584288" calcext:value-type="float">
            <text:p>0.80</text:p>
          </table:table-cell>
          <table:table-cell table:style-name="ce5" office:value-type="float" office:value="0.638406119019335" calcext:value-type="float">
            <text:p>0.64</text:p>
          </table:table-cell>
          <table:table-cell table:style-name="ce5" office:value-type="float" office:value="0.717933829549841" calcext:value-type="float">
            <text:p>0.72</text:p>
          </table:table-cell>
          <table:table-cell table:style-name="ce5" office:value-type="float" office:value="0.734920680140115" calcext:value-type="float">
            <text:p>0.73</text:p>
          </table:table-cell>
          <table:table-cell table:style-name="ce5" office:value-type="float" office:value="0.48040615953643" calcext:value-type="float">
            <text:p>0.48</text:p>
          </table:table-cell>
          <table:table-cell table:style-name="ce5" office:value-type="float" office:value="0.717508413652399" calcext:value-type="float">
            <text:p>0.72</text:p>
          </table:table-cell>
          <table:table-cell table:style-name="ce5" office:value-type="float" office:value="0.613718786945337" calcext:value-type="float">
            <text:p>0.61</text:p>
          </table:table-cell>
          <table:table-cell table:style-name="ce5" office:value-type="float" office:value="0.701026135290241" calcext:value-type="float">
            <text:p>0.70</text:p>
          </table:table-cell>
          <table:table-cell table:style-name="ce5" office:value-type="float" office:value="0.977664666622046" calcext:value-type="float">
            <text:p>0.98</text:p>
          </table:table-cell>
          <table:table-cell table:style-name="ce5" office:value-type="float" office:value="0.376089255158358" calcext:value-type="float">
            <text:p>0.38</text:p>
          </table:table-cell>
          <table:table-cell table:style-name="ce5" office:value-type="float" office:value="0.373001077551024" calcext:value-type="float">
            <text:p>0.37</text:p>
          </table:table-cell>
          <table:table-cell table:style-name="ce5" office:value-type="float" office:value="0.540708547801952" calcext:value-type="float">
            <text:p>0.54</text:p>
          </table:table-cell>
          <table:table-cell table:style-name="ce5" office:value-type="float" office:value="0.620904352168019" calcext:value-type="float">
            <text:p>0.62</text:p>
          </table:table-cell>
          <table:table-cell table:style-name="ce5" office:value-type="float" office:value="0.808617888758634" calcext:value-type="float">
            <text:p>0.81</text:p>
          </table:table-cell>
          <table:table-cell table:style-name="ce5" office:value-type="float" office:value="0.717809855150529" calcext:value-type="float">
            <text:p>0.72</text:p>
          </table:table-cell>
          <table:table-cell table:style-name="ce5" office:value-type="float" office:value="0.807244569660023" calcext:value-type="float">
            <text:p>0.81</text:p>
          </table:table-cell>
          <table:table-cell table:style-name="ce5" office:value-type="float" office:value="0.888442758638709" calcext:value-type="float">
            <text:p>0.89</text:p>
          </table:table-cell>
          <table:table-cell table:style-name="ce5" office:value-type="float" office:value="0.412006606881433" calcext:value-type="float">
            <text:p>0.41</text:p>
          </table:table-cell>
          <table:table-cell table:style-name="ce5" office:value-type="float" office:value="0.644611576848502" calcext:value-type="float">
            <text:p>0.64</text:p>
          </table:table-cell>
          <table:table-cell table:style-name="ce5" office:value-type="float" office:value="0.858636520847977" calcext:value-type="float">
            <text:p>0.86</text:p>
          </table:table-cell>
          <table:table-cell table:style-name="ce5" office:value-type="float" office:value="0.443646025584682" calcext:value-type="float">
            <text:p>0.44</text:p>
          </table:table-cell>
          <table:table-cell table:style-name="ce5" office:value-type="float" office:value="0.465884708279771" calcext:value-type="float">
            <text:p>0.47</text:p>
          </table:table-cell>
          <table:table-cell table:style-name="ce5" office:value-type="float" office:value="0.634454571808698" calcext:value-type="float">
            <text:p>0.63</text:p>
          </table:table-cell>
          <table:table-cell table:style-name="ce5" office:value-type="float" office:value="0.585176194919771" calcext:value-type="float">
            <text:p>0.59</text:p>
          </table:table-cell>
          <table:table-cell table:style-name="ce5" office:value-type="float" office:value="0.338483094132087" calcext:value-type="float">
            <text:p>0.34</text:p>
          </table:table-cell>
          <table:table-cell table:style-name="ce5" office:value-type="float" office:value="0.725656683909993" calcext:value-type="float">
            <text:p>0.73</text:p>
          </table:table-cell>
          <table:table-cell table:style-name="ce5" office:value-type="float" office:value="0.957139692207329" calcext:value-type="float">
            <text:p>0.96</text:p>
          </table:table-cell>
          <table:table-cell table:style-name="ce5" office:value-type="float" office:value="0.511059281213111" calcext:value-type="float">
            <text:p>0.51</text:p>
          </table:table-cell>
          <table:table-cell table:style-name="ce5" office:value-type="float" office:value="0.805619202290586" calcext:value-type="float">
            <text:p>0.81</text:p>
          </table:table-cell>
          <table:table-cell table:style-name="ce5" office:value-type="float" office:value="0.829192038325044" calcext:value-type="float">
            <text:p>0.83</text:p>
          </table:table-cell>
          <table:table-cell table:style-name="ce5" office:value-type="float" office:value="0.661745035745439" calcext:value-type="float">
            <text:p>0.66</text:p>
          </table:table-cell>
          <table:table-cell table:style-name="ce5" office:value-type="float" office:value="0.739454784873801" calcext:value-type="float">
            <text:p>0.74</text:p>
          </table:table-cell>
          <table:table-cell table:style-name="ce5" office:value-type="float" office:value="0.66524613166801" calcext:value-type="float">
            <text:p>0.67</text:p>
          </table:table-cell>
          <table:table-cell table:style-name="ce5" office:value-type="float" office:value="0.346828853519669" calcext:value-type="float">
            <text:p>0.35</text:p>
          </table:table-cell>
          <table:table-cell table:style-name="ce5" office:value-type="float" office:value="0.619807309303384" calcext:value-type="float">
            <text:p>0.62</text:p>
          </table:table-cell>
          <table:table-cell table:style-name="ce5" office:value-type="float" office:value="0.381018521484806" calcext:value-type="float">
            <text:p>0.38</text:p>
          </table:table-cell>
          <table:table-cell table:style-name="ce5" office:value-type="float" office:value="0.710674770923231" calcext:value-type="float">
            <text:p>0.71</text:p>
          </table:table-cell>
          <table:table-cell table:style-name="ce5" office:value-type="float" office:value="0.754018742824568" calcext:value-type="float">
            <text:p>0.75</text:p>
          </table:table-cell>
          <table:table-cell table:style-name="ce5" office:value-type="float" office:value="0.618023428058043" calcext:value-type="float">
            <text:p>0.62</text:p>
          </table:table-cell>
          <table:table-cell table:style-name="ce5" office:value-type="float" office:value="0.798044903604309" calcext:value-type="float">
            <text:p>0.80</text:p>
          </table:table-cell>
          <table:table-cell table:style-name="ce5" office:value-type="float" office:value="0.790573972889545" calcext:value-type="float">
            <text:p>0.79</text:p>
          </table:table-cell>
          <table:table-cell table:style-name="ce5" office:value-type="float" office:value="0.4332636522813" calcext:value-type="float">
            <text:p>0.43</text:p>
          </table:table-cell>
          <table:table-cell table:style-name="ce5" office:value-type="float" office:value="0.746276281108459" calcext:value-type="float">
            <text:p>0.75</text:p>
          </table:table-cell>
          <table:table-cell table:style-name="ce5" office:value-type="float" office:value="0.887354314915319" calcext:value-type="float">
            <text:p>0.89</text:p>
          </table:table-cell>
          <table:table-cell table:style-name="ce5" office:value-type="float" office:value="0.745518114483419" calcext:value-type="float">
            <text:p>0.75</text:p>
          </table:table-cell>
          <table:table-cell table:style-name="ce5" office:value-type="float" office:value="0.506338681641386" calcext:value-type="float">
            <text:p>0.51</text:p>
          </table:table-cell>
          <table:table-cell table:style-name="ce5" office:value-type="float" office:value="0.663244680161275" calcext:value-type="float">
            <text:p>0.66</text:p>
          </table:table-cell>
          <table:table-cell table:style-name="ce5" office:value-type="float" office:value="0.511922266431296" calcext:value-type="float">
            <text:p>0.51</text:p>
          </table:table-cell>
          <table:table-cell table:style-name="ce5" office:value-type="float" office:value="0.824771263237077" calcext:value-type="float">
            <text:p>0.82</text:p>
          </table:table-cell>
          <table:table-cell table:style-name="ce5" office:value-type="float" office:value="0.689885150447313" calcext:value-type="float">
            <text:p>0.69</text:p>
          </table:table-cell>
          <table:table-cell table:style-name="ce5" office:value-type="float" office:value="0.712262182310519" calcext:value-type="float">
            <text:p>0.71</text:p>
          </table:table-cell>
          <table:table-cell table:style-name="ce5" office:value-type="float" office:value="0.6332161005849" calcext:value-type="float">
            <text:p>0.63</text:p>
          </table:table-cell>
          <table:table-cell table:style-name="ce5" office:value-type="float" office:value="0.78218781971056" calcext:value-type="float">
            <text:p>0.78</text:p>
          </table:table-cell>
          <table:table-cell table:style-name="ce5" office:value-type="float" office:value="0.571454690970232" calcext:value-type="float">
            <text:p>0.57</text:p>
          </table:table-cell>
          <table:table-cell table:style-name="ce5" office:value-type="float" office:value="0.657667781036619" calcext:value-type="float">
            <text:p>0.66</text:p>
          </table:table-cell>
          <table:table-cell table:style-name="ce5" office:value-type="float" office:value="0.573374238153813" calcext:value-type="float">
            <text:p>0.57</text:p>
          </table:table-cell>
          <table:table-cell table:style-name="ce5" office:value-type="float" office:value="0.950706329512127" calcext:value-type="float">
            <text:p>0.95</text:p>
          </table:table-cell>
          <table:table-cell table:style-name="ce5" office:value-type="float" office:value="0.939304350167072" calcext:value-type="float">
            <text:p>0.94</text:p>
          </table:table-cell>
          <table:table-cell table:style-name="ce5" office:value-type="float" office:value="0.814074553007545" calcext:value-type="float">
            <text:p>0.81</text:p>
          </table:table-cell>
          <table:table-cell table:style-name="ce5" office:value-type="float" office:value="0.771043658333586" calcext:value-type="float">
            <text:p>0.77</text:p>
          </table:table-cell>
          <table:table-cell table:style-name="ce5" office:value-type="float" office:value="0.787544482394065" calcext:value-type="float">
            <text:p>0.79</text:p>
          </table:table-cell>
          <table:table-cell table:style-name="ce5" office:value-type="float" office:value="0.796414508219887" calcext:value-type="float">
            <text:p>0.80</text:p>
          </table:table-cell>
          <table:table-cell table:style-name="ce5" office:value-type="float" office:value="0.952612470411425" calcext:value-type="float">
            <text:p>0.95</text:p>
          </table:table-cell>
          <table:table-cell table:style-name="ce5" office:value-type="float" office:value="0.679676810310031" calcext:value-type="float">
            <text:p>0.68</text:p>
          </table:table-cell>
          <table:table-cell table:style-name="ce5" office:value-type="float" office:value="0.808037154709687" calcext:value-type="float">
            <text:p>0.81</text:p>
          </table:table-cell>
          <table:table-cell table:style-name="ce5" office:value-type="float" office:value="0.68273531055557" calcext:value-type="float">
            <text:p>0.68</text:p>
          </table:table-cell>
          <table:table-cell table:style-name="ce5" office:value-type="float" office:value="0.599806787361711" calcext:value-type="float">
            <text:p>0.60</text:p>
          </table:table-cell>
          <table:table-cell table:style-name="ce5" office:value-type="float" office:value="0.802593143697961" calcext:value-type="float">
            <text:p>0.80</text:p>
          </table:table-cell>
          <table:table-cell table:style-name="ce5" office:value-type="float" office:value="0.482578441827722" calcext:value-type="float">
            <text:p>0.48</text:p>
          </table:table-cell>
          <table:table-cell table:style-name="ce5" office:value-type="float" office:value="0.797744867932774" calcext:value-type="float">
            <text:p>0.80</text:p>
          </table:table-cell>
          <table:table-cell table:style-name="ce5" office:value-type="float" office:value="0.897684810604237" calcext:value-type="float">
            <text:p>0.90</text:p>
          </table:table-cell>
          <table:table-cell table:style-name="ce5" table:number-columns-repeated="924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0.88" calcext:value-type="float">
            <text:p>0.88</text:p>
          </table:table-cell>
          <table:table-cell office:value-type="float" office:value="0.34" calcext:value-type="float">
            <text:p>0.34</text:p>
          </table:table-cell>
          <table:table-cell office:value-type="float" office:value="0.81" calcext:value-type="float">
            <text:p>0.81</text:p>
          </table:table-cell>
          <table:table-cell office:value-type="float" office:value="0.9" calcext:value-type="float">
            <text:p>0.9</text:p>
          </table:table-cell>
          <table:table-cell office:value-type="float" office:value="0.48" calcext:value-type="float">
            <text:p>0.48</text:p>
          </table:table-cell>
          <table:table-cell office:value-type="float" office:value="0.85" calcext:value-type="float">
            <text:p>0.85</text:p>
          </table:table-cell>
          <table:table-cell office:value-type="float" office:value="0.76" calcext:value-type="float">
            <text:p>0.76</text:p>
          </table:table-cell>
          <table:table-cell office:value-type="float" office:value="0.82" calcext:value-type="float">
            <text:p>0.82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6" calcext:value-type="float">
            <text:p>0.6</text:p>
          </table:table-cell>
          <table:table-cell office:value-type="float" office:value="0.82" calcext:value-type="float">
            <text:p>0.82</text:p>
          </table:table-cell>
          <table:table-cell office:value-type="float" office:value="0.64" calcext:value-type="float">
            <text:p>0.64</text:p>
          </table:table-cell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48" calcext:value-type="float">
            <text:p>0.48</text:p>
          </table:table-cell>
          <table:table-cell office:value-type="float" office:value="0.72" calcext:value-type="float">
            <text:p>0.72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98" calcext:value-type="float">
            <text:p>0.98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54" calcext:value-type="float">
            <text:p>0.54</text:p>
          </table:table-cell>
          <table:table-cell office:value-type="float" office:value="0.62" calcext:value-type="float">
            <text:p>0.62</text:p>
          </table:table-cell>
          <table:table-cell office:value-type="float" office:value="0.81" calcext:value-type="float">
            <text:p>0.81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41" calcext:value-type="float">
            <text:p>0.41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0.44" calcext:value-type="float">
            <text:p>0.44</text:p>
          </table:table-cell>
          <table:table-cell office:value-type="float" office:value="0.47" calcext:value-type="float">
            <text:p>0.47</text:p>
          </table:table-cell>
          <table:table-cell office:value-type="float" office:value="0.63" calcext:value-type="float">
            <text:p>0.63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  <table:table-cell office:value-type="float" office:value="0.73" calcext:value-type="float">
            <text:p>0.73</text:p>
          </table:table-cell>
          <table:table-cell office:value-type="float" office:value="0.96" calcext:value-type="float">
            <text:p>0.96</text:p>
          </table:table-cell>
          <table:table-cell office:value-type="float" office:value="0.51" calcext:value-type="float">
            <text:p>0.51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66" calcext:value-type="float">
            <text:p>0.66</text:p>
          </table:table-cell>
          <table:table-cell office:value-type="float" office:value="0.74" calcext:value-type="float">
            <text:p>0.74</text:p>
          </table:table-cell>
          <table:table-cell office:value-type="float" office:value="0.67" calcext:value-type="float">
            <text:p>0.67</text:p>
          </table:table-cell>
          <table:table-cell office:value-type="float" office:value="0.35" calcext:value-type="float">
            <text:p>0.35</text:p>
          </table:table-cell>
          <table:table-cell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office:value-type="float" office:value="0.51" calcext:value-type="float">
            <text:p>0.51</text:p>
          </table:table-cell>
          <table:table-cell office:value-type="float" office:value="0.66" calcext:value-type="float">
            <text:p>0.66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0.63" calcext:value-type="float">
            <text:p>0.63</text:p>
          </table:table-cell>
          <table:table-cell office:value-type="float" office:value="0.78" calcext:value-type="float">
            <text:p>0.78</text:p>
          </table:table-cell>
          <table:table-cell office:value-type="float" office:value="0.57" calcext:value-type="float">
            <text:p>0.57</text:p>
          </table:table-cell>
          <table:table-cell office:value-type="float" office:value="0.66" calcext:value-type="float">
            <text:p>0.66</text:p>
          </table:table-cell>
          <table:table-cell office:value-type="float" office:value="0.57" calcext:value-type="float">
            <text:p>0.57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office:value-type="float" office:value="0.68" calcext:value-type="float">
            <text:p>0.68</text:p>
          </table:table-cell>
          <table:table-cell office:value-type="float" office:value="0.81" calcext:value-type="float">
            <text:p>0.81</text:p>
          </table:table-cell>
          <table:table-cell office:value-type="float" office:value="0.68" calcext:value-type="float">
            <text:p>0.68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48" calcext:value-type="float">
            <text:p>0.48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92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Sheet 3'.R3:'Sheet 3'.R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工作表4.E3:工作表4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1:18:43.157711580</meta:creation-date>
    <dc:date>2018-12-13T01:02:51.274858076</dc:date>
    <meta:editing-duration>PT2H29M53S</meta:editing-duration>
    <meta:editing-cycles>8</meta:editing-cycles>
    <meta:generator>LibreOffice/6.0.6.2$Linux_X86_64 LibreOffice_project/00m0$Build-2</meta:generator>
    <meta:document-statistic meta:table-count="5" meta:cell-count="3532" meta:object-count="0"/>
  </office:meta>
</office:document-meta>
</file>